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3deb3d" draw:textarea-horizontal-align="center" draw:textarea-vertical-align="middle"/>
    </style:style>
    <style:style style:name="gr2" style:family="graphic" style:parent-style-name="objectwithoutfill">
      <style:graphic-properties draw:fill="none" draw:textarea-horizontal-align="center" draw:textarea-vertical-align="middle"/>
    </style:style>
    <style:style style:name="gr3" style:family="graphic" style:parent-style-name="standard">
      <style:graphic-properties draw:marker-end="Arrow" draw:marker-end-width="0.152cm" draw:textarea-horizontal-align="center" draw:textarea-vertical-align="middle"/>
    </style:style>
    <style:style style:name="gr4" style:family="graphic" style:parent-style-name="standard">
      <style:graphic-properties draw:fill="none"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textarea-horizontal-align="center" draw:textarea-vertical-align="middle"/>
    </style:style>
    <style:style style:name="gr7" style:family="graphic">
      <style:graphic-properties style:protect="size"/>
    </style:style>
    <style:style style:name="gr8" style:family="graphic" style:parent-style-name="standard">
      <style:graphic-properties draw:textarea-horizontal-align="justify" draw:textarea-vertical-align="middle" draw:auto-grow-height="false" fo:min-height="0cm" fo:min-width="0cm" fo:wrap-option="no-wrap"/>
    </style:style>
    <style:style style:name="gr9" style:family="graphic" style:parent-style-name="standard">
      <style:graphic-properties draw:fill="solid" draw:fill-color="#c0c0c0" draw:textarea-horizontal-align="center" draw:textarea-vertical-align="middle"/>
    </style:style>
    <style:style style:name="gr10" style:family="graphic" style:parent-style-name="objectwithoutfill">
      <style:graphic-properties svg:stroke-width="0.152cm" svg:stroke-color="#ff0000" draw:marker-start-width="0.533cm" draw:marker-end-width="0.533cm" draw:fill="none" draw:textarea-horizontal-align="center" draw:textarea-vertical-align="middle" fo:padding-top="0.201cm" fo:padding-bottom="0.201cm" fo:padding-left="0.326cm" fo:padding-right="0.326cm"/>
    </style:style>
    <style:style style:name="gr11" style:family="graphic" style:parent-style-name="objectwithoutfill">
      <style:graphic-properties svg:stroke-width="0.152cm" svg:stroke-color="#ff0000" draw:marker-start-width="0.533cm" draw:marker-end="Arrow" draw:marker-end-width="0.533cm" draw:fill="none" draw:textarea-horizontal-align="center" draw:textarea-vertical-align="middle" fo:padding-top="0.201cm" fo:padding-bottom="0.201cm" fo:padding-left="0.326cm" fo:padding-right="0.326cm"/>
    </style:style>
    <style:style style:name="gr12" style:family="graphic" style:parent-style-name="standard">
      <style:graphic-properties draw:fill-color="#3deb3d" draw:textarea-horizontal-align="center" draw:textarea-vertical-align="middle"/>
    </style:style>
    <style:style style:name="gr13" style:family="graphic" style:parent-style-name="objectwithoutfill">
      <style:graphic-properties svg:stroke-width="0.152cm" svg:stroke-color="#ff0000" draw:marker-start="Arrow" draw:marker-start-width="0.533cm" draw:marker-end="Arrow" draw:marker-end-width="0.533cm" draw:fill="none" draw:textarea-horizontal-align="center" draw:textarea-vertical-align="middle" fo:padding-top="0.201cm" fo:padding-bottom="0.201cm" fo:padding-left="0.326cm" fo:padding-right="0.326cm"/>
    </style:style>
    <style:style style:name="gr14" style:family="graphic" style:parent-style-name="standard">
      <style:graphic-properties draw:fill="solid" draw:fill-color="#ffffff" draw:textarea-horizontal-align="center"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true" fo:min-height="1.02cm" fo:min-width="0cm"/>
    </style:style>
    <style:style style:name="gr16"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pr1" style:family="presentation" style:parent-style-name="Default-notes">
      <style:graphic-properties draw:fill-color="#ffffff" draw:auto-grow-height="true" fo:min-height="13.365cm"/>
    </style:style>
    <style:style style:name="P1" style:family="paragraph">
      <style:paragraph-properties fo:text-align="center"/>
      <style:text-properties fo:font-size="24pt" style:font-size-asian="18pt" style:font-size-complex="18pt"/>
    </style:style>
    <style:style style:name="P2" style:family="paragraph">
      <style:paragraph-properties fo:text-align="center"/>
      <style:text-properties fo:font-size="14pt" style:font-size-asian="18pt" style:font-size-complex="18pt"/>
    </style:style>
    <style:style style:name="P3" style:family="paragraph">
      <style:text-properties fo:font-size="24pt" style:font-size-asian="18pt" style:font-size-complex="18pt"/>
    </style:style>
    <style:style style:name="P4" style:family="paragraph">
      <style:paragraph-properties fo:text-align="center"/>
    </style:style>
    <style:style style:name="P5" style:family="paragraph">
      <style:text-properties fo:font-size="18pt"/>
    </style:style>
    <style:style style:name="P6" style:family="paragraph">
      <style:text-properties fo:font-size="20pt"/>
    </style:style>
    <style:style style:name="P7" style:family="paragraph">
      <style:text-properties fo:color="#ff0000" fo:font-size="18pt" style:font-size-asian="18pt" style:font-size-complex="18pt"/>
    </style:style>
    <style:style style:name="P8" style:family="paragraph">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1" draw:layer="layout" svg:width="27cm" svg:height="4.03cm" svg:x="0cm" svg:y="13.97cm">
          <text:p/>
        </draw:rect>
        <draw:ellipse draw:style-name="gr2" draw:text-style-name="P2" draw:layer="layout" svg:width="2.898cm" svg:height="1.429cm" svg:x="3.881cm" svg:y="1.27cm">
          <text:p text:style-name="P2">Andreas</text:p>
          <text:p text:style-name="P2">Kollegger</text:p>
        </draw:ellipse>
        <draw:ellipse draw:style-name="gr2" draw:text-style-name="P2" draw:layer="layout" svg:width="2.898cm" svg:height="1.429cm" svg:x="0.5cm" svg:y="3.651cm">
          <text:p text:style-name="P2">Anna</text:p>
        </draw:ellipse>
        <draw:ellipse draw:style-name="gr2" draw:text-style-name="P2" draw:layer="layout" svg:width="2.898cm" svg:height="1.429cm" svg:x="3.881cm" svg:y="3.651cm">
          <text:p text:style-name="P2">Becky</text:p>
        </draw:ellipse>
        <draw:ellipse draw:style-name="gr2" draw:text-style-name="P2" draw:layer="layout" svg:width="2.898cm" svg:height="1.429cm" svg:x="7.262cm" svg:y="3.651cm">
          <text:p text:style-name="P2">Cecilia</text:p>
        </draw:ellipse>
        <draw:line draw:style-name="gr3" draw:text-style-name="P2" draw:layer="layout" svg:x1="5.33cm" svg:y1="2.699cm" svg:x2="1.949cm" svg:y2="3.652cm">
          <text:p/>
        </draw:line>
        <draw:line draw:style-name="gr3" draw:text-style-name="P2" draw:layer="layout" svg:x1="5.33cm" svg:y1="2.699cm" svg:x2="5.33cm" svg:y2="3.652cm">
          <text:p/>
        </draw:line>
        <draw:line draw:style-name="gr3" draw:text-style-name="P2" draw:layer="layout" svg:x1="5.33cm" svg:y1="2.699cm" svg:x2="8.711cm" svg:y2="3.652cm">
          <text:p/>
        </draw:line>
        <draw:rect draw:style-name="gr4" draw:text-style-name="P2" draw:layer="layout" svg:width="2.898cm" svg:height="1.429cm" svg:x="0.5cm" svg:y="5.557cm">
          <text:p text:style-name="P2">A1</text:p>
          <text:p text:style-name="P2">9:30 am</text:p>
        </draw:rect>
        <draw:rect draw:style-name="gr4" draw:text-style-name="P2" draw:layer="layout" svg:width="2.898cm" svg:height="1.428cm" svg:x="3.881cm" svg:y="5.557cm">
          <text:p text:style-name="P2">B1</text:p>
          <text:p text:style-name="P2">9:40 am</text:p>
        </draw:rect>
        <draw:rect draw:style-name="gr4" draw:text-style-name="P2" draw:layer="layout" svg:width="2.898cm" svg:height="1.428cm" svg:x="7.262cm" svg:y="5.557cm">
          <text:p text:style-name="P2">C1</text:p>
          <text:p text:style-name="P2">9:25 am</text:p>
        </draw:rect>
        <draw:rect draw:style-name="gr4" draw:text-style-name="P2" draw:layer="layout" svg:width="2.898cm" svg:height="1.429cm" svg:x="0.5cm" svg:y="7.462cm">
          <text:p text:style-name="P2">A2</text:p>
          <text:p text:style-name="P2">9:15 am</text:p>
        </draw:rect>
        <draw:rect draw:style-name="gr4" draw:text-style-name="P2" draw:layer="layout" svg:width="2.898cm" svg:height="1.429cm" svg:x="3.881cm" svg:y="7.461cm">
          <text:p text:style-name="P2">B2</text:p>
          <text:p text:style-name="P2">9:25 am</text:p>
        </draw:rect>
        <draw:rect draw:style-name="gr4" draw:text-style-name="P2" draw:layer="layout" svg:width="2.898cm" svg:height="1.429cm" svg:x="7.262cm" svg:y="7.461cm">
          <text:p text:style-name="P2">C2</text:p>
          <text:p text:style-name="P2">9:00 am</text:p>
        </draw:rect>
        <draw:rect draw:style-name="gr4" draw:text-style-name="P2" draw:layer="layout" svg:width="2.898cm" svg:height="1.429cm" svg:x="0.5cm" svg:y="9.367cm">
          <text:p text:style-name="P2">A3</text:p>
          <text:p text:style-name="P2">9:10 am</text:p>
        </draw:rect>
        <draw:rect draw:style-name="gr4" draw:text-style-name="P2" draw:layer="layout" svg:width="2.898cm" svg:height="1.429cm" svg:x="3.881cm" svg:y="9.366cm">
          <text:p text:style-name="P2">B3</text:p>
          <text:p text:style-name="P2">9:20 am</text:p>
        </draw:rect>
        <draw:rect draw:style-name="gr4" draw:text-style-name="P2" draw:layer="layout" svg:width="2.898cm" svg:height="1.429cm" svg:x="3.881cm" svg:y="11.271cm">
          <text:p text:style-name="P2">B4</text:p>
          <text:p text:style-name="P2">9:05 am</text:p>
        </draw:rect>
        <draw:line draw:style-name="gr3" draw:text-style-name="P2" draw:layer="layout" svg:x1="1.979cm" svg:y1="5.08cm" svg:x2="1.979cm" svg:y2="5.556cm">
          <text:p/>
        </draw:line>
        <draw:line draw:style-name="gr3" draw:text-style-name="P2" draw:layer="layout" svg:x1="1.979cm" svg:y1="6.985cm" svg:x2="1.979cm" svg:y2="7.461cm">
          <text:p/>
        </draw:line>
        <draw:line draw:style-name="gr3" draw:text-style-name="P2" draw:layer="layout" svg:x1="1.979cm" svg:y1="8.891cm" svg:x2="1.979cm" svg:y2="9.367cm">
          <text:p/>
        </draw:line>
        <draw:line draw:style-name="gr3" draw:text-style-name="P2" draw:layer="layout" svg:x1="5.36cm" svg:y1="5.08cm" svg:x2="5.36cm" svg:y2="5.556cm">
          <text:p/>
        </draw:line>
        <draw:line draw:style-name="gr3" draw:text-style-name="P2" draw:layer="layout" svg:x1="5.36cm" svg:y1="6.985cm" svg:x2="5.36cm" svg:y2="7.461cm">
          <text:p/>
        </draw:line>
        <draw:line draw:style-name="gr3" draw:text-style-name="P2" draw:layer="layout" svg:x1="5.36cm" svg:y1="8.891cm" svg:x2="5.36cm" svg:y2="9.367cm">
          <text:p/>
        </draw:line>
        <draw:line draw:style-name="gr3" draw:text-style-name="P2" draw:layer="layout" svg:x1="5.36cm" svg:y1="10.796cm" svg:x2="5.36cm" svg:y2="11.272cm">
          <text:p/>
        </draw:line>
        <draw:line draw:style-name="gr3" draw:text-style-name="P2" draw:layer="layout" svg:x1="8.741cm" svg:y1="5.08cm" svg:x2="8.741cm" svg:y2="5.556cm">
          <text:p/>
        </draw:line>
        <draw:line draw:style-name="gr3" draw:text-style-name="P2" draw:layer="layout" svg:x1="8.741cm" svg:y1="6.985cm" svg:x2="8.741cm" svg:y2="7.461cm">
          <text:p/>
        </draw:line>
        <draw:frame draw:style-name="gr5" draw:text-style-name="P3" draw:layer="layout" svg:width="3.135cm" svg:height="1.195cm" svg:x="0.04cm" svg:y="14.045cm">
          <draw:text-box>
            <text:p text:style-name="P3">Result:</text:p>
          </draw:text-box>
        </draw:frame>
        <draw:rect draw:style-name="gr6" draw:text-style-name="P4" draw:layer="layout" svg:width="13.97cm" svg:height="3.81cm" svg:x="11.43cm" svg:y="1.27cm">
          <text:p/>
        </draw:rect>
        <draw:frame draw:style-name="gr5" draw:layer="layout" svg:width="1.488cm" svg:height="0.962cm" svg:x="11.43cm" svg:y="1.27cm">
          <draw:text-box>
            <text:p>List</text:p>
          </draw:text-box>
        </draw:frame>
        <presentation:notes draw:style-name="dp2">
          <draw:page-thumbnail draw:style-name="gr7"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draw:page draw:name="page2" draw:style-name="dp1" draw:master-page-name="Default">
        <draw:rect draw:style-name="gr1" draw:text-style-name="P1" draw:layer="layout" svg:width="27cm" svg:height="4.03cm" svg:x="0cm" svg:y="13.97cm">
          <text:p/>
        </draw:rect>
        <draw:ellipse draw:style-name="gr2" draw:text-style-name="P2" draw:layer="layout" svg:width="2.898cm" svg:height="1.429cm" svg:x="3.881cm" svg:y="1.27cm">
          <text:p text:style-name="P2">Andreas</text:p>
          <text:p text:style-name="P2">Kollegger</text:p>
        </draw:ellipse>
        <draw:ellipse draw:style-name="gr2" draw:text-style-name="P2" draw:layer="layout" svg:width="2.898cm" svg:height="1.429cm" svg:x="0.5cm" svg:y="3.651cm">
          <text:p text:style-name="P2">Anna</text:p>
        </draw:ellipse>
        <draw:ellipse draw:style-name="gr2" draw:text-style-name="P2" draw:layer="layout" svg:width="2.898cm" svg:height="1.429cm" svg:x="3.881cm" svg:y="3.651cm">
          <text:p text:style-name="P2">Becky</text:p>
        </draw:ellipse>
        <draw:ellipse draw:style-name="gr2" draw:text-style-name="P2" draw:layer="layout" svg:width="2.898cm" svg:height="1.429cm" svg:x="7.262cm" svg:y="3.651cm">
          <text:p text:style-name="P2">Cecilia</text:p>
        </draw:ellipse>
        <draw:line draw:style-name="gr3" draw:text-style-name="P2" draw:layer="layout" svg:x1="5.33cm" svg:y1="2.699cm" svg:x2="1.949cm" svg:y2="3.652cm">
          <text:p/>
        </draw:line>
        <draw:line draw:style-name="gr3" draw:text-style-name="P2" draw:layer="layout" svg:x1="5.33cm" svg:y1="2.699cm" svg:x2="5.33cm" svg:y2="3.652cm">
          <text:p/>
        </draw:line>
        <draw:line draw:style-name="gr3" draw:text-style-name="P2" draw:layer="layout" svg:x1="5.33cm" svg:y1="2.699cm" svg:x2="8.711cm" svg:y2="3.652cm">
          <text:p/>
        </draw:line>
        <draw:rect draw:style-name="gr4" draw:text-style-name="P2" draw:layer="layout" svg:width="2.898cm" svg:height="1.429cm" svg:x="0.5cm" svg:y="5.557cm">
          <text:p text:style-name="P2">A1</text:p>
          <text:p text:style-name="P2">9:30 am</text:p>
        </draw:rect>
        <draw:rect draw:style-name="gr4" draw:text-style-name="P2" draw:layer="layout" svg:width="2.898cm" svg:height="1.428cm" svg:x="3.881cm" svg:y="5.557cm">
          <text:p text:style-name="P2">B1</text:p>
          <text:p text:style-name="P2">9:40 am</text:p>
        </draw:rect>
        <draw:rect draw:style-name="gr4" draw:text-style-name="P2" draw:layer="layout" svg:width="2.898cm" svg:height="1.428cm" svg:x="7.262cm" svg:y="5.557cm">
          <text:p text:style-name="P2">C1</text:p>
          <text:p text:style-name="P2">9:25 am</text:p>
        </draw:rect>
        <draw:rect draw:style-name="gr4" draw:text-style-name="P2" draw:layer="layout" svg:width="2.898cm" svg:height="1.429cm" svg:x="0.5cm" svg:y="7.462cm">
          <text:p text:style-name="P2">A2</text:p>
          <text:p text:style-name="P2">9:15 am</text:p>
        </draw:rect>
        <draw:rect draw:style-name="gr4" draw:text-style-name="P2" draw:layer="layout" svg:width="2.898cm" svg:height="1.429cm" svg:x="3.881cm" svg:y="7.461cm">
          <text:p text:style-name="P2">B2</text:p>
          <text:p text:style-name="P2">9:25 am</text:p>
        </draw:rect>
        <draw:rect draw:style-name="gr4" draw:text-style-name="P2" draw:layer="layout" svg:width="2.898cm" svg:height="1.429cm" svg:x="7.262cm" svg:y="7.461cm">
          <text:p text:style-name="P2">C2</text:p>
          <text:p text:style-name="P2">9:00 am</text:p>
        </draw:rect>
        <draw:rect draw:style-name="gr4" draw:text-style-name="P2" draw:layer="layout" svg:width="2.898cm" svg:height="1.429cm" svg:x="0.5cm" svg:y="9.367cm">
          <text:p text:style-name="P2">A3</text:p>
          <text:p text:style-name="P2">9:10 am</text:p>
        </draw:rect>
        <draw:rect draw:style-name="gr4" draw:text-style-name="P2" draw:layer="layout" svg:width="2.898cm" svg:height="1.429cm" svg:x="3.881cm" svg:y="9.366cm">
          <text:p text:style-name="P2">B3</text:p>
          <text:p text:style-name="P2">9:20 am</text:p>
        </draw:rect>
        <draw:rect draw:style-name="gr4" draw:text-style-name="P2" draw:layer="layout" svg:width="2.898cm" svg:height="1.429cm" svg:x="3.881cm" svg:y="11.271cm">
          <text:p text:style-name="P2">B4</text:p>
          <text:p text:style-name="P2">9:05 am</text:p>
        </draw:rect>
        <draw:line draw:style-name="gr3" draw:text-style-name="P2" draw:layer="layout" svg:x1="1.979cm" svg:y1="5.08cm" svg:x2="1.979cm" svg:y2="5.556cm">
          <text:p/>
        </draw:line>
        <draw:line draw:style-name="gr3" draw:text-style-name="P2" draw:layer="layout" svg:x1="1.979cm" svg:y1="6.985cm" svg:x2="1.979cm" svg:y2="7.461cm">
          <text:p/>
        </draw:line>
        <draw:line draw:style-name="gr3" draw:text-style-name="P2" draw:layer="layout" svg:x1="1.979cm" svg:y1="8.891cm" svg:x2="1.979cm" svg:y2="9.367cm">
          <text:p/>
        </draw:line>
        <draw:line draw:style-name="gr3" draw:text-style-name="P2" draw:layer="layout" svg:x1="5.36cm" svg:y1="5.08cm" svg:x2="5.36cm" svg:y2="5.556cm">
          <text:p/>
        </draw:line>
        <draw:line draw:style-name="gr3" draw:text-style-name="P2" draw:layer="layout" svg:x1="5.36cm" svg:y1="6.985cm" svg:x2="5.36cm" svg:y2="7.461cm">
          <text:p/>
        </draw:line>
        <draw:line draw:style-name="gr3" draw:text-style-name="P2" draw:layer="layout" svg:x1="5.36cm" svg:y1="8.891cm" svg:x2="5.36cm" svg:y2="9.367cm">
          <text:p/>
        </draw:line>
        <draw:line draw:style-name="gr3" draw:text-style-name="P2" draw:layer="layout" svg:x1="5.36cm" svg:y1="10.796cm" svg:x2="5.36cm" svg:y2="11.272cm">
          <text:p/>
        </draw:line>
        <draw:line draw:style-name="gr3" draw:text-style-name="P2" draw:layer="layout" svg:x1="8.741cm" svg:y1="5.08cm" svg:x2="8.741cm" svg:y2="5.556cm">
          <text:p/>
        </draw:line>
        <draw:line draw:style-name="gr3" draw:text-style-name="P2" draw:layer="layout" svg:x1="8.741cm" svg:y1="6.985cm" svg:x2="8.741cm" svg:y2="7.461cm">
          <text:p/>
        </draw:line>
        <draw:frame draw:style-name="gr5" draw:text-style-name="P3" draw:layer="layout" svg:width="3.135cm" svg:height="1.195cm" svg:x="0.04cm" svg:y="14.045cm">
          <draw:text-box>
            <text:p text:style-name="P3">Result:</text:p>
          </draw:text-box>
        </draw:frame>
        <draw:rect draw:style-name="gr6" draw:text-style-name="P4" draw:layer="layout" svg:width="13.97cm" svg:height="3.81cm" svg:x="11.43cm" svg:y="1.27cm">
          <text:p/>
        </draw:rect>
        <draw:frame draw:style-name="gr5" draw:text-style-name="P5" draw:layer="layout" svg:width="1.488cm" svg:height="0.962cm" svg:x="11.43cm" svg:y="1.27cm">
          <draw:text-box>
            <text:p text:style-name="P5">List</text:p>
          </draw:text-box>
        </draw:frame>
        <draw:custom-shape draw:style-name="gr8" draw:text-style-name="P1" draw:layer="layout" svg:width="12.065cm" svg:height="5.715cm" svg:x="12.065cm" svg:y="6.35cm">
          <text:p text:style-name="P1">First we copy all the heads </text:p>
          <text:p text:style-name="P1">of status updates to our list</text:p>
          <draw:enhanced-geometry svg:viewBox="0 0 21600 21600" draw:text-areas="800 800 20800 20800" draw:type="round-rectangular-callout" draw:modifiers="2912.58080556937 24940.51784464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7" draw:layer="layout" svg:width="14.848cm" svg:height="11.136cm" svg:x="3.075cm" svg:y="2.257cm" draw:page-number="2" presentation:class="page"/>
          <draw:frame presentation:style-name="pr1" draw:text-style-name="P6" draw:layer="layout" svg:width="16.799cm" svg:height="13.365cm" svg:x="2.1cm" svg:y="14.107cm" presentation:class="notes" presentation:placeholder="true">
            <draw:text-box/>
          </draw:frame>
        </presentation:notes>
      </draw:page>
      <draw:page draw:name="page3" draw:style-name="dp1" draw:master-page-name="Default">
        <draw:rect draw:style-name="gr1" draw:text-style-name="P1" draw:layer="layout" svg:width="27cm" svg:height="4.03cm" svg:x="0cm" svg:y="13.97cm">
          <text:p/>
        </draw:rect>
        <draw:ellipse draw:style-name="gr2" draw:text-style-name="P2" draw:layer="layout" svg:width="2.898cm" svg:height="1.429cm" svg:x="3.881cm" svg:y="1.27cm">
          <text:p text:style-name="P2">Andreas</text:p>
          <text:p text:style-name="P2">Kollegger</text:p>
        </draw:ellipse>
        <draw:ellipse draw:style-name="gr2" draw:text-style-name="P2" draw:layer="layout" svg:width="2.898cm" svg:height="1.429cm" svg:x="0.5cm" svg:y="3.651cm">
          <text:p text:style-name="P2">Anna</text:p>
        </draw:ellipse>
        <draw:ellipse draw:style-name="gr2" draw:text-style-name="P2" draw:layer="layout" svg:width="2.898cm" svg:height="1.429cm" svg:x="3.881cm" svg:y="3.651cm">
          <text:p text:style-name="P2">Becky</text:p>
        </draw:ellipse>
        <draw:ellipse draw:style-name="gr2" draw:text-style-name="P2" draw:layer="layout" svg:width="2.898cm" svg:height="1.429cm" svg:x="7.262cm" svg:y="3.651cm">
          <text:p text:style-name="P2">Cecilia</text:p>
        </draw:ellipse>
        <draw:line draw:style-name="gr3" draw:text-style-name="P2" draw:layer="layout" svg:x1="5.33cm" svg:y1="2.699cm" svg:x2="1.949cm" svg:y2="3.652cm">
          <text:p/>
        </draw:line>
        <draw:line draw:style-name="gr3" draw:text-style-name="P2" draw:layer="layout" svg:x1="5.33cm" svg:y1="2.699cm" svg:x2="5.33cm" svg:y2="3.652cm">
          <text:p/>
        </draw:line>
        <draw:line draw:style-name="gr3" draw:text-style-name="P2" draw:layer="layout" svg:x1="5.33cm" svg:y1="2.699cm" svg:x2="8.711cm" svg:y2="3.652cm">
          <text:p/>
        </draw:line>
        <draw:rect draw:style-name="gr9" draw:text-style-name="P2" draw:layer="layout" svg:width="2.898cm" svg:height="1.429cm" svg:x="0.5cm" svg:y="5.557cm">
          <text:p text:style-name="P2">A1</text:p>
          <text:p text:style-name="P2">9:30 am</text:p>
        </draw:rect>
        <draw:rect draw:style-name="gr9" draw:text-style-name="P2" draw:layer="layout" svg:width="2.898cm" svg:height="1.428cm" svg:x="3.881cm" svg:y="5.557cm">
          <text:p text:style-name="P2">B1</text:p>
          <text:p text:style-name="P2">9:40 am</text:p>
        </draw:rect>
        <draw:rect draw:style-name="gr9" draw:text-style-name="P2" draw:layer="layout" svg:width="2.898cm" svg:height="1.428cm" svg:x="7.262cm" svg:y="5.557cm">
          <text:p text:style-name="P2">C1</text:p>
          <text:p text:style-name="P2">9:25 am</text:p>
        </draw:rect>
        <draw:rect draw:style-name="gr4" draw:text-style-name="P2" draw:layer="layout" svg:width="2.898cm" svg:height="1.429cm" svg:x="0.5cm" svg:y="7.462cm">
          <text:p text:style-name="P2">A2</text:p>
          <text:p text:style-name="P2">9:15 am</text:p>
        </draw:rect>
        <draw:rect draw:style-name="gr4" draw:text-style-name="P2" draw:layer="layout" svg:width="2.898cm" svg:height="1.429cm" svg:x="3.881cm" svg:y="7.461cm">
          <text:p text:style-name="P2">B2</text:p>
          <text:p text:style-name="P2">9:25 am</text:p>
        </draw:rect>
        <draw:rect draw:style-name="gr4" draw:text-style-name="P2" draw:layer="layout" svg:width="2.898cm" svg:height="1.429cm" svg:x="7.262cm" svg:y="7.461cm">
          <text:p text:style-name="P2">C2</text:p>
          <text:p text:style-name="P2">9:00 am</text:p>
        </draw:rect>
        <draw:rect draw:style-name="gr4" draw:text-style-name="P2" draw:layer="layout" svg:width="2.898cm" svg:height="1.429cm" svg:x="0.5cm" svg:y="9.367cm">
          <text:p text:style-name="P2">A3</text:p>
          <text:p text:style-name="P2">9:10 am</text:p>
        </draw:rect>
        <draw:rect draw:style-name="gr4" draw:text-style-name="P2" draw:layer="layout" svg:width="2.898cm" svg:height="1.429cm" svg:x="3.881cm" svg:y="9.366cm">
          <text:p text:style-name="P2">B3</text:p>
          <text:p text:style-name="P2">9:20 am</text:p>
        </draw:rect>
        <draw:rect draw:style-name="gr4" draw:text-style-name="P2" draw:layer="layout" svg:width="2.898cm" svg:height="1.429cm" svg:x="3.881cm" svg:y="11.271cm">
          <text:p text:style-name="P2">B4</text:p>
          <text:p text:style-name="P2">9:05 am</text:p>
        </draw:rect>
        <draw:line draw:style-name="gr3" draw:text-style-name="P2" draw:layer="layout" svg:x1="1.979cm" svg:y1="5.08cm" svg:x2="1.979cm" svg:y2="5.556cm">
          <text:p/>
        </draw:line>
        <draw:line draw:style-name="gr3" draw:text-style-name="P2" draw:layer="layout" svg:x1="1.979cm" svg:y1="6.985cm" svg:x2="1.979cm" svg:y2="7.461cm">
          <text:p/>
        </draw:line>
        <draw:line draw:style-name="gr3" draw:text-style-name="P2" draw:layer="layout" svg:x1="1.979cm" svg:y1="8.891cm" svg:x2="1.979cm" svg:y2="9.367cm">
          <text:p/>
        </draw:line>
        <draw:line draw:style-name="gr3" draw:text-style-name="P2" draw:layer="layout" svg:x1="5.36cm" svg:y1="5.08cm" svg:x2="5.36cm" svg:y2="5.556cm">
          <text:p/>
        </draw:line>
        <draw:line draw:style-name="gr3" draw:text-style-name="P2" draw:layer="layout" svg:x1="5.36cm" svg:y1="6.985cm" svg:x2="5.36cm" svg:y2="7.461cm">
          <text:p/>
        </draw:line>
        <draw:line draw:style-name="gr3" draw:text-style-name="P2" draw:layer="layout" svg:x1="5.36cm" svg:y1="8.891cm" svg:x2="5.36cm" svg:y2="9.367cm">
          <text:p/>
        </draw:line>
        <draw:line draw:style-name="gr3" draw:text-style-name="P2" draw:layer="layout" svg:x1="5.36cm" svg:y1="10.796cm" svg:x2="5.36cm" svg:y2="11.272cm">
          <text:p/>
        </draw:line>
        <draw:line draw:style-name="gr3" draw:text-style-name="P2" draw:layer="layout" svg:x1="8.741cm" svg:y1="5.08cm" svg:x2="8.741cm" svg:y2="5.556cm">
          <text:p/>
        </draw:line>
        <draw:line draw:style-name="gr3" draw:text-style-name="P2" draw:layer="layout" svg:x1="8.741cm" svg:y1="6.985cm" svg:x2="8.741cm" svg:y2="7.461cm">
          <text:p/>
        </draw:line>
        <draw:frame draw:style-name="gr5" draw:text-style-name="P3" draw:layer="layout" svg:width="3.135cm" svg:height="1.195cm" svg:x="0.04cm" svg:y="14.045cm">
          <draw:text-box>
            <text:p text:style-name="P3">Result:</text:p>
          </draw:text-box>
        </draw:frame>
        <draw:rect draw:style-name="gr6" draw:text-style-name="P4" draw:layer="layout" svg:width="13.97cm" svg:height="3.81cm" svg:x="11.43cm" svg:y="1.27cm">
          <text:p/>
        </draw:rect>
        <draw:frame draw:style-name="gr5" draw:text-style-name="P5" draw:layer="layout" svg:width="1.488cm" svg:height="0.962cm" svg:x="11.43cm" svg:y="1.27cm">
          <draw:text-box>
            <text:p text:style-name="P5">List</text:p>
          </draw:text-box>
        </draw:frame>
        <draw:rect draw:style-name="gr4" draw:text-style-name="P2" draw:layer="layout" svg:width="2.898cm" svg:height="1.429cm" svg:x="13.335cm" svg:y="2.54cm">
          <text:p text:style-name="P2">A1</text:p>
          <text:p text:style-name="P2">9:30 am</text:p>
        </draw:rect>
        <draw:rect draw:style-name="gr4" draw:text-style-name="P2" draw:layer="layout" svg:width="2.898cm" svg:height="1.428cm" svg:x="16.716cm" svg:y="2.54cm">
          <text:p text:style-name="P2">B1</text:p>
          <text:p text:style-name="P2">9:40 am</text:p>
        </draw:rect>
        <draw:rect draw:style-name="gr4" draw:text-style-name="P2" draw:layer="layout" svg:width="2.898cm" svg:height="1.428cm" svg:x="20.097cm" svg:y="2.54cm">
          <text:p text:style-name="P2">C1</text:p>
          <text:p text:style-name="P2">9:25 am</text:p>
        </draw:rect>
        <draw:path draw:style-name="gr10" draw:text-style-name="P4" draw:layer="layout" svg:width="10.502cm" svg:height="3.263cm" draw:transform="rotate (2.94070525668469) translate (10.3110143328501cm 8.76419196971506cm)" svg:viewBox="0 0 10503 3264" svg:d="m6685-12854c411-28 809-176 1221-161 270 9 544 20 808-32 418-84 841 247 1235 122 520-165 546 300 531 552-19 325 166 741-272 936-339 151-703 232-1047 367-331 130-684 182-1018 295-252 86-520 116-778 180-301 75-611 95-917 143s-616 69-921 122c-266 46-539 5-799 74-312 83-629 61-947 105-408 57-819 73-1230 119-266 30-527 66-787 138-299 83-616 122-930 79-306-42-545-258-716-492-149-203-122-482-103-727 21-282 239-498 467-623 256-140 540-226 814-320 259-88 527-152 795-206 346-71 683-178 1022-274 325-92 658-160 988-224 340-65 676-150 1006-248 275-82 537-43 816-100 247-50 512 39 737 158l46 12z">
          <text:p/>
        </draw:path>
        <draw:path draw:style-name="gr11" draw:text-style-name="P4" draw:layer="layout" svg:width="3.197cm" svg:height="3.189cm" svg:x="10.772cm" svg:y="3.175cm" svg:viewBox="0 0 3198 3190" svg:d="m0 3188c279 20 543-97 800-193 295-109 519-351 777-526 300-205 478-547 689-840 207-286 219-666 421-958l422-575 89-96">
          <text:p/>
        </draw:path>
        <presentation:notes draw:style-name="dp2">
          <draw:page-thumbnail draw:style-name="gr7" draw:layer="layout" svg:width="14.848cm" svg:height="11.136cm" svg:x="3.075cm" svg:y="2.257cm" draw:page-number="3" presentation:class="page"/>
          <draw:frame presentation:style-name="pr1" draw:text-style-name="P6" draw:layer="layout" svg:width="16.799cm" svg:height="13.365cm" svg:x="2.1cm" svg:y="14.107cm" presentation:class="notes" presentation:placeholder="true">
            <draw:text-box/>
          </draw:frame>
        </presentation:notes>
      </draw:page>
      <draw:page draw:name="page4" draw:style-name="dp1" draw:master-page-name="Default">
        <draw:rect draw:style-name="gr12" draw:text-style-name="P1" draw:layer="layout" svg:width="27cm" svg:height="4.03cm" svg:x="0cm" svg:y="13.97cm">
          <text:p/>
        </draw:rect>
        <draw:ellipse draw:style-name="gr2" draw:text-style-name="P2" draw:layer="layout" svg:width="2.898cm" svg:height="1.429cm" svg:x="3.881cm" svg:y="1.27cm">
          <text:p text:style-name="P2">Andreas</text:p>
          <text:p text:style-name="P2">Kollegger</text:p>
        </draw:ellipse>
        <draw:ellipse draw:style-name="gr2" draw:text-style-name="P2" draw:layer="layout" svg:width="2.898cm" svg:height="1.429cm" svg:x="0.5cm" svg:y="3.651cm">
          <text:p text:style-name="P2">Anna</text:p>
        </draw:ellipse>
        <draw:ellipse draw:style-name="gr2" draw:text-style-name="P2" draw:layer="layout" svg:width="2.898cm" svg:height="1.429cm" svg:x="3.881cm" svg:y="3.651cm">
          <text:p text:style-name="P2">Becky</text:p>
        </draw:ellipse>
        <draw:ellipse draw:style-name="gr2" draw:text-style-name="P2" draw:layer="layout" svg:width="2.898cm" svg:height="1.429cm" svg:x="7.262cm" svg:y="3.651cm">
          <text:p text:style-name="P2">Cecilia</text:p>
        </draw:ellipse>
        <draw:line draw:style-name="gr3" draw:text-style-name="P2" draw:layer="layout" svg:x1="5.33cm" svg:y1="2.699cm" svg:x2="1.949cm" svg:y2="3.652cm">
          <text:p/>
        </draw:line>
        <draw:line draw:style-name="gr3" draw:text-style-name="P2" draw:layer="layout" svg:x1="5.33cm" svg:y1="2.699cm" svg:x2="5.33cm" svg:y2="3.652cm">
          <text:p/>
        </draw:line>
        <draw:line draw:style-name="gr3" draw:text-style-name="P2" draw:layer="layout" svg:x1="5.33cm" svg:y1="2.699cm" svg:x2="8.711cm" svg:y2="3.652cm">
          <text:p/>
        </draw:line>
        <draw:rect draw:style-name="gr9" draw:text-style-name="P2" draw:layer="layout" svg:width="2.898cm" svg:height="1.429cm" svg:x="0.5cm" svg:y="5.557cm">
          <text:p text:style-name="P2">A1</text:p>
          <text:p text:style-name="P2">9:30 am</text:p>
        </draw:rect>
        <draw:rect draw:style-name="gr9" draw:text-style-name="P2" draw:layer="layout" svg:width="2.898cm" svg:height="1.428cm" svg:x="3.881cm" svg:y="5.557cm">
          <text:p text:style-name="P2">B1</text:p>
          <text:p text:style-name="P2">9:40 am</text:p>
        </draw:rect>
        <draw:rect draw:style-name="gr9" draw:text-style-name="P2" draw:layer="layout" svg:width="2.898cm" svg:height="1.428cm" svg:x="7.262cm" svg:y="5.557cm">
          <text:p text:style-name="P2">C1</text:p>
          <text:p text:style-name="P2">9:25 am</text:p>
        </draw:rect>
        <draw:rect draw:style-name="gr4" draw:text-style-name="P2" draw:layer="layout" svg:width="2.898cm" svg:height="1.429cm" svg:x="0.5cm" svg:y="7.462cm">
          <text:p text:style-name="P2">A2</text:p>
          <text:p text:style-name="P2">9:15 am</text:p>
        </draw:rect>
        <draw:rect draw:style-name="gr4" draw:text-style-name="P2" draw:layer="layout" svg:width="2.898cm" svg:height="1.429cm" svg:x="3.881cm" svg:y="7.461cm">
          <text:p text:style-name="P2">B2</text:p>
          <text:p text:style-name="P2">9:25 am</text:p>
        </draw:rect>
        <draw:rect draw:style-name="gr4" draw:text-style-name="P2" draw:layer="layout" svg:width="2.898cm" svg:height="1.429cm" svg:x="7.262cm" svg:y="7.461cm">
          <text:p text:style-name="P2">C2</text:p>
          <text:p text:style-name="P2">9:00 am</text:p>
        </draw:rect>
        <draw:rect draw:style-name="gr4" draw:text-style-name="P2" draw:layer="layout" svg:width="2.898cm" svg:height="1.429cm" svg:x="0.5cm" svg:y="9.367cm">
          <text:p text:style-name="P2">A3</text:p>
          <text:p text:style-name="P2">9:10 am</text:p>
        </draw:rect>
        <draw:rect draw:style-name="gr4" draw:text-style-name="P2" draw:layer="layout" svg:width="2.898cm" svg:height="1.429cm" svg:x="3.881cm" svg:y="9.366cm">
          <text:p text:style-name="P2">B3</text:p>
          <text:p text:style-name="P2">9:20 am</text:p>
        </draw:rect>
        <draw:rect draw:style-name="gr4" draw:text-style-name="P2" draw:layer="layout" svg:width="2.898cm" svg:height="1.429cm" svg:x="3.881cm" svg:y="11.271cm">
          <text:p text:style-name="P2">B4</text:p>
          <text:p text:style-name="P2">9:05 am</text:p>
        </draw:rect>
        <draw:line draw:style-name="gr3" draw:text-style-name="P2" draw:layer="layout" svg:x1="1.979cm" svg:y1="5.08cm" svg:x2="1.979cm" svg:y2="5.556cm">
          <text:p/>
        </draw:line>
        <draw:line draw:style-name="gr3" draw:text-style-name="P2" draw:layer="layout" svg:x1="1.979cm" svg:y1="6.985cm" svg:x2="1.979cm" svg:y2="7.461cm">
          <text:p/>
        </draw:line>
        <draw:line draw:style-name="gr3" draw:text-style-name="P2" draw:layer="layout" svg:x1="1.979cm" svg:y1="8.891cm" svg:x2="1.979cm" svg:y2="9.367cm">
          <text:p/>
        </draw:line>
        <draw:line draw:style-name="gr3" draw:text-style-name="P2" draw:layer="layout" svg:x1="5.36cm" svg:y1="5.08cm" svg:x2="5.36cm" svg:y2="5.556cm">
          <text:p/>
        </draw:line>
        <draw:line draw:style-name="gr3" draw:text-style-name="P2" draw:layer="layout" svg:x1="5.36cm" svg:y1="6.985cm" svg:x2="5.36cm" svg:y2="7.461cm">
          <text:p/>
        </draw:line>
        <draw:line draw:style-name="gr3" draw:text-style-name="P2" draw:layer="layout" svg:x1="5.36cm" svg:y1="8.891cm" svg:x2="5.36cm" svg:y2="9.367cm">
          <text:p/>
        </draw:line>
        <draw:line draw:style-name="gr3" draw:text-style-name="P2" draw:layer="layout" svg:x1="5.36cm" svg:y1="10.796cm" svg:x2="5.36cm" svg:y2="11.272cm">
          <text:p/>
        </draw:line>
        <draw:line draw:style-name="gr3" draw:text-style-name="P2" draw:layer="layout" svg:x1="8.741cm" svg:y1="5.08cm" svg:x2="8.741cm" svg:y2="5.556cm">
          <text:p/>
        </draw:line>
        <draw:line draw:style-name="gr3" draw:text-style-name="P2" draw:layer="layout" svg:x1="8.741cm" svg:y1="6.985cm" svg:x2="8.741cm" svg:y2="7.461cm">
          <text:p/>
        </draw:line>
        <draw:frame draw:style-name="gr5" draw:text-style-name="P3" draw:layer="layout" svg:width="3.135cm" svg:height="1.195cm" svg:x="0.04cm" svg:y="14.045cm">
          <draw:text-box>
            <text:p text:style-name="P3">Result:</text:p>
          </draw:text-box>
        </draw:frame>
        <draw:rect draw:style-name="gr6" draw:text-style-name="P4" draw:layer="layout" svg:width="13.97cm" svg:height="3.81cm" svg:x="11.43cm" svg:y="1.27cm">
          <text:p/>
        </draw:rect>
        <draw:frame draw:style-name="gr5" draw:text-style-name="P5" draw:layer="layout" svg:width="1.488cm" svg:height="0.962cm" svg:x="11.43cm" svg:y="1.27cm">
          <draw:text-box>
            <text:p text:style-name="P5">List</text:p>
          </draw:text-box>
        </draw:frame>
        <draw:rect draw:style-name="gr4" draw:text-style-name="P2" draw:layer="layout" svg:width="2.898cm" svg:height="1.429cm" svg:x="13.335cm" svg:y="2.54cm">
          <text:p text:style-name="P2">A1</text:p>
          <text:p text:style-name="P2">9:30 am</text:p>
        </draw:rect>
        <draw:rect draw:style-name="gr4" draw:text-style-name="P2" draw:layer="layout" svg:width="2.898cm" svg:height="1.428cm" svg:x="16.716cm" svg:y="2.54cm">
          <text:p text:style-name="P2">B1</text:p>
          <text:p text:style-name="P2">9:40 am</text:p>
        </draw:rect>
        <draw:rect draw:style-name="gr4" draw:text-style-name="P2" draw:layer="layout" svg:width="2.898cm" svg:height="1.428cm" svg:x="20.097cm" svg:y="2.54cm">
          <text:p text:style-name="P2">C1</text:p>
          <text:p text:style-name="P2">9:25 am</text:p>
        </draw:rect>
        <draw:custom-shape draw:style-name="gr8" draw:text-style-name="P1" draw:layer="layout" svg:width="12.065cm" svg:height="5.715cm" svg:x="12.066cm" svg:y="6.351cm">
          <text:p text:style-name="P1">Now, let's sort the list by date</text:p>
          <text:p text:style-name="P1">order – last first</text:p>
          <draw:enhanced-geometry svg:viewBox="0 0 21600 21600" draw:text-areas="800 800 20800 20800" draw:type="round-rectangular-callout" draw:modifiers="2912.58080556937 24940.51784464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7" draw:layer="layout" svg:width="14.848cm" svg:height="11.136cm" svg:x="3.075cm" svg:y="2.257cm" draw:page-number="4" presentation:class="page"/>
          <draw:frame presentation:style-name="pr1" draw:text-style-name="P6" draw:layer="layout" svg:width="16.799cm" svg:height="13.365cm" svg:x="2.1cm" svg:y="14.107cm" presentation:class="notes" presentation:placeholder="true">
            <draw:text-box/>
          </draw:frame>
        </presentation:notes>
      </draw:page>
      <draw:page draw:name="page5" draw:style-name="dp1" draw:master-page-name="Default">
        <draw:rect draw:style-name="gr1" draw:text-style-name="P1" draw:layer="layout" svg:width="27cm" svg:height="4.03cm" svg:x="0cm" svg:y="13.97cm">
          <text:p/>
        </draw:rect>
        <draw:ellipse draw:style-name="gr2" draw:text-style-name="P2" draw:layer="layout" svg:width="2.898cm" svg:height="1.429cm" svg:x="3.881cm" svg:y="1.27cm">
          <text:p text:style-name="P2">Andreas</text:p>
          <text:p text:style-name="P2">Kollegger</text:p>
        </draw:ellipse>
        <draw:ellipse draw:style-name="gr2" draw:text-style-name="P2" draw:layer="layout" svg:width="2.898cm" svg:height="1.429cm" svg:x="0.5cm" svg:y="3.651cm">
          <text:p text:style-name="P2">Anna</text:p>
        </draw:ellipse>
        <draw:ellipse draw:style-name="gr2" draw:text-style-name="P2" draw:layer="layout" svg:width="2.898cm" svg:height="1.429cm" svg:x="3.881cm" svg:y="3.651cm">
          <text:p text:style-name="P2">Becky</text:p>
        </draw:ellipse>
        <draw:ellipse draw:style-name="gr2" draw:text-style-name="P2" draw:layer="layout" svg:width="2.898cm" svg:height="1.429cm" svg:x="7.262cm" svg:y="3.651cm">
          <text:p text:style-name="P2">Cecilia</text:p>
        </draw:ellipse>
        <draw:line draw:style-name="gr3" draw:text-style-name="P2" draw:layer="layout" svg:x1="5.33cm" svg:y1="2.699cm" svg:x2="1.949cm" svg:y2="3.652cm">
          <text:p/>
        </draw:line>
        <draw:line draw:style-name="gr3" draw:text-style-name="P2" draw:layer="layout" svg:x1="5.33cm" svg:y1="2.699cm" svg:x2="5.33cm" svg:y2="3.652cm">
          <text:p/>
        </draw:line>
        <draw:line draw:style-name="gr3" draw:text-style-name="P2" draw:layer="layout" svg:x1="5.33cm" svg:y1="2.699cm" svg:x2="8.711cm" svg:y2="3.652cm">
          <text:p/>
        </draw:line>
        <draw:rect draw:style-name="gr9" draw:text-style-name="P2" draw:layer="layout" svg:width="2.898cm" svg:height="1.429cm" svg:x="0.5cm" svg:y="5.557cm">
          <text:p text:style-name="P2">A1</text:p>
          <text:p text:style-name="P2">9:30 am</text:p>
        </draw:rect>
        <draw:rect draw:style-name="gr9" draw:text-style-name="P2" draw:layer="layout" svg:width="2.898cm" svg:height="1.428cm" svg:x="3.881cm" svg:y="5.557cm">
          <text:p text:style-name="P2">B1</text:p>
          <text:p text:style-name="P2">9:40 am</text:p>
        </draw:rect>
        <draw:rect draw:style-name="gr9" draw:text-style-name="P2" draw:layer="layout" svg:width="2.898cm" svg:height="1.428cm" svg:x="7.262cm" svg:y="5.557cm">
          <text:p text:style-name="P2">C1</text:p>
          <text:p text:style-name="P2">9:25 am</text:p>
        </draw:rect>
        <draw:rect draw:style-name="gr4" draw:text-style-name="P2" draw:layer="layout" svg:width="2.898cm" svg:height="1.429cm" svg:x="0.5cm" svg:y="7.462cm">
          <text:p text:style-name="P2">A2</text:p>
          <text:p text:style-name="P2">9:15 am</text:p>
        </draw:rect>
        <draw:rect draw:style-name="gr4" draw:text-style-name="P2" draw:layer="layout" svg:width="2.898cm" svg:height="1.429cm" svg:x="3.881cm" svg:y="7.461cm">
          <text:p text:style-name="P2">B2</text:p>
          <text:p text:style-name="P2">9:25 am</text:p>
        </draw:rect>
        <draw:rect draw:style-name="gr4" draw:text-style-name="P2" draw:layer="layout" svg:width="2.898cm" svg:height="1.429cm" svg:x="7.262cm" svg:y="7.461cm">
          <text:p text:style-name="P2">C2</text:p>
          <text:p text:style-name="P2">9:00 am</text:p>
        </draw:rect>
        <draw:rect draw:style-name="gr4" draw:text-style-name="P2" draw:layer="layout" svg:width="2.898cm" svg:height="1.429cm" svg:x="0.5cm" svg:y="9.367cm">
          <text:p text:style-name="P2">A3</text:p>
          <text:p text:style-name="P2">9:10 am</text:p>
        </draw:rect>
        <draw:rect draw:style-name="gr4" draw:text-style-name="P2" draw:layer="layout" svg:width="2.898cm" svg:height="1.429cm" svg:x="3.881cm" svg:y="9.366cm">
          <text:p text:style-name="P2">B3</text:p>
          <text:p text:style-name="P2">9:20 am</text:p>
        </draw:rect>
        <draw:rect draw:style-name="gr4" draw:text-style-name="P2" draw:layer="layout" svg:width="2.898cm" svg:height="1.429cm" svg:x="3.881cm" svg:y="11.271cm">
          <text:p text:style-name="P2">B4</text:p>
          <text:p text:style-name="P2">9:05 am</text:p>
        </draw:rect>
        <draw:line draw:style-name="gr3" draw:text-style-name="P2" draw:layer="layout" svg:x1="1.979cm" svg:y1="5.08cm" svg:x2="1.979cm" svg:y2="5.556cm">
          <text:p/>
        </draw:line>
        <draw:line draw:style-name="gr3" draw:text-style-name="P2" draw:layer="layout" svg:x1="1.979cm" svg:y1="6.985cm" svg:x2="1.979cm" svg:y2="7.461cm">
          <text:p/>
        </draw:line>
        <draw:line draw:style-name="gr3" draw:text-style-name="P2" draw:layer="layout" svg:x1="1.979cm" svg:y1="8.891cm" svg:x2="1.979cm" svg:y2="9.367cm">
          <text:p/>
        </draw:line>
        <draw:line draw:style-name="gr3" draw:text-style-name="P2" draw:layer="layout" svg:x1="5.36cm" svg:y1="5.08cm" svg:x2="5.36cm" svg:y2="5.556cm">
          <text:p/>
        </draw:line>
        <draw:line draw:style-name="gr3" draw:text-style-name="P2" draw:layer="layout" svg:x1="5.36cm" svg:y1="6.985cm" svg:x2="5.36cm" svg:y2="7.461cm">
          <text:p/>
        </draw:line>
        <draw:line draw:style-name="gr3" draw:text-style-name="P2" draw:layer="layout" svg:x1="5.36cm" svg:y1="8.891cm" svg:x2="5.36cm" svg:y2="9.367cm">
          <text:p/>
        </draw:line>
        <draw:line draw:style-name="gr3" draw:text-style-name="P2" draw:layer="layout" svg:x1="5.36cm" svg:y1="10.796cm" svg:x2="5.36cm" svg:y2="11.272cm">
          <text:p/>
        </draw:line>
        <draw:line draw:style-name="gr3" draw:text-style-name="P2" draw:layer="layout" svg:x1="8.741cm" svg:y1="5.08cm" svg:x2="8.741cm" svg:y2="5.556cm">
          <text:p/>
        </draw:line>
        <draw:line draw:style-name="gr3" draw:text-style-name="P2" draw:layer="layout" svg:x1="8.741cm" svg:y1="6.985cm" svg:x2="8.741cm" svg:y2="7.461cm">
          <text:p/>
        </draw:line>
        <draw:frame draw:style-name="gr5" draw:text-style-name="P3" draw:layer="layout" svg:width="3.135cm" svg:height="1.195cm" svg:x="0.04cm" svg:y="14.045cm">
          <draw:text-box>
            <text:p text:style-name="P3">Result:</text:p>
          </draw:text-box>
        </draw:frame>
        <draw:rect draw:style-name="gr6" draw:text-style-name="P4" draw:layer="layout" svg:width="13.97cm" svg:height="3.81cm" svg:x="11.43cm" svg:y="1.27cm">
          <text:p/>
        </draw:rect>
        <draw:frame draw:style-name="gr5" draw:text-style-name="P5" draw:layer="layout" svg:width="1.488cm" svg:height="0.962cm" svg:x="11.43cm" svg:y="1.27cm">
          <draw:text-box>
            <text:p text:style-name="P5">List</text:p>
          </draw:text-box>
        </draw:frame>
        <draw:rect draw:style-name="gr4" draw:text-style-name="P2" draw:layer="layout" svg:width="2.898cm" svg:height="1.429cm" svg:x="13.335cm" svg:y="2.54cm">
          <text:p text:style-name="P2">B1</text:p>
          <text:p text:style-name="P2">9:40 am</text:p>
        </draw:rect>
        <draw:rect draw:style-name="gr4" draw:text-style-name="P2" draw:layer="layout" svg:width="2.898cm" svg:height="1.428cm" svg:x="16.716cm" svg:y="2.54cm">
          <text:p text:style-name="P2">A1</text:p>
          <text:p text:style-name="P2">9:30 am</text:p>
        </draw:rect>
        <draw:rect draw:style-name="gr4" draw:text-style-name="P2" draw:layer="layout" svg:width="2.898cm" svg:height="1.428cm" svg:x="20.097cm" svg:y="2.54cm">
          <text:p text:style-name="P2">C1</text:p>
          <text:p text:style-name="P2">9:25 am</text:p>
        </draw:rect>
        <draw:path draw:style-name="gr13" draw:text-style-name="P4" draw:layer="layout" svg:width="2.694cm" svg:height="3.285cm" draw:transform="rotate (0.984016632274217) translate (14.2472619415842cm 2.54184965699665cm)" svg:viewBox="0 0 2695 3286" svg:d="m0 26549c353-40 686 137 956 347 318 247 690 433 956 737 177 202 402 372 514 617 120 266 280 521 268 832-11 274-159 505-288 735l-17 12">
          <text:p/>
        </draw:path>
        <presentation:notes draw:style-name="dp2">
          <draw:page-thumbnail draw:style-name="gr7" draw:layer="layout" svg:width="14.848cm" svg:height="11.136cm" svg:x="3.075cm" svg:y="2.257cm" draw:page-number="5" presentation:class="page"/>
          <draw:frame presentation:style-name="pr1" draw:text-style-name="P6" draw:layer="layout" svg:width="16.799cm" svg:height="13.365cm" svg:x="2.1cm" svg:y="14.107cm" presentation:class="notes" presentation:placeholder="true">
            <draw:text-box/>
          </draw:frame>
        </presentation:notes>
      </draw:page>
      <draw:page draw:name="page6" draw:style-name="dp1" draw:master-page-name="Default">
        <draw:rect draw:style-name="gr12" draw:text-style-name="P1" draw:layer="layout" svg:width="27cm" svg:height="4.03cm" svg:x="0cm" svg:y="13.97cm">
          <text:p/>
        </draw:rect>
        <draw:ellipse draw:style-name="gr2" draw:text-style-name="P2" draw:layer="layout" svg:width="2.898cm" svg:height="1.429cm" svg:x="3.881cm" svg:y="1.27cm">
          <text:p text:style-name="P2">Andreas</text:p>
          <text:p text:style-name="P2">Kollegger</text:p>
        </draw:ellipse>
        <draw:ellipse draw:style-name="gr2" draw:text-style-name="P2" draw:layer="layout" svg:width="2.898cm" svg:height="1.429cm" svg:x="0.5cm" svg:y="3.651cm">
          <text:p text:style-name="P2">Anna</text:p>
        </draw:ellipse>
        <draw:ellipse draw:style-name="gr2" draw:text-style-name="P2" draw:layer="layout" svg:width="2.898cm" svg:height="1.429cm" svg:x="3.881cm" svg:y="3.651cm">
          <text:p text:style-name="P2">Becky</text:p>
        </draw:ellipse>
        <draw:ellipse draw:style-name="gr2" draw:text-style-name="P2" draw:layer="layout" svg:width="2.898cm" svg:height="1.429cm" svg:x="7.262cm" svg:y="3.651cm">
          <text:p text:style-name="P2">Cecilia</text:p>
        </draw:ellipse>
        <draw:line draw:style-name="gr3" draw:text-style-name="P2" draw:layer="layout" svg:x1="5.33cm" svg:y1="2.699cm" svg:x2="1.949cm" svg:y2="3.652cm">
          <text:p/>
        </draw:line>
        <draw:line draw:style-name="gr3" draw:text-style-name="P2" draw:layer="layout" svg:x1="5.33cm" svg:y1="2.699cm" svg:x2="5.33cm" svg:y2="3.652cm">
          <text:p/>
        </draw:line>
        <draw:line draw:style-name="gr3" draw:text-style-name="P2" draw:layer="layout" svg:x1="5.33cm" svg:y1="2.699cm" svg:x2="8.711cm" svg:y2="3.652cm">
          <text:p/>
        </draw:line>
        <draw:rect draw:style-name="gr9" draw:text-style-name="P2" draw:layer="layout" svg:width="2.898cm" svg:height="1.429cm" svg:x="0.5cm" svg:y="5.557cm">
          <text:p text:style-name="P2">A1</text:p>
          <text:p text:style-name="P2">9:30 am</text:p>
        </draw:rect>
        <draw:rect draw:style-name="gr9" draw:text-style-name="P2" draw:layer="layout" svg:width="2.898cm" svg:height="1.428cm" svg:x="3.881cm" svg:y="5.557cm">
          <text:p text:style-name="P2">B1</text:p>
          <text:p text:style-name="P2">9:40 am</text:p>
        </draw:rect>
        <draw:rect draw:style-name="gr9" draw:text-style-name="P2" draw:layer="layout" svg:width="2.898cm" svg:height="1.428cm" svg:x="7.262cm" svg:y="5.557cm">
          <text:p text:style-name="P2">C1</text:p>
          <text:p text:style-name="P2">9:25 am</text:p>
        </draw:rect>
        <draw:rect draw:style-name="gr4" draw:text-style-name="P2" draw:layer="layout" svg:width="2.898cm" svg:height="1.429cm" svg:x="0.5cm" svg:y="7.462cm">
          <text:p text:style-name="P2">A2</text:p>
          <text:p text:style-name="P2">9:15 am</text:p>
        </draw:rect>
        <draw:rect draw:style-name="gr4" draw:text-style-name="P2" draw:layer="layout" svg:width="2.898cm" svg:height="1.429cm" svg:x="3.881cm" svg:y="7.461cm">
          <text:p text:style-name="P2">B2</text:p>
          <text:p text:style-name="P2">9:25 am</text:p>
        </draw:rect>
        <draw:rect draw:style-name="gr4" draw:text-style-name="P2" draw:layer="layout" svg:width="2.898cm" svg:height="1.429cm" svg:x="7.262cm" svg:y="7.461cm">
          <text:p text:style-name="P2">C2</text:p>
          <text:p text:style-name="P2">9:00 am</text:p>
        </draw:rect>
        <draw:rect draw:style-name="gr4" draw:text-style-name="P2" draw:layer="layout" svg:width="2.898cm" svg:height="1.429cm" svg:x="0.5cm" svg:y="9.367cm">
          <text:p text:style-name="P2">A3</text:p>
          <text:p text:style-name="P2">9:10 am</text:p>
        </draw:rect>
        <draw:rect draw:style-name="gr4" draw:text-style-name="P2" draw:layer="layout" svg:width="2.898cm" svg:height="1.429cm" svg:x="3.881cm" svg:y="9.366cm">
          <text:p text:style-name="P2">B3</text:p>
          <text:p text:style-name="P2">9:20 am</text:p>
        </draw:rect>
        <draw:rect draw:style-name="gr4" draw:text-style-name="P2" draw:layer="layout" svg:width="2.898cm" svg:height="1.429cm" svg:x="3.881cm" svg:y="11.271cm">
          <text:p text:style-name="P2">B4</text:p>
          <text:p text:style-name="P2">9:05 am</text:p>
        </draw:rect>
        <draw:line draw:style-name="gr3" draw:text-style-name="P2" draw:layer="layout" svg:x1="1.979cm" svg:y1="5.08cm" svg:x2="1.979cm" svg:y2="5.556cm">
          <text:p/>
        </draw:line>
        <draw:line draw:style-name="gr3" draw:text-style-name="P2" draw:layer="layout" svg:x1="1.979cm" svg:y1="6.985cm" svg:x2="1.979cm" svg:y2="7.461cm">
          <text:p/>
        </draw:line>
        <draw:line draw:style-name="gr3" draw:text-style-name="P2" draw:layer="layout" svg:x1="1.979cm" svg:y1="8.891cm" svg:x2="1.979cm" svg:y2="9.367cm">
          <text:p/>
        </draw:line>
        <draw:line draw:style-name="gr3" draw:text-style-name="P2" draw:layer="layout" svg:x1="5.36cm" svg:y1="5.08cm" svg:x2="5.36cm" svg:y2="5.556cm">
          <text:p/>
        </draw:line>
        <draw:line draw:style-name="gr3" draw:text-style-name="P2" draw:layer="layout" svg:x1="5.36cm" svg:y1="6.985cm" svg:x2="5.36cm" svg:y2="7.461cm">
          <text:p/>
        </draw:line>
        <draw:line draw:style-name="gr3" draw:text-style-name="P2" draw:layer="layout" svg:x1="5.36cm" svg:y1="8.891cm" svg:x2="5.36cm" svg:y2="9.367cm">
          <text:p/>
        </draw:line>
        <draw:line draw:style-name="gr3" draw:text-style-name="P2" draw:layer="layout" svg:x1="5.36cm" svg:y1="10.796cm" svg:x2="5.36cm" svg:y2="11.272cm">
          <text:p/>
        </draw:line>
        <draw:line draw:style-name="gr3" draw:text-style-name="P2" draw:layer="layout" svg:x1="8.741cm" svg:y1="5.08cm" svg:x2="8.741cm" svg:y2="5.556cm">
          <text:p/>
        </draw:line>
        <draw:line draw:style-name="gr3" draw:text-style-name="P2" draw:layer="layout" svg:x1="8.741cm" svg:y1="6.985cm" svg:x2="8.741cm" svg:y2="7.461cm">
          <text:p/>
        </draw:line>
        <draw:frame draw:style-name="gr5" draw:text-style-name="P3" draw:layer="layout" svg:width="3.135cm" svg:height="1.195cm" svg:x="0.04cm" svg:y="14.045cm">
          <draw:text-box>
            <text:p text:style-name="P3">Result:</text:p>
          </draw:text-box>
        </draw:frame>
        <draw:rect draw:style-name="gr6" draw:text-style-name="P4" draw:layer="layout" svg:width="13.97cm" svg:height="3.81cm" svg:x="11.43cm" svg:y="1.27cm">
          <text:p/>
        </draw:rect>
        <draw:frame draw:style-name="gr5" draw:text-style-name="P5" draw:layer="layout" svg:width="1.488cm" svg:height="0.962cm" svg:x="11.43cm" svg:y="1.27cm">
          <draw:text-box>
            <text:p text:style-name="P5">List</text:p>
          </draw:text-box>
        </draw:frame>
        <draw:rect draw:style-name="gr4" draw:text-style-name="P2" draw:layer="layout" svg:width="2.898cm" svg:height="1.429cm" svg:x="13.335cm" svg:y="2.54cm">
          <text:p text:style-name="P2">B1</text:p>
          <text:p text:style-name="P2">9:40 am</text:p>
        </draw:rect>
        <draw:rect draw:style-name="gr4" draw:text-style-name="P2" draw:layer="layout" svg:width="2.898cm" svg:height="1.428cm" svg:x="16.716cm" svg:y="2.54cm">
          <text:p text:style-name="P2">A1</text:p>
          <text:p text:style-name="P2">9:30 am</text:p>
        </draw:rect>
        <draw:rect draw:style-name="gr4" draw:text-style-name="P2" draw:layer="layout" svg:width="2.898cm" svg:height="1.428cm" svg:x="20.097cm" svg:y="2.54cm">
          <text:p text:style-name="P2">C1</text:p>
          <text:p text:style-name="P2">9:25 am</text:p>
        </draw:rect>
        <draw:rect draw:style-name="gr4" draw:text-style-name="P2" draw:layer="layout" svg:width="2.898cm" svg:height="1.429cm" svg:x="13.335cm" svg:y="2.541cm">
          <text:p text:style-name="P2">B1</text:p>
          <text:p text:style-name="P2">9:40 am</text:p>
        </draw:rect>
        <draw:custom-shape draw:style-name="gr8" draw:text-style-name="P1" draw:layer="layout" svg:width="12.065cm" svg:height="5.715cm" svg:x="12.067cm" svg:y="6.352cm">
          <text:p text:style-name="P1">Let's pop the first item in</text:p>
          <text:p text:style-name="P1">line, and get the next one</text:p>
          <draw:enhanced-geometry svg:viewBox="0 0 21600 21600" draw:text-areas="800 800 20800 20800" draw:type="round-rectangular-callout" draw:modifiers="2912.58080556937 24940.51784464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7" draw:layer="layout" svg:width="14.848cm" svg:height="11.136cm" svg:x="3.075cm" svg:y="2.257cm" draw:page-number="6" presentation:class="page"/>
          <draw:frame presentation:style-name="pr1" draw:text-style-name="P6" draw:layer="layout" svg:width="16.799cm" svg:height="13.365cm" svg:x="2.1cm" svg:y="14.107cm" presentation:class="notes" presentation:placeholder="true">
            <draw:text-box/>
          </draw:frame>
        </presentation:notes>
      </draw:page>
      <draw:page draw:name="page7" draw:style-name="dp1" draw:master-page-name="Default">
        <draw:rect draw:style-name="gr1" draw:text-style-name="P1" draw:layer="layout" svg:width="27cm" svg:height="4.03cm" svg:x="0cm" svg:y="13.97cm">
          <text:p/>
        </draw:rect>
        <draw:ellipse draw:style-name="gr2" draw:text-style-name="P2" draw:layer="layout" svg:width="2.898cm" svg:height="1.429cm" svg:x="3.881cm" svg:y="1.27cm">
          <text:p text:style-name="P2">Andreas</text:p>
          <text:p text:style-name="P2">Kollegger</text:p>
        </draw:ellipse>
        <draw:ellipse draw:style-name="gr2" draw:text-style-name="P2" draw:layer="layout" svg:width="2.898cm" svg:height="1.429cm" svg:x="0.5cm" svg:y="3.651cm">
          <text:p text:style-name="P2">Anna</text:p>
        </draw:ellipse>
        <draw:ellipse draw:style-name="gr2" draw:text-style-name="P2" draw:layer="layout" svg:width="2.898cm" svg:height="1.429cm" svg:x="3.881cm" svg:y="3.651cm">
          <text:p text:style-name="P2">Becky</text:p>
        </draw:ellipse>
        <draw:ellipse draw:style-name="gr2" draw:text-style-name="P2" draw:layer="layout" svg:width="2.898cm" svg:height="1.429cm" svg:x="7.262cm" svg:y="3.651cm">
          <text:p text:style-name="P2">Cecilia</text:p>
        </draw:ellipse>
        <draw:line draw:style-name="gr3" draw:text-style-name="P2" draw:layer="layout" svg:x1="5.33cm" svg:y1="2.699cm" svg:x2="1.949cm" svg:y2="3.652cm">
          <text:p/>
        </draw:line>
        <draw:line draw:style-name="gr3" draw:text-style-name="P2" draw:layer="layout" svg:x1="5.33cm" svg:y1="2.699cm" svg:x2="5.33cm" svg:y2="3.652cm">
          <text:p/>
        </draw:line>
        <draw:line draw:style-name="gr3" draw:text-style-name="P2" draw:layer="layout" svg:x1="5.33cm" svg:y1="2.699cm" svg:x2="8.711cm" svg:y2="3.652cm">
          <text:p/>
        </draw:line>
        <draw:rect draw:style-name="gr9" draw:text-style-name="P2" draw:layer="layout" svg:width="2.898cm" svg:height="1.429cm" svg:x="0.5cm" svg:y="5.557cm">
          <text:p text:style-name="P2">A1</text:p>
          <text:p text:style-name="P2">9:30 am</text:p>
        </draw:rect>
        <draw:rect draw:style-name="gr9" draw:text-style-name="P2" draw:layer="layout" svg:width="2.898cm" svg:height="1.428cm" svg:x="3.881cm" svg:y="5.557cm">
          <text:p text:style-name="P2">B1</text:p>
          <text:p text:style-name="P2">9:40 am</text:p>
        </draw:rect>
        <draw:rect draw:style-name="gr9" draw:text-style-name="P2" draw:layer="layout" svg:width="2.898cm" svg:height="1.428cm" svg:x="7.262cm" svg:y="5.557cm">
          <text:p text:style-name="P2">C1</text:p>
          <text:p text:style-name="P2">9:25 am</text:p>
        </draw:rect>
        <draw:rect draw:style-name="gr4" draw:text-style-name="P2" draw:layer="layout" svg:width="2.898cm" svg:height="1.429cm" svg:x="0.5cm" svg:y="7.462cm">
          <text:p text:style-name="P2">A2</text:p>
          <text:p text:style-name="P2">9:15 am</text:p>
        </draw:rect>
        <draw:rect draw:style-name="gr9" draw:text-style-name="P2" draw:layer="layout" svg:width="2.898cm" svg:height="1.429cm" svg:x="3.881cm" svg:y="7.461cm">
          <text:p text:style-name="P2">B2</text:p>
          <text:p text:style-name="P2">9:25 am</text:p>
        </draw:rect>
        <draw:rect draw:style-name="gr4" draw:text-style-name="P2" draw:layer="layout" svg:width="2.898cm" svg:height="1.429cm" svg:x="7.262cm" svg:y="7.461cm">
          <text:p text:style-name="P2">C2</text:p>
          <text:p text:style-name="P2">9:00 am</text:p>
        </draw:rect>
        <draw:rect draw:style-name="gr4" draw:text-style-name="P2" draw:layer="layout" svg:width="2.898cm" svg:height="1.429cm" svg:x="0.5cm" svg:y="9.367cm">
          <text:p text:style-name="P2">A3</text:p>
          <text:p text:style-name="P2">9:10 am</text:p>
        </draw:rect>
        <draw:rect draw:style-name="gr4" draw:text-style-name="P2" draw:layer="layout" svg:width="2.898cm" svg:height="1.429cm" svg:x="3.881cm" svg:y="9.366cm">
          <text:p text:style-name="P2">B3</text:p>
          <text:p text:style-name="P2">9:20 am</text:p>
        </draw:rect>
        <draw:rect draw:style-name="gr4" draw:text-style-name="P2" draw:layer="layout" svg:width="2.898cm" svg:height="1.429cm" svg:x="3.881cm" svg:y="11.271cm">
          <text:p text:style-name="P2">B4</text:p>
          <text:p text:style-name="P2">9:05 am</text:p>
        </draw:rect>
        <draw:line draw:style-name="gr3" draw:text-style-name="P2" draw:layer="layout" svg:x1="1.979cm" svg:y1="5.08cm" svg:x2="1.979cm" svg:y2="5.556cm">
          <text:p/>
        </draw:line>
        <draw:line draw:style-name="gr3" draw:text-style-name="P2" draw:layer="layout" svg:x1="1.979cm" svg:y1="6.985cm" svg:x2="1.979cm" svg:y2="7.461cm">
          <text:p/>
        </draw:line>
        <draw:line draw:style-name="gr3" draw:text-style-name="P2" draw:layer="layout" svg:x1="1.979cm" svg:y1="8.891cm" svg:x2="1.979cm" svg:y2="9.367cm">
          <text:p/>
        </draw:line>
        <draw:line draw:style-name="gr3" draw:text-style-name="P2" draw:layer="layout" svg:x1="5.36cm" svg:y1="5.08cm" svg:x2="5.36cm" svg:y2="5.556cm">
          <text:p/>
        </draw:line>
        <draw:line draw:style-name="gr3" draw:text-style-name="P2" draw:layer="layout" svg:x1="5.36cm" svg:y1="6.985cm" svg:x2="5.36cm" svg:y2="7.461cm">
          <text:p/>
        </draw:line>
        <draw:line draw:style-name="gr3" draw:text-style-name="P2" draw:layer="layout" svg:x1="5.36cm" svg:y1="8.891cm" svg:x2="5.36cm" svg:y2="9.367cm">
          <text:p/>
        </draw:line>
        <draw:line draw:style-name="gr3" draw:text-style-name="P2" draw:layer="layout" svg:x1="5.36cm" svg:y1="10.796cm" svg:x2="5.36cm" svg:y2="11.272cm">
          <text:p/>
        </draw:line>
        <draw:line draw:style-name="gr3" draw:text-style-name="P2" draw:layer="layout" svg:x1="8.741cm" svg:y1="5.08cm" svg:x2="8.741cm" svg:y2="5.556cm">
          <text:p/>
        </draw:line>
        <draw:line draw:style-name="gr3" draw:text-style-name="P2" draw:layer="layout" svg:x1="8.741cm" svg:y1="6.985cm" svg:x2="8.741cm" svg:y2="7.461cm">
          <text:p/>
        </draw:line>
        <draw:frame draw:style-name="gr5" draw:text-style-name="P3" draw:layer="layout" svg:width="3.135cm" svg:height="1.195cm" svg:x="0.04cm" svg:y="14.045cm">
          <draw:text-box>
            <text:p text:style-name="P3">Result:</text:p>
          </draw:text-box>
        </draw:frame>
        <draw:rect draw:style-name="gr6" draw:text-style-name="P4" draw:layer="layout" svg:width="13.97cm" svg:height="3.81cm" svg:x="11.43cm" svg:y="1.27cm">
          <text:p/>
        </draw:rect>
        <draw:frame draw:style-name="gr5" draw:text-style-name="P5" draw:layer="layout" svg:width="1.488cm" svg:height="0.962cm" svg:x="11.43cm" svg:y="1.27cm">
          <draw:text-box>
            <text:p text:style-name="P5">List</text:p>
          </draw:text-box>
        </draw:frame>
        <draw:rect draw:style-name="gr4" draw:text-style-name="P2" draw:layer="layout" svg:width="2.898cm" svg:height="1.429cm" svg:x="13.335cm" svg:y="2.54cm">
          <text:p text:style-name="P2">B2</text:p>
          <text:p text:style-name="P2">9:25 am</text:p>
        </draw:rect>
        <draw:rect draw:style-name="gr4" draw:text-style-name="P2" draw:layer="layout" svg:width="2.898cm" svg:height="1.428cm" svg:x="16.716cm" svg:y="2.54cm">
          <text:p text:style-name="P2">A1</text:p>
          <text:p text:style-name="P2">9:30 am</text:p>
        </draw:rect>
        <draw:rect draw:style-name="gr4" draw:text-style-name="P2" draw:layer="layout" svg:width="2.898cm" svg:height="1.428cm" svg:x="20.097cm" svg:y="2.54cm">
          <text:p text:style-name="P2">C1</text:p>
          <text:p text:style-name="P2">9:25 am</text:p>
        </draw:rect>
        <draw:rect draw:style-name="gr14" draw:text-style-name="P2" draw:layer="layout" svg:width="2.898cm" svg:height="1.429cm" svg:x="0.277cm" svg:y="15.716cm">
          <text:p text:style-name="P2">B1</text:p>
          <text:p text:style-name="P2">9:40 am</text:p>
        </draw:rect>
        <draw:path draw:style-name="gr11" draw:text-style-name="P4" draw:layer="layout" svg:width="15.3cm" svg:height="2.153cm" draw:transform="skewX (0.0507890812330255) rotate (-2.2069688391476) translate (14.8542871069963cm 4.64947544611976cm)" svg:viewBox="0 0 15301 2154" svg:d="m0-29100c951-22 1897-136 2846-175 390-16 783 17 1176 30 471 16 890-196 1367-175 699 31 1401 36 2100 78 418 25 832 75 1244 152 669 126 1351 112 2028 250 449 92 891 199 1317 359 406 152 729 420 1144 549 358 112 694 286 1042 424 276 109 557 207 845 284l192 56">
          <text:p/>
        </draw:path>
        <draw:path draw:style-name="gr11" draw:text-style-name="P4" draw:layer="layout" svg:width="7.317cm" svg:height="2.319cm" draw:transform="rotate (0.927293431584412) translate (6.28063201853075cm 7.82647288798558cm)" svg:viewBox="0 0 7318 2320" svg:d="m0 19945c727-57 1432-249 2147-370 438-75 884-135 1329-134 564 1 1153 38 1682 301 340 169 660 382 922 655 222 230 491 414 690 669l323 432 147 159 78 103">
          <text:p/>
        </draw:path>
        <draw:frame draw:style-name="gr15" draw:text-style-name="P7" draw:layer="layout" svg:width="0.853cm" svg:height="1.27cm" svg:x="10.16cm" svg:y="10.795cm">
          <draw:text-box>
            <text:p text:style-name="P7">1</text:p>
          </draw:text-box>
        </draw:frame>
        <draw:frame draw:style-name="gr5" draw:text-style-name="P8" draw:layer="layout" svg:width="0.853cm" svg:height="0.962cm" svg:x="10.16cm" svg:y="4.399cm">
          <draw:text-box>
            <text:p text:style-name="P8">2</text:p>
          </draw:text-box>
        </draw:frame>
        <presentation:notes draw:style-name="dp2">
          <draw:page-thumbnail draw:style-name="gr7" draw:layer="layout" svg:width="14.848cm" svg:height="11.136cm" svg:x="3.075cm" svg:y="2.257cm" draw:page-number="7" presentation:class="page"/>
          <draw:frame presentation:style-name="pr1" draw:text-style-name="P6" draw:layer="layout" svg:width="16.799cm" svg:height="13.365cm" svg:x="2.1cm" svg:y="14.107cm" presentation:class="notes" presentation:placeholder="true">
            <draw:text-box/>
          </draw:frame>
        </presentation:notes>
      </draw:page>
      <draw:page draw:name="page8" draw:style-name="dp1" draw:master-page-name="Default">
        <draw:rect draw:style-name="gr12" draw:text-style-name="P1" draw:layer="layout" svg:width="27cm" svg:height="4.03cm" svg:x="0cm" svg:y="13.97cm">
          <text:p/>
        </draw:rect>
        <draw:ellipse draw:style-name="gr2" draw:text-style-name="P2" draw:layer="layout" svg:width="2.898cm" svg:height="1.429cm" svg:x="3.881cm" svg:y="1.27cm">
          <text:p text:style-name="P2">Andreas</text:p>
          <text:p text:style-name="P2">Kollegger</text:p>
        </draw:ellipse>
        <draw:ellipse draw:style-name="gr2" draw:text-style-name="P2" draw:layer="layout" svg:width="2.898cm" svg:height="1.429cm" svg:x="0.5cm" svg:y="3.651cm">
          <text:p text:style-name="P2">Anna</text:p>
        </draw:ellipse>
        <draw:ellipse draw:style-name="gr2" draw:text-style-name="P2" draw:layer="layout" svg:width="2.898cm" svg:height="1.429cm" svg:x="3.881cm" svg:y="3.651cm">
          <text:p text:style-name="P2">Becky</text:p>
        </draw:ellipse>
        <draw:ellipse draw:style-name="gr2" draw:text-style-name="P2" draw:layer="layout" svg:width="2.898cm" svg:height="1.429cm" svg:x="7.262cm" svg:y="3.651cm">
          <text:p text:style-name="P2">Cecilia</text:p>
        </draw:ellipse>
        <draw:line draw:style-name="gr3" draw:text-style-name="P2" draw:layer="layout" svg:x1="5.33cm" svg:y1="2.699cm" svg:x2="1.949cm" svg:y2="3.652cm">
          <text:p/>
        </draw:line>
        <draw:line draw:style-name="gr3" draw:text-style-name="P2" draw:layer="layout" svg:x1="5.33cm" svg:y1="2.699cm" svg:x2="5.33cm" svg:y2="3.652cm">
          <text:p/>
        </draw:line>
        <draw:line draw:style-name="gr3" draw:text-style-name="P2" draw:layer="layout" svg:x1="5.33cm" svg:y1="2.699cm" svg:x2="8.711cm" svg:y2="3.652cm">
          <text:p/>
        </draw:line>
        <draw:rect draw:style-name="gr9" draw:text-style-name="P2" draw:layer="layout" svg:width="2.898cm" svg:height="1.429cm" svg:x="0.5cm" svg:y="5.557cm">
          <text:p text:style-name="P2">A1</text:p>
          <text:p text:style-name="P2">9:30 am</text:p>
        </draw:rect>
        <draw:rect draw:style-name="gr9" draw:text-style-name="P2" draw:layer="layout" svg:width="2.898cm" svg:height="1.428cm" svg:x="3.881cm" svg:y="5.557cm">
          <text:p text:style-name="P2">B1</text:p>
          <text:p text:style-name="P2">9:40 am</text:p>
        </draw:rect>
        <draw:rect draw:style-name="gr9" draw:text-style-name="P2" draw:layer="layout" svg:width="2.898cm" svg:height="1.428cm" svg:x="7.262cm" svg:y="5.557cm">
          <text:p text:style-name="P2">C1</text:p>
          <text:p text:style-name="P2">9:25 am</text:p>
        </draw:rect>
        <draw:rect draw:style-name="gr4" draw:text-style-name="P2" draw:layer="layout" svg:width="2.898cm" svg:height="1.429cm" svg:x="0.5cm" svg:y="7.462cm">
          <text:p text:style-name="P2">A2</text:p>
          <text:p text:style-name="P2">9:15 am</text:p>
        </draw:rect>
        <draw:rect draw:style-name="gr9" draw:text-style-name="P2" draw:layer="layout" svg:width="2.898cm" svg:height="1.429cm" svg:x="3.881cm" svg:y="7.461cm">
          <text:p text:style-name="P2">B2</text:p>
          <text:p text:style-name="P2">9:25 am</text:p>
        </draw:rect>
        <draw:rect draw:style-name="gr4" draw:text-style-name="P2" draw:layer="layout" svg:width="2.898cm" svg:height="1.429cm" svg:x="7.262cm" svg:y="7.461cm">
          <text:p text:style-name="P2">C2</text:p>
          <text:p text:style-name="P2">9:00 am</text:p>
        </draw:rect>
        <draw:rect draw:style-name="gr4" draw:text-style-name="P2" draw:layer="layout" svg:width="2.898cm" svg:height="1.429cm" svg:x="0.5cm" svg:y="9.367cm">
          <text:p text:style-name="P2">A3</text:p>
          <text:p text:style-name="P2">9:10 am</text:p>
        </draw:rect>
        <draw:rect draw:style-name="gr4" draw:text-style-name="P2" draw:layer="layout" svg:width="2.898cm" svg:height="1.429cm" svg:x="3.881cm" svg:y="9.366cm">
          <text:p text:style-name="P2">B3</text:p>
          <text:p text:style-name="P2">9:20 am</text:p>
        </draw:rect>
        <draw:rect draw:style-name="gr4" draw:text-style-name="P2" draw:layer="layout" svg:width="2.898cm" svg:height="1.429cm" svg:x="3.881cm" svg:y="11.271cm">
          <text:p text:style-name="P2">B4</text:p>
          <text:p text:style-name="P2">9:05 am</text:p>
        </draw:rect>
        <draw:line draw:style-name="gr3" draw:text-style-name="P2" draw:layer="layout" svg:x1="1.979cm" svg:y1="5.08cm" svg:x2="1.979cm" svg:y2="5.556cm">
          <text:p/>
        </draw:line>
        <draw:line draw:style-name="gr3" draw:text-style-name="P2" draw:layer="layout" svg:x1="1.979cm" svg:y1="6.985cm" svg:x2="1.979cm" svg:y2="7.461cm">
          <text:p/>
        </draw:line>
        <draw:line draw:style-name="gr3" draw:text-style-name="P2" draw:layer="layout" svg:x1="1.979cm" svg:y1="8.891cm" svg:x2="1.979cm" svg:y2="9.367cm">
          <text:p/>
        </draw:line>
        <draw:line draw:style-name="gr3" draw:text-style-name="P2" draw:layer="layout" svg:x1="5.36cm" svg:y1="5.08cm" svg:x2="5.36cm" svg:y2="5.556cm">
          <text:p/>
        </draw:line>
        <draw:line draw:style-name="gr3" draw:text-style-name="P2" draw:layer="layout" svg:x1="5.36cm" svg:y1="6.985cm" svg:x2="5.36cm" svg:y2="7.461cm">
          <text:p/>
        </draw:line>
        <draw:line draw:style-name="gr3" draw:text-style-name="P2" draw:layer="layout" svg:x1="5.36cm" svg:y1="8.891cm" svg:x2="5.36cm" svg:y2="9.367cm">
          <text:p/>
        </draw:line>
        <draw:line draw:style-name="gr3" draw:text-style-name="P2" draw:layer="layout" svg:x1="5.36cm" svg:y1="10.796cm" svg:x2="5.36cm" svg:y2="11.272cm">
          <text:p/>
        </draw:line>
        <draw:line draw:style-name="gr3" draw:text-style-name="P2" draw:layer="layout" svg:x1="8.741cm" svg:y1="5.08cm" svg:x2="8.741cm" svg:y2="5.556cm">
          <text:p/>
        </draw:line>
        <draw:line draw:style-name="gr3" draw:text-style-name="P2" draw:layer="layout" svg:x1="8.741cm" svg:y1="6.985cm" svg:x2="8.741cm" svg:y2="7.461cm">
          <text:p/>
        </draw:line>
        <draw:frame draw:style-name="gr5" draw:text-style-name="P3" draw:layer="layout" svg:width="3.135cm" svg:height="1.195cm" svg:x="0.04cm" svg:y="14.045cm">
          <draw:text-box>
            <text:p text:style-name="P3">Result:</text:p>
          </draw:text-box>
        </draw:frame>
        <draw:rect draw:style-name="gr6" draw:text-style-name="P4" draw:layer="layout" svg:width="13.97cm" svg:height="3.81cm" svg:x="11.43cm" svg:y="1.27cm">
          <text:p/>
        </draw:rect>
        <draw:frame draw:style-name="gr5" draw:text-style-name="P5" draw:layer="layout" svg:width="1.488cm" svg:height="0.962cm" svg:x="11.43cm" svg:y="1.27cm">
          <draw:text-box>
            <text:p text:style-name="P5">List</text:p>
          </draw:text-box>
        </draw:frame>
        <draw:rect draw:style-name="gr4" draw:text-style-name="P2" draw:layer="layout" svg:width="2.898cm" svg:height="1.429cm" svg:x="13.335cm" svg:y="2.54cm">
          <text:p text:style-name="P2">B2</text:p>
          <text:p text:style-name="P2">9:25 am</text:p>
        </draw:rect>
        <draw:rect draw:style-name="gr4" draw:text-style-name="P2" draw:layer="layout" svg:width="2.898cm" svg:height="1.428cm" svg:x="16.716cm" svg:y="2.54cm">
          <text:p text:style-name="P2">A1</text:p>
          <text:p text:style-name="P2">9:30 am</text:p>
        </draw:rect>
        <draw:rect draw:style-name="gr4" draw:text-style-name="P2" draw:layer="layout" svg:width="2.898cm" svg:height="1.428cm" svg:x="20.097cm" svg:y="2.54cm">
          <text:p text:style-name="P2">C1</text:p>
          <text:p text:style-name="P2">9:25 am</text:p>
        </draw:rect>
        <draw:rect draw:style-name="gr14" draw:text-style-name="P2" draw:layer="layout" svg:width="2.898cm" svg:height="1.429cm" svg:x="0.277cm" svg:y="15.716cm">
          <text:p text:style-name="P2">B1</text:p>
          <text:p text:style-name="P2">9:40 am</text:p>
        </draw:rect>
        <draw:custom-shape draw:style-name="gr8" draw:text-style-name="P1" draw:layer="layout" svg:width="12.065cm" svg:height="5.715cm" svg:x="12.068cm" svg:y="6.353cm">
          <text:p text:style-name="P1">Time to sort the list again</text:p>
          <draw:enhanced-geometry svg:viewBox="0 0 21600 21600" draw:text-areas="800 800 20800 20800" draw:type="round-rectangular-callout" draw:modifiers="2912.58080556937 24940.51784464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7" draw:layer="layout" svg:width="14.848cm" svg:height="11.136cm" svg:x="3.075cm" svg:y="2.257cm" draw:page-number="8" presentation:class="page"/>
          <draw:frame presentation:style-name="pr1" draw:text-style-name="P6" draw:layer="layout" svg:width="16.799cm" svg:height="13.365cm" svg:x="2.1cm" svg:y="14.107cm" presentation:class="notes" presentation:placeholder="true">
            <draw:text-box/>
          </draw:frame>
        </presentation:notes>
      </draw:page>
      <draw:page draw:name="page9" draw:style-name="dp1" draw:master-page-name="Default">
        <draw:rect draw:style-name="gr1" draw:text-style-name="P1" draw:layer="layout" svg:width="27cm" svg:height="4.03cm" svg:x="0cm" svg:y="13.97cm">
          <text:p/>
        </draw:rect>
        <draw:ellipse draw:style-name="gr2" draw:text-style-name="P2" draw:layer="layout" svg:width="2.898cm" svg:height="1.429cm" svg:x="3.881cm" svg:y="1.27cm">
          <text:p text:style-name="P2">Andreas</text:p>
          <text:p text:style-name="P2">Kollegger</text:p>
        </draw:ellipse>
        <draw:ellipse draw:style-name="gr2" draw:text-style-name="P2" draw:layer="layout" svg:width="2.898cm" svg:height="1.429cm" svg:x="0.5cm" svg:y="3.651cm">
          <text:p text:style-name="P2">Anna</text:p>
        </draw:ellipse>
        <draw:ellipse draw:style-name="gr2" draw:text-style-name="P2" draw:layer="layout" svg:width="2.898cm" svg:height="1.429cm" svg:x="3.881cm" svg:y="3.651cm">
          <text:p text:style-name="P2">Becky</text:p>
        </draw:ellipse>
        <draw:ellipse draw:style-name="gr2" draw:text-style-name="P2" draw:layer="layout" svg:width="2.898cm" svg:height="1.429cm" svg:x="7.262cm" svg:y="3.651cm">
          <text:p text:style-name="P2">Cecilia</text:p>
        </draw:ellipse>
        <draw:line draw:style-name="gr3" draw:text-style-name="P2" draw:layer="layout" svg:x1="5.33cm" svg:y1="2.699cm" svg:x2="1.949cm" svg:y2="3.652cm">
          <text:p/>
        </draw:line>
        <draw:line draw:style-name="gr3" draw:text-style-name="P2" draw:layer="layout" svg:x1="5.33cm" svg:y1="2.699cm" svg:x2="5.33cm" svg:y2="3.652cm">
          <text:p/>
        </draw:line>
        <draw:line draw:style-name="gr3" draw:text-style-name="P2" draw:layer="layout" svg:x1="5.33cm" svg:y1="2.699cm" svg:x2="8.711cm" svg:y2="3.652cm">
          <text:p/>
        </draw:line>
        <draw:rect draw:style-name="gr9" draw:text-style-name="P2" draw:layer="layout" svg:width="2.898cm" svg:height="1.429cm" svg:x="0.5cm" svg:y="5.557cm">
          <text:p text:style-name="P2">A1</text:p>
          <text:p text:style-name="P2">9:30 am</text:p>
        </draw:rect>
        <draw:rect draw:style-name="gr9" draw:text-style-name="P2" draw:layer="layout" svg:width="2.898cm" svg:height="1.428cm" svg:x="3.881cm" svg:y="5.557cm">
          <text:p text:style-name="P2">B1</text:p>
          <text:p text:style-name="P2">9:40 am</text:p>
        </draw:rect>
        <draw:rect draw:style-name="gr9" draw:text-style-name="P2" draw:layer="layout" svg:width="2.898cm" svg:height="1.428cm" svg:x="7.262cm" svg:y="5.557cm">
          <text:p text:style-name="P2">C1</text:p>
          <text:p text:style-name="P2">9:25 am</text:p>
        </draw:rect>
        <draw:rect draw:style-name="gr4" draw:text-style-name="P2" draw:layer="layout" svg:width="2.898cm" svg:height="1.429cm" svg:x="0.5cm" svg:y="7.462cm">
          <text:p text:style-name="P2">A2</text:p>
          <text:p text:style-name="P2">9:15 am</text:p>
        </draw:rect>
        <draw:rect draw:style-name="gr9" draw:text-style-name="P2" draw:layer="layout" svg:width="2.898cm" svg:height="1.429cm" svg:x="3.881cm" svg:y="7.461cm">
          <text:p text:style-name="P2">B2</text:p>
          <text:p text:style-name="P2">9:25 am</text:p>
        </draw:rect>
        <draw:rect draw:style-name="gr4" draw:text-style-name="P2" draw:layer="layout" svg:width="2.898cm" svg:height="1.429cm" svg:x="7.262cm" svg:y="7.461cm">
          <text:p text:style-name="P2">C2</text:p>
          <text:p text:style-name="P2">9:00 am</text:p>
        </draw:rect>
        <draw:rect draw:style-name="gr4" draw:text-style-name="P2" draw:layer="layout" svg:width="2.898cm" svg:height="1.429cm" svg:x="0.5cm" svg:y="9.367cm">
          <text:p text:style-name="P2">A3</text:p>
          <text:p text:style-name="P2">9:10 am</text:p>
        </draw:rect>
        <draw:rect draw:style-name="gr4" draw:text-style-name="P2" draw:layer="layout" svg:width="2.898cm" svg:height="1.429cm" svg:x="3.881cm" svg:y="9.366cm">
          <text:p text:style-name="P2">B3</text:p>
          <text:p text:style-name="P2">9:20 am</text:p>
        </draw:rect>
        <draw:rect draw:style-name="gr4" draw:text-style-name="P2" draw:layer="layout" svg:width="2.898cm" svg:height="1.429cm" svg:x="3.881cm" svg:y="11.271cm">
          <text:p text:style-name="P2">B4</text:p>
          <text:p text:style-name="P2">9:05 am</text:p>
        </draw:rect>
        <draw:line draw:style-name="gr3" draw:text-style-name="P2" draw:layer="layout" svg:x1="1.979cm" svg:y1="5.08cm" svg:x2="1.979cm" svg:y2="5.556cm">
          <text:p/>
        </draw:line>
        <draw:line draw:style-name="gr3" draw:text-style-name="P2" draw:layer="layout" svg:x1="1.979cm" svg:y1="6.985cm" svg:x2="1.979cm" svg:y2="7.461cm">
          <text:p/>
        </draw:line>
        <draw:line draw:style-name="gr3" draw:text-style-name="P2" draw:layer="layout" svg:x1="1.979cm" svg:y1="8.891cm" svg:x2="1.979cm" svg:y2="9.367cm">
          <text:p/>
        </draw:line>
        <draw:line draw:style-name="gr3" draw:text-style-name="P2" draw:layer="layout" svg:x1="5.36cm" svg:y1="5.08cm" svg:x2="5.36cm" svg:y2="5.556cm">
          <text:p/>
        </draw:line>
        <draw:line draw:style-name="gr3" draw:text-style-name="P2" draw:layer="layout" svg:x1="5.36cm" svg:y1="6.985cm" svg:x2="5.36cm" svg:y2="7.461cm">
          <text:p/>
        </draw:line>
        <draw:line draw:style-name="gr3" draw:text-style-name="P2" draw:layer="layout" svg:x1="5.36cm" svg:y1="8.891cm" svg:x2="5.36cm" svg:y2="9.367cm">
          <text:p/>
        </draw:line>
        <draw:line draw:style-name="gr3" draw:text-style-name="P2" draw:layer="layout" svg:x1="5.36cm" svg:y1="10.796cm" svg:x2="5.36cm" svg:y2="11.272cm">
          <text:p/>
        </draw:line>
        <draw:line draw:style-name="gr3" draw:text-style-name="P2" draw:layer="layout" svg:x1="8.741cm" svg:y1="5.08cm" svg:x2="8.741cm" svg:y2="5.556cm">
          <text:p/>
        </draw:line>
        <draw:line draw:style-name="gr3" draw:text-style-name="P2" draw:layer="layout" svg:x1="8.741cm" svg:y1="6.985cm" svg:x2="8.741cm" svg:y2="7.461cm">
          <text:p/>
        </draw:line>
        <draw:frame draw:style-name="gr5" draw:text-style-name="P3" draw:layer="layout" svg:width="3.135cm" svg:height="1.195cm" svg:x="0.04cm" svg:y="14.045cm">
          <draw:text-box>
            <text:p text:style-name="P3">Result:</text:p>
          </draw:text-box>
        </draw:frame>
        <draw:rect draw:style-name="gr6" draw:text-style-name="P4" draw:layer="layout" svg:width="13.97cm" svg:height="3.81cm" svg:x="11.43cm" svg:y="1.27cm">
          <text:p/>
        </draw:rect>
        <draw:frame draw:style-name="gr5" draw:text-style-name="P5" draw:layer="layout" svg:width="1.488cm" svg:height="0.962cm" svg:x="11.43cm" svg:y="1.27cm">
          <draw:text-box>
            <text:p text:style-name="P5">List</text:p>
          </draw:text-box>
        </draw:frame>
        <draw:rect draw:style-name="gr4" draw:text-style-name="P2" draw:layer="layout" svg:width="2.898cm" svg:height="1.429cm" svg:x="13.335cm" svg:y="2.54cm">
          <text:p text:style-name="P2">A1</text:p>
          <text:p text:style-name="P2">9:30 am</text:p>
        </draw:rect>
        <draw:rect draw:style-name="gr4" draw:text-style-name="P2" draw:layer="layout" svg:width="2.898cm" svg:height="1.428cm" svg:x="16.716cm" svg:y="2.54cm">
          <text:p text:style-name="P2">B2</text:p>
          <text:p text:style-name="P2">9:25 am</text:p>
        </draw:rect>
        <draw:rect draw:style-name="gr4" draw:text-style-name="P2" draw:layer="layout" svg:width="2.898cm" svg:height="1.428cm" svg:x="20.097cm" svg:y="2.54cm">
          <text:p text:style-name="P2">C1</text:p>
          <text:p text:style-name="P2">9:25 am</text:p>
        </draw:rect>
        <draw:rect draw:style-name="gr14" draw:text-style-name="P2" draw:layer="layout" svg:width="2.898cm" svg:height="1.429cm" svg:x="0.277cm" svg:y="15.716cm">
          <text:p text:style-name="P2">B1</text:p>
          <text:p text:style-name="P2">9:40 am</text:p>
        </draw:rect>
        <draw:path draw:style-name="gr13" draw:text-style-name="P4" draw:layer="layout" svg:width="2.694cm" svg:height="3.285cm" draw:transform="rotate (0.984016632274217) translate (14.2472619415842cm 2.54284965699665cm)" svg:viewBox="0 0 2695 3286" svg:d="m0 26550c353-40 686 137 956 347 318 247 690 433 956 737 177 202 402 372 514 617 120 266 280 521 268 832-11 275-159 505-288 735l-17 12">
          <text:p/>
        </draw:path>
        <presentation:notes draw:style-name="dp2">
          <draw:page-thumbnail draw:style-name="gr7" draw:layer="layout" svg:width="14.848cm" svg:height="11.136cm" svg:x="3.075cm" svg:y="2.257cm" draw:page-number="9" presentation:class="page"/>
          <draw:frame presentation:style-name="pr1" draw:text-style-name="P6" draw:layer="layout" svg:width="16.799cm" svg:height="13.365cm" svg:x="2.1cm" svg:y="14.107cm" presentation:class="notes" presentation:placeholder="true">
            <draw:text-box/>
          </draw:frame>
        </presentation:notes>
      </draw:page>
      <draw:page draw:name="page10" draw:style-name="dp1" draw:master-page-name="Default">
        <draw:rect draw:style-name="gr12" draw:text-style-name="P1" draw:layer="layout" svg:width="27cm" svg:height="4.03cm" svg:x="0cm" svg:y="13.97cm">
          <text:p/>
        </draw:rect>
        <draw:ellipse draw:style-name="gr2" draw:text-style-name="P2" draw:layer="layout" svg:width="2.898cm" svg:height="1.429cm" svg:x="3.881cm" svg:y="1.27cm">
          <text:p text:style-name="P2">Andreas</text:p>
          <text:p text:style-name="P2">Kollegger</text:p>
        </draw:ellipse>
        <draw:ellipse draw:style-name="gr2" draw:text-style-name="P2" draw:layer="layout" svg:width="2.898cm" svg:height="1.429cm" svg:x="0.5cm" svg:y="3.651cm">
          <text:p text:style-name="P2">Anna</text:p>
        </draw:ellipse>
        <draw:ellipse draw:style-name="gr2" draw:text-style-name="P2" draw:layer="layout" svg:width="2.898cm" svg:height="1.429cm" svg:x="3.881cm" svg:y="3.651cm">
          <text:p text:style-name="P2">Becky</text:p>
        </draw:ellipse>
        <draw:ellipse draw:style-name="gr2" draw:text-style-name="P2" draw:layer="layout" svg:width="2.898cm" svg:height="1.429cm" svg:x="7.262cm" svg:y="3.651cm">
          <text:p text:style-name="P2">Cecilia</text:p>
        </draw:ellipse>
        <draw:line draw:style-name="gr3" draw:text-style-name="P2" draw:layer="layout" svg:x1="5.33cm" svg:y1="2.699cm" svg:x2="1.949cm" svg:y2="3.652cm">
          <text:p/>
        </draw:line>
        <draw:line draw:style-name="gr3" draw:text-style-name="P2" draw:layer="layout" svg:x1="5.33cm" svg:y1="2.699cm" svg:x2="5.33cm" svg:y2="3.652cm">
          <text:p/>
        </draw:line>
        <draw:line draw:style-name="gr3" draw:text-style-name="P2" draw:layer="layout" svg:x1="5.33cm" svg:y1="2.699cm" svg:x2="8.711cm" svg:y2="3.652cm">
          <text:p/>
        </draw:line>
        <draw:rect draw:style-name="gr9" draw:text-style-name="P2" draw:layer="layout" svg:width="2.898cm" svg:height="1.429cm" svg:x="0.5cm" svg:y="5.557cm">
          <text:p text:style-name="P2">A1</text:p>
          <text:p text:style-name="P2">9:30 am</text:p>
        </draw:rect>
        <draw:rect draw:style-name="gr9" draw:text-style-name="P2" draw:layer="layout" svg:width="2.898cm" svg:height="1.428cm" svg:x="3.881cm" svg:y="5.557cm">
          <text:p text:style-name="P2">B1</text:p>
          <text:p text:style-name="P2">9:40 am</text:p>
        </draw:rect>
        <draw:rect draw:style-name="gr9" draw:text-style-name="P2" draw:layer="layout" svg:width="2.898cm" svg:height="1.428cm" svg:x="7.262cm" svg:y="5.557cm">
          <text:p text:style-name="P2">C1</text:p>
          <text:p text:style-name="P2">9:25 am</text:p>
        </draw:rect>
        <draw:rect draw:style-name="gr4" draw:text-style-name="P2" draw:layer="layout" svg:width="2.898cm" svg:height="1.429cm" svg:x="0.5cm" svg:y="7.462cm">
          <text:p text:style-name="P2">A2</text:p>
          <text:p text:style-name="P2">9:15 am</text:p>
        </draw:rect>
        <draw:rect draw:style-name="gr9" draw:text-style-name="P2" draw:layer="layout" svg:width="2.898cm" svg:height="1.429cm" svg:x="3.881cm" svg:y="7.461cm">
          <text:p text:style-name="P2">B2</text:p>
          <text:p text:style-name="P2">9:25 am</text:p>
        </draw:rect>
        <draw:rect draw:style-name="gr4" draw:text-style-name="P2" draw:layer="layout" svg:width="2.898cm" svg:height="1.429cm" svg:x="7.262cm" svg:y="7.461cm">
          <text:p text:style-name="P2">C2</text:p>
          <text:p text:style-name="P2">9:00 am</text:p>
        </draw:rect>
        <draw:rect draw:style-name="gr4" draw:text-style-name="P2" draw:layer="layout" svg:width="2.898cm" svg:height="1.429cm" svg:x="0.5cm" svg:y="9.367cm">
          <text:p text:style-name="P2">A3</text:p>
          <text:p text:style-name="P2">9:10 am</text:p>
        </draw:rect>
        <draw:rect draw:style-name="gr4" draw:text-style-name="P2" draw:layer="layout" svg:width="2.898cm" svg:height="1.429cm" svg:x="3.881cm" svg:y="9.366cm">
          <text:p text:style-name="P2">B3</text:p>
          <text:p text:style-name="P2">9:20 am</text:p>
        </draw:rect>
        <draw:rect draw:style-name="gr4" draw:text-style-name="P2" draw:layer="layout" svg:width="2.898cm" svg:height="1.429cm" svg:x="3.881cm" svg:y="11.271cm">
          <text:p text:style-name="P2">B4</text:p>
          <text:p text:style-name="P2">9:05 am</text:p>
        </draw:rect>
        <draw:line draw:style-name="gr3" draw:text-style-name="P2" draw:layer="layout" svg:x1="1.979cm" svg:y1="5.08cm" svg:x2="1.979cm" svg:y2="5.556cm">
          <text:p/>
        </draw:line>
        <draw:line draw:style-name="gr3" draw:text-style-name="P2" draw:layer="layout" svg:x1="1.979cm" svg:y1="6.985cm" svg:x2="1.979cm" svg:y2="7.461cm">
          <text:p/>
        </draw:line>
        <draw:line draw:style-name="gr3" draw:text-style-name="P2" draw:layer="layout" svg:x1="1.979cm" svg:y1="8.891cm" svg:x2="1.979cm" svg:y2="9.367cm">
          <text:p/>
        </draw:line>
        <draw:line draw:style-name="gr3" draw:text-style-name="P2" draw:layer="layout" svg:x1="5.36cm" svg:y1="5.08cm" svg:x2="5.36cm" svg:y2="5.556cm">
          <text:p/>
        </draw:line>
        <draw:line draw:style-name="gr3" draw:text-style-name="P2" draw:layer="layout" svg:x1="5.36cm" svg:y1="6.985cm" svg:x2="5.36cm" svg:y2="7.461cm">
          <text:p/>
        </draw:line>
        <draw:line draw:style-name="gr3" draw:text-style-name="P2" draw:layer="layout" svg:x1="5.36cm" svg:y1="8.891cm" svg:x2="5.36cm" svg:y2="9.367cm">
          <text:p/>
        </draw:line>
        <draw:line draw:style-name="gr3" draw:text-style-name="P2" draw:layer="layout" svg:x1="5.36cm" svg:y1="10.796cm" svg:x2="5.36cm" svg:y2="11.272cm">
          <text:p/>
        </draw:line>
        <draw:line draw:style-name="gr3" draw:text-style-name="P2" draw:layer="layout" svg:x1="8.741cm" svg:y1="5.08cm" svg:x2="8.741cm" svg:y2="5.556cm">
          <text:p/>
        </draw:line>
        <draw:line draw:style-name="gr3" draw:text-style-name="P2" draw:layer="layout" svg:x1="8.741cm" svg:y1="6.985cm" svg:x2="8.741cm" svg:y2="7.461cm">
          <text:p/>
        </draw:line>
        <draw:frame draw:style-name="gr5" draw:text-style-name="P3" draw:layer="layout" svg:width="3.135cm" svg:height="1.195cm" svg:x="0.04cm" svg:y="14.045cm">
          <draw:text-box>
            <text:p text:style-name="P3">Result:</text:p>
          </draw:text-box>
        </draw:frame>
        <draw:rect draw:style-name="gr6" draw:text-style-name="P4" draw:layer="layout" svg:width="13.97cm" svg:height="3.81cm" svg:x="11.43cm" svg:y="1.27cm">
          <text:p/>
        </draw:rect>
        <draw:frame draw:style-name="gr5" draw:text-style-name="P5" draw:layer="layout" svg:width="1.488cm" svg:height="0.962cm" svg:x="11.43cm" svg:y="1.27cm">
          <draw:text-box>
            <text:p text:style-name="P5">List</text:p>
          </draw:text-box>
        </draw:frame>
        <draw:rect draw:style-name="gr4" draw:text-style-name="P2" draw:layer="layout" svg:width="2.898cm" svg:height="1.429cm" svg:x="13.335cm" svg:y="2.54cm">
          <text:p text:style-name="P2">A1</text:p>
          <text:p text:style-name="P2">9:30 am</text:p>
        </draw:rect>
        <draw:rect draw:style-name="gr4" draw:text-style-name="P2" draw:layer="layout" svg:width="2.898cm" svg:height="1.428cm" svg:x="16.716cm" svg:y="2.54cm">
          <text:p text:style-name="P2">B2</text:p>
          <text:p text:style-name="P2">9:25 am</text:p>
        </draw:rect>
        <draw:rect draw:style-name="gr4" draw:text-style-name="P2" draw:layer="layout" svg:width="2.898cm" svg:height="1.428cm" svg:x="20.097cm" svg:y="2.54cm">
          <text:p text:style-name="P2">C1</text:p>
          <text:p text:style-name="P2">9:25 am</text:p>
        </draw:rect>
        <draw:rect draw:style-name="gr14" draw:text-style-name="P2" draw:layer="layout" svg:width="2.898cm" svg:height="1.429cm" svg:x="0.277cm" svg:y="15.716cm">
          <text:p text:style-name="P2">B1</text:p>
          <text:p text:style-name="P2">9:40 am</text:p>
        </draw:rect>
        <draw:custom-shape draw:style-name="gr8" draw:text-style-name="P1" draw:layer="layout" svg:width="12.065cm" svg:height="5.715cm" svg:x="12.069cm" svg:y="6.354cm">
          <text:p text:style-name="P1">Pop the first, get the next</text:p>
          <draw:enhanced-geometry svg:viewBox="0 0 21600 21600" draw:text-areas="800 800 20800 20800" draw:type="round-rectangular-callout" draw:modifiers="2912.58080556937 24940.51784464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7" draw:layer="layout" svg:width="14.848cm" svg:height="11.136cm" svg:x="3.075cm" svg:y="2.257cm" draw:page-number="10" presentation:class="page"/>
          <draw:frame presentation:style-name="pr1" draw:text-style-name="P6" draw:layer="layout" svg:width="16.799cm" svg:height="13.365cm" svg:x="2.1cm" svg:y="14.107cm" presentation:class="notes" presentation:placeholder="true">
            <draw:text-box/>
          </draw:frame>
        </presentation:notes>
      </draw:page>
      <draw:page draw:name="page11" draw:style-name="dp1" draw:master-page-name="Default">
        <draw:rect draw:style-name="gr1" draw:text-style-name="P1" draw:layer="layout" svg:width="27cm" svg:height="4.03cm" svg:x="0cm" svg:y="13.97cm">
          <text:p/>
        </draw:rect>
        <draw:ellipse draw:style-name="gr2" draw:text-style-name="P2" draw:layer="layout" svg:width="2.898cm" svg:height="1.429cm" svg:x="3.881cm" svg:y="1.27cm">
          <text:p text:style-name="P2">Andreas</text:p>
          <text:p text:style-name="P2">Kollegger</text:p>
        </draw:ellipse>
        <draw:ellipse draw:style-name="gr2" draw:text-style-name="P2" draw:layer="layout" svg:width="2.898cm" svg:height="1.429cm" svg:x="0.5cm" svg:y="3.651cm">
          <text:p text:style-name="P2">Anna</text:p>
        </draw:ellipse>
        <draw:ellipse draw:style-name="gr2" draw:text-style-name="P2" draw:layer="layout" svg:width="2.898cm" svg:height="1.429cm" svg:x="3.881cm" svg:y="3.651cm">
          <text:p text:style-name="P2">Becky</text:p>
        </draw:ellipse>
        <draw:ellipse draw:style-name="gr2" draw:text-style-name="P2" draw:layer="layout" svg:width="2.898cm" svg:height="1.429cm" svg:x="7.262cm" svg:y="3.651cm">
          <text:p text:style-name="P2">Cecilia</text:p>
        </draw:ellipse>
        <draw:line draw:style-name="gr3" draw:text-style-name="P2" draw:layer="layout" svg:x1="5.33cm" svg:y1="2.699cm" svg:x2="1.949cm" svg:y2="3.652cm">
          <text:p/>
        </draw:line>
        <draw:line draw:style-name="gr3" draw:text-style-name="P2" draw:layer="layout" svg:x1="5.33cm" svg:y1="2.699cm" svg:x2="5.33cm" svg:y2="3.652cm">
          <text:p/>
        </draw:line>
        <draw:line draw:style-name="gr3" draw:text-style-name="P2" draw:layer="layout" svg:x1="5.33cm" svg:y1="2.699cm" svg:x2="8.711cm" svg:y2="3.652cm">
          <text:p/>
        </draw:line>
        <draw:rect draw:style-name="gr9" draw:text-style-name="P2" draw:layer="layout" svg:width="2.898cm" svg:height="1.429cm" svg:x="0.5cm" svg:y="5.557cm">
          <text:p text:style-name="P2">A1</text:p>
          <text:p text:style-name="P2">9:30 am</text:p>
        </draw:rect>
        <draw:rect draw:style-name="gr9" draw:text-style-name="P2" draw:layer="layout" svg:width="2.898cm" svg:height="1.428cm" svg:x="3.881cm" svg:y="5.557cm">
          <text:p text:style-name="P2">B1</text:p>
          <text:p text:style-name="P2">9:40 am</text:p>
        </draw:rect>
        <draw:rect draw:style-name="gr9" draw:text-style-name="P2" draw:layer="layout" svg:width="2.898cm" svg:height="1.428cm" svg:x="7.262cm" svg:y="5.557cm">
          <text:p text:style-name="P2">C1</text:p>
          <text:p text:style-name="P2">9:25 am</text:p>
        </draw:rect>
        <draw:rect draw:style-name="gr9" draw:text-style-name="P2" draw:layer="layout" svg:width="2.898cm" svg:height="1.429cm" svg:x="0.5cm" svg:y="7.462cm">
          <text:p text:style-name="P2">A2</text:p>
          <text:p text:style-name="P2">9:15 am</text:p>
        </draw:rect>
        <draw:rect draw:style-name="gr9" draw:text-style-name="P2" draw:layer="layout" svg:width="2.898cm" svg:height="1.429cm" svg:x="3.881cm" svg:y="7.461cm">
          <text:p text:style-name="P2">B2</text:p>
          <text:p text:style-name="P2">9:25 am</text:p>
        </draw:rect>
        <draw:rect draw:style-name="gr4" draw:text-style-name="P2" draw:layer="layout" svg:width="2.898cm" svg:height="1.429cm" svg:x="7.262cm" svg:y="7.461cm">
          <text:p text:style-name="P2">C2</text:p>
          <text:p text:style-name="P2">9:00 am</text:p>
        </draw:rect>
        <draw:rect draw:style-name="gr4" draw:text-style-name="P2" draw:layer="layout" svg:width="2.898cm" svg:height="1.429cm" svg:x="0.5cm" svg:y="9.367cm">
          <text:p text:style-name="P2">A3</text:p>
          <text:p text:style-name="P2">9:10 am</text:p>
        </draw:rect>
        <draw:rect draw:style-name="gr4" draw:text-style-name="P2" draw:layer="layout" svg:width="2.898cm" svg:height="1.429cm" svg:x="3.881cm" svg:y="9.366cm">
          <text:p text:style-name="P2">B3</text:p>
          <text:p text:style-name="P2">9:20 am</text:p>
        </draw:rect>
        <draw:rect draw:style-name="gr4" draw:text-style-name="P2" draw:layer="layout" svg:width="2.898cm" svg:height="1.429cm" svg:x="3.881cm" svg:y="11.271cm">
          <text:p text:style-name="P2">B4</text:p>
          <text:p text:style-name="P2">9:05 am</text:p>
        </draw:rect>
        <draw:line draw:style-name="gr3" draw:text-style-name="P2" draw:layer="layout" svg:x1="1.979cm" svg:y1="5.08cm" svg:x2="1.979cm" svg:y2="5.556cm">
          <text:p/>
        </draw:line>
        <draw:line draw:style-name="gr3" draw:text-style-name="P2" draw:layer="layout" svg:x1="1.979cm" svg:y1="6.985cm" svg:x2="1.979cm" svg:y2="7.461cm">
          <text:p/>
        </draw:line>
        <draw:line draw:style-name="gr3" draw:text-style-name="P2" draw:layer="layout" svg:x1="1.979cm" svg:y1="8.891cm" svg:x2="1.979cm" svg:y2="9.367cm">
          <text:p/>
        </draw:line>
        <draw:line draw:style-name="gr3" draw:text-style-name="P2" draw:layer="layout" svg:x1="5.36cm" svg:y1="5.08cm" svg:x2="5.36cm" svg:y2="5.556cm">
          <text:p/>
        </draw:line>
        <draw:line draw:style-name="gr3" draw:text-style-name="P2" draw:layer="layout" svg:x1="5.36cm" svg:y1="6.985cm" svg:x2="5.36cm" svg:y2="7.461cm">
          <text:p/>
        </draw:line>
        <draw:line draw:style-name="gr3" draw:text-style-name="P2" draw:layer="layout" svg:x1="5.36cm" svg:y1="8.891cm" svg:x2="5.36cm" svg:y2="9.367cm">
          <text:p/>
        </draw:line>
        <draw:line draw:style-name="gr3" draw:text-style-name="P2" draw:layer="layout" svg:x1="5.36cm" svg:y1="10.796cm" svg:x2="5.36cm" svg:y2="11.272cm">
          <text:p/>
        </draw:line>
        <draw:line draw:style-name="gr3" draw:text-style-name="P2" draw:layer="layout" svg:x1="8.741cm" svg:y1="5.08cm" svg:x2="8.741cm" svg:y2="5.556cm">
          <text:p/>
        </draw:line>
        <draw:line draw:style-name="gr3" draw:text-style-name="P2" draw:layer="layout" svg:x1="8.741cm" svg:y1="6.985cm" svg:x2="8.741cm" svg:y2="7.461cm">
          <text:p/>
        </draw:line>
        <draw:frame draw:style-name="gr5" draw:text-style-name="P3" draw:layer="layout" svg:width="3.135cm" svg:height="1.195cm" svg:x="0.04cm" svg:y="14.045cm">
          <draw:text-box>
            <text:p text:style-name="P3">Result:</text:p>
          </draw:text-box>
        </draw:frame>
        <draw:rect draw:style-name="gr6" draw:text-style-name="P4" draw:layer="layout" svg:width="13.97cm" svg:height="3.81cm" svg:x="11.43cm" svg:y="1.27cm">
          <text:p/>
        </draw:rect>
        <draw:frame draw:style-name="gr5" draw:text-style-name="P5" draw:layer="layout" svg:width="1.488cm" svg:height="0.962cm" svg:x="11.43cm" svg:y="1.27cm">
          <draw:text-box>
            <text:p text:style-name="P5">List</text:p>
          </draw:text-box>
        </draw:frame>
        <draw:rect draw:style-name="gr4" draw:text-style-name="P2" draw:layer="layout" svg:width="2.898cm" svg:height="1.429cm" svg:x="13.335cm" svg:y="2.54cm">
          <text:p text:style-name="P2">A2</text:p>
          <text:p text:style-name="P2">9:15 am</text:p>
        </draw:rect>
        <draw:rect draw:style-name="gr4" draw:text-style-name="P2" draw:layer="layout" svg:width="2.898cm" svg:height="1.428cm" svg:x="16.716cm" svg:y="2.54cm">
          <text:p text:style-name="P2">B2</text:p>
          <text:p text:style-name="P2">9:25 am</text:p>
        </draw:rect>
        <draw:rect draw:style-name="gr4" draw:text-style-name="P2" draw:layer="layout" svg:width="2.898cm" svg:height="1.428cm" svg:x="20.097cm" svg:y="2.54cm">
          <text:p text:style-name="P2">C1</text:p>
          <text:p text:style-name="P2">9:25 am</text:p>
        </draw:rect>
        <draw:rect draw:style-name="gr14" draw:text-style-name="P2" draw:layer="layout" svg:width="2.898cm" svg:height="1.429cm" svg:x="0.277cm" svg:y="15.716cm">
          <text:p text:style-name="P2">B1</text:p>
          <text:p text:style-name="P2">9:40 am</text:p>
        </draw:rect>
        <draw:rect draw:style-name="gr14" draw:text-style-name="P2" draw:layer="layout" svg:width="2.898cm" svg:height="1.429cm" svg:x="3.452cm" svg:y="15.716cm">
          <text:p text:style-name="P2">A1</text:p>
          <text:p text:style-name="P2">9:30 am</text:p>
        </draw:rect>
        <draw:path draw:style-name="gr11" draw:text-style-name="P4" draw:layer="layout" svg:width="14.78cm" svg:height="1.933cm" draw:transform="skewX (0.235270383168791) rotate (-2.11813158022111) translate (14.8172610053203cm 4.65508438396911cm)" svg:viewBox="0 0 14781 1934" svg:d="m0-29861c918-20 1833-122 2749-157 377-15 756 14 1136 26 456 15 860-176 1321-157 675 28 1353 32 2029 70 403 22 803 67 1201 136 646 113 1305 100 1959 225 434 82 860 178 1273 322 391 137 704 377 1104 493 347 101 671 257 1007 381 266 97 538 186 816 255l186 50">
          <text:p/>
        </draw:path>
        <draw:path draw:style-name="gr11" draw:text-style-name="P4" draw:layer="layout" svg:width="9.86cm" svg:height="3.189cm" draw:transform="skewX (-0.454658270144437) rotate (0.685216264332844) translate (1.83810041833568cm 7.93231067161891cm)" svg:viewBox="0 0 9861 3190" svg:d="m0 15304c980-78 1930-343 2894-510 590-102 1191-185 1790-184 760 1 1555 53 2266 414 460 233 890 526 1244 901 298 317 661 569 929 921l436 593 198 220 104 141">
          <text:p/>
        </draw:path>
        <draw:frame draw:style-name="gr5" draw:layer="layout" svg:width="0.853cm" svg:height="0.962cm" svg:x="11.43cm" svg:y="11.385cm">
          <draw:text-box>
            <text:p>1</text:p>
          </draw:text-box>
        </draw:frame>
        <draw:frame draw:style-name="gr16" draw:layer="layout" svg:width="0.853cm" svg:height="0.962cm" svg:x="9.307cm" svg:y="2.213cm">
          <draw:text-box>
            <text:p>2</text:p>
          </draw:text-box>
        </draw:frame>
        <presentation:notes draw:style-name="dp2">
          <draw:page-thumbnail draw:style-name="gr7" draw:layer="layout" svg:width="14.848cm" svg:height="11.136cm" svg:x="3.075cm" svg:y="2.257cm" draw:page-number="11" presentation:class="page"/>
          <draw:frame presentation:style-name="pr1" draw:text-style-name="P6" draw:layer="layout" svg:width="16.799cm" svg:height="13.365cm" svg:x="2.1cm" svg:y="14.107cm" presentation:class="notes" presentation:placeholder="true">
            <draw:text-box/>
          </draw:frame>
        </presentation:notes>
      </draw:page>
      <draw:page draw:name="page12" draw:style-name="dp1" draw:master-page-name="Default">
        <draw:rect draw:style-name="gr1" draw:text-style-name="P1" draw:layer="layout" svg:width="27cm" svg:height="4.03cm" svg:x="0cm" svg:y="13.97cm">
          <text:p/>
        </draw:rect>
        <draw:ellipse draw:style-name="gr2" draw:text-style-name="P2" draw:layer="layout" svg:width="2.898cm" svg:height="1.429cm" svg:x="3.881cm" svg:y="1.27cm">
          <text:p text:style-name="P2">Andreas</text:p>
          <text:p text:style-name="P2">Kollegger</text:p>
        </draw:ellipse>
        <draw:ellipse draw:style-name="gr2" draw:text-style-name="P2" draw:layer="layout" svg:width="2.898cm" svg:height="1.429cm" svg:x="0.5cm" svg:y="3.651cm">
          <text:p text:style-name="P2">Anna</text:p>
        </draw:ellipse>
        <draw:ellipse draw:style-name="gr2" draw:text-style-name="P2" draw:layer="layout" svg:width="2.898cm" svg:height="1.429cm" svg:x="3.881cm" svg:y="3.651cm">
          <text:p text:style-name="P2">Becky</text:p>
        </draw:ellipse>
        <draw:ellipse draw:style-name="gr2" draw:text-style-name="P2" draw:layer="layout" svg:width="2.898cm" svg:height="1.429cm" svg:x="7.262cm" svg:y="3.651cm">
          <text:p text:style-name="P2">Cecilia</text:p>
        </draw:ellipse>
        <draw:line draw:style-name="gr3" draw:text-style-name="P2" draw:layer="layout" svg:x1="5.33cm" svg:y1="2.699cm" svg:x2="1.949cm" svg:y2="3.652cm">
          <text:p/>
        </draw:line>
        <draw:line draw:style-name="gr3" draw:text-style-name="P2" draw:layer="layout" svg:x1="5.33cm" svg:y1="2.699cm" svg:x2="5.33cm" svg:y2="3.652cm">
          <text:p/>
        </draw:line>
        <draw:line draw:style-name="gr3" draw:text-style-name="P2" draw:layer="layout" svg:x1="5.33cm" svg:y1="2.699cm" svg:x2="8.711cm" svg:y2="3.652cm">
          <text:p/>
        </draw:line>
        <draw:rect draw:style-name="gr9" draw:text-style-name="P2" draw:layer="layout" svg:width="2.898cm" svg:height="1.429cm" svg:x="0.5cm" svg:y="5.557cm">
          <text:p text:style-name="P2">A1</text:p>
          <text:p text:style-name="P2">9:30 am</text:p>
        </draw:rect>
        <draw:rect draw:style-name="gr9" draw:text-style-name="P2" draw:layer="layout" svg:width="2.898cm" svg:height="1.428cm" svg:x="3.881cm" svg:y="5.557cm">
          <text:p text:style-name="P2">B1</text:p>
          <text:p text:style-name="P2">9:40 am</text:p>
        </draw:rect>
        <draw:rect draw:style-name="gr9" draw:text-style-name="P2" draw:layer="layout" svg:width="2.898cm" svg:height="1.428cm" svg:x="7.262cm" svg:y="5.557cm">
          <text:p text:style-name="P2">C1</text:p>
          <text:p text:style-name="P2">9:25 am</text:p>
        </draw:rect>
        <draw:rect draw:style-name="gr9" draw:text-style-name="P2" draw:layer="layout" svg:width="2.898cm" svg:height="1.429cm" svg:x="0.5cm" svg:y="7.462cm">
          <text:p text:style-name="P2">A2</text:p>
          <text:p text:style-name="P2">9:15 am</text:p>
        </draw:rect>
        <draw:rect draw:style-name="gr9" draw:text-style-name="P2" draw:layer="layout" svg:width="2.898cm" svg:height="1.429cm" svg:x="3.881cm" svg:y="7.461cm">
          <text:p text:style-name="P2">B2</text:p>
          <text:p text:style-name="P2">9:25 am</text:p>
        </draw:rect>
        <draw:rect draw:style-name="gr4" draw:text-style-name="P2" draw:layer="layout" svg:width="2.898cm" svg:height="1.429cm" svg:x="7.262cm" svg:y="7.461cm">
          <text:p text:style-name="P2">C2</text:p>
          <text:p text:style-name="P2">9:00 am</text:p>
        </draw:rect>
        <draw:rect draw:style-name="gr4" draw:text-style-name="P2" draw:layer="layout" svg:width="2.898cm" svg:height="1.429cm" svg:x="0.5cm" svg:y="9.367cm">
          <text:p text:style-name="P2">A3</text:p>
          <text:p text:style-name="P2">9:10 am</text:p>
        </draw:rect>
        <draw:rect draw:style-name="gr4" draw:text-style-name="P2" draw:layer="layout" svg:width="2.898cm" svg:height="1.429cm" svg:x="3.881cm" svg:y="9.366cm">
          <text:p text:style-name="P2">B3</text:p>
          <text:p text:style-name="P2">9:20 am</text:p>
        </draw:rect>
        <draw:rect draw:style-name="gr4" draw:text-style-name="P2" draw:layer="layout" svg:width="2.898cm" svg:height="1.429cm" svg:x="3.881cm" svg:y="11.271cm">
          <text:p text:style-name="P2">B4</text:p>
          <text:p text:style-name="P2">9:05 am</text:p>
        </draw:rect>
        <draw:line draw:style-name="gr3" draw:text-style-name="P2" draw:layer="layout" svg:x1="1.979cm" svg:y1="5.08cm" svg:x2="1.979cm" svg:y2="5.556cm">
          <text:p/>
        </draw:line>
        <draw:line draw:style-name="gr3" draw:text-style-name="P2" draw:layer="layout" svg:x1="1.979cm" svg:y1="6.985cm" svg:x2="1.979cm" svg:y2="7.461cm">
          <text:p/>
        </draw:line>
        <draw:line draw:style-name="gr3" draw:text-style-name="P2" draw:layer="layout" svg:x1="1.979cm" svg:y1="8.891cm" svg:x2="1.979cm" svg:y2="9.367cm">
          <text:p/>
        </draw:line>
        <draw:line draw:style-name="gr3" draw:text-style-name="P2" draw:layer="layout" svg:x1="5.36cm" svg:y1="5.08cm" svg:x2="5.36cm" svg:y2="5.556cm">
          <text:p/>
        </draw:line>
        <draw:line draw:style-name="gr3" draw:text-style-name="P2" draw:layer="layout" svg:x1="5.36cm" svg:y1="6.985cm" svg:x2="5.36cm" svg:y2="7.461cm">
          <text:p/>
        </draw:line>
        <draw:line draw:style-name="gr3" draw:text-style-name="P2" draw:layer="layout" svg:x1="5.36cm" svg:y1="8.891cm" svg:x2="5.36cm" svg:y2="9.367cm">
          <text:p/>
        </draw:line>
        <draw:line draw:style-name="gr3" draw:text-style-name="P2" draw:layer="layout" svg:x1="5.36cm" svg:y1="10.796cm" svg:x2="5.36cm" svg:y2="11.272cm">
          <text:p/>
        </draw:line>
        <draw:line draw:style-name="gr3" draw:text-style-name="P2" draw:layer="layout" svg:x1="8.741cm" svg:y1="5.08cm" svg:x2="8.741cm" svg:y2="5.556cm">
          <text:p/>
        </draw:line>
        <draw:line draw:style-name="gr3" draw:text-style-name="P2" draw:layer="layout" svg:x1="8.741cm" svg:y1="6.985cm" svg:x2="8.741cm" svg:y2="7.461cm">
          <text:p/>
        </draw:line>
        <draw:frame draw:style-name="gr5" draw:text-style-name="P3" draw:layer="layout" svg:width="3.135cm" svg:height="1.195cm" svg:x="0.04cm" svg:y="14.045cm">
          <draw:text-box>
            <text:p text:style-name="P3">Result:</text:p>
          </draw:text-box>
        </draw:frame>
        <draw:rect draw:style-name="gr6" draw:text-style-name="P4" draw:layer="layout" svg:width="13.97cm" svg:height="3.81cm" svg:x="11.43cm" svg:y="1.27cm">
          <text:p/>
        </draw:rect>
        <draw:frame draw:style-name="gr5" draw:text-style-name="P5" draw:layer="layout" svg:width="1.488cm" svg:height="0.962cm" svg:x="11.43cm" svg:y="1.27cm">
          <draw:text-box>
            <text:p text:style-name="P5">List</text:p>
          </draw:text-box>
        </draw:frame>
        <draw:rect draw:style-name="gr4" draw:text-style-name="P2" draw:layer="layout" svg:width="2.898cm" svg:height="1.429cm" svg:x="13.335cm" svg:y="2.54cm">
          <text:p text:style-name="P2">A2</text:p>
          <text:p text:style-name="P2">9:15 am</text:p>
        </draw:rect>
        <draw:rect draw:style-name="gr4" draw:text-style-name="P2" draw:layer="layout" svg:width="2.898cm" svg:height="1.428cm" svg:x="16.716cm" svg:y="2.54cm">
          <text:p text:style-name="P2">B2</text:p>
          <text:p text:style-name="P2">9:25 am</text:p>
        </draw:rect>
        <draw:rect draw:style-name="gr4" draw:text-style-name="P2" draw:layer="layout" svg:width="2.898cm" svg:height="1.428cm" svg:x="20.097cm" svg:y="2.54cm">
          <text:p text:style-name="P2">C1</text:p>
          <text:p text:style-name="P2">9:25 am</text:p>
        </draw:rect>
        <draw:rect draw:style-name="gr14" draw:text-style-name="P2" draw:layer="layout" svg:width="2.898cm" svg:height="1.429cm" svg:x="0.277cm" svg:y="15.716cm">
          <text:p text:style-name="P2">B1</text:p>
          <text:p text:style-name="P2">9:40 am</text:p>
        </draw:rect>
        <draw:rect draw:style-name="gr14" draw:text-style-name="P2" draw:layer="layout" svg:width="2.898cm" svg:height="1.429cm" svg:x="3.452cm" svg:y="15.716cm">
          <text:p text:style-name="P2">A1</text:p>
          <text:p text:style-name="P2">9:30 am</text:p>
        </draw:rect>
        <draw:custom-shape draw:style-name="gr8" draw:text-style-name="P1" draw:layer="layout" svg:width="12.065cm" svg:height="5.715cm" svg:x="12.07cm" svg:y="6.355cm">
          <text:p text:style-name="P1">Sort</text:p>
          <draw:enhanced-geometry svg:viewBox="0 0 21600 21600" draw:text-areas="800 800 20800 20800" draw:type="round-rectangular-callout" draw:modifiers="2912.58080556937 24940.51784464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7" draw:layer="layout" svg:width="14.848cm" svg:height="11.136cm" svg:x="3.075cm" svg:y="2.257cm" draw:page-number="12" presentation:class="page"/>
          <draw:frame presentation:style-name="pr1" draw:text-style-name="P6" draw:layer="layout" svg:width="16.799cm" svg:height="13.365cm" svg:x="2.1cm" svg:y="14.107cm" presentation:class="notes" presentation:placeholder="true">
            <draw:text-box/>
          </draw:frame>
        </presentation:notes>
      </draw:page>
      <draw:page draw:name="page13" draw:style-name="dp1" draw:master-page-name="Default">
        <draw:rect draw:style-name="gr1" draw:text-style-name="P1" draw:layer="layout" svg:width="27cm" svg:height="4.03cm" svg:x="0cm" svg:y="13.97cm">
          <text:p/>
        </draw:rect>
        <draw:ellipse draw:style-name="gr2" draw:text-style-name="P2" draw:layer="layout" svg:width="2.898cm" svg:height="1.429cm" svg:x="3.881cm" svg:y="1.27cm">
          <text:p text:style-name="P2">Andreas</text:p>
          <text:p text:style-name="P2">Kollegger</text:p>
        </draw:ellipse>
        <draw:ellipse draw:style-name="gr2" draw:text-style-name="P2" draw:layer="layout" svg:width="2.898cm" svg:height="1.429cm" svg:x="0.5cm" svg:y="3.651cm">
          <text:p text:style-name="P2">Anna</text:p>
        </draw:ellipse>
        <draw:ellipse draw:style-name="gr2" draw:text-style-name="P2" draw:layer="layout" svg:width="2.898cm" svg:height="1.429cm" svg:x="3.881cm" svg:y="3.651cm">
          <text:p text:style-name="P2">Becky</text:p>
        </draw:ellipse>
        <draw:ellipse draw:style-name="gr2" draw:text-style-name="P2" draw:layer="layout" svg:width="2.898cm" svg:height="1.429cm" svg:x="7.262cm" svg:y="3.651cm">
          <text:p text:style-name="P2">Cecilia</text:p>
        </draw:ellipse>
        <draw:line draw:style-name="gr3" draw:text-style-name="P2" draw:layer="layout" svg:x1="5.33cm" svg:y1="2.699cm" svg:x2="1.949cm" svg:y2="3.652cm">
          <text:p/>
        </draw:line>
        <draw:line draw:style-name="gr3" draw:text-style-name="P2" draw:layer="layout" svg:x1="5.33cm" svg:y1="2.699cm" svg:x2="5.33cm" svg:y2="3.652cm">
          <text:p/>
        </draw:line>
        <draw:line draw:style-name="gr3" draw:text-style-name="P2" draw:layer="layout" svg:x1="5.33cm" svg:y1="2.699cm" svg:x2="8.711cm" svg:y2="3.652cm">
          <text:p/>
        </draw:line>
        <draw:rect draw:style-name="gr9" draw:text-style-name="P2" draw:layer="layout" svg:width="2.898cm" svg:height="1.429cm" svg:x="0.5cm" svg:y="5.557cm">
          <text:p text:style-name="P2">A1</text:p>
          <text:p text:style-name="P2">9:30 am</text:p>
        </draw:rect>
        <draw:rect draw:style-name="gr9" draw:text-style-name="P2" draw:layer="layout" svg:width="2.898cm" svg:height="1.428cm" svg:x="3.881cm" svg:y="5.557cm">
          <text:p text:style-name="P2">B1</text:p>
          <text:p text:style-name="P2">9:40 am</text:p>
        </draw:rect>
        <draw:rect draw:style-name="gr9" draw:text-style-name="P2" draw:layer="layout" svg:width="2.898cm" svg:height="1.428cm" svg:x="7.262cm" svg:y="5.557cm">
          <text:p text:style-name="P2">C1</text:p>
          <text:p text:style-name="P2">9:25 am</text:p>
        </draw:rect>
        <draw:rect draw:style-name="gr9" draw:text-style-name="P2" draw:layer="layout" svg:width="2.898cm" svg:height="1.429cm" svg:x="0.5cm" svg:y="7.462cm">
          <text:p text:style-name="P2">A2</text:p>
          <text:p text:style-name="P2">9:15 am</text:p>
        </draw:rect>
        <draw:rect draw:style-name="gr9" draw:text-style-name="P2" draw:layer="layout" svg:width="2.898cm" svg:height="1.429cm" svg:x="3.881cm" svg:y="7.461cm">
          <text:p text:style-name="P2">B2</text:p>
          <text:p text:style-name="P2">9:25 am</text:p>
        </draw:rect>
        <draw:rect draw:style-name="gr4" draw:text-style-name="P2" draw:layer="layout" svg:width="2.898cm" svg:height="1.429cm" svg:x="7.262cm" svg:y="7.461cm">
          <text:p text:style-name="P2">C2</text:p>
          <text:p text:style-name="P2">9:00 am</text:p>
        </draw:rect>
        <draw:rect draw:style-name="gr4" draw:text-style-name="P2" draw:layer="layout" svg:width="2.898cm" svg:height="1.429cm" svg:x="0.5cm" svg:y="9.367cm">
          <text:p text:style-name="P2">A3</text:p>
          <text:p text:style-name="P2">9:10 am</text:p>
        </draw:rect>
        <draw:rect draw:style-name="gr4" draw:text-style-name="P2" draw:layer="layout" svg:width="2.898cm" svg:height="1.429cm" svg:x="3.881cm" svg:y="9.366cm">
          <text:p text:style-name="P2">B3</text:p>
          <text:p text:style-name="P2">9:20 am</text:p>
        </draw:rect>
        <draw:rect draw:style-name="gr4" draw:text-style-name="P2" draw:layer="layout" svg:width="2.898cm" svg:height="1.429cm" svg:x="3.881cm" svg:y="11.271cm">
          <text:p text:style-name="P2">B4</text:p>
          <text:p text:style-name="P2">9:05 am</text:p>
        </draw:rect>
        <draw:line draw:style-name="gr3" draw:text-style-name="P2" draw:layer="layout" svg:x1="1.979cm" svg:y1="5.08cm" svg:x2="1.979cm" svg:y2="5.556cm">
          <text:p/>
        </draw:line>
        <draw:line draw:style-name="gr3" draw:text-style-name="P2" draw:layer="layout" svg:x1="1.979cm" svg:y1="6.985cm" svg:x2="1.979cm" svg:y2="7.461cm">
          <text:p/>
        </draw:line>
        <draw:line draw:style-name="gr3" draw:text-style-name="P2" draw:layer="layout" svg:x1="1.979cm" svg:y1="8.891cm" svg:x2="1.979cm" svg:y2="9.367cm">
          <text:p/>
        </draw:line>
        <draw:line draw:style-name="gr3" draw:text-style-name="P2" draw:layer="layout" svg:x1="5.36cm" svg:y1="5.08cm" svg:x2="5.36cm" svg:y2="5.556cm">
          <text:p/>
        </draw:line>
        <draw:line draw:style-name="gr3" draw:text-style-name="P2" draw:layer="layout" svg:x1="5.36cm" svg:y1="6.985cm" svg:x2="5.36cm" svg:y2="7.461cm">
          <text:p/>
        </draw:line>
        <draw:line draw:style-name="gr3" draw:text-style-name="P2" draw:layer="layout" svg:x1="5.36cm" svg:y1="8.891cm" svg:x2="5.36cm" svg:y2="9.367cm">
          <text:p/>
        </draw:line>
        <draw:line draw:style-name="gr3" draw:text-style-name="P2" draw:layer="layout" svg:x1="5.36cm" svg:y1="10.796cm" svg:x2="5.36cm" svg:y2="11.272cm">
          <text:p/>
        </draw:line>
        <draw:line draw:style-name="gr3" draw:text-style-name="P2" draw:layer="layout" svg:x1="8.741cm" svg:y1="5.08cm" svg:x2="8.741cm" svg:y2="5.556cm">
          <text:p/>
        </draw:line>
        <draw:line draw:style-name="gr3" draw:text-style-name="P2" draw:layer="layout" svg:x1="8.741cm" svg:y1="6.985cm" svg:x2="8.741cm" svg:y2="7.461cm">
          <text:p/>
        </draw:line>
        <draw:frame draw:style-name="gr5" draw:text-style-name="P3" draw:layer="layout" svg:width="3.135cm" svg:height="1.195cm" svg:x="0.04cm" svg:y="14.045cm">
          <draw:text-box>
            <text:p text:style-name="P3">Result:</text:p>
          </draw:text-box>
        </draw:frame>
        <draw:rect draw:style-name="gr6" draw:text-style-name="P4" draw:layer="layout" svg:width="13.97cm" svg:height="3.81cm" svg:x="11.43cm" svg:y="1.27cm">
          <text:p/>
        </draw:rect>
        <draw:frame draw:style-name="gr5" draw:text-style-name="P5" draw:layer="layout" svg:width="1.488cm" svg:height="0.962cm" svg:x="11.43cm" svg:y="1.27cm">
          <draw:text-box>
            <text:p text:style-name="P5">List</text:p>
          </draw:text-box>
        </draw:frame>
        <draw:rect draw:style-name="gr4" draw:text-style-name="P2" draw:layer="layout" svg:width="2.898cm" svg:height="1.429cm" svg:x="13.335cm" svg:y="2.54cm">
          <text:p text:style-name="P2">B2</text:p>
          <text:p text:style-name="P2">9:25 am</text:p>
        </draw:rect>
        <draw:rect draw:style-name="gr4" draw:text-style-name="P2" draw:layer="layout" svg:width="2.898cm" svg:height="1.428cm" svg:x="16.716cm" svg:y="2.54cm">
          <text:p text:style-name="P2">C1</text:p>
          <text:p text:style-name="P2">9:25 am</text:p>
        </draw:rect>
        <draw:rect draw:style-name="gr4" draw:text-style-name="P2" draw:layer="layout" svg:width="2.898cm" svg:height="1.428cm" svg:x="20.097cm" svg:y="2.54cm">
          <text:p text:style-name="P2">A2</text:p>
          <text:p text:style-name="P2">9:15 am</text:p>
        </draw:rect>
        <draw:rect draw:style-name="gr14" draw:text-style-name="P2" draw:layer="layout" svg:width="2.898cm" svg:height="1.429cm" svg:x="0.277cm" svg:y="15.716cm">
          <text:p text:style-name="P2">B1</text:p>
          <text:p text:style-name="P2">9:40 am</text:p>
        </draw:rect>
        <draw:rect draw:style-name="gr14" draw:text-style-name="P2" draw:layer="layout" svg:width="2.898cm" svg:height="1.429cm" svg:x="3.452cm" svg:y="15.716cm">
          <text:p text:style-name="P2">A1</text:p>
          <text:p text:style-name="P2">9:30 am</text:p>
        </draw:rect>
        <draw:path draw:style-name="gr11" draw:text-style-name="P4" draw:layer="layout" svg:width="5.988cm" svg:height="6.56cm" draw:transform="skewX (-9.47931631924692E-017) rotate (0.909316540288874) translate (12.117cm 3.083cm)" svg:viewBox="0 0 5989 6561" svg:d="m0 22910c447 1 890 73 1335 137 360 51 683 159 989 322 335 179 603 464 914 683 278 196 491 453 695 716 184 238 367 479 538 728 155 225 325 443 436 700 101 232 246 444 378 661 141 231 244 484 371 723 131 244 193 515 256 784 66 282 82 576 76 870l-60 238">
          <text:p/>
        </draw:path>
        <presentation:notes draw:style-name="dp2">
          <draw:page-thumbnail draw:style-name="gr7" draw:layer="layout" svg:width="14.848cm" svg:height="11.136cm" svg:x="3.075cm" svg:y="2.257cm" draw:page-number="13" presentation:class="page"/>
          <draw:frame presentation:style-name="pr1" draw:text-style-name="P6" draw:layer="layout" svg:width="16.799cm" svg:height="13.365cm" svg:x="2.1cm" svg:y="14.107cm" presentation:class="notes" presentation:placeholder="true">
            <draw:text-box/>
          </draw:frame>
        </presentation:notes>
      </draw:page>
      <draw:page draw:name="page14" draw:style-name="dp1" draw:master-page-name="Default">
        <draw:rect draw:style-name="gr1" draw:text-style-name="P1" draw:layer="layout" svg:width="27cm" svg:height="4.03cm" svg:x="0cm" svg:y="13.97cm">
          <text:p/>
        </draw:rect>
        <draw:ellipse draw:style-name="gr2" draw:text-style-name="P2" draw:layer="layout" svg:width="2.898cm" svg:height="1.429cm" svg:x="3.881cm" svg:y="1.27cm">
          <text:p text:style-name="P2">Andreas</text:p>
          <text:p text:style-name="P2">Kollegger</text:p>
        </draw:ellipse>
        <draw:ellipse draw:style-name="gr2" draw:text-style-name="P2" draw:layer="layout" svg:width="2.898cm" svg:height="1.429cm" svg:x="0.5cm" svg:y="3.651cm">
          <text:p text:style-name="P2">Anna</text:p>
        </draw:ellipse>
        <draw:ellipse draw:style-name="gr2" draw:text-style-name="P2" draw:layer="layout" svg:width="2.898cm" svg:height="1.429cm" svg:x="3.881cm" svg:y="3.651cm">
          <text:p text:style-name="P2">Becky</text:p>
        </draw:ellipse>
        <draw:ellipse draw:style-name="gr2" draw:text-style-name="P2" draw:layer="layout" svg:width="2.898cm" svg:height="1.429cm" svg:x="7.262cm" svg:y="3.651cm">
          <text:p text:style-name="P2">Cecilia</text:p>
        </draw:ellipse>
        <draw:line draw:style-name="gr3" draw:text-style-name="P2" draw:layer="layout" svg:x1="5.33cm" svg:y1="2.699cm" svg:x2="1.949cm" svg:y2="3.652cm">
          <text:p/>
        </draw:line>
        <draw:line draw:style-name="gr3" draw:text-style-name="P2" draw:layer="layout" svg:x1="5.33cm" svg:y1="2.699cm" svg:x2="5.33cm" svg:y2="3.652cm">
          <text:p/>
        </draw:line>
        <draw:line draw:style-name="gr3" draw:text-style-name="P2" draw:layer="layout" svg:x1="5.33cm" svg:y1="2.699cm" svg:x2="8.711cm" svg:y2="3.652cm">
          <text:p/>
        </draw:line>
        <draw:rect draw:style-name="gr9" draw:text-style-name="P2" draw:layer="layout" svg:width="2.898cm" svg:height="1.429cm" svg:x="0.5cm" svg:y="5.557cm">
          <text:p text:style-name="P2">A1</text:p>
          <text:p text:style-name="P2">9:30 am</text:p>
        </draw:rect>
        <draw:rect draw:style-name="gr9" draw:text-style-name="P2" draw:layer="layout" svg:width="2.898cm" svg:height="1.428cm" svg:x="3.881cm" svg:y="5.557cm">
          <text:p text:style-name="P2">B1</text:p>
          <text:p text:style-name="P2">9:40 am</text:p>
        </draw:rect>
        <draw:rect draw:style-name="gr9" draw:text-style-name="P2" draw:layer="layout" svg:width="2.898cm" svg:height="1.428cm" svg:x="7.262cm" svg:y="5.557cm">
          <text:p text:style-name="P2">C1</text:p>
          <text:p text:style-name="P2">9:25 am</text:p>
        </draw:rect>
        <draw:rect draw:style-name="gr9" draw:text-style-name="P2" draw:layer="layout" svg:width="2.898cm" svg:height="1.429cm" svg:x="0.5cm" svg:y="7.462cm">
          <text:p text:style-name="P2">A2</text:p>
          <text:p text:style-name="P2">9:15 am</text:p>
        </draw:rect>
        <draw:rect draw:style-name="gr9" draw:text-style-name="P2" draw:layer="layout" svg:width="2.898cm" svg:height="1.429cm" svg:x="3.881cm" svg:y="7.461cm">
          <text:p text:style-name="P2">B2</text:p>
          <text:p text:style-name="P2">9:25 am</text:p>
        </draw:rect>
        <draw:rect draw:style-name="gr4" draw:text-style-name="P2" draw:layer="layout" svg:width="2.898cm" svg:height="1.429cm" svg:x="7.262cm" svg:y="7.461cm">
          <text:p text:style-name="P2">C2</text:p>
          <text:p text:style-name="P2">9:00 am</text:p>
        </draw:rect>
        <draw:rect draw:style-name="gr4" draw:text-style-name="P2" draw:layer="layout" svg:width="2.898cm" svg:height="1.429cm" svg:x="0.5cm" svg:y="9.367cm">
          <text:p text:style-name="P2">A3</text:p>
          <text:p text:style-name="P2">9:10 am</text:p>
        </draw:rect>
        <draw:rect draw:style-name="gr4" draw:text-style-name="P2" draw:layer="layout" svg:width="2.898cm" svg:height="1.429cm" svg:x="3.881cm" svg:y="9.366cm">
          <text:p text:style-name="P2">B3</text:p>
          <text:p text:style-name="P2">9:20 am</text:p>
        </draw:rect>
        <draw:rect draw:style-name="gr4" draw:text-style-name="P2" draw:layer="layout" svg:width="2.898cm" svg:height="1.429cm" svg:x="3.881cm" svg:y="11.271cm">
          <text:p text:style-name="P2">B4</text:p>
          <text:p text:style-name="P2">9:05 am</text:p>
        </draw:rect>
        <draw:line draw:style-name="gr3" draw:text-style-name="P2" draw:layer="layout" svg:x1="1.979cm" svg:y1="5.08cm" svg:x2="1.979cm" svg:y2="5.556cm">
          <text:p/>
        </draw:line>
        <draw:line draw:style-name="gr3" draw:text-style-name="P2" draw:layer="layout" svg:x1="1.979cm" svg:y1="6.985cm" svg:x2="1.979cm" svg:y2="7.461cm">
          <text:p/>
        </draw:line>
        <draw:line draw:style-name="gr3" draw:text-style-name="P2" draw:layer="layout" svg:x1="1.979cm" svg:y1="8.891cm" svg:x2="1.979cm" svg:y2="9.367cm">
          <text:p/>
        </draw:line>
        <draw:line draw:style-name="gr3" draw:text-style-name="P2" draw:layer="layout" svg:x1="5.36cm" svg:y1="5.08cm" svg:x2="5.36cm" svg:y2="5.556cm">
          <text:p/>
        </draw:line>
        <draw:line draw:style-name="gr3" draw:text-style-name="P2" draw:layer="layout" svg:x1="5.36cm" svg:y1="6.985cm" svg:x2="5.36cm" svg:y2="7.461cm">
          <text:p/>
        </draw:line>
        <draw:line draw:style-name="gr3" draw:text-style-name="P2" draw:layer="layout" svg:x1="5.36cm" svg:y1="8.891cm" svg:x2="5.36cm" svg:y2="9.367cm">
          <text:p/>
        </draw:line>
        <draw:line draw:style-name="gr3" draw:text-style-name="P2" draw:layer="layout" svg:x1="5.36cm" svg:y1="10.796cm" svg:x2="5.36cm" svg:y2="11.272cm">
          <text:p/>
        </draw:line>
        <draw:line draw:style-name="gr3" draw:text-style-name="P2" draw:layer="layout" svg:x1="8.741cm" svg:y1="5.08cm" svg:x2="8.741cm" svg:y2="5.556cm">
          <text:p/>
        </draw:line>
        <draw:line draw:style-name="gr3" draw:text-style-name="P2" draw:layer="layout" svg:x1="8.741cm" svg:y1="6.985cm" svg:x2="8.741cm" svg:y2="7.461cm">
          <text:p/>
        </draw:line>
        <draw:frame draw:style-name="gr5" draw:text-style-name="P3" draw:layer="layout" svg:width="3.135cm" svg:height="1.195cm" svg:x="0.04cm" svg:y="14.045cm">
          <draw:text-box>
            <text:p text:style-name="P3">Result:</text:p>
          </draw:text-box>
        </draw:frame>
        <draw:rect draw:style-name="gr6" draw:text-style-name="P4" draw:layer="layout" svg:width="13.97cm" svg:height="3.81cm" svg:x="11.43cm" svg:y="1.27cm">
          <text:p/>
        </draw:rect>
        <draw:frame draw:style-name="gr5" draw:text-style-name="P5" draw:layer="layout" svg:width="1.488cm" svg:height="0.962cm" svg:x="11.43cm" svg:y="1.27cm">
          <draw:text-box>
            <text:p text:style-name="P5">List</text:p>
          </draw:text-box>
        </draw:frame>
        <draw:rect draw:style-name="gr4" draw:text-style-name="P2" draw:layer="layout" svg:width="2.898cm" svg:height="1.429cm" svg:x="13.335cm" svg:y="2.54cm">
          <text:p text:style-name="P2">B2</text:p>
          <text:p text:style-name="P2">9:25 am</text:p>
        </draw:rect>
        <draw:rect draw:style-name="gr4" draw:text-style-name="P2" draw:layer="layout" svg:width="2.898cm" svg:height="1.428cm" svg:x="16.716cm" svg:y="2.54cm">
          <text:p text:style-name="P2">C1</text:p>
          <text:p text:style-name="P2">9:25 am</text:p>
        </draw:rect>
        <draw:rect draw:style-name="gr4" draw:text-style-name="P2" draw:layer="layout" svg:width="2.898cm" svg:height="1.428cm" svg:x="20.097cm" svg:y="2.54cm">
          <text:p text:style-name="P2">A2</text:p>
          <text:p text:style-name="P2">9:15 am</text:p>
        </draw:rect>
        <draw:rect draw:style-name="gr14" draw:text-style-name="P2" draw:layer="layout" svg:width="2.898cm" svg:height="1.429cm" svg:x="0.277cm" svg:y="15.716cm">
          <text:p text:style-name="P2">B1</text:p>
          <text:p text:style-name="P2">9:40 am</text:p>
        </draw:rect>
        <draw:rect draw:style-name="gr14" draw:text-style-name="P2" draw:layer="layout" svg:width="2.898cm" svg:height="1.429cm" svg:x="3.452cm" svg:y="15.716cm">
          <text:p text:style-name="P2">A1</text:p>
          <text:p text:style-name="P2">9:30 am</text:p>
        </draw:rect>
        <draw:custom-shape draw:style-name="gr8" draw:text-style-name="P1" draw:layer="layout" svg:width="12.065cm" svg:height="5.715cm" svg:x="12.065cm" svg:y="6.35cm">
          <text:p text:style-name="P1">Pop, get next</text:p>
          <draw:enhanced-geometry svg:viewBox="0 0 21600 21600" draw:text-areas="800 800 20800 20800" draw:type="round-rectangular-callout" draw:modifiers="2912.58080556937 24940.51784464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7" draw:layer="layout" svg:width="14.848cm" svg:height="11.136cm" svg:x="3.075cm" svg:y="2.257cm" draw:page-number="14" presentation:class="page"/>
          <draw:frame presentation:style-name="pr1" draw:text-style-name="P6" draw:layer="layout" svg:width="16.799cm" svg:height="13.365cm" svg:x="2.1cm" svg:y="14.107cm" presentation:class="notes" presentation:placeholder="true">
            <draw:text-box/>
          </draw:frame>
        </presentation:notes>
      </draw:page>
      <draw:page draw:name="page15" draw:style-name="dp1" draw:master-page-name="Default">
        <draw:rect draw:style-name="gr1" draw:text-style-name="P1" draw:layer="layout" svg:width="27cm" svg:height="4.03cm" svg:x="0cm" svg:y="13.97cm">
          <text:p/>
        </draw:rect>
        <draw:ellipse draw:style-name="gr2" draw:text-style-name="P2" draw:layer="layout" svg:width="2.898cm" svg:height="1.429cm" svg:x="3.881cm" svg:y="1.27cm">
          <text:p text:style-name="P2">Andreas</text:p>
          <text:p text:style-name="P2">Kollegger</text:p>
        </draw:ellipse>
        <draw:ellipse draw:style-name="gr2" draw:text-style-name="P2" draw:layer="layout" svg:width="2.898cm" svg:height="1.429cm" svg:x="0.5cm" svg:y="3.651cm">
          <text:p text:style-name="P2">Anna</text:p>
        </draw:ellipse>
        <draw:ellipse draw:style-name="gr2" draw:text-style-name="P2" draw:layer="layout" svg:width="2.898cm" svg:height="1.429cm" svg:x="3.881cm" svg:y="3.651cm">
          <text:p text:style-name="P2">Becky</text:p>
        </draw:ellipse>
        <draw:ellipse draw:style-name="gr2" draw:text-style-name="P2" draw:layer="layout" svg:width="2.898cm" svg:height="1.429cm" svg:x="7.262cm" svg:y="3.651cm">
          <text:p text:style-name="P2">Cecilia</text:p>
        </draw:ellipse>
        <draw:line draw:style-name="gr3" draw:text-style-name="P2" draw:layer="layout" svg:x1="5.33cm" svg:y1="2.699cm" svg:x2="1.949cm" svg:y2="3.652cm">
          <text:p/>
        </draw:line>
        <draw:line draw:style-name="gr3" draw:text-style-name="P2" draw:layer="layout" svg:x1="5.33cm" svg:y1="2.699cm" svg:x2="5.33cm" svg:y2="3.652cm">
          <text:p/>
        </draw:line>
        <draw:line draw:style-name="gr3" draw:text-style-name="P2" draw:layer="layout" svg:x1="5.33cm" svg:y1="2.699cm" svg:x2="8.711cm" svg:y2="3.652cm">
          <text:p/>
        </draw:line>
        <draw:rect draw:style-name="gr9" draw:text-style-name="P2" draw:layer="layout" svg:width="2.898cm" svg:height="1.429cm" svg:x="0.5cm" svg:y="5.557cm">
          <text:p text:style-name="P2">A1</text:p>
          <text:p text:style-name="P2">9:30 am</text:p>
        </draw:rect>
        <draw:rect draw:style-name="gr9" draw:text-style-name="P2" draw:layer="layout" svg:width="2.898cm" svg:height="1.428cm" svg:x="3.881cm" svg:y="5.557cm">
          <text:p text:style-name="P2">B1</text:p>
          <text:p text:style-name="P2">9:40 am</text:p>
        </draw:rect>
        <draw:rect draw:style-name="gr9" draw:text-style-name="P2" draw:layer="layout" svg:width="2.898cm" svg:height="1.428cm" svg:x="7.262cm" svg:y="5.557cm">
          <text:p text:style-name="P2">C1</text:p>
          <text:p text:style-name="P2">9:25 am</text:p>
        </draw:rect>
        <draw:rect draw:style-name="gr9" draw:text-style-name="P2" draw:layer="layout" svg:width="2.898cm" svg:height="1.429cm" svg:x="0.5cm" svg:y="7.462cm">
          <text:p text:style-name="P2">A2</text:p>
          <text:p text:style-name="P2">9:15 am</text:p>
        </draw:rect>
        <draw:rect draw:style-name="gr9" draw:text-style-name="P2" draw:layer="layout" svg:width="2.898cm" svg:height="1.429cm" svg:x="3.881cm" svg:y="7.461cm">
          <text:p text:style-name="P2">B2</text:p>
          <text:p text:style-name="P2">9:25 am</text:p>
        </draw:rect>
        <draw:rect draw:style-name="gr4" draw:text-style-name="P2" draw:layer="layout" svg:width="2.898cm" svg:height="1.429cm" svg:x="7.262cm" svg:y="7.461cm">
          <text:p text:style-name="P2">C2</text:p>
          <text:p text:style-name="P2">9:00 am</text:p>
        </draw:rect>
        <draw:rect draw:style-name="gr4" draw:text-style-name="P2" draw:layer="layout" svg:width="2.898cm" svg:height="1.429cm" svg:x="0.5cm" svg:y="9.367cm">
          <text:p text:style-name="P2">A3</text:p>
          <text:p text:style-name="P2">9:10 am</text:p>
        </draw:rect>
        <draw:rect draw:style-name="gr9" draw:text-style-name="P2" draw:layer="layout" svg:width="2.898cm" svg:height="1.429cm" svg:x="3.881cm" svg:y="9.366cm">
          <text:p text:style-name="P2">B3</text:p>
          <text:p text:style-name="P2">9:20 am</text:p>
        </draw:rect>
        <draw:rect draw:style-name="gr4" draw:text-style-name="P2" draw:layer="layout" svg:width="2.898cm" svg:height="1.429cm" svg:x="3.881cm" svg:y="11.271cm">
          <text:p text:style-name="P2">B4</text:p>
          <text:p text:style-name="P2">9:05 am</text:p>
        </draw:rect>
        <draw:line draw:style-name="gr3" draw:text-style-name="P2" draw:layer="layout" svg:x1="1.979cm" svg:y1="5.08cm" svg:x2="1.979cm" svg:y2="5.556cm">
          <text:p/>
        </draw:line>
        <draw:line draw:style-name="gr3" draw:text-style-name="P2" draw:layer="layout" svg:x1="1.979cm" svg:y1="6.985cm" svg:x2="1.979cm" svg:y2="7.461cm">
          <text:p/>
        </draw:line>
        <draw:line draw:style-name="gr3" draw:text-style-name="P2" draw:layer="layout" svg:x1="1.979cm" svg:y1="8.891cm" svg:x2="1.979cm" svg:y2="9.367cm">
          <text:p/>
        </draw:line>
        <draw:line draw:style-name="gr3" draw:text-style-name="P2" draw:layer="layout" svg:x1="5.36cm" svg:y1="5.08cm" svg:x2="5.36cm" svg:y2="5.556cm">
          <text:p/>
        </draw:line>
        <draw:line draw:style-name="gr3" draw:text-style-name="P2" draw:layer="layout" svg:x1="5.36cm" svg:y1="6.985cm" svg:x2="5.36cm" svg:y2="7.461cm">
          <text:p/>
        </draw:line>
        <draw:line draw:style-name="gr3" draw:text-style-name="P2" draw:layer="layout" svg:x1="5.36cm" svg:y1="8.891cm" svg:x2="5.36cm" svg:y2="9.367cm">
          <text:p/>
        </draw:line>
        <draw:line draw:style-name="gr3" draw:text-style-name="P2" draw:layer="layout" svg:x1="5.36cm" svg:y1="10.796cm" svg:x2="5.36cm" svg:y2="11.272cm">
          <text:p/>
        </draw:line>
        <draw:line draw:style-name="gr3" draw:text-style-name="P2" draw:layer="layout" svg:x1="8.741cm" svg:y1="5.08cm" svg:x2="8.741cm" svg:y2="5.556cm">
          <text:p/>
        </draw:line>
        <draw:line draw:style-name="gr3" draw:text-style-name="P2" draw:layer="layout" svg:x1="8.741cm" svg:y1="6.985cm" svg:x2="8.741cm" svg:y2="7.461cm">
          <text:p/>
        </draw:line>
        <draw:frame draw:style-name="gr5" draw:text-style-name="P3" draw:layer="layout" svg:width="3.135cm" svg:height="1.195cm" svg:x="0.04cm" svg:y="14.045cm">
          <draw:text-box>
            <text:p text:style-name="P3">Result:</text:p>
          </draw:text-box>
        </draw:frame>
        <draw:rect draw:style-name="gr6" draw:text-style-name="P4" draw:layer="layout" svg:width="13.97cm" svg:height="3.81cm" svg:x="11.43cm" svg:y="1.27cm">
          <text:p/>
        </draw:rect>
        <draw:frame draw:style-name="gr5" draw:text-style-name="P5" draw:layer="layout" svg:width="1.488cm" svg:height="0.962cm" svg:x="11.43cm" svg:y="1.27cm">
          <draw:text-box>
            <text:p text:style-name="P5">List</text:p>
          </draw:text-box>
        </draw:frame>
        <draw:rect draw:style-name="gr4" draw:text-style-name="P2" draw:layer="layout" svg:width="2.898cm" svg:height="1.429cm" svg:x="13.335cm" svg:y="2.54cm">
          <text:p text:style-name="P2">B3</text:p>
          <text:p text:style-name="P2">9:20 am</text:p>
        </draw:rect>
        <draw:rect draw:style-name="gr4" draw:text-style-name="P2" draw:layer="layout" svg:width="2.898cm" svg:height="1.428cm" svg:x="16.716cm" svg:y="2.54cm">
          <text:p text:style-name="P2">C1</text:p>
          <text:p text:style-name="P2">9:25 am</text:p>
        </draw:rect>
        <draw:rect draw:style-name="gr4" draw:text-style-name="P2" draw:layer="layout" svg:width="2.898cm" svg:height="1.428cm" svg:x="20.097cm" svg:y="2.54cm">
          <text:p text:style-name="P2">A2</text:p>
          <text:p text:style-name="P2">9:15 am</text:p>
        </draw:rect>
        <draw:rect draw:style-name="gr14" draw:text-style-name="P2" draw:layer="layout" svg:width="2.898cm" svg:height="1.429cm" svg:x="0.277cm" svg:y="15.716cm">
          <text:p text:style-name="P2">B1</text:p>
          <text:p text:style-name="P2">9:40 am</text:p>
        </draw:rect>
        <draw:rect draw:style-name="gr14" draw:text-style-name="P2" draw:layer="layout" svg:width="2.898cm" svg:height="1.429cm" svg:x="3.452cm" svg:y="15.716cm">
          <text:p text:style-name="P2">A1</text:p>
          <text:p text:style-name="P2">9:30 am</text:p>
        </draw:rect>
        <draw:rect draw:style-name="gr14" draw:text-style-name="P2" draw:layer="layout" svg:width="2.898cm" svg:height="1.429cm" svg:x="6.627cm" svg:y="15.716cm">
          <text:p text:style-name="P2">B2</text:p>
          <text:p text:style-name="P2">9:25 am</text:p>
        </draw:rect>
        <draw:path draw:style-name="gr11" draw:text-style-name="P4" draw:layer="layout" svg:width="12.427cm" svg:height="1.87cm" draw:transform="rotate (-1.8901915799095) translate (15.2732448179151cm 4.37737078635206cm)" svg:viewBox="0 0 12428 1871" svg:d="m0-31061c311-33 619-89 921-168 508-133 1006-304 1528-392 587-98 1185-162 1780-112 292 24 572 91 873 98 427 10 846 145 1275 146 401 0 694 205 1083 254 369 47 724 183 1076 303 564 191 1150 304 1732 427 361 76 737 101 1083 255 281 124 597 141 893 226l184 144">
          <text:p/>
        </draw:path>
        <draw:path draw:style-name="gr11" draw:text-style-name="P4" draw:layer="layout" svg:width="8.698cm" svg:height="2.004cm" draw:transform="rotate (0.534943415736161) translate (5.49050227651457cm 8.0878643151044cm)" svg:viewBox="0 0 8699 2005" svg:d="m0 21516c373 22 738-64 1109-94 401-33 807-93 1186-225 501-174 1012-267 1495-492 458-214 936-378 1420-537 382-127 751-261 1137-354 412-99 814-242 1237-269 299-19 633-85 915 65l200 43">
          <text:p/>
        </draw:path>
        <draw:frame draw:style-name="gr5" draw:layer="layout" svg:width="0.853cm" svg:height="0.962cm" svg:x="10.795cm" svg:y="5.388cm">
          <draw:text-box>
            <text:p>2</text:p>
          </draw:text-box>
        </draw:frame>
        <draw:frame draw:style-name="gr16" draw:layer="layout" svg:width="0.853cm" svg:height="0.962cm" svg:x="13.335cm" svg:y="9.525cm">
          <draw:text-box>
            <text:p>1</text:p>
          </draw:text-box>
        </draw:frame>
        <presentation:notes draw:style-name="dp2">
          <draw:page-thumbnail draw:style-name="gr7" draw:layer="layout" svg:width="14.848cm" svg:height="11.136cm" svg:x="3.075cm" svg:y="2.257cm" draw:page-number="15" presentation:class="page"/>
          <draw:frame presentation:style-name="pr1" draw:text-style-name="P6" draw:layer="layout" svg:width="16.799cm" svg:height="13.365cm" svg:x="2.1cm" svg:y="14.107cm" presentation:class="notes" presentation:placeholder="true">
            <draw:text-box/>
          </draw:frame>
        </presentation:notes>
      </draw:page>
      <draw:page draw:name="page16" draw:style-name="dp1" draw:master-page-name="Default">
        <draw:rect draw:style-name="gr1" draw:text-style-name="P1" draw:layer="layout" svg:width="27cm" svg:height="4.03cm" svg:x="0cm" svg:y="13.97cm">
          <text:p/>
        </draw:rect>
        <draw:ellipse draw:style-name="gr2" draw:text-style-name="P2" draw:layer="layout" svg:width="2.898cm" svg:height="1.429cm" svg:x="3.881cm" svg:y="1.27cm">
          <text:p text:style-name="P2">Andreas</text:p>
          <text:p text:style-name="P2">Kollegger</text:p>
        </draw:ellipse>
        <draw:ellipse draw:style-name="gr2" draw:text-style-name="P2" draw:layer="layout" svg:width="2.898cm" svg:height="1.429cm" svg:x="0.5cm" svg:y="3.651cm">
          <text:p text:style-name="P2">Anna</text:p>
        </draw:ellipse>
        <draw:ellipse draw:style-name="gr2" draw:text-style-name="P2" draw:layer="layout" svg:width="2.898cm" svg:height="1.429cm" svg:x="3.881cm" svg:y="3.651cm">
          <text:p text:style-name="P2">Becky</text:p>
        </draw:ellipse>
        <draw:ellipse draw:style-name="gr2" draw:text-style-name="P2" draw:layer="layout" svg:width="2.898cm" svg:height="1.429cm" svg:x="7.262cm" svg:y="3.651cm">
          <text:p text:style-name="P2">Cecilia</text:p>
        </draw:ellipse>
        <draw:line draw:style-name="gr3" draw:text-style-name="P2" draw:layer="layout" svg:x1="5.33cm" svg:y1="2.699cm" svg:x2="1.949cm" svg:y2="3.652cm">
          <text:p/>
        </draw:line>
        <draw:line draw:style-name="gr3" draw:text-style-name="P2" draw:layer="layout" svg:x1="5.33cm" svg:y1="2.699cm" svg:x2="5.33cm" svg:y2="3.652cm">
          <text:p/>
        </draw:line>
        <draw:line draw:style-name="gr3" draw:text-style-name="P2" draw:layer="layout" svg:x1="5.33cm" svg:y1="2.699cm" svg:x2="8.711cm" svg:y2="3.652cm">
          <text:p/>
        </draw:line>
        <draw:rect draw:style-name="gr9" draw:text-style-name="P2" draw:layer="layout" svg:width="2.898cm" svg:height="1.429cm" svg:x="0.5cm" svg:y="5.557cm">
          <text:p text:style-name="P2">A1</text:p>
          <text:p text:style-name="P2">9:30 am</text:p>
        </draw:rect>
        <draw:rect draw:style-name="gr9" draw:text-style-name="P2" draw:layer="layout" svg:width="2.898cm" svg:height="1.428cm" svg:x="3.881cm" svg:y="5.557cm">
          <text:p text:style-name="P2">B1</text:p>
          <text:p text:style-name="P2">9:40 am</text:p>
        </draw:rect>
        <draw:rect draw:style-name="gr9" draw:text-style-name="P2" draw:layer="layout" svg:width="2.898cm" svg:height="1.428cm" svg:x="7.262cm" svg:y="5.557cm">
          <text:p text:style-name="P2">C1</text:p>
          <text:p text:style-name="P2">9:25 am</text:p>
        </draw:rect>
        <draw:rect draw:style-name="gr9" draw:text-style-name="P2" draw:layer="layout" svg:width="2.898cm" svg:height="1.429cm" svg:x="0.5cm" svg:y="7.462cm">
          <text:p text:style-name="P2">A2</text:p>
          <text:p text:style-name="P2">9:15 am</text:p>
        </draw:rect>
        <draw:rect draw:style-name="gr9" draw:text-style-name="P2" draw:layer="layout" svg:width="2.898cm" svg:height="1.429cm" svg:x="3.881cm" svg:y="7.461cm">
          <text:p text:style-name="P2">B2</text:p>
          <text:p text:style-name="P2">9:25 am</text:p>
        </draw:rect>
        <draw:rect draw:style-name="gr4" draw:text-style-name="P2" draw:layer="layout" svg:width="2.898cm" svg:height="1.429cm" svg:x="7.262cm" svg:y="7.461cm">
          <text:p text:style-name="P2">C2</text:p>
          <text:p text:style-name="P2">9:00 am</text:p>
        </draw:rect>
        <draw:rect draw:style-name="gr4" draw:text-style-name="P2" draw:layer="layout" svg:width="2.898cm" svg:height="1.429cm" svg:x="0.5cm" svg:y="9.367cm">
          <text:p text:style-name="P2">A3</text:p>
          <text:p text:style-name="P2">9:10 am</text:p>
        </draw:rect>
        <draw:rect draw:style-name="gr9" draw:text-style-name="P2" draw:layer="layout" svg:width="2.898cm" svg:height="1.429cm" svg:x="3.881cm" svg:y="9.366cm">
          <text:p text:style-name="P2">B3</text:p>
          <text:p text:style-name="P2">9:20 am</text:p>
        </draw:rect>
        <draw:rect draw:style-name="gr4" draw:text-style-name="P2" draw:layer="layout" svg:width="2.898cm" svg:height="1.429cm" svg:x="3.881cm" svg:y="11.271cm">
          <text:p text:style-name="P2">B4</text:p>
          <text:p text:style-name="P2">9:05 am</text:p>
        </draw:rect>
        <draw:line draw:style-name="gr3" draw:text-style-name="P2" draw:layer="layout" svg:x1="1.979cm" svg:y1="5.08cm" svg:x2="1.979cm" svg:y2="5.556cm">
          <text:p/>
        </draw:line>
        <draw:line draw:style-name="gr3" draw:text-style-name="P2" draw:layer="layout" svg:x1="1.979cm" svg:y1="6.985cm" svg:x2="1.979cm" svg:y2="7.461cm">
          <text:p/>
        </draw:line>
        <draw:line draw:style-name="gr3" draw:text-style-name="P2" draw:layer="layout" svg:x1="1.979cm" svg:y1="8.891cm" svg:x2="1.979cm" svg:y2="9.367cm">
          <text:p/>
        </draw:line>
        <draw:line draw:style-name="gr3" draw:text-style-name="P2" draw:layer="layout" svg:x1="5.36cm" svg:y1="5.08cm" svg:x2="5.36cm" svg:y2="5.556cm">
          <text:p/>
        </draw:line>
        <draw:line draw:style-name="gr3" draw:text-style-name="P2" draw:layer="layout" svg:x1="5.36cm" svg:y1="6.985cm" svg:x2="5.36cm" svg:y2="7.461cm">
          <text:p/>
        </draw:line>
        <draw:line draw:style-name="gr3" draw:text-style-name="P2" draw:layer="layout" svg:x1="5.36cm" svg:y1="8.891cm" svg:x2="5.36cm" svg:y2="9.367cm">
          <text:p/>
        </draw:line>
        <draw:line draw:style-name="gr3" draw:text-style-name="P2" draw:layer="layout" svg:x1="5.36cm" svg:y1="10.796cm" svg:x2="5.36cm" svg:y2="11.272cm">
          <text:p/>
        </draw:line>
        <draw:line draw:style-name="gr3" draw:text-style-name="P2" draw:layer="layout" svg:x1="8.741cm" svg:y1="5.08cm" svg:x2="8.741cm" svg:y2="5.556cm">
          <text:p/>
        </draw:line>
        <draw:line draw:style-name="gr3" draw:text-style-name="P2" draw:layer="layout" svg:x1="8.741cm" svg:y1="6.985cm" svg:x2="8.741cm" svg:y2="7.461cm">
          <text:p/>
        </draw:line>
        <draw:frame draw:style-name="gr5" draw:text-style-name="P3" draw:layer="layout" svg:width="3.135cm" svg:height="1.195cm" svg:x="0.04cm" svg:y="14.045cm">
          <draw:text-box>
            <text:p text:style-name="P3">Result:</text:p>
          </draw:text-box>
        </draw:frame>
        <draw:rect draw:style-name="gr6" draw:text-style-name="P4" draw:layer="layout" svg:width="13.97cm" svg:height="3.81cm" svg:x="11.43cm" svg:y="1.27cm">
          <text:p/>
        </draw:rect>
        <draw:frame draw:style-name="gr5" draw:text-style-name="P5" draw:layer="layout" svg:width="1.488cm" svg:height="0.962cm" svg:x="11.43cm" svg:y="1.27cm">
          <draw:text-box>
            <text:p text:style-name="P5">List</text:p>
          </draw:text-box>
        </draw:frame>
        <draw:rect draw:style-name="gr4" draw:text-style-name="P2" draw:layer="layout" svg:width="2.898cm" svg:height="1.429cm" svg:x="13.335cm" svg:y="2.54cm">
          <text:p text:style-name="P2">B3</text:p>
          <text:p text:style-name="P2">9:20 am</text:p>
        </draw:rect>
        <draw:rect draw:style-name="gr4" draw:text-style-name="P2" draw:layer="layout" svg:width="2.898cm" svg:height="1.428cm" svg:x="16.716cm" svg:y="2.54cm">
          <text:p text:style-name="P2">C1</text:p>
          <text:p text:style-name="P2">9:25 am</text:p>
        </draw:rect>
        <draw:rect draw:style-name="gr4" draw:text-style-name="P2" draw:layer="layout" svg:width="2.898cm" svg:height="1.428cm" svg:x="20.097cm" svg:y="2.54cm">
          <text:p text:style-name="P2">A2</text:p>
          <text:p text:style-name="P2">9:15 am</text:p>
        </draw:rect>
        <draw:rect draw:style-name="gr14" draw:text-style-name="P2" draw:layer="layout" svg:width="2.898cm" svg:height="1.429cm" svg:x="0.277cm" svg:y="15.716cm">
          <text:p text:style-name="P2">B1</text:p>
          <text:p text:style-name="P2">9:40 am</text:p>
        </draw:rect>
        <draw:rect draw:style-name="gr14" draw:text-style-name="P2" draw:layer="layout" svg:width="2.898cm" svg:height="1.429cm" svg:x="3.452cm" svg:y="15.716cm">
          <text:p text:style-name="P2">A1</text:p>
          <text:p text:style-name="P2">9:30 am</text:p>
        </draw:rect>
        <draw:rect draw:style-name="gr14" draw:text-style-name="P2" draw:layer="layout" svg:width="2.898cm" svg:height="1.429cm" svg:x="6.627cm" svg:y="15.716cm">
          <text:p text:style-name="P2">B2</text:p>
          <text:p text:style-name="P2">9:25 am</text:p>
        </draw:rect>
        <draw:custom-shape draw:style-name="gr8" draw:text-style-name="P1" draw:layer="layout" svg:width="12.065cm" svg:height="5.715cm" svg:x="12.066cm" svg:y="6.351cm">
          <text:p text:style-name="P1">Sort</text:p>
          <draw:enhanced-geometry svg:viewBox="0 0 21600 21600" draw:text-areas="800 800 20800 20800" draw:type="round-rectangular-callout" draw:modifiers="2912.58080556937 24940.51784464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7" draw:layer="layout" svg:width="14.848cm" svg:height="11.136cm" svg:x="3.075cm" svg:y="2.257cm" draw:page-number="16" presentation:class="page"/>
          <draw:frame presentation:style-name="pr1" draw:text-style-name="P6" draw:layer="layout" svg:width="16.799cm" svg:height="13.365cm" svg:x="2.1cm" svg:y="14.107cm" presentation:class="notes" presentation:placeholder="true">
            <draw:text-box/>
          </draw:frame>
        </presentation:notes>
      </draw:page>
      <draw:page draw:name="page17" draw:style-name="dp1" draw:master-page-name="Default">
        <office:forms form:automatic-focus="false" form:apply-design-mode="false"/>
        <draw:rect draw:style-name="gr1" draw:text-style-name="P1" draw:layer="layout" svg:width="27cm" svg:height="4.03cm" svg:x="0cm" svg:y="13.97cm">
          <text:p/>
        </draw:rect>
        <draw:ellipse draw:style-name="gr2" draw:text-style-name="P2" draw:layer="layout" svg:width="2.898cm" svg:height="1.429cm" svg:x="3.881cm" svg:y="1.27cm">
          <text:p text:style-name="P2">Andreas</text:p>
          <text:p text:style-name="P2">Kollegger</text:p>
        </draw:ellipse>
        <draw:ellipse draw:style-name="gr2" draw:text-style-name="P2" draw:layer="layout" svg:width="2.898cm" svg:height="1.429cm" svg:x="0.5cm" svg:y="3.651cm">
          <text:p text:style-name="P2">Anna</text:p>
        </draw:ellipse>
        <draw:ellipse draw:style-name="gr2" draw:text-style-name="P2" draw:layer="layout" svg:width="2.898cm" svg:height="1.429cm" svg:x="3.881cm" svg:y="3.651cm">
          <text:p text:style-name="P2">Becky</text:p>
        </draw:ellipse>
        <draw:ellipse draw:style-name="gr2" draw:text-style-name="P2" draw:layer="layout" svg:width="2.898cm" svg:height="1.429cm" svg:x="7.262cm" svg:y="3.651cm">
          <text:p text:style-name="P2">Cecilia</text:p>
        </draw:ellipse>
        <draw:line draw:style-name="gr3" draw:text-style-name="P2" draw:layer="layout" svg:x1="5.33cm" svg:y1="2.699cm" svg:x2="1.949cm" svg:y2="3.652cm">
          <text:p/>
        </draw:line>
        <draw:line draw:style-name="gr3" draw:text-style-name="P2" draw:layer="layout" svg:x1="5.33cm" svg:y1="2.699cm" svg:x2="5.33cm" svg:y2="3.652cm">
          <text:p/>
        </draw:line>
        <draw:line draw:style-name="gr3" draw:text-style-name="P2" draw:layer="layout" svg:x1="5.33cm" svg:y1="2.699cm" svg:x2="8.711cm" svg:y2="3.652cm">
          <text:p/>
        </draw:line>
        <draw:rect draw:style-name="gr9" draw:text-style-name="P2" draw:layer="layout" svg:width="2.898cm" svg:height="1.429cm" svg:x="0.5cm" svg:y="5.557cm">
          <text:p text:style-name="P2">A1</text:p>
          <text:p text:style-name="P2">9:30 am</text:p>
        </draw:rect>
        <draw:rect draw:style-name="gr9" draw:text-style-name="P2" draw:layer="layout" svg:width="2.898cm" svg:height="1.428cm" svg:x="3.881cm" svg:y="5.557cm">
          <text:p text:style-name="P2">B1</text:p>
          <text:p text:style-name="P2">9:40 am</text:p>
        </draw:rect>
        <draw:rect draw:style-name="gr9" draw:text-style-name="P2" draw:layer="layout" svg:width="2.898cm" svg:height="1.428cm" svg:x="7.262cm" svg:y="5.557cm">
          <text:p text:style-name="P2">C1</text:p>
          <text:p text:style-name="P2">9:25 am</text:p>
        </draw:rect>
        <draw:rect draw:style-name="gr9" draw:text-style-name="P2" draw:layer="layout" svg:width="2.898cm" svg:height="1.429cm" svg:x="0.5cm" svg:y="7.462cm">
          <text:p text:style-name="P2">A2</text:p>
          <text:p text:style-name="P2">9:15 am</text:p>
        </draw:rect>
        <draw:rect draw:style-name="gr9" draw:text-style-name="P2" draw:layer="layout" svg:width="2.898cm" svg:height="1.429cm" svg:x="3.881cm" svg:y="7.461cm">
          <text:p text:style-name="P2">B2</text:p>
          <text:p text:style-name="P2">9:25 am</text:p>
        </draw:rect>
        <draw:rect draw:style-name="gr4" draw:text-style-name="P2" draw:layer="layout" svg:width="2.898cm" svg:height="1.429cm" svg:x="7.262cm" svg:y="7.461cm">
          <text:p text:style-name="P2">C2</text:p>
          <text:p text:style-name="P2">9:00 am</text:p>
        </draw:rect>
        <draw:rect draw:style-name="gr4" draw:text-style-name="P2" draw:layer="layout" svg:width="2.898cm" svg:height="1.429cm" svg:x="0.5cm" svg:y="9.367cm">
          <text:p text:style-name="P2">A3</text:p>
          <text:p text:style-name="P2">9:10 am</text:p>
        </draw:rect>
        <draw:rect draw:style-name="gr9" draw:text-style-name="P2" draw:layer="layout" svg:width="2.898cm" svg:height="1.429cm" svg:x="3.881cm" svg:y="9.366cm">
          <text:p text:style-name="P2">B3</text:p>
          <text:p text:style-name="P2">9:20 am</text:p>
        </draw:rect>
        <draw:rect draw:style-name="gr4" draw:text-style-name="P2" draw:layer="layout" svg:width="2.898cm" svg:height="1.429cm" svg:x="3.881cm" svg:y="11.271cm">
          <text:p text:style-name="P2">B4</text:p>
          <text:p text:style-name="P2">9:05 am</text:p>
        </draw:rect>
        <draw:line draw:style-name="gr3" draw:text-style-name="P2" draw:layer="layout" svg:x1="1.979cm" svg:y1="5.08cm" svg:x2="1.979cm" svg:y2="5.556cm">
          <text:p/>
        </draw:line>
        <draw:line draw:style-name="gr3" draw:text-style-name="P2" draw:layer="layout" svg:x1="1.979cm" svg:y1="6.985cm" svg:x2="1.979cm" svg:y2="7.461cm">
          <text:p/>
        </draw:line>
        <draw:line draw:style-name="gr3" draw:text-style-name="P2" draw:layer="layout" svg:x1="1.979cm" svg:y1="8.891cm" svg:x2="1.979cm" svg:y2="9.367cm">
          <text:p/>
        </draw:line>
        <draw:line draw:style-name="gr3" draw:text-style-name="P2" draw:layer="layout" svg:x1="5.36cm" svg:y1="5.08cm" svg:x2="5.36cm" svg:y2="5.556cm">
          <text:p/>
        </draw:line>
        <draw:line draw:style-name="gr3" draw:text-style-name="P2" draw:layer="layout" svg:x1="5.36cm" svg:y1="6.985cm" svg:x2="5.36cm" svg:y2="7.461cm">
          <text:p/>
        </draw:line>
        <draw:line draw:style-name="gr3" draw:text-style-name="P2" draw:layer="layout" svg:x1="5.36cm" svg:y1="8.891cm" svg:x2="5.36cm" svg:y2="9.367cm">
          <text:p/>
        </draw:line>
        <draw:line draw:style-name="gr3" draw:text-style-name="P2" draw:layer="layout" svg:x1="5.36cm" svg:y1="10.796cm" svg:x2="5.36cm" svg:y2="11.272cm">
          <text:p/>
        </draw:line>
        <draw:line draw:style-name="gr3" draw:text-style-name="P2" draw:layer="layout" svg:x1="8.741cm" svg:y1="5.08cm" svg:x2="8.741cm" svg:y2="5.556cm">
          <text:p/>
        </draw:line>
        <draw:line draw:style-name="gr3" draw:text-style-name="P2" draw:layer="layout" svg:x1="8.741cm" svg:y1="6.985cm" svg:x2="8.741cm" svg:y2="7.461cm">
          <text:p/>
        </draw:line>
        <draw:frame draw:style-name="gr5" draw:text-style-name="P3" draw:layer="layout" svg:width="3.135cm" svg:height="1.195cm" svg:x="0.04cm" svg:y="14.045cm">
          <draw:text-box>
            <text:p text:style-name="P3">Result:</text:p>
          </draw:text-box>
        </draw:frame>
        <draw:rect draw:style-name="gr6" draw:text-style-name="P4" draw:layer="layout" svg:width="13.97cm" svg:height="3.81cm" svg:x="11.43cm" svg:y="1.27cm">
          <text:p/>
        </draw:rect>
        <draw:frame draw:style-name="gr5" draw:text-style-name="P5" draw:layer="layout" svg:width="1.488cm" svg:height="0.962cm" svg:x="11.43cm" svg:y="1.27cm">
          <draw:text-box>
            <text:p text:style-name="P5">List</text:p>
          </draw:text-box>
        </draw:frame>
        <draw:rect draw:style-name="gr4" draw:text-style-name="P2" draw:layer="layout" svg:width="2.898cm" svg:height="1.429cm" svg:x="13.335cm" svg:y="2.54cm">
          <text:p text:style-name="P2">C1</text:p>
          <text:p text:style-name="P2">9:25 am</text:p>
        </draw:rect>
        <draw:rect draw:style-name="gr4" draw:text-style-name="P2" draw:layer="layout" svg:width="2.898cm" svg:height="1.428cm" svg:x="16.716cm" svg:y="2.54cm">
          <text:p text:style-name="P2">B3</text:p>
          <text:p text:style-name="P2">9:20 am</text:p>
        </draw:rect>
        <draw:rect draw:style-name="gr4" draw:text-style-name="P2" draw:layer="layout" svg:width="2.898cm" svg:height="1.428cm" svg:x="20.097cm" svg:y="2.54cm">
          <text:p text:style-name="P2">A2</text:p>
          <text:p text:style-name="P2">9:15 am</text:p>
        </draw:rect>
        <draw:rect draw:style-name="gr14" draw:text-style-name="P2" draw:layer="layout" svg:width="2.898cm" svg:height="1.429cm" svg:x="0.277cm" svg:y="15.716cm">
          <text:p text:style-name="P2">B1</text:p>
          <text:p text:style-name="P2">9:40 am</text:p>
        </draw:rect>
        <draw:rect draw:style-name="gr14" draw:text-style-name="P2" draw:layer="layout" svg:width="2.898cm" svg:height="1.429cm" svg:x="3.452cm" svg:y="15.716cm">
          <text:p text:style-name="P2">A1</text:p>
          <text:p text:style-name="P2">9:30 am</text:p>
        </draw:rect>
        <draw:rect draw:style-name="gr14" draw:text-style-name="P2" draw:layer="layout" svg:width="2.898cm" svg:height="1.429cm" svg:x="6.627cm" svg:y="15.716cm">
          <text:p text:style-name="P2">B2</text:p>
          <text:p text:style-name="P2">9:25 am</text:p>
        </draw:rect>
        <draw:path draw:style-name="gr13" draw:text-style-name="P4" draw:layer="layout" svg:width="2.694cm" svg:height="3.285cm" draw:transform="rotate (0.984016632274217) translate (14.2472619415842cm 2.54384965699665cm)" svg:viewBox="0 0 2695 3286" svg:d="m0 26551c353-40 686 137 956 347 318 247 690 433 956 737 177 202 402 372 514 617 120 266 280 521 268 832-11 275-159 505-288 735l-17 12">
          <text:p/>
        </draw:path>
        <presentation:notes draw:style-name="dp2">
          <draw:page-thumbnail draw:style-name="gr7" draw:layer="layout" svg:width="14.848cm" svg:height="11.136cm" svg:x="3.075cm" svg:y="2.257cm" draw:page-number="17" presentation:class="page"/>
          <draw:frame presentation:style-name="pr1" draw:text-style-name="P6" draw:layer="layout" svg:width="16.799cm" svg:height="13.365cm" svg:x="2.1cm" svg:y="14.107cm" presentation:class="notes" presentation:placeholder="true">
            <draw:text-box/>
          </draw:frame>
        </presentation:notes>
      </draw:page>
      <draw:page draw:name="page18" draw:style-name="dp1" draw:master-page-name="Default">
        <office:forms form:automatic-focus="false" form:apply-design-mode="false"/>
        <draw:rect draw:style-name="gr1" draw:text-style-name="P1" draw:layer="layout" svg:width="27cm" svg:height="4.03cm" svg:x="0cm" svg:y="13.97cm">
          <text:p/>
        </draw:rect>
        <draw:ellipse draw:style-name="gr2" draw:text-style-name="P2" draw:layer="layout" svg:width="2.898cm" svg:height="1.429cm" svg:x="3.881cm" svg:y="1.27cm">
          <text:p text:style-name="P2">Andreas</text:p>
          <text:p text:style-name="P2">Kollegger</text:p>
        </draw:ellipse>
        <draw:ellipse draw:style-name="gr2" draw:text-style-name="P2" draw:layer="layout" svg:width="2.898cm" svg:height="1.429cm" svg:x="0.5cm" svg:y="3.651cm">
          <text:p text:style-name="P2">Anna</text:p>
        </draw:ellipse>
        <draw:ellipse draw:style-name="gr2" draw:text-style-name="P2" draw:layer="layout" svg:width="2.898cm" svg:height="1.429cm" svg:x="3.881cm" svg:y="3.651cm">
          <text:p text:style-name="P2">Becky</text:p>
        </draw:ellipse>
        <draw:ellipse draw:style-name="gr2" draw:text-style-name="P2" draw:layer="layout" svg:width="2.898cm" svg:height="1.429cm" svg:x="7.262cm" svg:y="3.651cm">
          <text:p text:style-name="P2">Cecilia</text:p>
        </draw:ellipse>
        <draw:line draw:style-name="gr3" draw:text-style-name="P2" draw:layer="layout" svg:x1="5.33cm" svg:y1="2.699cm" svg:x2="1.949cm" svg:y2="3.652cm">
          <text:p/>
        </draw:line>
        <draw:line draw:style-name="gr3" draw:text-style-name="P2" draw:layer="layout" svg:x1="5.33cm" svg:y1="2.699cm" svg:x2="5.33cm" svg:y2="3.652cm">
          <text:p/>
        </draw:line>
        <draw:line draw:style-name="gr3" draw:text-style-name="P2" draw:layer="layout" svg:x1="5.33cm" svg:y1="2.699cm" svg:x2="8.711cm" svg:y2="3.652cm">
          <text:p/>
        </draw:line>
        <draw:rect draw:style-name="gr9" draw:text-style-name="P2" draw:layer="layout" svg:width="2.898cm" svg:height="1.429cm" svg:x="0.5cm" svg:y="5.557cm">
          <text:p text:style-name="P2">A1</text:p>
          <text:p text:style-name="P2">9:30 am</text:p>
        </draw:rect>
        <draw:rect draw:style-name="gr9" draw:text-style-name="P2" draw:layer="layout" svg:width="2.898cm" svg:height="1.428cm" svg:x="3.881cm" svg:y="5.557cm">
          <text:p text:style-name="P2">B1</text:p>
          <text:p text:style-name="P2">9:40 am</text:p>
        </draw:rect>
        <draw:rect draw:style-name="gr9" draw:text-style-name="P2" draw:layer="layout" svg:width="2.898cm" svg:height="1.428cm" svg:x="7.262cm" svg:y="5.557cm">
          <text:p text:style-name="P2">C1</text:p>
          <text:p text:style-name="P2">9:25 am</text:p>
        </draw:rect>
        <draw:rect draw:style-name="gr9" draw:text-style-name="P2" draw:layer="layout" svg:width="2.898cm" svg:height="1.429cm" svg:x="0.5cm" svg:y="7.462cm">
          <text:p text:style-name="P2">A2</text:p>
          <text:p text:style-name="P2">9:15 am</text:p>
        </draw:rect>
        <draw:rect draw:style-name="gr9" draw:text-style-name="P2" draw:layer="layout" svg:width="2.898cm" svg:height="1.429cm" svg:x="3.881cm" svg:y="7.461cm">
          <text:p text:style-name="P2">B2</text:p>
          <text:p text:style-name="P2">9:25 am</text:p>
        </draw:rect>
        <draw:rect draw:style-name="gr4" draw:text-style-name="P2" draw:layer="layout" svg:width="2.898cm" svg:height="1.429cm" svg:x="7.262cm" svg:y="7.461cm">
          <text:p text:style-name="P2">C2</text:p>
          <text:p text:style-name="P2">9:00 am</text:p>
        </draw:rect>
        <draw:rect draw:style-name="gr4" draw:text-style-name="P2" draw:layer="layout" svg:width="2.898cm" svg:height="1.429cm" svg:x="0.5cm" svg:y="9.367cm">
          <text:p text:style-name="P2">A3</text:p>
          <text:p text:style-name="P2">9:10 am</text:p>
        </draw:rect>
        <draw:rect draw:style-name="gr9" draw:text-style-name="P2" draw:layer="layout" svg:width="2.898cm" svg:height="1.429cm" svg:x="3.881cm" svg:y="9.366cm">
          <text:p text:style-name="P2">B3</text:p>
          <text:p text:style-name="P2">9:20 am</text:p>
        </draw:rect>
        <draw:rect draw:style-name="gr4" draw:text-style-name="P2" draw:layer="layout" svg:width="2.898cm" svg:height="1.429cm" svg:x="3.881cm" svg:y="11.271cm">
          <text:p text:style-name="P2">B4</text:p>
          <text:p text:style-name="P2">9:05 am</text:p>
        </draw:rect>
        <draw:line draw:style-name="gr3" draw:text-style-name="P2" draw:layer="layout" svg:x1="1.979cm" svg:y1="5.08cm" svg:x2="1.979cm" svg:y2="5.556cm">
          <text:p/>
        </draw:line>
        <draw:line draw:style-name="gr3" draw:text-style-name="P2" draw:layer="layout" svg:x1="1.979cm" svg:y1="6.985cm" svg:x2="1.979cm" svg:y2="7.461cm">
          <text:p/>
        </draw:line>
        <draw:line draw:style-name="gr3" draw:text-style-name="P2" draw:layer="layout" svg:x1="1.979cm" svg:y1="8.891cm" svg:x2="1.979cm" svg:y2="9.367cm">
          <text:p/>
        </draw:line>
        <draw:line draw:style-name="gr3" draw:text-style-name="P2" draw:layer="layout" svg:x1="5.36cm" svg:y1="5.08cm" svg:x2="5.36cm" svg:y2="5.556cm">
          <text:p/>
        </draw:line>
        <draw:line draw:style-name="gr3" draw:text-style-name="P2" draw:layer="layout" svg:x1="5.36cm" svg:y1="6.985cm" svg:x2="5.36cm" svg:y2="7.461cm">
          <text:p/>
        </draw:line>
        <draw:line draw:style-name="gr3" draw:text-style-name="P2" draw:layer="layout" svg:x1="5.36cm" svg:y1="8.891cm" svg:x2="5.36cm" svg:y2="9.367cm">
          <text:p/>
        </draw:line>
        <draw:line draw:style-name="gr3" draw:text-style-name="P2" draw:layer="layout" svg:x1="5.36cm" svg:y1="10.796cm" svg:x2="5.36cm" svg:y2="11.272cm">
          <text:p/>
        </draw:line>
        <draw:line draw:style-name="gr3" draw:text-style-name="P2" draw:layer="layout" svg:x1="8.741cm" svg:y1="5.08cm" svg:x2="8.741cm" svg:y2="5.556cm">
          <text:p/>
        </draw:line>
        <draw:line draw:style-name="gr3" draw:text-style-name="P2" draw:layer="layout" svg:x1="8.741cm" svg:y1="6.985cm" svg:x2="8.741cm" svg:y2="7.461cm">
          <text:p/>
        </draw:line>
        <draw:frame draw:style-name="gr5" draw:text-style-name="P3" draw:layer="layout" svg:width="3.135cm" svg:height="1.195cm" svg:x="0.04cm" svg:y="14.045cm">
          <draw:text-box>
            <text:p text:style-name="P3">Result:</text:p>
          </draw:text-box>
        </draw:frame>
        <draw:rect draw:style-name="gr6" draw:text-style-name="P4" draw:layer="layout" svg:width="13.97cm" svg:height="3.81cm" svg:x="11.43cm" svg:y="1.27cm">
          <text:p/>
        </draw:rect>
        <draw:frame draw:style-name="gr5" draw:text-style-name="P5" draw:layer="layout" svg:width="1.488cm" svg:height="0.962cm" svg:x="11.43cm" svg:y="1.27cm">
          <draw:text-box>
            <text:p text:style-name="P5">List</text:p>
          </draw:text-box>
        </draw:frame>
        <draw:rect draw:style-name="gr4" draw:text-style-name="P2" draw:layer="layout" svg:width="2.898cm" svg:height="1.429cm" svg:x="13.335cm" svg:y="2.54cm">
          <text:p text:style-name="P2">C1</text:p>
          <text:p text:style-name="P2">9:25 am</text:p>
        </draw:rect>
        <draw:rect draw:style-name="gr4" draw:text-style-name="P2" draw:layer="layout" svg:width="2.898cm" svg:height="1.428cm" svg:x="16.716cm" svg:y="2.54cm">
          <text:p text:style-name="P2">B3</text:p>
          <text:p text:style-name="P2">9:20 am</text:p>
        </draw:rect>
        <draw:rect draw:style-name="gr4" draw:text-style-name="P2" draw:layer="layout" svg:width="2.898cm" svg:height="1.428cm" svg:x="20.097cm" svg:y="2.54cm">
          <text:p text:style-name="P2">A2</text:p>
          <text:p text:style-name="P2">9:15 am</text:p>
        </draw:rect>
        <draw:rect draw:style-name="gr14" draw:text-style-name="P2" draw:layer="layout" svg:width="2.898cm" svg:height="1.429cm" svg:x="0.277cm" svg:y="15.716cm">
          <text:p text:style-name="P2">B1</text:p>
          <text:p text:style-name="P2">9:40 am</text:p>
        </draw:rect>
        <draw:rect draw:style-name="gr14" draw:text-style-name="P2" draw:layer="layout" svg:width="2.898cm" svg:height="1.429cm" svg:x="3.452cm" svg:y="15.716cm">
          <text:p text:style-name="P2">A1</text:p>
          <text:p text:style-name="P2">9:30 am</text:p>
        </draw:rect>
        <draw:rect draw:style-name="gr14" draw:text-style-name="P2" draw:layer="layout" svg:width="2.898cm" svg:height="1.429cm" svg:x="6.627cm" svg:y="15.716cm">
          <text:p text:style-name="P2">B2</text:p>
          <text:p text:style-name="P2">9:25 am</text:p>
        </draw:rect>
        <draw:custom-shape draw:style-name="gr8" draw:text-style-name="P1" draw:layer="layout" svg:width="12.065cm" svg:height="5.715cm" svg:x="12.067cm" svg:y="6.352cm">
          <text:p text:style-name="P1">Pop, get next</text:p>
          <draw:enhanced-geometry svg:viewBox="0 0 21600 21600" draw:text-areas="800 800 20800 20800" draw:type="round-rectangular-callout" draw:modifiers="2912.58080556937 24940.51784464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7" draw:layer="layout" svg:width="14.848cm" svg:height="11.136cm" svg:x="3.075cm" svg:y="2.257cm" draw:page-number="18" presentation:class="page"/>
          <draw:frame presentation:style-name="pr1" draw:text-style-name="P6" draw:layer="layout" svg:width="16.799cm" svg:height="13.365cm" svg:x="2.1cm" svg:y="14.107cm" presentation:class="notes" presentation:placeholder="true">
            <draw:text-box/>
          </draw:frame>
        </presentation:notes>
      </draw:page>
      <draw:page draw:name="page19" draw:style-name="dp1" draw:master-page-name="Default">
        <office:forms form:automatic-focus="false" form:apply-design-mode="false"/>
        <draw:rect draw:style-name="gr1" draw:text-style-name="P1" draw:layer="layout" svg:width="27cm" svg:height="4.03cm" svg:x="0cm" svg:y="13.97cm">
          <text:p/>
        </draw:rect>
        <draw:ellipse draw:style-name="gr2" draw:text-style-name="P2" draw:layer="layout" svg:width="2.898cm" svg:height="1.429cm" svg:x="3.881cm" svg:y="1.27cm">
          <text:p text:style-name="P2">Andreas</text:p>
          <text:p text:style-name="P2">Kollegger</text:p>
        </draw:ellipse>
        <draw:ellipse draw:style-name="gr2" draw:text-style-name="P2" draw:layer="layout" svg:width="2.898cm" svg:height="1.429cm" svg:x="0.5cm" svg:y="3.651cm">
          <text:p text:style-name="P2">Anna</text:p>
        </draw:ellipse>
        <draw:ellipse draw:style-name="gr2" draw:text-style-name="P2" draw:layer="layout" svg:width="2.898cm" svg:height="1.429cm" svg:x="3.881cm" svg:y="3.651cm">
          <text:p text:style-name="P2">Becky</text:p>
        </draw:ellipse>
        <draw:ellipse draw:style-name="gr2" draw:text-style-name="P2" draw:layer="layout" svg:width="2.898cm" svg:height="1.429cm" svg:x="7.262cm" svg:y="3.651cm">
          <text:p text:style-name="P2">Cecilia</text:p>
        </draw:ellipse>
        <draw:line draw:style-name="gr3" draw:text-style-name="P2" draw:layer="layout" svg:x1="5.33cm" svg:y1="2.699cm" svg:x2="1.949cm" svg:y2="3.652cm">
          <text:p/>
        </draw:line>
        <draw:line draw:style-name="gr3" draw:text-style-name="P2" draw:layer="layout" svg:x1="5.33cm" svg:y1="2.699cm" svg:x2="5.33cm" svg:y2="3.652cm">
          <text:p/>
        </draw:line>
        <draw:line draw:style-name="gr3" draw:text-style-name="P2" draw:layer="layout" svg:x1="5.33cm" svg:y1="2.699cm" svg:x2="8.711cm" svg:y2="3.652cm">
          <text:p/>
        </draw:line>
        <draw:rect draw:style-name="gr9" draw:text-style-name="P2" draw:layer="layout" svg:width="2.898cm" svg:height="1.429cm" svg:x="0.5cm" svg:y="5.557cm">
          <text:p text:style-name="P2">A1</text:p>
          <text:p text:style-name="P2">9:30 am</text:p>
        </draw:rect>
        <draw:rect draw:style-name="gr9" draw:text-style-name="P2" draw:layer="layout" svg:width="2.898cm" svg:height="1.428cm" svg:x="3.881cm" svg:y="5.557cm">
          <text:p text:style-name="P2">B1</text:p>
          <text:p text:style-name="P2">9:40 am</text:p>
        </draw:rect>
        <draw:rect draw:style-name="gr9" draw:text-style-name="P2" draw:layer="layout" svg:width="2.898cm" svg:height="1.428cm" svg:x="7.262cm" svg:y="5.557cm">
          <text:p text:style-name="P2">C1</text:p>
          <text:p text:style-name="P2">9:25 am</text:p>
        </draw:rect>
        <draw:rect draw:style-name="gr9" draw:text-style-name="P2" draw:layer="layout" svg:width="2.898cm" svg:height="1.429cm" svg:x="0.5cm" svg:y="7.462cm">
          <text:p text:style-name="P2">A2</text:p>
          <text:p text:style-name="P2">9:15 am</text:p>
        </draw:rect>
        <draw:rect draw:style-name="gr9" draw:text-style-name="P2" draw:layer="layout" svg:width="2.898cm" svg:height="1.429cm" svg:x="3.881cm" svg:y="7.461cm">
          <text:p text:style-name="P2">B2</text:p>
          <text:p text:style-name="P2">9:25 am</text:p>
        </draw:rect>
        <draw:rect draw:style-name="gr9" draw:text-style-name="P2" draw:layer="layout" svg:width="2.898cm" svg:height="1.429cm" svg:x="7.262cm" svg:y="7.461cm">
          <text:p text:style-name="P2">C2</text:p>
          <text:p text:style-name="P2">9:00 am</text:p>
        </draw:rect>
        <draw:rect draw:style-name="gr4" draw:text-style-name="P2" draw:layer="layout" svg:width="2.898cm" svg:height="1.429cm" svg:x="0.5cm" svg:y="9.367cm">
          <text:p text:style-name="P2">A3</text:p>
          <text:p text:style-name="P2">9:10 am</text:p>
        </draw:rect>
        <draw:rect draw:style-name="gr9" draw:text-style-name="P2" draw:layer="layout" svg:width="2.898cm" svg:height="1.429cm" svg:x="3.881cm" svg:y="9.366cm">
          <text:p text:style-name="P2">B3</text:p>
          <text:p text:style-name="P2">9:20 am</text:p>
        </draw:rect>
        <draw:rect draw:style-name="gr4" draw:text-style-name="P2" draw:layer="layout" svg:width="2.898cm" svg:height="1.429cm" svg:x="3.881cm" svg:y="11.271cm">
          <text:p text:style-name="P2">B4</text:p>
          <text:p text:style-name="P2">9:05 am</text:p>
        </draw:rect>
        <draw:line draw:style-name="gr3" draw:text-style-name="P2" draw:layer="layout" svg:x1="1.979cm" svg:y1="5.08cm" svg:x2="1.979cm" svg:y2="5.556cm">
          <text:p/>
        </draw:line>
        <draw:line draw:style-name="gr3" draw:text-style-name="P2" draw:layer="layout" svg:x1="1.979cm" svg:y1="6.985cm" svg:x2="1.979cm" svg:y2="7.461cm">
          <text:p/>
        </draw:line>
        <draw:line draw:style-name="gr3" draw:text-style-name="P2" draw:layer="layout" svg:x1="1.979cm" svg:y1="8.891cm" svg:x2="1.979cm" svg:y2="9.367cm">
          <text:p/>
        </draw:line>
        <draw:line draw:style-name="gr3" draw:text-style-name="P2" draw:layer="layout" svg:x1="5.36cm" svg:y1="5.08cm" svg:x2="5.36cm" svg:y2="5.556cm">
          <text:p/>
        </draw:line>
        <draw:line draw:style-name="gr3" draw:text-style-name="P2" draw:layer="layout" svg:x1="5.36cm" svg:y1="6.985cm" svg:x2="5.36cm" svg:y2="7.461cm">
          <text:p/>
        </draw:line>
        <draw:line draw:style-name="gr3" draw:text-style-name="P2" draw:layer="layout" svg:x1="5.36cm" svg:y1="8.891cm" svg:x2="5.36cm" svg:y2="9.367cm">
          <text:p/>
        </draw:line>
        <draw:line draw:style-name="gr3" draw:text-style-name="P2" draw:layer="layout" svg:x1="5.36cm" svg:y1="10.796cm" svg:x2="5.36cm" svg:y2="11.272cm">
          <text:p/>
        </draw:line>
        <draw:line draw:style-name="gr3" draw:text-style-name="P2" draw:layer="layout" svg:x1="8.741cm" svg:y1="5.08cm" svg:x2="8.741cm" svg:y2="5.556cm">
          <text:p/>
        </draw:line>
        <draw:line draw:style-name="gr3" draw:text-style-name="P2" draw:layer="layout" svg:x1="8.741cm" svg:y1="6.985cm" svg:x2="8.741cm" svg:y2="7.461cm">
          <text:p/>
        </draw:line>
        <draw:frame draw:style-name="gr5" draw:text-style-name="P3" draw:layer="layout" svg:width="3.135cm" svg:height="1.195cm" svg:x="0.04cm" svg:y="14.045cm">
          <draw:text-box>
            <text:p text:style-name="P3">Result:</text:p>
          </draw:text-box>
        </draw:frame>
        <draw:rect draw:style-name="gr6" draw:text-style-name="P4" draw:layer="layout" svg:width="13.97cm" svg:height="3.81cm" svg:x="11.43cm" svg:y="1.27cm">
          <text:p/>
        </draw:rect>
        <draw:frame draw:style-name="gr5" draw:text-style-name="P5" draw:layer="layout" svg:width="1.488cm" svg:height="0.962cm" svg:x="11.43cm" svg:y="1.27cm">
          <draw:text-box>
            <text:p text:style-name="P5">List</text:p>
          </draw:text-box>
        </draw:frame>
        <draw:rect draw:style-name="gr4" draw:text-style-name="P2" draw:layer="layout" svg:width="2.898cm" svg:height="1.429cm" svg:x="13.335cm" svg:y="2.54cm">
          <text:p text:style-name="P2">C2</text:p>
          <text:p text:style-name="P2">9:00 am</text:p>
        </draw:rect>
        <draw:rect draw:style-name="gr4" draw:text-style-name="P2" draw:layer="layout" svg:width="2.898cm" svg:height="1.428cm" svg:x="16.716cm" svg:y="2.54cm">
          <text:p text:style-name="P2">B3</text:p>
          <text:p text:style-name="P2">9:20 am</text:p>
        </draw:rect>
        <draw:rect draw:style-name="gr4" draw:text-style-name="P2" draw:layer="layout" svg:width="2.898cm" svg:height="1.428cm" svg:x="20.097cm" svg:y="2.54cm">
          <text:p text:style-name="P2">A2</text:p>
          <text:p text:style-name="P2">9:15 am</text:p>
        </draw:rect>
        <draw:rect draw:style-name="gr14" draw:text-style-name="P2" draw:layer="layout" svg:width="2.898cm" svg:height="1.429cm" svg:x="0.277cm" svg:y="15.716cm">
          <text:p text:style-name="P2">B1</text:p>
          <text:p text:style-name="P2">9:40 am</text:p>
        </draw:rect>
        <draw:rect draw:style-name="gr14" draw:text-style-name="P2" draw:layer="layout" svg:width="2.898cm" svg:height="1.429cm" svg:x="3.452cm" svg:y="15.716cm">
          <text:p text:style-name="P2">A1</text:p>
          <text:p text:style-name="P2">9:30 am</text:p>
        </draw:rect>
        <draw:rect draw:style-name="gr14" draw:text-style-name="P2" draw:layer="layout" svg:width="2.898cm" svg:height="1.429cm" svg:x="6.627cm" svg:y="15.716cm">
          <text:p text:style-name="P2">B2</text:p>
          <text:p text:style-name="P2">9:25 am</text:p>
        </draw:rect>
        <draw:rect draw:style-name="gr14" draw:text-style-name="P2" draw:layer="layout" svg:width="2.898cm" svg:height="1.429cm" svg:x="9.802cm" svg:y="15.716cm">
          <text:p text:style-name="P2">C1</text:p>
          <text:p text:style-name="P2">9:25 am</text:p>
        </draw:rect>
        <draw:path draw:style-name="gr11" draw:text-style-name="P4" draw:layer="layout" svg:width="10.995cm" svg:height="2.263cm" draw:transform="rotate (-1.5707963267946) translate (13.972cm 4.442cm)" svg:viewBox="0 0 10996 2264" svg:d="m0-27944c388 4 775 22 1164 22 408 0 802 87 1207 86 318-1 605 137 906 216 365 96 723 235 1100 280 347 41 648 133 970 216 268 69 526 182 798 237 306 62 615 139 927 151 326 13 652 39 970 107 266 57 515 178 776 259 247 77 487 181 734 259 311 98 636 166 927 323l237 87 216 21h64">
          <text:p/>
        </draw:path>
        <draw:path draw:style-name="gr11" draw:text-style-name="P4" draw:layer="layout" svg:width="6.878cm" svg:height="2.198cm" draw:transform="rotate (1.1047934165122) translate (8.26436787672007cm 7.88312388552726cm)" svg:viewBox="0 0 6879 2199" svg:d="m0 22253c353 82 637-133 974-175 475-60 945-231 1426-187 256 23 501-45 752-40 429 8 864 8 1283 102 402 90 822 121 1187 345 249 153 522 281 715 510 195 231 371 487 465 779l77 299-38 164">
          <text:p/>
        </draw:path>
        <draw:frame draw:style-name="gr5" draw:layer="layout" svg:width="0.853cm" svg:height="0.962cm" svg:x="13.335cm" svg:y="10.795cm">
          <draw:text-box>
            <text:p>1</text:p>
          </draw:text-box>
        </draw:frame>
        <draw:frame draw:style-name="gr5" draw:layer="layout" svg:width="0.853cm" svg:height="0.962cm" svg:x="10.16cm" svg:y="4.445cm">
          <draw:text-box>
            <text:p>2</text:p>
          </draw:text-box>
        </draw:frame>
        <presentation:notes draw:style-name="dp2">
          <draw:page-thumbnail draw:style-name="gr7" draw:layer="layout" svg:width="14.848cm" svg:height="11.136cm" svg:x="3.075cm" svg:y="2.257cm" draw:page-number="19" presentation:class="page"/>
          <draw:frame presentation:style-name="pr1" draw:text-style-name="P6" draw:layer="layout" svg:width="16.799cm" svg:height="13.365cm" svg:x="2.1cm" svg:y="14.107cm" presentation:class="notes" presentation:placeholder="true">
            <draw:text-box/>
          </draw:frame>
        </presentation:notes>
      </draw:page>
      <draw:page draw:name="page20" draw:style-name="dp1" draw:master-page-name="Default">
        <office:forms form:automatic-focus="false" form:apply-design-mode="false"/>
        <draw:rect draw:style-name="gr1" draw:text-style-name="P1" draw:layer="layout" svg:width="27cm" svg:height="4.03cm" svg:x="0cm" svg:y="13.97cm">
          <text:p/>
        </draw:rect>
        <draw:ellipse draw:style-name="gr2" draw:text-style-name="P2" draw:layer="layout" svg:width="2.898cm" svg:height="1.429cm" svg:x="3.881cm" svg:y="1.27cm">
          <text:p text:style-name="P2">Andreas</text:p>
          <text:p text:style-name="P2">Kollegger</text:p>
        </draw:ellipse>
        <draw:ellipse draw:style-name="gr2" draw:text-style-name="P2" draw:layer="layout" svg:width="2.898cm" svg:height="1.429cm" svg:x="0.5cm" svg:y="3.651cm">
          <text:p text:style-name="P2">Anna</text:p>
        </draw:ellipse>
        <draw:ellipse draw:style-name="gr2" draw:text-style-name="P2" draw:layer="layout" svg:width="2.898cm" svg:height="1.429cm" svg:x="3.881cm" svg:y="3.651cm">
          <text:p text:style-name="P2">Becky</text:p>
        </draw:ellipse>
        <draw:ellipse draw:style-name="gr2" draw:text-style-name="P2" draw:layer="layout" svg:width="2.898cm" svg:height="1.429cm" svg:x="7.262cm" svg:y="3.651cm">
          <text:p text:style-name="P2">Cecilia</text:p>
        </draw:ellipse>
        <draw:line draw:style-name="gr3" draw:text-style-name="P2" draw:layer="layout" svg:x1="5.33cm" svg:y1="2.699cm" svg:x2="1.949cm" svg:y2="3.652cm">
          <text:p/>
        </draw:line>
        <draw:line draw:style-name="gr3" draw:text-style-name="P2" draw:layer="layout" svg:x1="5.33cm" svg:y1="2.699cm" svg:x2="5.33cm" svg:y2="3.652cm">
          <text:p/>
        </draw:line>
        <draw:line draw:style-name="gr3" draw:text-style-name="P2" draw:layer="layout" svg:x1="5.33cm" svg:y1="2.699cm" svg:x2="8.711cm" svg:y2="3.652cm">
          <text:p/>
        </draw:line>
        <draw:rect draw:style-name="gr9" draw:text-style-name="P2" draw:layer="layout" svg:width="2.898cm" svg:height="1.429cm" svg:x="0.5cm" svg:y="5.557cm">
          <text:p text:style-name="P2">A1</text:p>
          <text:p text:style-name="P2">9:30 am</text:p>
        </draw:rect>
        <draw:rect draw:style-name="gr9" draw:text-style-name="P2" draw:layer="layout" svg:width="2.898cm" svg:height="1.428cm" svg:x="3.881cm" svg:y="5.557cm">
          <text:p text:style-name="P2">B1</text:p>
          <text:p text:style-name="P2">9:40 am</text:p>
        </draw:rect>
        <draw:rect draw:style-name="gr9" draw:text-style-name="P2" draw:layer="layout" svg:width="2.898cm" svg:height="1.428cm" svg:x="7.262cm" svg:y="5.557cm">
          <text:p text:style-name="P2">C1</text:p>
          <text:p text:style-name="P2">9:25 am</text:p>
        </draw:rect>
        <draw:rect draw:style-name="gr9" draw:text-style-name="P2" draw:layer="layout" svg:width="2.898cm" svg:height="1.429cm" svg:x="0.5cm" svg:y="7.462cm">
          <text:p text:style-name="P2">A2</text:p>
          <text:p text:style-name="P2">9:15 am</text:p>
        </draw:rect>
        <draw:rect draw:style-name="gr9" draw:text-style-name="P2" draw:layer="layout" svg:width="2.898cm" svg:height="1.429cm" svg:x="3.881cm" svg:y="7.461cm">
          <text:p text:style-name="P2">B2</text:p>
          <text:p text:style-name="P2">9:25 am</text:p>
        </draw:rect>
        <draw:rect draw:style-name="gr9" draw:text-style-name="P2" draw:layer="layout" svg:width="2.898cm" svg:height="1.429cm" svg:x="7.262cm" svg:y="7.461cm">
          <text:p text:style-name="P2">C2</text:p>
          <text:p text:style-name="P2">9:00 am</text:p>
        </draw:rect>
        <draw:rect draw:style-name="gr4" draw:text-style-name="P2" draw:layer="layout" svg:width="2.898cm" svg:height="1.429cm" svg:x="0.5cm" svg:y="9.367cm">
          <text:p text:style-name="P2">A3</text:p>
          <text:p text:style-name="P2">9:10 am</text:p>
        </draw:rect>
        <draw:rect draw:style-name="gr9" draw:text-style-name="P2" draw:layer="layout" svg:width="2.898cm" svg:height="1.429cm" svg:x="3.881cm" svg:y="9.366cm">
          <text:p text:style-name="P2">B3</text:p>
          <text:p text:style-name="P2">9:20 am</text:p>
        </draw:rect>
        <draw:rect draw:style-name="gr4" draw:text-style-name="P2" draw:layer="layout" svg:width="2.898cm" svg:height="1.429cm" svg:x="3.881cm" svg:y="11.271cm">
          <text:p text:style-name="P2">B4</text:p>
          <text:p text:style-name="P2">9:05 am</text:p>
        </draw:rect>
        <draw:line draw:style-name="gr3" draw:text-style-name="P2" draw:layer="layout" svg:x1="1.979cm" svg:y1="5.08cm" svg:x2="1.979cm" svg:y2="5.556cm">
          <text:p/>
        </draw:line>
        <draw:line draw:style-name="gr3" draw:text-style-name="P2" draw:layer="layout" svg:x1="1.979cm" svg:y1="6.985cm" svg:x2="1.979cm" svg:y2="7.461cm">
          <text:p/>
        </draw:line>
        <draw:line draw:style-name="gr3" draw:text-style-name="P2" draw:layer="layout" svg:x1="1.979cm" svg:y1="8.891cm" svg:x2="1.979cm" svg:y2="9.367cm">
          <text:p/>
        </draw:line>
        <draw:line draw:style-name="gr3" draw:text-style-name="P2" draw:layer="layout" svg:x1="5.36cm" svg:y1="5.08cm" svg:x2="5.36cm" svg:y2="5.556cm">
          <text:p/>
        </draw:line>
        <draw:line draw:style-name="gr3" draw:text-style-name="P2" draw:layer="layout" svg:x1="5.36cm" svg:y1="6.985cm" svg:x2="5.36cm" svg:y2="7.461cm">
          <text:p/>
        </draw:line>
        <draw:line draw:style-name="gr3" draw:text-style-name="P2" draw:layer="layout" svg:x1="5.36cm" svg:y1="8.891cm" svg:x2="5.36cm" svg:y2="9.367cm">
          <text:p/>
        </draw:line>
        <draw:line draw:style-name="gr3" draw:text-style-name="P2" draw:layer="layout" svg:x1="5.36cm" svg:y1="10.796cm" svg:x2="5.36cm" svg:y2="11.272cm">
          <text:p/>
        </draw:line>
        <draw:line draw:style-name="gr3" draw:text-style-name="P2" draw:layer="layout" svg:x1="8.741cm" svg:y1="5.08cm" svg:x2="8.741cm" svg:y2="5.556cm">
          <text:p/>
        </draw:line>
        <draw:line draw:style-name="gr3" draw:text-style-name="P2" draw:layer="layout" svg:x1="8.741cm" svg:y1="6.985cm" svg:x2="8.741cm" svg:y2="7.461cm">
          <text:p/>
        </draw:line>
        <draw:frame draw:style-name="gr5" draw:text-style-name="P3" draw:layer="layout" svg:width="3.135cm" svg:height="1.195cm" svg:x="0.04cm" svg:y="14.045cm">
          <draw:text-box>
            <text:p text:style-name="P3">Result:</text:p>
          </draw:text-box>
        </draw:frame>
        <draw:rect draw:style-name="gr6" draw:text-style-name="P4" draw:layer="layout" svg:width="13.97cm" svg:height="3.81cm" svg:x="11.43cm" svg:y="1.27cm">
          <text:p/>
        </draw:rect>
        <draw:frame draw:style-name="gr5" draw:text-style-name="P5" draw:layer="layout" svg:width="1.488cm" svg:height="0.962cm" svg:x="11.43cm" svg:y="1.27cm">
          <draw:text-box>
            <text:p text:style-name="P5">List</text:p>
          </draw:text-box>
        </draw:frame>
        <draw:rect draw:style-name="gr4" draw:text-style-name="P2" draw:layer="layout" svg:width="2.898cm" svg:height="1.429cm" svg:x="13.335cm" svg:y="2.54cm">
          <text:p text:style-name="P2">C2</text:p>
          <text:p text:style-name="P2">9:00 am</text:p>
        </draw:rect>
        <draw:rect draw:style-name="gr4" draw:text-style-name="P2" draw:layer="layout" svg:width="2.898cm" svg:height="1.428cm" svg:x="16.716cm" svg:y="2.54cm">
          <text:p text:style-name="P2">B3</text:p>
          <text:p text:style-name="P2">9:20 am</text:p>
        </draw:rect>
        <draw:rect draw:style-name="gr4" draw:text-style-name="P2" draw:layer="layout" svg:width="2.898cm" svg:height="1.428cm" svg:x="20.097cm" svg:y="2.54cm">
          <text:p text:style-name="P2">A2</text:p>
          <text:p text:style-name="P2">9:15 am</text:p>
        </draw:rect>
        <draw:rect draw:style-name="gr14" draw:text-style-name="P2" draw:layer="layout" svg:width="2.898cm" svg:height="1.429cm" svg:x="0.277cm" svg:y="15.716cm">
          <text:p text:style-name="P2">B1</text:p>
          <text:p text:style-name="P2">9:40 am</text:p>
        </draw:rect>
        <draw:rect draw:style-name="gr14" draw:text-style-name="P2" draw:layer="layout" svg:width="2.898cm" svg:height="1.429cm" svg:x="3.452cm" svg:y="15.716cm">
          <text:p text:style-name="P2">A1</text:p>
          <text:p text:style-name="P2">9:30 am</text:p>
        </draw:rect>
        <draw:rect draw:style-name="gr14" draw:text-style-name="P2" draw:layer="layout" svg:width="2.898cm" svg:height="1.429cm" svg:x="6.627cm" svg:y="15.716cm">
          <text:p text:style-name="P2">B2</text:p>
          <text:p text:style-name="P2">9:25 am</text:p>
        </draw:rect>
        <draw:rect draw:style-name="gr14" draw:text-style-name="P2" draw:layer="layout" svg:width="2.898cm" svg:height="1.429cm" svg:x="9.802cm" svg:y="15.716cm">
          <text:p text:style-name="P2">C1</text:p>
          <text:p text:style-name="P2">9:25 am</text:p>
        </draw:rect>
        <draw:custom-shape draw:style-name="gr8" draw:text-style-name="P1" draw:layer="layout" svg:width="12.065cm" svg:height="5.715cm" svg:x="12.067cm" svg:y="6.352cm">
          <text:p text:style-name="P1">Sort</text:p>
          <draw:enhanced-geometry svg:viewBox="0 0 21600 21600" draw:text-areas="800 800 20800 20800" draw:type="round-rectangular-callout" draw:modifiers="2912.58080556937 24940.51784464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7" draw:layer="layout" svg:width="14.848cm" svg:height="11.136cm" svg:x="3.075cm" svg:y="2.257cm" draw:page-number="20" presentation:class="page"/>
          <draw:frame presentation:style-name="pr1" draw:text-style-name="P6" draw:layer="layout" svg:width="16.799cm" svg:height="13.365cm" svg:x="2.1cm" svg:y="14.107cm" presentation:class="notes" presentation:placeholder="true">
            <draw:text-box/>
          </draw:frame>
        </presentation:notes>
      </draw:page>
      <draw:page draw:name="page21" draw:style-name="dp1" draw:master-page-name="Default">
        <office:forms form:automatic-focus="false" form:apply-design-mode="false"/>
        <draw:rect draw:style-name="gr1" draw:text-style-name="P1" draw:layer="layout" svg:width="27cm" svg:height="4.03cm" svg:x="0cm" svg:y="13.97cm">
          <text:p/>
        </draw:rect>
        <draw:ellipse draw:style-name="gr2" draw:text-style-name="P2" draw:layer="layout" svg:width="2.898cm" svg:height="1.429cm" svg:x="3.881cm" svg:y="1.27cm">
          <text:p text:style-name="P2">Andreas</text:p>
          <text:p text:style-name="P2">Kollegger</text:p>
        </draw:ellipse>
        <draw:ellipse draw:style-name="gr2" draw:text-style-name="P2" draw:layer="layout" svg:width="2.898cm" svg:height="1.429cm" svg:x="0.5cm" svg:y="3.651cm">
          <text:p text:style-name="P2">Anna</text:p>
        </draw:ellipse>
        <draw:ellipse draw:style-name="gr2" draw:text-style-name="P2" draw:layer="layout" svg:width="2.898cm" svg:height="1.429cm" svg:x="3.881cm" svg:y="3.651cm">
          <text:p text:style-name="P2">Becky</text:p>
        </draw:ellipse>
        <draw:ellipse draw:style-name="gr2" draw:text-style-name="P2" draw:layer="layout" svg:width="2.898cm" svg:height="1.429cm" svg:x="7.262cm" svg:y="3.651cm">
          <text:p text:style-name="P2">Cecilia</text:p>
        </draw:ellipse>
        <draw:line draw:style-name="gr3" draw:text-style-name="P2" draw:layer="layout" svg:x1="5.33cm" svg:y1="2.699cm" svg:x2="1.949cm" svg:y2="3.652cm">
          <text:p/>
        </draw:line>
        <draw:line draw:style-name="gr3" draw:text-style-name="P2" draw:layer="layout" svg:x1="5.33cm" svg:y1="2.699cm" svg:x2="5.33cm" svg:y2="3.652cm">
          <text:p/>
        </draw:line>
        <draw:line draw:style-name="gr3" draw:text-style-name="P2" draw:layer="layout" svg:x1="5.33cm" svg:y1="2.699cm" svg:x2="8.711cm" svg:y2="3.652cm">
          <text:p/>
        </draw:line>
        <draw:rect draw:style-name="gr9" draw:text-style-name="P2" draw:layer="layout" svg:width="2.898cm" svg:height="1.429cm" svg:x="0.5cm" svg:y="5.557cm">
          <text:p text:style-name="P2">A1</text:p>
          <text:p text:style-name="P2">9:30 am</text:p>
        </draw:rect>
        <draw:rect draw:style-name="gr9" draw:text-style-name="P2" draw:layer="layout" svg:width="2.898cm" svg:height="1.428cm" svg:x="3.881cm" svg:y="5.557cm">
          <text:p text:style-name="P2">B1</text:p>
          <text:p text:style-name="P2">9:40 am</text:p>
        </draw:rect>
        <draw:rect draw:style-name="gr9" draw:text-style-name="P2" draw:layer="layout" svg:width="2.898cm" svg:height="1.428cm" svg:x="7.262cm" svg:y="5.557cm">
          <text:p text:style-name="P2">C1</text:p>
          <text:p text:style-name="P2">9:25 am</text:p>
        </draw:rect>
        <draw:rect draw:style-name="gr9" draw:text-style-name="P2" draw:layer="layout" svg:width="2.898cm" svg:height="1.429cm" svg:x="0.5cm" svg:y="7.462cm">
          <text:p text:style-name="P2">A2</text:p>
          <text:p text:style-name="P2">9:15 am</text:p>
        </draw:rect>
        <draw:rect draw:style-name="gr9" draw:text-style-name="P2" draw:layer="layout" svg:width="2.898cm" svg:height="1.429cm" svg:x="3.881cm" svg:y="7.461cm">
          <text:p text:style-name="P2">B2</text:p>
          <text:p text:style-name="P2">9:25 am</text:p>
        </draw:rect>
        <draw:rect draw:style-name="gr9" draw:text-style-name="P2" draw:layer="layout" svg:width="2.898cm" svg:height="1.429cm" svg:x="7.262cm" svg:y="7.461cm">
          <text:p text:style-name="P2">C2</text:p>
          <text:p text:style-name="P2">9:00 am</text:p>
        </draw:rect>
        <draw:rect draw:style-name="gr4" draw:text-style-name="P2" draw:layer="layout" svg:width="2.898cm" svg:height="1.429cm" svg:x="0.5cm" svg:y="9.367cm">
          <text:p text:style-name="P2">A3</text:p>
          <text:p text:style-name="P2">9:10 am</text:p>
        </draw:rect>
        <draw:rect draw:style-name="gr9" draw:text-style-name="P2" draw:layer="layout" svg:width="2.898cm" svg:height="1.429cm" svg:x="3.881cm" svg:y="9.366cm">
          <text:p text:style-name="P2">B3</text:p>
          <text:p text:style-name="P2">9:20 am</text:p>
        </draw:rect>
        <draw:rect draw:style-name="gr4" draw:text-style-name="P2" draw:layer="layout" svg:width="2.898cm" svg:height="1.429cm" svg:x="3.881cm" svg:y="11.271cm">
          <text:p text:style-name="P2">B4</text:p>
          <text:p text:style-name="P2">9:05 am</text:p>
        </draw:rect>
        <draw:line draw:style-name="gr3" draw:text-style-name="P2" draw:layer="layout" svg:x1="1.979cm" svg:y1="5.08cm" svg:x2="1.979cm" svg:y2="5.556cm">
          <text:p/>
        </draw:line>
        <draw:line draw:style-name="gr3" draw:text-style-name="P2" draw:layer="layout" svg:x1="1.979cm" svg:y1="6.985cm" svg:x2="1.979cm" svg:y2="7.461cm">
          <text:p/>
        </draw:line>
        <draw:line draw:style-name="gr3" draw:text-style-name="P2" draw:layer="layout" svg:x1="1.979cm" svg:y1="8.891cm" svg:x2="1.979cm" svg:y2="9.367cm">
          <text:p/>
        </draw:line>
        <draw:line draw:style-name="gr3" draw:text-style-name="P2" draw:layer="layout" svg:x1="5.36cm" svg:y1="5.08cm" svg:x2="5.36cm" svg:y2="5.556cm">
          <text:p/>
        </draw:line>
        <draw:line draw:style-name="gr3" draw:text-style-name="P2" draw:layer="layout" svg:x1="5.36cm" svg:y1="6.985cm" svg:x2="5.36cm" svg:y2="7.461cm">
          <text:p/>
        </draw:line>
        <draw:line draw:style-name="gr3" draw:text-style-name="P2" draw:layer="layout" svg:x1="5.36cm" svg:y1="8.891cm" svg:x2="5.36cm" svg:y2="9.367cm">
          <text:p/>
        </draw:line>
        <draw:line draw:style-name="gr3" draw:text-style-name="P2" draw:layer="layout" svg:x1="5.36cm" svg:y1="10.796cm" svg:x2="5.36cm" svg:y2="11.272cm">
          <text:p/>
        </draw:line>
        <draw:line draw:style-name="gr3" draw:text-style-name="P2" draw:layer="layout" svg:x1="8.741cm" svg:y1="5.08cm" svg:x2="8.741cm" svg:y2="5.556cm">
          <text:p/>
        </draw:line>
        <draw:line draw:style-name="gr3" draw:text-style-name="P2" draw:layer="layout" svg:x1="8.741cm" svg:y1="6.985cm" svg:x2="8.741cm" svg:y2="7.461cm">
          <text:p/>
        </draw:line>
        <draw:frame draw:style-name="gr5" draw:text-style-name="P3" draw:layer="layout" svg:width="3.135cm" svg:height="1.195cm" svg:x="0.04cm" svg:y="14.045cm">
          <draw:text-box>
            <text:p text:style-name="P3">Result:</text:p>
          </draw:text-box>
        </draw:frame>
        <draw:rect draw:style-name="gr6" draw:text-style-name="P4" draw:layer="layout" svg:width="13.97cm" svg:height="3.81cm" svg:x="11.43cm" svg:y="1.27cm">
          <text:p/>
        </draw:rect>
        <draw:frame draw:style-name="gr5" draw:text-style-name="P5" draw:layer="layout" svg:width="1.488cm" svg:height="0.962cm" svg:x="11.43cm" svg:y="1.27cm">
          <draw:text-box>
            <text:p text:style-name="P5">List</text:p>
          </draw:text-box>
        </draw:frame>
        <draw:rect draw:style-name="gr4" draw:text-style-name="P2" draw:layer="layout" svg:width="2.898cm" svg:height="1.429cm" svg:x="13.335cm" svg:y="2.54cm">
          <text:p text:style-name="P2">B3</text:p>
          <text:p text:style-name="P2">9:20 am</text:p>
        </draw:rect>
        <draw:rect draw:style-name="gr4" draw:text-style-name="P2" draw:layer="layout" svg:width="2.898cm" svg:height="1.428cm" svg:x="16.716cm" svg:y="2.54cm">
          <text:p text:style-name="P2">A2</text:p>
          <text:p text:style-name="P2">9:15 am</text:p>
        </draw:rect>
        <draw:rect draw:style-name="gr4" draw:text-style-name="P2" draw:layer="layout" svg:width="2.898cm" svg:height="1.428cm" svg:x="20.097cm" svg:y="2.54cm">
          <text:p text:style-name="P2">C2</text:p>
          <text:p text:style-name="P2">9:00 am</text:p>
        </draw:rect>
        <draw:rect draw:style-name="gr14" draw:text-style-name="P2" draw:layer="layout" svg:width="2.898cm" svg:height="1.429cm" svg:x="0.277cm" svg:y="15.716cm">
          <text:p text:style-name="P2">B1</text:p>
          <text:p text:style-name="P2">9:40 am</text:p>
        </draw:rect>
        <draw:rect draw:style-name="gr14" draw:text-style-name="P2" draw:layer="layout" svg:width="2.898cm" svg:height="1.429cm" svg:x="3.452cm" svg:y="15.716cm">
          <text:p text:style-name="P2">A1</text:p>
          <text:p text:style-name="P2">9:30 am</text:p>
        </draw:rect>
        <draw:rect draw:style-name="gr14" draw:text-style-name="P2" draw:layer="layout" svg:width="2.898cm" svg:height="1.429cm" svg:x="6.627cm" svg:y="15.716cm">
          <text:p text:style-name="P2">B2</text:p>
          <text:p text:style-name="P2">9:25 am</text:p>
        </draw:rect>
        <draw:rect draw:style-name="gr14" draw:text-style-name="P2" draw:layer="layout" svg:width="2.898cm" svg:height="1.429cm" svg:x="9.802cm" svg:y="15.716cm">
          <text:p text:style-name="P2">C1</text:p>
          <text:p text:style-name="P2">9:25 am</text:p>
        </draw:rect>
        <draw:rect draw:style-name="gr6" draw:text-style-name="P4" draw:layer="layout" svg:width="13.97cm" svg:height="3.81cm" svg:x="11.43cm" svg:y="1.27cm">
          <text:p/>
        </draw:rect>
        <draw:frame draw:style-name="gr5" draw:text-style-name="P5" draw:layer="layout" svg:width="1.488cm" svg:height="0.962cm" svg:x="11.43cm" svg:y="1.27cm">
          <draw:text-box>
            <text:p text:style-name="P5">List</text:p>
          </draw:text-box>
        </draw:frame>
        <draw:rect draw:style-name="gr4" draw:text-style-name="P2" draw:layer="layout" svg:width="2.898cm" svg:height="1.429cm" svg:x="13.335cm" svg:y="2.54cm">
          <text:p text:style-name="P2">B3</text:p>
          <text:p text:style-name="P2">9:20 am</text:p>
        </draw:rect>
        <draw:rect draw:style-name="gr4" draw:text-style-name="P2" draw:layer="layout" svg:width="2.898cm" svg:height="1.428cm" svg:x="16.716cm" svg:y="2.54cm">
          <text:p text:style-name="P2">A2</text:p>
          <text:p text:style-name="P2">9:15 am</text:p>
        </draw:rect>
        <draw:rect draw:style-name="gr4" draw:text-style-name="P2" draw:layer="layout" svg:width="2.898cm" svg:height="1.428cm" svg:x="20.097cm" svg:y="2.54cm">
          <text:p text:style-name="P2">C2</text:p>
          <text:p text:style-name="P2">9:00 am</text:p>
        </draw:rect>
        <draw:path draw:style-name="gr11" draw:text-style-name="P4" draw:layer="layout" svg:width="5.988cm" svg:height="6.56cm" draw:transform="rotate (0.909316540288874) translate (12.118cm 3.083cm)" svg:viewBox="0 0 5989 6561" svg:d="m0 22912c447 0 890 72 1335 136 360 52 683 159 989 323 335 179 603 463 914 682 278 196 491 454 695 717 184 238 367 478 538 728 155 225 325 443 436 699 101 233 246 444 378 662 141 230 244 484 371 722 131 245 193 515 256 785 66 282 82 576 76 869l-60 238">
          <text:p/>
        </draw:path>
        <presentation:notes draw:style-name="dp2">
          <draw:page-thumbnail draw:style-name="gr7" draw:layer="layout" svg:width="14.848cm" svg:height="11.136cm" svg:x="3.075cm" svg:y="2.257cm" draw:page-number="21" presentation:class="page"/>
          <draw:frame presentation:style-name="pr1" draw:text-style-name="P6" draw:layer="layout" svg:width="16.799cm" svg:height="13.365cm" svg:x="2.1cm" svg:y="14.107cm" presentation:class="notes" presentation:placeholder="true">
            <draw:text-box/>
          </draw:frame>
        </presentation:notes>
      </draw:page>
      <draw:page draw:name="page22" draw:style-name="dp1" draw:master-page-name="Default">
        <office:forms form:automatic-focus="false" form:apply-design-mode="false"/>
        <draw:rect draw:style-name="gr1" draw:text-style-name="P1" draw:layer="layout" svg:width="27cm" svg:height="4.03cm" svg:x="0cm" svg:y="13.97cm">
          <text:p/>
        </draw:rect>
        <draw:ellipse draw:style-name="gr2" draw:text-style-name="P2" draw:layer="layout" svg:width="2.898cm" svg:height="1.429cm" svg:x="3.881cm" svg:y="1.27cm">
          <text:p text:style-name="P2">Andreas</text:p>
          <text:p text:style-name="P2">Kollegger</text:p>
        </draw:ellipse>
        <draw:ellipse draw:style-name="gr2" draw:text-style-name="P2" draw:layer="layout" svg:width="2.898cm" svg:height="1.429cm" svg:x="0.5cm" svg:y="3.651cm">
          <text:p text:style-name="P2">Anna</text:p>
        </draw:ellipse>
        <draw:ellipse draw:style-name="gr2" draw:text-style-name="P2" draw:layer="layout" svg:width="2.898cm" svg:height="1.429cm" svg:x="3.881cm" svg:y="3.651cm">
          <text:p text:style-name="P2">Becky</text:p>
        </draw:ellipse>
        <draw:ellipse draw:style-name="gr2" draw:text-style-name="P2" draw:layer="layout" svg:width="2.898cm" svg:height="1.429cm" svg:x="7.262cm" svg:y="3.651cm">
          <text:p text:style-name="P2">Cecilia</text:p>
        </draw:ellipse>
        <draw:line draw:style-name="gr3" draw:text-style-name="P2" draw:layer="layout" svg:x1="5.33cm" svg:y1="2.699cm" svg:x2="1.949cm" svg:y2="3.652cm">
          <text:p/>
        </draw:line>
        <draw:line draw:style-name="gr3" draw:text-style-name="P2" draw:layer="layout" svg:x1="5.33cm" svg:y1="2.699cm" svg:x2="5.33cm" svg:y2="3.652cm">
          <text:p/>
        </draw:line>
        <draw:line draw:style-name="gr3" draw:text-style-name="P2" draw:layer="layout" svg:x1="5.33cm" svg:y1="2.699cm" svg:x2="8.711cm" svg:y2="3.652cm">
          <text:p/>
        </draw:line>
        <draw:rect draw:style-name="gr9" draw:text-style-name="P2" draw:layer="layout" svg:width="2.898cm" svg:height="1.429cm" svg:x="0.5cm" svg:y="5.557cm">
          <text:p text:style-name="P2">A1</text:p>
          <text:p text:style-name="P2">9:30 am</text:p>
        </draw:rect>
        <draw:rect draw:style-name="gr9" draw:text-style-name="P2" draw:layer="layout" svg:width="2.898cm" svg:height="1.428cm" svg:x="3.881cm" svg:y="5.557cm">
          <text:p text:style-name="P2">B1</text:p>
          <text:p text:style-name="P2">9:40 am</text:p>
        </draw:rect>
        <draw:rect draw:style-name="gr9" draw:text-style-name="P2" draw:layer="layout" svg:width="2.898cm" svg:height="1.428cm" svg:x="7.262cm" svg:y="5.557cm">
          <text:p text:style-name="P2">C1</text:p>
          <text:p text:style-name="P2">9:25 am</text:p>
        </draw:rect>
        <draw:rect draw:style-name="gr9" draw:text-style-name="P2" draw:layer="layout" svg:width="2.898cm" svg:height="1.429cm" svg:x="0.5cm" svg:y="7.462cm">
          <text:p text:style-name="P2">A2</text:p>
          <text:p text:style-name="P2">9:15 am</text:p>
        </draw:rect>
        <draw:rect draw:style-name="gr9" draw:text-style-name="P2" draw:layer="layout" svg:width="2.898cm" svg:height="1.429cm" svg:x="3.881cm" svg:y="7.461cm">
          <text:p text:style-name="P2">B2</text:p>
          <text:p text:style-name="P2">9:25 am</text:p>
        </draw:rect>
        <draw:rect draw:style-name="gr9" draw:text-style-name="P2" draw:layer="layout" svg:width="2.898cm" svg:height="1.429cm" svg:x="7.262cm" svg:y="7.461cm">
          <text:p text:style-name="P2">C2</text:p>
          <text:p text:style-name="P2">9:00 am</text:p>
        </draw:rect>
        <draw:rect draw:style-name="gr4" draw:text-style-name="P2" draw:layer="layout" svg:width="2.898cm" svg:height="1.429cm" svg:x="0.5cm" svg:y="9.367cm">
          <text:p text:style-name="P2">A3</text:p>
          <text:p text:style-name="P2">9:10 am</text:p>
        </draw:rect>
        <draw:rect draw:style-name="gr9" draw:text-style-name="P2" draw:layer="layout" svg:width="2.898cm" svg:height="1.429cm" svg:x="3.881cm" svg:y="9.366cm">
          <text:p text:style-name="P2">B3</text:p>
          <text:p text:style-name="P2">9:20 am</text:p>
        </draw:rect>
        <draw:rect draw:style-name="gr4" draw:text-style-name="P2" draw:layer="layout" svg:width="2.898cm" svg:height="1.429cm" svg:x="3.881cm" svg:y="11.271cm">
          <text:p text:style-name="P2">B4</text:p>
          <text:p text:style-name="P2">9:05 am</text:p>
        </draw:rect>
        <draw:line draw:style-name="gr3" draw:text-style-name="P2" draw:layer="layout" svg:x1="1.979cm" svg:y1="5.08cm" svg:x2="1.979cm" svg:y2="5.556cm">
          <text:p/>
        </draw:line>
        <draw:line draw:style-name="gr3" draw:text-style-name="P2" draw:layer="layout" svg:x1="1.979cm" svg:y1="6.985cm" svg:x2="1.979cm" svg:y2="7.461cm">
          <text:p/>
        </draw:line>
        <draw:line draw:style-name="gr3" draw:text-style-name="P2" draw:layer="layout" svg:x1="1.979cm" svg:y1="8.891cm" svg:x2="1.979cm" svg:y2="9.367cm">
          <text:p/>
        </draw:line>
        <draw:line draw:style-name="gr3" draw:text-style-name="P2" draw:layer="layout" svg:x1="5.36cm" svg:y1="5.08cm" svg:x2="5.36cm" svg:y2="5.556cm">
          <text:p/>
        </draw:line>
        <draw:line draw:style-name="gr3" draw:text-style-name="P2" draw:layer="layout" svg:x1="5.36cm" svg:y1="6.985cm" svg:x2="5.36cm" svg:y2="7.461cm">
          <text:p/>
        </draw:line>
        <draw:line draw:style-name="gr3" draw:text-style-name="P2" draw:layer="layout" svg:x1="5.36cm" svg:y1="8.891cm" svg:x2="5.36cm" svg:y2="9.367cm">
          <text:p/>
        </draw:line>
        <draw:line draw:style-name="gr3" draw:text-style-name="P2" draw:layer="layout" svg:x1="5.36cm" svg:y1="10.796cm" svg:x2="5.36cm" svg:y2="11.272cm">
          <text:p/>
        </draw:line>
        <draw:line draw:style-name="gr3" draw:text-style-name="P2" draw:layer="layout" svg:x1="8.741cm" svg:y1="5.08cm" svg:x2="8.741cm" svg:y2="5.556cm">
          <text:p/>
        </draw:line>
        <draw:line draw:style-name="gr3" draw:text-style-name="P2" draw:layer="layout" svg:x1="8.741cm" svg:y1="6.985cm" svg:x2="8.741cm" svg:y2="7.461cm">
          <text:p/>
        </draw:line>
        <draw:frame draw:style-name="gr5" draw:text-style-name="P3" draw:layer="layout" svg:width="3.135cm" svg:height="1.195cm" svg:x="0.04cm" svg:y="14.045cm">
          <draw:text-box>
            <text:p text:style-name="P3">Result:</text:p>
          </draw:text-box>
        </draw:frame>
        <draw:rect draw:style-name="gr6" draw:text-style-name="P4" draw:layer="layout" svg:width="13.97cm" svg:height="3.81cm" svg:x="11.43cm" svg:y="1.27cm">
          <text:p/>
        </draw:rect>
        <draw:frame draw:style-name="gr5" draw:text-style-name="P5" draw:layer="layout" svg:width="1.488cm" svg:height="0.962cm" svg:x="11.43cm" svg:y="1.27cm">
          <draw:text-box>
            <text:p text:style-name="P5">List</text:p>
          </draw:text-box>
        </draw:frame>
        <draw:rect draw:style-name="gr4" draw:text-style-name="P2" draw:layer="layout" svg:width="2.898cm" svg:height="1.429cm" svg:x="13.335cm" svg:y="2.54cm">
          <text:p text:style-name="P2">B3</text:p>
          <text:p text:style-name="P2">9:20 am</text:p>
        </draw:rect>
        <draw:rect draw:style-name="gr4" draw:text-style-name="P2" draw:layer="layout" svg:width="2.898cm" svg:height="1.428cm" svg:x="16.716cm" svg:y="2.54cm">
          <text:p text:style-name="P2">A2</text:p>
          <text:p text:style-name="P2">9:15 am</text:p>
        </draw:rect>
        <draw:rect draw:style-name="gr4" draw:text-style-name="P2" draw:layer="layout" svg:width="2.898cm" svg:height="1.428cm" svg:x="20.097cm" svg:y="2.54cm">
          <text:p text:style-name="P2">C2</text:p>
          <text:p text:style-name="P2">9:00 am</text:p>
        </draw:rect>
        <draw:rect draw:style-name="gr14" draw:text-style-name="P2" draw:layer="layout" svg:width="2.898cm" svg:height="1.429cm" svg:x="0.277cm" svg:y="15.716cm">
          <text:p text:style-name="P2">B1</text:p>
          <text:p text:style-name="P2">9:40 am</text:p>
        </draw:rect>
        <draw:rect draw:style-name="gr14" draw:text-style-name="P2" draw:layer="layout" svg:width="2.898cm" svg:height="1.429cm" svg:x="3.452cm" svg:y="15.716cm">
          <text:p text:style-name="P2">A1</text:p>
          <text:p text:style-name="P2">9:30 am</text:p>
        </draw:rect>
        <draw:rect draw:style-name="gr14" draw:text-style-name="P2" draw:layer="layout" svg:width="2.898cm" svg:height="1.429cm" svg:x="6.627cm" svg:y="15.716cm">
          <text:p text:style-name="P2">B2</text:p>
          <text:p text:style-name="P2">9:25 am</text:p>
        </draw:rect>
        <draw:rect draw:style-name="gr14" draw:text-style-name="P2" draw:layer="layout" svg:width="2.898cm" svg:height="1.429cm" svg:x="9.802cm" svg:y="15.716cm">
          <text:p text:style-name="P2">C1</text:p>
          <text:p text:style-name="P2">9:25 am</text:p>
        </draw:rect>
        <draw:rect draw:style-name="gr6" draw:text-style-name="P4" draw:layer="layout" svg:width="13.97cm" svg:height="3.81cm" svg:x="11.43cm" svg:y="1.27cm">
          <text:p/>
        </draw:rect>
        <draw:frame draw:style-name="gr5" draw:text-style-name="P5" draw:layer="layout" svg:width="1.488cm" svg:height="0.962cm" svg:x="11.43cm" svg:y="1.27cm">
          <draw:text-box>
            <text:p text:style-name="P5">List</text:p>
          </draw:text-box>
        </draw:frame>
        <draw:rect draw:style-name="gr4" draw:text-style-name="P2" draw:layer="layout" svg:width="2.898cm" svg:height="1.429cm" svg:x="13.335cm" svg:y="2.54cm">
          <text:p text:style-name="P2">B3</text:p>
          <text:p text:style-name="P2">9:20 am</text:p>
        </draw:rect>
        <draw:rect draw:style-name="gr4" draw:text-style-name="P2" draw:layer="layout" svg:width="2.898cm" svg:height="1.428cm" svg:x="16.716cm" svg:y="2.54cm">
          <text:p text:style-name="P2">A2</text:p>
          <text:p text:style-name="P2">9:15 am</text:p>
        </draw:rect>
        <draw:rect draw:style-name="gr4" draw:text-style-name="P2" draw:layer="layout" svg:width="2.898cm" svg:height="1.428cm" svg:x="20.097cm" svg:y="2.54cm">
          <text:p text:style-name="P2">C2</text:p>
          <text:p text:style-name="P2">9:00 am</text:p>
        </draw:rect>
        <draw:custom-shape draw:style-name="gr8" draw:text-style-name="P1" draw:layer="layout" svg:width="12.065cm" svg:height="5.715cm" svg:x="12.067cm" svg:y="6.352cm">
          <text:p text:style-name="P1">Pop, get next</text:p>
          <draw:enhanced-geometry svg:viewBox="0 0 21600 21600" draw:text-areas="800 800 20800 20800" draw:type="round-rectangular-callout" draw:modifiers="2912.58080556937 24940.51784464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7" draw:layer="layout" svg:width="14.848cm" svg:height="11.136cm" svg:x="3.075cm" svg:y="2.257cm" draw:page-number="22" presentation:class="page"/>
          <draw:frame presentation:style-name="pr1" draw:text-style-name="P6" draw:layer="layout" svg:width="16.799cm" svg:height="13.365cm" svg:x="2.1cm" svg:y="14.107cm" presentation:class="notes" presentation:placeholder="true">
            <draw:text-box/>
          </draw:frame>
        </presentation:notes>
      </draw:page>
      <draw:page draw:name="page23" draw:style-name="dp1" draw:master-page-name="Default">
        <office:forms form:automatic-focus="false" form:apply-design-mode="false"/>
        <draw:rect draw:style-name="gr1" draw:text-style-name="P1" draw:layer="layout" svg:width="27cm" svg:height="4.03cm" svg:x="0cm" svg:y="13.97cm">
          <text:p/>
        </draw:rect>
        <draw:ellipse draw:style-name="gr2" draw:text-style-name="P2" draw:layer="layout" svg:width="2.898cm" svg:height="1.429cm" svg:x="3.881cm" svg:y="1.27cm">
          <text:p text:style-name="P2">Andreas</text:p>
          <text:p text:style-name="P2">Kollegger</text:p>
        </draw:ellipse>
        <draw:ellipse draw:style-name="gr2" draw:text-style-name="P2" draw:layer="layout" svg:width="2.898cm" svg:height="1.429cm" svg:x="0.5cm" svg:y="3.651cm">
          <text:p text:style-name="P2">Anna</text:p>
        </draw:ellipse>
        <draw:ellipse draw:style-name="gr2" draw:text-style-name="P2" draw:layer="layout" svg:width="2.898cm" svg:height="1.429cm" svg:x="3.881cm" svg:y="3.651cm">
          <text:p text:style-name="P2">Becky</text:p>
        </draw:ellipse>
        <draw:ellipse draw:style-name="gr2" draw:text-style-name="P2" draw:layer="layout" svg:width="2.898cm" svg:height="1.429cm" svg:x="7.262cm" svg:y="3.651cm">
          <text:p text:style-name="P2">Cecilia</text:p>
        </draw:ellipse>
        <draw:line draw:style-name="gr3" draw:text-style-name="P2" draw:layer="layout" svg:x1="5.33cm" svg:y1="2.699cm" svg:x2="1.949cm" svg:y2="3.652cm">
          <text:p/>
        </draw:line>
        <draw:line draw:style-name="gr3" draw:text-style-name="P2" draw:layer="layout" svg:x1="5.33cm" svg:y1="2.699cm" svg:x2="5.33cm" svg:y2="3.652cm">
          <text:p/>
        </draw:line>
        <draw:line draw:style-name="gr3" draw:text-style-name="P2" draw:layer="layout" svg:x1="5.33cm" svg:y1="2.699cm" svg:x2="8.711cm" svg:y2="3.652cm">
          <text:p/>
        </draw:line>
        <draw:rect draw:style-name="gr9" draw:text-style-name="P2" draw:layer="layout" svg:width="2.898cm" svg:height="1.429cm" svg:x="0.5cm" svg:y="5.557cm">
          <text:p text:style-name="P2">A1</text:p>
          <text:p text:style-name="P2">9:30 am</text:p>
        </draw:rect>
        <draw:rect draw:style-name="gr9" draw:text-style-name="P2" draw:layer="layout" svg:width="2.898cm" svg:height="1.428cm" svg:x="3.881cm" svg:y="5.557cm">
          <text:p text:style-name="P2">B1</text:p>
          <text:p text:style-name="P2">9:40 am</text:p>
        </draw:rect>
        <draw:rect draw:style-name="gr9" draw:text-style-name="P2" draw:layer="layout" svg:width="2.898cm" svg:height="1.428cm" svg:x="7.262cm" svg:y="5.557cm">
          <text:p text:style-name="P2">C1</text:p>
          <text:p text:style-name="P2">9:25 am</text:p>
        </draw:rect>
        <draw:rect draw:style-name="gr9" draw:text-style-name="P2" draw:layer="layout" svg:width="2.898cm" svg:height="1.429cm" svg:x="0.5cm" svg:y="7.462cm">
          <text:p text:style-name="P2">A2</text:p>
          <text:p text:style-name="P2">9:15 am</text:p>
        </draw:rect>
        <draw:rect draw:style-name="gr9" draw:text-style-name="P2" draw:layer="layout" svg:width="2.898cm" svg:height="1.429cm" svg:x="3.881cm" svg:y="7.461cm">
          <text:p text:style-name="P2">B2</text:p>
          <text:p text:style-name="P2">9:25 am</text:p>
        </draw:rect>
        <draw:rect draw:style-name="gr9" draw:text-style-name="P2" draw:layer="layout" svg:width="2.898cm" svg:height="1.429cm" svg:x="7.262cm" svg:y="7.461cm">
          <text:p text:style-name="P2">C2</text:p>
          <text:p text:style-name="P2">9:00 am</text:p>
        </draw:rect>
        <draw:rect draw:style-name="gr4" draw:text-style-name="P2" draw:layer="layout" svg:width="2.898cm" svg:height="1.429cm" svg:x="0.5cm" svg:y="9.367cm">
          <text:p text:style-name="P2">A3</text:p>
          <text:p text:style-name="P2">9:10 am</text:p>
        </draw:rect>
        <draw:rect draw:style-name="gr9" draw:text-style-name="P2" draw:layer="layout" svg:width="2.898cm" svg:height="1.429cm" svg:x="3.881cm" svg:y="9.366cm">
          <text:p text:style-name="P2">B3</text:p>
          <text:p text:style-name="P2">9:20 am</text:p>
        </draw:rect>
        <draw:rect draw:style-name="gr9" draw:text-style-name="P2" draw:layer="layout" svg:width="2.898cm" svg:height="1.429cm" svg:x="3.881cm" svg:y="11.271cm">
          <text:p text:style-name="P2">B4</text:p>
          <text:p text:style-name="P2">9:05 am</text:p>
        </draw:rect>
        <draw:line draw:style-name="gr3" draw:text-style-name="P2" draw:layer="layout" svg:x1="1.979cm" svg:y1="5.08cm" svg:x2="1.979cm" svg:y2="5.556cm">
          <text:p/>
        </draw:line>
        <draw:line draw:style-name="gr3" draw:text-style-name="P2" draw:layer="layout" svg:x1="1.979cm" svg:y1="6.985cm" svg:x2="1.979cm" svg:y2="7.461cm">
          <text:p/>
        </draw:line>
        <draw:line draw:style-name="gr3" draw:text-style-name="P2" draw:layer="layout" svg:x1="1.979cm" svg:y1="8.891cm" svg:x2="1.979cm" svg:y2="9.367cm">
          <text:p/>
        </draw:line>
        <draw:line draw:style-name="gr3" draw:text-style-name="P2" draw:layer="layout" svg:x1="5.36cm" svg:y1="5.08cm" svg:x2="5.36cm" svg:y2="5.556cm">
          <text:p/>
        </draw:line>
        <draw:line draw:style-name="gr3" draw:text-style-name="P2" draw:layer="layout" svg:x1="5.36cm" svg:y1="6.985cm" svg:x2="5.36cm" svg:y2="7.461cm">
          <text:p/>
        </draw:line>
        <draw:line draw:style-name="gr3" draw:text-style-name="P2" draw:layer="layout" svg:x1="5.36cm" svg:y1="8.891cm" svg:x2="5.36cm" svg:y2="9.367cm">
          <text:p/>
        </draw:line>
        <draw:line draw:style-name="gr3" draw:text-style-name="P2" draw:layer="layout" svg:x1="5.36cm" svg:y1="10.796cm" svg:x2="5.36cm" svg:y2="11.272cm">
          <text:p/>
        </draw:line>
        <draw:line draw:style-name="gr3" draw:text-style-name="P2" draw:layer="layout" svg:x1="8.741cm" svg:y1="5.08cm" svg:x2="8.741cm" svg:y2="5.556cm">
          <text:p/>
        </draw:line>
        <draw:line draw:style-name="gr3" draw:text-style-name="P2" draw:layer="layout" svg:x1="8.741cm" svg:y1="6.985cm" svg:x2="8.741cm" svg:y2="7.461cm">
          <text:p/>
        </draw:line>
        <draw:frame draw:style-name="gr5" draw:text-style-name="P3" draw:layer="layout" svg:width="3.135cm" svg:height="1.195cm" svg:x="0.04cm" svg:y="14.045cm">
          <draw:text-box>
            <text:p text:style-name="P3">Result:</text:p>
          </draw:text-box>
        </draw:frame>
        <draw:rect draw:style-name="gr6" draw:text-style-name="P4" draw:layer="layout" svg:width="13.97cm" svg:height="3.81cm" svg:x="11.43cm" svg:y="1.27cm">
          <text:p/>
        </draw:rect>
        <draw:frame draw:style-name="gr5" draw:text-style-name="P5" draw:layer="layout" svg:width="1.488cm" svg:height="0.962cm" svg:x="11.43cm" svg:y="1.27cm">
          <draw:text-box>
            <text:p text:style-name="P5">List</text:p>
          </draw:text-box>
        </draw:frame>
        <draw:rect draw:style-name="gr4" draw:text-style-name="P2" draw:layer="layout" svg:width="2.898cm" svg:height="1.429cm" svg:x="13.335cm" svg:y="2.54cm">
          <text:p text:style-name="P2">B3</text:p>
          <text:p text:style-name="P2">9:20 am</text:p>
        </draw:rect>
        <draw:rect draw:style-name="gr4" draw:text-style-name="P2" draw:layer="layout" svg:width="2.898cm" svg:height="1.428cm" svg:x="16.716cm" svg:y="2.54cm">
          <text:p text:style-name="P2">A2</text:p>
          <text:p text:style-name="P2">9:15 am</text:p>
        </draw:rect>
        <draw:rect draw:style-name="gr4" draw:text-style-name="P2" draw:layer="layout" svg:width="2.898cm" svg:height="1.428cm" svg:x="20.097cm" svg:y="2.54cm">
          <text:p text:style-name="P2">C2</text:p>
          <text:p text:style-name="P2">9:00 am</text:p>
        </draw:rect>
        <draw:rect draw:style-name="gr14" draw:text-style-name="P2" draw:layer="layout" svg:width="2.898cm" svg:height="1.429cm" svg:x="0.277cm" svg:y="15.716cm">
          <text:p text:style-name="P2">B1</text:p>
          <text:p text:style-name="P2">9:40 am</text:p>
        </draw:rect>
        <draw:rect draw:style-name="gr14" draw:text-style-name="P2" draw:layer="layout" svg:width="2.898cm" svg:height="1.429cm" svg:x="3.452cm" svg:y="15.716cm">
          <text:p text:style-name="P2">A1</text:p>
          <text:p text:style-name="P2">9:30 am</text:p>
        </draw:rect>
        <draw:rect draw:style-name="gr14" draw:text-style-name="P2" draw:layer="layout" svg:width="2.898cm" svg:height="1.429cm" svg:x="6.627cm" svg:y="15.716cm">
          <text:p text:style-name="P2">B2</text:p>
          <text:p text:style-name="P2">9:25 am</text:p>
        </draw:rect>
        <draw:rect draw:style-name="gr14" draw:text-style-name="P2" draw:layer="layout" svg:width="2.898cm" svg:height="1.429cm" svg:x="9.802cm" svg:y="15.716cm">
          <text:p text:style-name="P2">C1</text:p>
          <text:p text:style-name="P2">9:25 am</text:p>
        </draw:rect>
        <draw:rect draw:style-name="gr6" draw:text-style-name="P4" draw:layer="layout" svg:width="13.97cm" svg:height="3.81cm" svg:x="11.43cm" svg:y="1.27cm">
          <text:p/>
        </draw:rect>
        <draw:frame draw:style-name="gr5" draw:text-style-name="P5" draw:layer="layout" svg:width="1.488cm" svg:height="0.962cm" svg:x="11.43cm" svg:y="1.27cm">
          <draw:text-box>
            <text:p text:style-name="P5">List</text:p>
          </draw:text-box>
        </draw:frame>
        <draw:rect draw:style-name="gr4" draw:text-style-name="P2" draw:layer="layout" svg:width="2.898cm" svg:height="1.429cm" svg:x="13.335cm" svg:y="2.54cm">
          <text:p text:style-name="P2">B4</text:p>
          <text:p text:style-name="P2">9:05 am</text:p>
        </draw:rect>
        <draw:rect draw:style-name="gr4" draw:text-style-name="P2" draw:layer="layout" svg:width="2.898cm" svg:height="1.428cm" svg:x="16.716cm" svg:y="2.54cm">
          <text:p text:style-name="P2">A2</text:p>
          <text:p text:style-name="P2">9:15 am</text:p>
        </draw:rect>
        <draw:rect draw:style-name="gr4" draw:text-style-name="P2" draw:layer="layout" svg:width="2.898cm" svg:height="1.428cm" svg:x="20.097cm" svg:y="2.54cm">
          <text:p text:style-name="P2">C2</text:p>
          <text:p text:style-name="P2">9:00 am</text:p>
        </draw:rect>
        <draw:rect draw:style-name="gr14" draw:text-style-name="P2" draw:layer="layout" svg:width="2.898cm" svg:height="1.429cm" svg:x="12.977cm" svg:y="15.716cm">
          <text:p text:style-name="P2">B3</text:p>
          <text:p text:style-name="P2">9:20 am</text:p>
        </draw:rect>
        <draw:path draw:style-name="gr11" draw:text-style-name="P4" draw:layer="layout" svg:width="11.563cm" svg:height="1.787cm" draw:transform="rotate (-1.37881010907526) translate (14.7064167168061cm 4.09159527823024cm)" svg:viewBox="0 0 11564 1788" svg:d="m0-26717c597-110 1179-294 1773-423 548-119 1105-101 1658-162 297-32 593 30 888 63 344 38 675 147 1008 241 424 118 860 167 1290 250 368 72 727 178 1093 257 289 61 560 191 851 253 266 56 535 114 805 156 386 60 743 226 1126 307 288 60 565 174 860 211l212 41v0">
          <text:p/>
        </draw:path>
        <draw:path draw:style-name="gr11" draw:text-style-name="P4" draw:layer="layout" svg:width="10.871cm" svg:height="3.195cm" draw:transform="skewX (-5.36138354149214E-017) rotate (1.02485733677088) translate (4.77601632824822cm 11.125387187787cm)" svg:viewBox="0 0 10872 3196" svg:d="m0 20839c327-29 613-212 900-345 335-154 683-267 1044-357 446-110 898-161 1346-237 441-74 890-76 1334-129 300-36 603-71 905-46 319 25 639-26 955 76 496 161 1047 142 1522 387 276 143 532 321 768 518 315 261 601 558 892 845 292 290 578 587 848 898l153 209 194 236 11 18">
          <text:p/>
        </draw:path>
        <draw:frame draw:style-name="gr15" draw:layer="layout" svg:width="0.853cm" svg:height="1.27cm" svg:x="9.942cm" svg:y="4.445cm">
          <draw:text-box>
            <text:p>2</text:p>
          </draw:text-box>
        </draw:frame>
        <draw:frame draw:style-name="gr5" draw:layer="layout" svg:width="0.853cm" svg:height="0.962cm" svg:x="15.761cm" svg:y="9.525cm">
          <draw:text-box>
            <text:p>1</text:p>
          </draw:text-box>
        </draw:frame>
        <presentation:notes draw:style-name="dp2">
          <draw:page-thumbnail draw:style-name="gr7" draw:layer="layout" svg:width="14.848cm" svg:height="11.136cm" svg:x="3.075cm" svg:y="2.257cm" draw:page-number="23" presentation:class="page"/>
          <draw:frame presentation:style-name="pr1" draw:text-style-name="P6" draw:layer="layout" svg:width="16.799cm" svg:height="13.365cm" svg:x="2.1cm" svg:y="14.107cm" presentation:class="notes" presentation:placeholder="true">
            <draw:text-box/>
          </draw:frame>
        </presentation:notes>
      </draw:page>
      <draw:page draw:name="page24" draw:style-name="dp1" draw:master-page-name="Default">
        <office:forms form:automatic-focus="false" form:apply-design-mode="false"/>
        <draw:rect draw:style-name="gr1" draw:text-style-name="P1" draw:layer="layout" svg:width="27cm" svg:height="4.03cm" svg:x="0cm" svg:y="13.97cm">
          <text:p/>
        </draw:rect>
        <draw:ellipse draw:style-name="gr2" draw:text-style-name="P2" draw:layer="layout" svg:width="2.898cm" svg:height="1.429cm" svg:x="3.881cm" svg:y="1.27cm">
          <text:p text:style-name="P2">Andreas</text:p>
          <text:p text:style-name="P2">Kollegger</text:p>
        </draw:ellipse>
        <draw:ellipse draw:style-name="gr2" draw:text-style-name="P2" draw:layer="layout" svg:width="2.898cm" svg:height="1.429cm" svg:x="0.5cm" svg:y="3.651cm">
          <text:p text:style-name="P2">Anna</text:p>
        </draw:ellipse>
        <draw:ellipse draw:style-name="gr2" draw:text-style-name="P2" draw:layer="layout" svg:width="2.898cm" svg:height="1.429cm" svg:x="3.881cm" svg:y="3.651cm">
          <text:p text:style-name="P2">Becky</text:p>
        </draw:ellipse>
        <draw:ellipse draw:style-name="gr2" draw:text-style-name="P2" draw:layer="layout" svg:width="2.898cm" svg:height="1.429cm" svg:x="7.262cm" svg:y="3.651cm">
          <text:p text:style-name="P2">Cecilia</text:p>
        </draw:ellipse>
        <draw:line draw:style-name="gr3" draw:text-style-name="P2" draw:layer="layout" svg:x1="5.33cm" svg:y1="2.699cm" svg:x2="1.949cm" svg:y2="3.652cm">
          <text:p/>
        </draw:line>
        <draw:line draw:style-name="gr3" draw:text-style-name="P2" draw:layer="layout" svg:x1="5.33cm" svg:y1="2.699cm" svg:x2="5.33cm" svg:y2="3.652cm">
          <text:p/>
        </draw:line>
        <draw:line draw:style-name="gr3" draw:text-style-name="P2" draw:layer="layout" svg:x1="5.33cm" svg:y1="2.699cm" svg:x2="8.711cm" svg:y2="3.652cm">
          <text:p/>
        </draw:line>
        <draw:rect draw:style-name="gr9" draw:text-style-name="P2" draw:layer="layout" svg:width="2.898cm" svg:height="1.429cm" svg:x="0.5cm" svg:y="5.557cm">
          <text:p text:style-name="P2">A1</text:p>
          <text:p text:style-name="P2">9:30 am</text:p>
        </draw:rect>
        <draw:rect draw:style-name="gr9" draw:text-style-name="P2" draw:layer="layout" svg:width="2.898cm" svg:height="1.428cm" svg:x="3.881cm" svg:y="5.557cm">
          <text:p text:style-name="P2">B1</text:p>
          <text:p text:style-name="P2">9:40 am</text:p>
        </draw:rect>
        <draw:rect draw:style-name="gr9" draw:text-style-name="P2" draw:layer="layout" svg:width="2.898cm" svg:height="1.428cm" svg:x="7.262cm" svg:y="5.557cm">
          <text:p text:style-name="P2">C1</text:p>
          <text:p text:style-name="P2">9:25 am</text:p>
        </draw:rect>
        <draw:rect draw:style-name="gr9" draw:text-style-name="P2" draw:layer="layout" svg:width="2.898cm" svg:height="1.429cm" svg:x="0.5cm" svg:y="7.462cm">
          <text:p text:style-name="P2">A2</text:p>
          <text:p text:style-name="P2">9:15 am</text:p>
        </draw:rect>
        <draw:rect draw:style-name="gr9" draw:text-style-name="P2" draw:layer="layout" svg:width="2.898cm" svg:height="1.429cm" svg:x="3.881cm" svg:y="7.461cm">
          <text:p text:style-name="P2">B2</text:p>
          <text:p text:style-name="P2">9:25 am</text:p>
        </draw:rect>
        <draw:rect draw:style-name="gr9" draw:text-style-name="P2" draw:layer="layout" svg:width="2.898cm" svg:height="1.429cm" svg:x="7.262cm" svg:y="7.461cm">
          <text:p text:style-name="P2">C2</text:p>
          <text:p text:style-name="P2">9:00 am</text:p>
        </draw:rect>
        <draw:rect draw:style-name="gr4" draw:text-style-name="P2" draw:layer="layout" svg:width="2.898cm" svg:height="1.429cm" svg:x="0.5cm" svg:y="9.367cm">
          <text:p text:style-name="P2">A3</text:p>
          <text:p text:style-name="P2">9:10 am</text:p>
        </draw:rect>
        <draw:rect draw:style-name="gr9" draw:text-style-name="P2" draw:layer="layout" svg:width="2.898cm" svg:height="1.429cm" svg:x="3.881cm" svg:y="9.366cm">
          <text:p text:style-name="P2">B3</text:p>
          <text:p text:style-name="P2">9:20 am</text:p>
        </draw:rect>
        <draw:rect draw:style-name="gr9" draw:text-style-name="P2" draw:layer="layout" svg:width="2.898cm" svg:height="1.429cm" svg:x="3.881cm" svg:y="11.271cm">
          <text:p text:style-name="P2">B4</text:p>
          <text:p text:style-name="P2">9:05 am</text:p>
        </draw:rect>
        <draw:line draw:style-name="gr3" draw:text-style-name="P2" draw:layer="layout" svg:x1="1.979cm" svg:y1="5.08cm" svg:x2="1.979cm" svg:y2="5.556cm">
          <text:p/>
        </draw:line>
        <draw:line draw:style-name="gr3" draw:text-style-name="P2" draw:layer="layout" svg:x1="1.979cm" svg:y1="6.985cm" svg:x2="1.979cm" svg:y2="7.461cm">
          <text:p/>
        </draw:line>
        <draw:line draw:style-name="gr3" draw:text-style-name="P2" draw:layer="layout" svg:x1="1.979cm" svg:y1="8.891cm" svg:x2="1.979cm" svg:y2="9.367cm">
          <text:p/>
        </draw:line>
        <draw:line draw:style-name="gr3" draw:text-style-name="P2" draw:layer="layout" svg:x1="5.36cm" svg:y1="5.08cm" svg:x2="5.36cm" svg:y2="5.556cm">
          <text:p/>
        </draw:line>
        <draw:line draw:style-name="gr3" draw:text-style-name="P2" draw:layer="layout" svg:x1="5.36cm" svg:y1="6.985cm" svg:x2="5.36cm" svg:y2="7.461cm">
          <text:p/>
        </draw:line>
        <draw:line draw:style-name="gr3" draw:text-style-name="P2" draw:layer="layout" svg:x1="5.36cm" svg:y1="8.891cm" svg:x2="5.36cm" svg:y2="9.367cm">
          <text:p/>
        </draw:line>
        <draw:line draw:style-name="gr3" draw:text-style-name="P2" draw:layer="layout" svg:x1="5.36cm" svg:y1="10.796cm" svg:x2="5.36cm" svg:y2="11.272cm">
          <text:p/>
        </draw:line>
        <draw:line draw:style-name="gr3" draw:text-style-name="P2" draw:layer="layout" svg:x1="8.741cm" svg:y1="5.08cm" svg:x2="8.741cm" svg:y2="5.556cm">
          <text:p/>
        </draw:line>
        <draw:line draw:style-name="gr3" draw:text-style-name="P2" draw:layer="layout" svg:x1="8.741cm" svg:y1="6.985cm" svg:x2="8.741cm" svg:y2="7.461cm">
          <text:p/>
        </draw:line>
        <draw:frame draw:style-name="gr5" draw:text-style-name="P3" draw:layer="layout" svg:width="3.135cm" svg:height="1.195cm" svg:x="0.04cm" svg:y="14.045cm">
          <draw:text-box>
            <text:p text:style-name="P3">Result:</text:p>
          </draw:text-box>
        </draw:frame>
        <draw:rect draw:style-name="gr6" draw:text-style-name="P4" draw:layer="layout" svg:width="13.97cm" svg:height="3.81cm" svg:x="11.43cm" svg:y="1.27cm">
          <text:p/>
        </draw:rect>
        <draw:frame draw:style-name="gr5" draw:text-style-name="P5" draw:layer="layout" svg:width="1.488cm" svg:height="0.962cm" svg:x="11.43cm" svg:y="1.27cm">
          <draw:text-box>
            <text:p text:style-name="P5">List</text:p>
          </draw:text-box>
        </draw:frame>
        <draw:rect draw:style-name="gr4" draw:text-style-name="P2" draw:layer="layout" svg:width="2.898cm" svg:height="1.429cm" svg:x="13.335cm" svg:y="2.54cm">
          <text:p text:style-name="P2">B3</text:p>
          <text:p text:style-name="P2">9:20 am</text:p>
        </draw:rect>
        <draw:rect draw:style-name="gr4" draw:text-style-name="P2" draw:layer="layout" svg:width="2.898cm" svg:height="1.428cm" svg:x="16.716cm" svg:y="2.54cm">
          <text:p text:style-name="P2">A2</text:p>
          <text:p text:style-name="P2">9:15 am</text:p>
        </draw:rect>
        <draw:rect draw:style-name="gr4" draw:text-style-name="P2" draw:layer="layout" svg:width="2.898cm" svg:height="1.428cm" svg:x="20.097cm" svg:y="2.54cm">
          <text:p text:style-name="P2">C2</text:p>
          <text:p text:style-name="P2">9:00 am</text:p>
        </draw:rect>
        <draw:rect draw:style-name="gr14" draw:text-style-name="P2" draw:layer="layout" svg:width="2.898cm" svg:height="1.429cm" svg:x="0.277cm" svg:y="15.716cm">
          <text:p text:style-name="P2">B1</text:p>
          <text:p text:style-name="P2">9:40 am</text:p>
        </draw:rect>
        <draw:rect draw:style-name="gr14" draw:text-style-name="P2" draw:layer="layout" svg:width="2.898cm" svg:height="1.429cm" svg:x="3.452cm" svg:y="15.716cm">
          <text:p text:style-name="P2">A1</text:p>
          <text:p text:style-name="P2">9:30 am</text:p>
        </draw:rect>
        <draw:rect draw:style-name="gr14" draw:text-style-name="P2" draw:layer="layout" svg:width="2.898cm" svg:height="1.429cm" svg:x="6.627cm" svg:y="15.716cm">
          <text:p text:style-name="P2">B2</text:p>
          <text:p text:style-name="P2">9:25 am</text:p>
        </draw:rect>
        <draw:rect draw:style-name="gr14" draw:text-style-name="P2" draw:layer="layout" svg:width="2.898cm" svg:height="1.429cm" svg:x="9.802cm" svg:y="15.716cm">
          <text:p text:style-name="P2">C1</text:p>
          <text:p text:style-name="P2">9:25 am</text:p>
        </draw:rect>
        <draw:rect draw:style-name="gr6" draw:text-style-name="P4" draw:layer="layout" svg:width="13.97cm" svg:height="3.81cm" svg:x="11.43cm" svg:y="1.27cm">
          <text:p/>
        </draw:rect>
        <draw:frame draw:style-name="gr5" draw:text-style-name="P5" draw:layer="layout" svg:width="1.488cm" svg:height="0.962cm" svg:x="11.43cm" svg:y="1.27cm">
          <draw:text-box>
            <text:p text:style-name="P5">List</text:p>
          </draw:text-box>
        </draw:frame>
        <draw:rect draw:style-name="gr4" draw:text-style-name="P2" draw:layer="layout" svg:width="2.898cm" svg:height="1.429cm" svg:x="13.335cm" svg:y="2.54cm">
          <text:p text:style-name="P2">B4</text:p>
          <text:p text:style-name="P2">9:05 am</text:p>
        </draw:rect>
        <draw:rect draw:style-name="gr4" draw:text-style-name="P2" draw:layer="layout" svg:width="2.898cm" svg:height="1.428cm" svg:x="16.716cm" svg:y="2.54cm">
          <text:p text:style-name="P2">A2</text:p>
          <text:p text:style-name="P2">9:15 am</text:p>
        </draw:rect>
        <draw:rect draw:style-name="gr4" draw:text-style-name="P2" draw:layer="layout" svg:width="2.898cm" svg:height="1.428cm" svg:x="20.097cm" svg:y="2.54cm">
          <text:p text:style-name="P2">C2</text:p>
          <text:p text:style-name="P2">9:00 am</text:p>
        </draw:rect>
        <draw:rect draw:style-name="gr14" draw:text-style-name="P2" draw:layer="layout" svg:width="2.898cm" svg:height="1.429cm" svg:x="12.977cm" svg:y="15.716cm">
          <text:p text:style-name="P2">B3</text:p>
          <text:p text:style-name="P2">9:20 am</text:p>
        </draw:rect>
        <draw:custom-shape draw:style-name="gr8" draw:text-style-name="P1" draw:layer="layout" svg:width="12.065cm" svg:height="5.715cm" svg:x="12.067cm" svg:y="6.352cm">
          <text:p text:style-name="P1">Sort</text:p>
          <draw:enhanced-geometry svg:viewBox="0 0 21600 21600" draw:text-areas="800 800 20800 20800" draw:type="round-rectangular-callout" draw:modifiers="2912.58080556937 24940.51784464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7" draw:layer="layout" svg:width="14.848cm" svg:height="11.136cm" svg:x="3.075cm" svg:y="2.257cm" draw:page-number="24" presentation:class="page"/>
          <draw:frame presentation:style-name="pr1" draw:text-style-name="P6" draw:layer="layout" svg:width="16.799cm" svg:height="13.365cm" svg:x="2.1cm" svg:y="14.107cm" presentation:class="notes" presentation:placeholder="true">
            <draw:text-box/>
          </draw:frame>
        </presentation:notes>
      </draw:page>
      <draw:page draw:name="page25" draw:style-name="dp1" draw:master-page-name="Default">
        <office:forms form:automatic-focus="false" form:apply-design-mode="false"/>
        <draw:rect draw:style-name="gr1" draw:text-style-name="P1" draw:layer="layout" svg:width="27cm" svg:height="4.03cm" svg:x="0cm" svg:y="13.97cm">
          <text:p/>
        </draw:rect>
        <draw:ellipse draw:style-name="gr2" draw:text-style-name="P2" draw:layer="layout" svg:width="2.898cm" svg:height="1.429cm" svg:x="3.881cm" svg:y="1.27cm">
          <text:p text:style-name="P2">Andreas</text:p>
          <text:p text:style-name="P2">Kollegger</text:p>
        </draw:ellipse>
        <draw:ellipse draw:style-name="gr2" draw:text-style-name="P2" draw:layer="layout" svg:width="2.898cm" svg:height="1.429cm" svg:x="0.5cm" svg:y="3.651cm">
          <text:p text:style-name="P2">Anna</text:p>
        </draw:ellipse>
        <draw:ellipse draw:style-name="gr2" draw:text-style-name="P2" draw:layer="layout" svg:width="2.898cm" svg:height="1.429cm" svg:x="3.881cm" svg:y="3.651cm">
          <text:p text:style-name="P2">Becky</text:p>
        </draw:ellipse>
        <draw:ellipse draw:style-name="gr2" draw:text-style-name="P2" draw:layer="layout" svg:width="2.898cm" svg:height="1.429cm" svg:x="7.262cm" svg:y="3.651cm">
          <text:p text:style-name="P2">Cecilia</text:p>
        </draw:ellipse>
        <draw:line draw:style-name="gr3" draw:text-style-name="P2" draw:layer="layout" svg:x1="5.33cm" svg:y1="2.699cm" svg:x2="1.949cm" svg:y2="3.652cm">
          <text:p/>
        </draw:line>
        <draw:line draw:style-name="gr3" draw:text-style-name="P2" draw:layer="layout" svg:x1="5.33cm" svg:y1="2.699cm" svg:x2="5.33cm" svg:y2="3.652cm">
          <text:p/>
        </draw:line>
        <draw:line draw:style-name="gr3" draw:text-style-name="P2" draw:layer="layout" svg:x1="5.33cm" svg:y1="2.699cm" svg:x2="8.711cm" svg:y2="3.652cm">
          <text:p/>
        </draw:line>
        <draw:rect draw:style-name="gr9" draw:text-style-name="P2" draw:layer="layout" svg:width="2.898cm" svg:height="1.429cm" svg:x="0.5cm" svg:y="5.557cm">
          <text:p text:style-name="P2">A1</text:p>
          <text:p text:style-name="P2">9:30 am</text:p>
        </draw:rect>
        <draw:rect draw:style-name="gr9" draw:text-style-name="P2" draw:layer="layout" svg:width="2.898cm" svg:height="1.428cm" svg:x="3.881cm" svg:y="5.557cm">
          <text:p text:style-name="P2">B1</text:p>
          <text:p text:style-name="P2">9:40 am</text:p>
        </draw:rect>
        <draw:rect draw:style-name="gr9" draw:text-style-name="P2" draw:layer="layout" svg:width="2.898cm" svg:height="1.428cm" svg:x="7.262cm" svg:y="5.557cm">
          <text:p text:style-name="P2">C1</text:p>
          <text:p text:style-name="P2">9:25 am</text:p>
        </draw:rect>
        <draw:rect draw:style-name="gr9" draw:text-style-name="P2" draw:layer="layout" svg:width="2.898cm" svg:height="1.429cm" svg:x="0.5cm" svg:y="7.462cm">
          <text:p text:style-name="P2">A2</text:p>
          <text:p text:style-name="P2">9:15 am</text:p>
        </draw:rect>
        <draw:rect draw:style-name="gr9" draw:text-style-name="P2" draw:layer="layout" svg:width="2.898cm" svg:height="1.429cm" svg:x="3.881cm" svg:y="7.461cm">
          <text:p text:style-name="P2">B2</text:p>
          <text:p text:style-name="P2">9:25 am</text:p>
        </draw:rect>
        <draw:rect draw:style-name="gr9" draw:text-style-name="P2" draw:layer="layout" svg:width="2.898cm" svg:height="1.429cm" svg:x="7.262cm" svg:y="7.461cm">
          <text:p text:style-name="P2">C2</text:p>
          <text:p text:style-name="P2">9:00 am</text:p>
        </draw:rect>
        <draw:rect draw:style-name="gr4" draw:text-style-name="P2" draw:layer="layout" svg:width="2.898cm" svg:height="1.429cm" svg:x="0.5cm" svg:y="9.367cm">
          <text:p text:style-name="P2">A3</text:p>
          <text:p text:style-name="P2">9:10 am</text:p>
        </draw:rect>
        <draw:rect draw:style-name="gr9" draw:text-style-name="P2" draw:layer="layout" svg:width="2.898cm" svg:height="1.429cm" svg:x="3.881cm" svg:y="9.366cm">
          <text:p text:style-name="P2">B3</text:p>
          <text:p text:style-name="P2">9:20 am</text:p>
        </draw:rect>
        <draw:rect draw:style-name="gr9" draw:text-style-name="P2" draw:layer="layout" svg:width="2.898cm" svg:height="1.429cm" svg:x="3.881cm" svg:y="11.271cm">
          <text:p text:style-name="P2">B4</text:p>
          <text:p text:style-name="P2">9:05 am</text:p>
        </draw:rect>
        <draw:line draw:style-name="gr3" draw:text-style-name="P2" draw:layer="layout" svg:x1="1.979cm" svg:y1="5.08cm" svg:x2="1.979cm" svg:y2="5.556cm">
          <text:p/>
        </draw:line>
        <draw:line draw:style-name="gr3" draw:text-style-name="P2" draw:layer="layout" svg:x1="1.979cm" svg:y1="6.985cm" svg:x2="1.979cm" svg:y2="7.461cm">
          <text:p/>
        </draw:line>
        <draw:line draw:style-name="gr3" draw:text-style-name="P2" draw:layer="layout" svg:x1="1.979cm" svg:y1="8.891cm" svg:x2="1.979cm" svg:y2="9.367cm">
          <text:p/>
        </draw:line>
        <draw:line draw:style-name="gr3" draw:text-style-name="P2" draw:layer="layout" svg:x1="5.36cm" svg:y1="5.08cm" svg:x2="5.36cm" svg:y2="5.556cm">
          <text:p/>
        </draw:line>
        <draw:line draw:style-name="gr3" draw:text-style-name="P2" draw:layer="layout" svg:x1="5.36cm" svg:y1="6.985cm" svg:x2="5.36cm" svg:y2="7.461cm">
          <text:p/>
        </draw:line>
        <draw:line draw:style-name="gr3" draw:text-style-name="P2" draw:layer="layout" svg:x1="5.36cm" svg:y1="8.891cm" svg:x2="5.36cm" svg:y2="9.367cm">
          <text:p/>
        </draw:line>
        <draw:line draw:style-name="gr3" draw:text-style-name="P2" draw:layer="layout" svg:x1="5.36cm" svg:y1="10.796cm" svg:x2="5.36cm" svg:y2="11.272cm">
          <text:p/>
        </draw:line>
        <draw:line draw:style-name="gr3" draw:text-style-name="P2" draw:layer="layout" svg:x1="8.741cm" svg:y1="5.08cm" svg:x2="8.741cm" svg:y2="5.556cm">
          <text:p/>
        </draw:line>
        <draw:line draw:style-name="gr3" draw:text-style-name="P2" draw:layer="layout" svg:x1="8.741cm" svg:y1="6.985cm" svg:x2="8.741cm" svg:y2="7.461cm">
          <text:p/>
        </draw:line>
        <draw:frame draw:style-name="gr5" draw:text-style-name="P3" draw:layer="layout" svg:width="3.135cm" svg:height="1.195cm" svg:x="0.04cm" svg:y="14.045cm">
          <draw:text-box>
            <text:p text:style-name="P3">Result:</text:p>
          </draw:text-box>
        </draw:frame>
        <draw:rect draw:style-name="gr6" draw:text-style-name="P4" draw:layer="layout" svg:width="13.97cm" svg:height="3.81cm" svg:x="11.43cm" svg:y="1.27cm">
          <text:p/>
        </draw:rect>
        <draw:frame draw:style-name="gr5" draw:text-style-name="P5" draw:layer="layout" svg:width="1.488cm" svg:height="0.962cm" svg:x="11.43cm" svg:y="1.27cm">
          <draw:text-box>
            <text:p text:style-name="P5">List</text:p>
          </draw:text-box>
        </draw:frame>
        <draw:rect draw:style-name="gr4" draw:text-style-name="P2" draw:layer="layout" svg:width="2.898cm" svg:height="1.429cm" svg:x="13.335cm" svg:y="2.54cm">
          <text:p text:style-name="P2">B3</text:p>
          <text:p text:style-name="P2">9:20 am</text:p>
        </draw:rect>
        <draw:rect draw:style-name="gr4" draw:text-style-name="P2" draw:layer="layout" svg:width="2.898cm" svg:height="1.428cm" svg:x="16.716cm" svg:y="2.54cm">
          <text:p text:style-name="P2">A2</text:p>
          <text:p text:style-name="P2">9:15 am</text:p>
        </draw:rect>
        <draw:rect draw:style-name="gr4" draw:text-style-name="P2" draw:layer="layout" svg:width="2.898cm" svg:height="1.428cm" svg:x="20.097cm" svg:y="2.54cm">
          <text:p text:style-name="P2">C2</text:p>
          <text:p text:style-name="P2">9:00 am</text:p>
        </draw:rect>
        <draw:rect draw:style-name="gr14" draw:text-style-name="P2" draw:layer="layout" svg:width="2.898cm" svg:height="1.429cm" svg:x="0.277cm" svg:y="15.716cm">
          <text:p text:style-name="P2">B1</text:p>
          <text:p text:style-name="P2">9:40 am</text:p>
        </draw:rect>
        <draw:rect draw:style-name="gr14" draw:text-style-name="P2" draw:layer="layout" svg:width="2.898cm" svg:height="1.429cm" svg:x="3.452cm" svg:y="15.716cm">
          <text:p text:style-name="P2">A1</text:p>
          <text:p text:style-name="P2">9:30 am</text:p>
        </draw:rect>
        <draw:rect draw:style-name="gr14" draw:text-style-name="P2" draw:layer="layout" svg:width="2.898cm" svg:height="1.429cm" svg:x="6.627cm" svg:y="15.716cm">
          <text:p text:style-name="P2">B2</text:p>
          <text:p text:style-name="P2">9:25 am</text:p>
        </draw:rect>
        <draw:rect draw:style-name="gr14" draw:text-style-name="P2" draw:layer="layout" svg:width="2.898cm" svg:height="1.429cm" svg:x="9.802cm" svg:y="15.716cm">
          <text:p text:style-name="P2">C1</text:p>
          <text:p text:style-name="P2">9:25 am</text:p>
        </draw:rect>
        <draw:rect draw:style-name="gr6" draw:text-style-name="P4" draw:layer="layout" svg:width="13.97cm" svg:height="3.81cm" svg:x="11.43cm" svg:y="1.27cm">
          <text:p/>
        </draw:rect>
        <draw:frame draw:style-name="gr5" draw:text-style-name="P5" draw:layer="layout" svg:width="1.488cm" svg:height="0.962cm" svg:x="11.43cm" svg:y="1.27cm">
          <draw:text-box>
            <text:p text:style-name="P5">List</text:p>
          </draw:text-box>
        </draw:frame>
        <draw:rect draw:style-name="gr4" draw:text-style-name="P2" draw:layer="layout" svg:width="2.898cm" svg:height="1.429cm" svg:x="13.335cm" svg:y="2.54cm">
          <text:p text:style-name="P2">A2</text:p>
          <text:p text:style-name="P2">9:15 am</text:p>
        </draw:rect>
        <draw:rect draw:style-name="gr4" draw:text-style-name="P2" draw:layer="layout" svg:width="2.898cm" svg:height="1.428cm" svg:x="16.716cm" svg:y="2.54cm">
          <text:p text:style-name="P2">B4</text:p>
          <text:p text:style-name="P2">9:05 am</text:p>
        </draw:rect>
        <draw:rect draw:style-name="gr4" draw:text-style-name="P2" draw:layer="layout" svg:width="2.898cm" svg:height="1.428cm" svg:x="20.097cm" svg:y="2.54cm">
          <text:p text:style-name="P2">C2</text:p>
          <text:p text:style-name="P2">9:00 am</text:p>
        </draw:rect>
        <draw:rect draw:style-name="gr14" draw:text-style-name="P2" draw:layer="layout" svg:width="2.898cm" svg:height="1.429cm" svg:x="12.977cm" svg:y="15.716cm">
          <text:p text:style-name="P2">B3</text:p>
          <text:p text:style-name="P2">9:20 am</text:p>
        </draw:rect>
        <draw:path draw:style-name="gr13" draw:text-style-name="P4" draw:layer="layout" svg:width="2.694cm" svg:height="3.285cm" draw:transform="rotate (0.984016632274217) translate (14.2472619415842cm 2.54284965699665cm)" svg:viewBox="0 0 2695 3286" svg:d="m0 26550c353-40 686 137 956 347 318 247 690 433 956 737 177 202 402 372 514 617 120 266 280 521 268 832-11 275-159 505-288 735l-17 12">
          <text:p/>
        </draw:path>
        <presentation:notes draw:style-name="dp2">
          <draw:page-thumbnail draw:style-name="gr7" draw:layer="layout" svg:width="14.848cm" svg:height="11.136cm" svg:x="3.075cm" svg:y="2.257cm" draw:page-number="25" presentation:class="page"/>
          <draw:frame presentation:style-name="pr1" draw:text-style-name="P6" draw:layer="layout" svg:width="16.799cm" svg:height="13.365cm" svg:x="2.1cm" svg:y="14.107cm" presentation:class="notes" presentation:placeholder="true">
            <draw:text-box/>
          </draw:frame>
        </presentation:notes>
      </draw:page>
      <draw:page draw:name="page26" draw:style-name="dp1" draw:master-page-name="Default">
        <office:forms form:automatic-focus="false" form:apply-design-mode="false"/>
        <draw:rect draw:style-name="gr1" draw:text-style-name="P1" draw:layer="layout" svg:width="27cm" svg:height="4.03cm" svg:x="0cm" svg:y="13.97cm">
          <text:p/>
        </draw:rect>
        <draw:ellipse draw:style-name="gr2" draw:text-style-name="P2" draw:layer="layout" svg:width="2.898cm" svg:height="1.429cm" svg:x="3.881cm" svg:y="1.27cm">
          <text:p text:style-name="P2">Andreas</text:p>
          <text:p text:style-name="P2">Kollegger</text:p>
        </draw:ellipse>
        <draw:ellipse draw:style-name="gr2" draw:text-style-name="P2" draw:layer="layout" svg:width="2.898cm" svg:height="1.429cm" svg:x="0.5cm" svg:y="3.651cm">
          <text:p text:style-name="P2">Anna</text:p>
        </draw:ellipse>
        <draw:ellipse draw:style-name="gr2" draw:text-style-name="P2" draw:layer="layout" svg:width="2.898cm" svg:height="1.429cm" svg:x="3.881cm" svg:y="3.651cm">
          <text:p text:style-name="P2">Becky</text:p>
        </draw:ellipse>
        <draw:ellipse draw:style-name="gr2" draw:text-style-name="P2" draw:layer="layout" svg:width="2.898cm" svg:height="1.429cm" svg:x="7.262cm" svg:y="3.651cm">
          <text:p text:style-name="P2">Cecilia</text:p>
        </draw:ellipse>
        <draw:line draw:style-name="gr3" draw:text-style-name="P2" draw:layer="layout" svg:x1="5.33cm" svg:y1="2.699cm" svg:x2="1.949cm" svg:y2="3.652cm">
          <text:p/>
        </draw:line>
        <draw:line draw:style-name="gr3" draw:text-style-name="P2" draw:layer="layout" svg:x1="5.33cm" svg:y1="2.699cm" svg:x2="5.33cm" svg:y2="3.652cm">
          <text:p/>
        </draw:line>
        <draw:line draw:style-name="gr3" draw:text-style-name="P2" draw:layer="layout" svg:x1="5.33cm" svg:y1="2.699cm" svg:x2="8.711cm" svg:y2="3.652cm">
          <text:p/>
        </draw:line>
        <draw:rect draw:style-name="gr9" draw:text-style-name="P2" draw:layer="layout" svg:width="2.898cm" svg:height="1.429cm" svg:x="0.5cm" svg:y="5.557cm">
          <text:p text:style-name="P2">A1</text:p>
          <text:p text:style-name="P2">9:30 am</text:p>
        </draw:rect>
        <draw:rect draw:style-name="gr9" draw:text-style-name="P2" draw:layer="layout" svg:width="2.898cm" svg:height="1.428cm" svg:x="3.881cm" svg:y="5.557cm">
          <text:p text:style-name="P2">B1</text:p>
          <text:p text:style-name="P2">9:40 am</text:p>
        </draw:rect>
        <draw:rect draw:style-name="gr9" draw:text-style-name="P2" draw:layer="layout" svg:width="2.898cm" svg:height="1.428cm" svg:x="7.262cm" svg:y="5.557cm">
          <text:p text:style-name="P2">C1</text:p>
          <text:p text:style-name="P2">9:25 am</text:p>
        </draw:rect>
        <draw:rect draw:style-name="gr9" draw:text-style-name="P2" draw:layer="layout" svg:width="2.898cm" svg:height="1.429cm" svg:x="0.5cm" svg:y="7.462cm">
          <text:p text:style-name="P2">A2</text:p>
          <text:p text:style-name="P2">9:15 am</text:p>
        </draw:rect>
        <draw:rect draw:style-name="gr9" draw:text-style-name="P2" draw:layer="layout" svg:width="2.898cm" svg:height="1.429cm" svg:x="3.881cm" svg:y="7.461cm">
          <text:p text:style-name="P2">B2</text:p>
          <text:p text:style-name="P2">9:25 am</text:p>
        </draw:rect>
        <draw:rect draw:style-name="gr9" draw:text-style-name="P2" draw:layer="layout" svg:width="2.898cm" svg:height="1.429cm" svg:x="7.262cm" svg:y="7.461cm">
          <text:p text:style-name="P2">C2</text:p>
          <text:p text:style-name="P2">9:00 am</text:p>
        </draw:rect>
        <draw:rect draw:style-name="gr4" draw:text-style-name="P2" draw:layer="layout" svg:width="2.898cm" svg:height="1.429cm" svg:x="0.5cm" svg:y="9.367cm">
          <text:p text:style-name="P2">A3</text:p>
          <text:p text:style-name="P2">9:10 am</text:p>
        </draw:rect>
        <draw:rect draw:style-name="gr9" draw:text-style-name="P2" draw:layer="layout" svg:width="2.898cm" svg:height="1.429cm" svg:x="3.881cm" svg:y="9.366cm">
          <text:p text:style-name="P2">B3</text:p>
          <text:p text:style-name="P2">9:20 am</text:p>
        </draw:rect>
        <draw:rect draw:style-name="gr9" draw:text-style-name="P2" draw:layer="layout" svg:width="2.898cm" svg:height="1.429cm" svg:x="3.881cm" svg:y="11.271cm">
          <text:p text:style-name="P2">B4</text:p>
          <text:p text:style-name="P2">9:05 am</text:p>
        </draw:rect>
        <draw:line draw:style-name="gr3" draw:text-style-name="P2" draw:layer="layout" svg:x1="1.979cm" svg:y1="5.08cm" svg:x2="1.979cm" svg:y2="5.556cm">
          <text:p/>
        </draw:line>
        <draw:line draw:style-name="gr3" draw:text-style-name="P2" draw:layer="layout" svg:x1="1.979cm" svg:y1="6.985cm" svg:x2="1.979cm" svg:y2="7.461cm">
          <text:p/>
        </draw:line>
        <draw:line draw:style-name="gr3" draw:text-style-name="P2" draw:layer="layout" svg:x1="1.979cm" svg:y1="8.891cm" svg:x2="1.979cm" svg:y2="9.367cm">
          <text:p/>
        </draw:line>
        <draw:line draw:style-name="gr3" draw:text-style-name="P2" draw:layer="layout" svg:x1="5.36cm" svg:y1="5.08cm" svg:x2="5.36cm" svg:y2="5.556cm">
          <text:p/>
        </draw:line>
        <draw:line draw:style-name="gr3" draw:text-style-name="P2" draw:layer="layout" svg:x1="5.36cm" svg:y1="6.985cm" svg:x2="5.36cm" svg:y2="7.461cm">
          <text:p/>
        </draw:line>
        <draw:line draw:style-name="gr3" draw:text-style-name="P2" draw:layer="layout" svg:x1="5.36cm" svg:y1="8.891cm" svg:x2="5.36cm" svg:y2="9.367cm">
          <text:p/>
        </draw:line>
        <draw:line draw:style-name="gr3" draw:text-style-name="P2" draw:layer="layout" svg:x1="5.36cm" svg:y1="10.796cm" svg:x2="5.36cm" svg:y2="11.272cm">
          <text:p/>
        </draw:line>
        <draw:line draw:style-name="gr3" draw:text-style-name="P2" draw:layer="layout" svg:x1="8.741cm" svg:y1="5.08cm" svg:x2="8.741cm" svg:y2="5.556cm">
          <text:p/>
        </draw:line>
        <draw:line draw:style-name="gr3" draw:text-style-name="P2" draw:layer="layout" svg:x1="8.741cm" svg:y1="6.985cm" svg:x2="8.741cm" svg:y2="7.461cm">
          <text:p/>
        </draw:line>
        <draw:frame draw:style-name="gr5" draw:text-style-name="P3" draw:layer="layout" svg:width="3.135cm" svg:height="1.195cm" svg:x="0.04cm" svg:y="14.045cm">
          <draw:text-box>
            <text:p text:style-name="P3">Result:</text:p>
          </draw:text-box>
        </draw:frame>
        <draw:rect draw:style-name="gr6" draw:text-style-name="P4" draw:layer="layout" svg:width="13.97cm" svg:height="3.81cm" svg:x="11.43cm" svg:y="1.27cm">
          <text:p/>
        </draw:rect>
        <draw:frame draw:style-name="gr5" draw:text-style-name="P5" draw:layer="layout" svg:width="1.488cm" svg:height="0.962cm" svg:x="11.43cm" svg:y="1.27cm">
          <draw:text-box>
            <text:p text:style-name="P5">List</text:p>
          </draw:text-box>
        </draw:frame>
        <draw:rect draw:style-name="gr4" draw:text-style-name="P2" draw:layer="layout" svg:width="2.898cm" svg:height="1.429cm" svg:x="13.335cm" svg:y="2.54cm">
          <text:p text:style-name="P2">B3</text:p>
          <text:p text:style-name="P2">9:20 am</text:p>
        </draw:rect>
        <draw:rect draw:style-name="gr4" draw:text-style-name="P2" draw:layer="layout" svg:width="2.898cm" svg:height="1.428cm" svg:x="16.716cm" svg:y="2.54cm">
          <text:p text:style-name="P2">A2</text:p>
          <text:p text:style-name="P2">9:15 am</text:p>
        </draw:rect>
        <draw:rect draw:style-name="gr4" draw:text-style-name="P2" draw:layer="layout" svg:width="2.898cm" svg:height="1.428cm" svg:x="20.097cm" svg:y="2.54cm">
          <text:p text:style-name="P2">C2</text:p>
          <text:p text:style-name="P2">9:00 am</text:p>
        </draw:rect>
        <draw:rect draw:style-name="gr14" draw:text-style-name="P2" draw:layer="layout" svg:width="2.898cm" svg:height="1.429cm" svg:x="0.277cm" svg:y="15.716cm">
          <text:p text:style-name="P2">B1</text:p>
          <text:p text:style-name="P2">9:40 am</text:p>
        </draw:rect>
        <draw:rect draw:style-name="gr14" draw:text-style-name="P2" draw:layer="layout" svg:width="2.898cm" svg:height="1.429cm" svg:x="3.452cm" svg:y="15.716cm">
          <text:p text:style-name="P2">A1</text:p>
          <text:p text:style-name="P2">9:30 am</text:p>
        </draw:rect>
        <draw:rect draw:style-name="gr14" draw:text-style-name="P2" draw:layer="layout" svg:width="2.898cm" svg:height="1.429cm" svg:x="6.627cm" svg:y="15.716cm">
          <text:p text:style-name="P2">B2</text:p>
          <text:p text:style-name="P2">9:25 am</text:p>
        </draw:rect>
        <draw:rect draw:style-name="gr14" draw:text-style-name="P2" draw:layer="layout" svg:width="2.898cm" svg:height="1.429cm" svg:x="9.802cm" svg:y="15.716cm">
          <text:p text:style-name="P2">C1</text:p>
          <text:p text:style-name="P2">9:25 am</text:p>
        </draw:rect>
        <draw:rect draw:style-name="gr6" draw:text-style-name="P4" draw:layer="layout" svg:width="13.97cm" svg:height="3.81cm" svg:x="11.43cm" svg:y="1.27cm">
          <text:p/>
        </draw:rect>
        <draw:frame draw:style-name="gr5" draw:text-style-name="P5" draw:layer="layout" svg:width="1.488cm" svg:height="0.962cm" svg:x="11.43cm" svg:y="1.27cm">
          <draw:text-box>
            <text:p text:style-name="P5">List</text:p>
          </draw:text-box>
        </draw:frame>
        <draw:rect draw:style-name="gr4" draw:text-style-name="P2" draw:layer="layout" svg:width="2.898cm" svg:height="1.429cm" svg:x="13.335cm" svg:y="2.54cm">
          <text:p text:style-name="P2">A2</text:p>
          <text:p text:style-name="P2">9:15 am</text:p>
        </draw:rect>
        <draw:rect draw:style-name="gr4" draw:text-style-name="P2" draw:layer="layout" svg:width="2.898cm" svg:height="1.428cm" svg:x="16.716cm" svg:y="2.54cm">
          <text:p text:style-name="P2">B4</text:p>
          <text:p text:style-name="P2">9:05 am</text:p>
        </draw:rect>
        <draw:rect draw:style-name="gr4" draw:text-style-name="P2" draw:layer="layout" svg:width="2.898cm" svg:height="1.428cm" svg:x="20.097cm" svg:y="2.54cm">
          <text:p text:style-name="P2">C2</text:p>
          <text:p text:style-name="P2">9:00 am</text:p>
        </draw:rect>
        <draw:rect draw:style-name="gr14" draw:text-style-name="P2" draw:layer="layout" svg:width="2.898cm" svg:height="1.429cm" svg:x="12.977cm" svg:y="15.716cm">
          <text:p text:style-name="P2">B3</text:p>
          <text:p text:style-name="P2">9:20 am</text:p>
        </draw:rect>
        <draw:custom-shape draw:style-name="gr8" draw:text-style-name="P1" draw:layer="layout" svg:width="12.065cm" svg:height="5.715cm" svg:x="12.067cm" svg:y="6.352cm">
          <text:p text:style-name="P1">Pop, get next</text:p>
          <draw:enhanced-geometry svg:viewBox="0 0 21600 21600" draw:text-areas="800 800 20800 20800" draw:type="round-rectangular-callout" draw:modifiers="2912.58080556937 24940.51784464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7" draw:layer="layout" svg:width="14.848cm" svg:height="11.136cm" svg:x="3.075cm" svg:y="2.257cm" draw:page-number="26" presentation:class="page"/>
          <draw:frame presentation:style-name="pr1" draw:text-style-name="P6" draw:layer="layout" svg:width="16.799cm" svg:height="13.365cm" svg:x="2.1cm" svg:y="14.107cm" presentation:class="notes" presentation:placeholder="true">
            <draw:text-box/>
          </draw:frame>
        </presentation:notes>
      </draw:page>
      <draw:page draw:name="page27" draw:style-name="dp1" draw:master-page-name="Default">
        <office:forms form:automatic-focus="false" form:apply-design-mode="false"/>
        <draw:rect draw:style-name="gr1" draw:text-style-name="P1" draw:layer="layout" svg:width="27cm" svg:height="4.03cm" svg:x="0cm" svg:y="13.97cm">
          <text:p/>
        </draw:rect>
        <draw:ellipse draw:style-name="gr2" draw:text-style-name="P2" draw:layer="layout" svg:width="2.898cm" svg:height="1.429cm" svg:x="3.881cm" svg:y="1.27cm">
          <text:p text:style-name="P2">Andreas</text:p>
          <text:p text:style-name="P2">Kollegger</text:p>
        </draw:ellipse>
        <draw:ellipse draw:style-name="gr2" draw:text-style-name="P2" draw:layer="layout" svg:width="2.898cm" svg:height="1.429cm" svg:x="0.5cm" svg:y="3.651cm">
          <text:p text:style-name="P2">Anna</text:p>
        </draw:ellipse>
        <draw:ellipse draw:style-name="gr2" draw:text-style-name="P2" draw:layer="layout" svg:width="2.898cm" svg:height="1.429cm" svg:x="3.881cm" svg:y="3.651cm">
          <text:p text:style-name="P2">Becky</text:p>
        </draw:ellipse>
        <draw:ellipse draw:style-name="gr2" draw:text-style-name="P2" draw:layer="layout" svg:width="2.898cm" svg:height="1.429cm" svg:x="7.262cm" svg:y="3.651cm">
          <text:p text:style-name="P2">Cecilia</text:p>
        </draw:ellipse>
        <draw:line draw:style-name="gr3" draw:text-style-name="P2" draw:layer="layout" svg:x1="5.33cm" svg:y1="2.699cm" svg:x2="1.949cm" svg:y2="3.652cm">
          <text:p/>
        </draw:line>
        <draw:line draw:style-name="gr3" draw:text-style-name="P2" draw:layer="layout" svg:x1="5.33cm" svg:y1="2.699cm" svg:x2="5.33cm" svg:y2="3.652cm">
          <text:p/>
        </draw:line>
        <draw:line draw:style-name="gr3" draw:text-style-name="P2" draw:layer="layout" svg:x1="5.33cm" svg:y1="2.699cm" svg:x2="8.711cm" svg:y2="3.652cm">
          <text:p/>
        </draw:line>
        <draw:rect draw:style-name="gr9" draw:text-style-name="P2" draw:layer="layout" svg:width="2.898cm" svg:height="1.429cm" svg:x="0.5cm" svg:y="5.557cm">
          <text:p text:style-name="P2">A1</text:p>
          <text:p text:style-name="P2">9:30 am</text:p>
        </draw:rect>
        <draw:rect draw:style-name="gr9" draw:text-style-name="P2" draw:layer="layout" svg:width="2.898cm" svg:height="1.428cm" svg:x="3.881cm" svg:y="5.557cm">
          <text:p text:style-name="P2">B1</text:p>
          <text:p text:style-name="P2">9:40 am</text:p>
        </draw:rect>
        <draw:rect draw:style-name="gr9" draw:text-style-name="P2" draw:layer="layout" svg:width="2.898cm" svg:height="1.428cm" svg:x="7.262cm" svg:y="5.557cm">
          <text:p text:style-name="P2">C1</text:p>
          <text:p text:style-name="P2">9:25 am</text:p>
        </draw:rect>
        <draw:rect draw:style-name="gr9" draw:text-style-name="P2" draw:layer="layout" svg:width="2.898cm" svg:height="1.429cm" svg:x="0.5cm" svg:y="7.462cm">
          <text:p text:style-name="P2">A2</text:p>
          <text:p text:style-name="P2">9:15 am</text:p>
        </draw:rect>
        <draw:rect draw:style-name="gr9" draw:text-style-name="P2" draw:layer="layout" svg:width="2.898cm" svg:height="1.429cm" svg:x="3.881cm" svg:y="7.461cm">
          <text:p text:style-name="P2">B2</text:p>
          <text:p text:style-name="P2">9:25 am</text:p>
        </draw:rect>
        <draw:rect draw:style-name="gr9" draw:text-style-name="P2" draw:layer="layout" svg:width="2.898cm" svg:height="1.429cm" svg:x="7.262cm" svg:y="7.461cm">
          <text:p text:style-name="P2">C2</text:p>
          <text:p text:style-name="P2">9:00 am</text:p>
        </draw:rect>
        <draw:rect draw:style-name="gr9" draw:text-style-name="P2" draw:layer="layout" svg:width="2.898cm" svg:height="1.429cm" svg:x="0.5cm" svg:y="9.367cm">
          <text:p text:style-name="P2">A3</text:p>
          <text:p text:style-name="P2">9:10 am</text:p>
        </draw:rect>
        <draw:rect draw:style-name="gr9" draw:text-style-name="P2" draw:layer="layout" svg:width="2.898cm" svg:height="1.429cm" svg:x="3.881cm" svg:y="9.366cm">
          <text:p text:style-name="P2">B3</text:p>
          <text:p text:style-name="P2">9:20 am</text:p>
        </draw:rect>
        <draw:rect draw:style-name="gr9" draw:text-style-name="P2" draw:layer="layout" svg:width="2.898cm" svg:height="1.429cm" svg:x="3.881cm" svg:y="11.271cm">
          <text:p text:style-name="P2">B4</text:p>
          <text:p text:style-name="P2">9:05 am</text:p>
        </draw:rect>
        <draw:line draw:style-name="gr3" draw:text-style-name="P2" draw:layer="layout" svg:x1="1.979cm" svg:y1="5.08cm" svg:x2="1.979cm" svg:y2="5.556cm">
          <text:p/>
        </draw:line>
        <draw:line draw:style-name="gr3" draw:text-style-name="P2" draw:layer="layout" svg:x1="1.979cm" svg:y1="6.985cm" svg:x2="1.979cm" svg:y2="7.461cm">
          <text:p/>
        </draw:line>
        <draw:line draw:style-name="gr3" draw:text-style-name="P2" draw:layer="layout" svg:x1="1.979cm" svg:y1="8.891cm" svg:x2="1.979cm" svg:y2="9.367cm">
          <text:p/>
        </draw:line>
        <draw:line draw:style-name="gr3" draw:text-style-name="P2" draw:layer="layout" svg:x1="5.36cm" svg:y1="5.08cm" svg:x2="5.36cm" svg:y2="5.556cm">
          <text:p/>
        </draw:line>
        <draw:line draw:style-name="gr3" draw:text-style-name="P2" draw:layer="layout" svg:x1="5.36cm" svg:y1="6.985cm" svg:x2="5.36cm" svg:y2="7.461cm">
          <text:p/>
        </draw:line>
        <draw:line draw:style-name="gr3" draw:text-style-name="P2" draw:layer="layout" svg:x1="5.36cm" svg:y1="8.891cm" svg:x2="5.36cm" svg:y2="9.367cm">
          <text:p/>
        </draw:line>
        <draw:line draw:style-name="gr3" draw:text-style-name="P2" draw:layer="layout" svg:x1="5.36cm" svg:y1="10.796cm" svg:x2="5.36cm" svg:y2="11.272cm">
          <text:p/>
        </draw:line>
        <draw:line draw:style-name="gr3" draw:text-style-name="P2" draw:layer="layout" svg:x1="8.741cm" svg:y1="5.08cm" svg:x2="8.741cm" svg:y2="5.556cm">
          <text:p/>
        </draw:line>
        <draw:line draw:style-name="gr3" draw:text-style-name="P2" draw:layer="layout" svg:x1="8.741cm" svg:y1="6.985cm" svg:x2="8.741cm" svg:y2="7.461cm">
          <text:p/>
        </draw:line>
        <draw:frame draw:style-name="gr5" draw:text-style-name="P3" draw:layer="layout" svg:width="3.135cm" svg:height="1.195cm" svg:x="0.04cm" svg:y="14.045cm">
          <draw:text-box>
            <text:p text:style-name="P3">Result:</text:p>
          </draw:text-box>
        </draw:frame>
        <draw:rect draw:style-name="gr6" draw:text-style-name="P4" draw:layer="layout" svg:width="13.97cm" svg:height="3.81cm" svg:x="11.43cm" svg:y="1.27cm">
          <text:p/>
        </draw:rect>
        <draw:frame draw:style-name="gr5" draw:text-style-name="P5" draw:layer="layout" svg:width="1.488cm" svg:height="0.962cm" svg:x="11.43cm" svg:y="1.27cm">
          <draw:text-box>
            <text:p text:style-name="P5">List</text:p>
          </draw:text-box>
        </draw:frame>
        <draw:rect draw:style-name="gr4" draw:text-style-name="P2" draw:layer="layout" svg:width="2.898cm" svg:height="1.429cm" svg:x="13.335cm" svg:y="2.54cm">
          <text:p text:style-name="P2">B3</text:p>
          <text:p text:style-name="P2">9:20 am</text:p>
        </draw:rect>
        <draw:rect draw:style-name="gr4" draw:text-style-name="P2" draw:layer="layout" svg:width="2.898cm" svg:height="1.428cm" svg:x="16.716cm" svg:y="2.54cm">
          <text:p text:style-name="P2">A2</text:p>
          <text:p text:style-name="P2">9:15 am</text:p>
        </draw:rect>
        <draw:rect draw:style-name="gr4" draw:text-style-name="P2" draw:layer="layout" svg:width="2.898cm" svg:height="1.428cm" svg:x="20.097cm" svg:y="2.54cm">
          <text:p text:style-name="P2">C2</text:p>
          <text:p text:style-name="P2">9:00 am</text:p>
        </draw:rect>
        <draw:rect draw:style-name="gr14" draw:text-style-name="P2" draw:layer="layout" svg:width="2.898cm" svg:height="1.429cm" svg:x="0.277cm" svg:y="15.716cm">
          <text:p text:style-name="P2">B1</text:p>
          <text:p text:style-name="P2">9:40 am</text:p>
        </draw:rect>
        <draw:rect draw:style-name="gr14" draw:text-style-name="P2" draw:layer="layout" svg:width="2.898cm" svg:height="1.429cm" svg:x="3.452cm" svg:y="15.716cm">
          <text:p text:style-name="P2">A1</text:p>
          <text:p text:style-name="P2">9:30 am</text:p>
        </draw:rect>
        <draw:rect draw:style-name="gr14" draw:text-style-name="P2" draw:layer="layout" svg:width="2.898cm" svg:height="1.429cm" svg:x="6.627cm" svg:y="15.716cm">
          <text:p text:style-name="P2">B2</text:p>
          <text:p text:style-name="P2">9:25 am</text:p>
        </draw:rect>
        <draw:rect draw:style-name="gr14" draw:text-style-name="P2" draw:layer="layout" svg:width="2.898cm" svg:height="1.429cm" svg:x="9.802cm" svg:y="15.716cm">
          <text:p text:style-name="P2">C1</text:p>
          <text:p text:style-name="P2">9:25 am</text:p>
        </draw:rect>
        <draw:rect draw:style-name="gr6" draw:text-style-name="P4" draw:layer="layout" svg:width="13.97cm" svg:height="3.81cm" svg:x="11.43cm" svg:y="1.27cm">
          <text:p/>
        </draw:rect>
        <draw:frame draw:style-name="gr5" draw:text-style-name="P5" draw:layer="layout" svg:width="1.488cm" svg:height="0.962cm" svg:x="11.43cm" svg:y="1.27cm">
          <draw:text-box>
            <text:p text:style-name="P5">List</text:p>
          </draw:text-box>
        </draw:frame>
        <draw:rect draw:style-name="gr4" draw:text-style-name="P2" draw:layer="layout" svg:width="2.898cm" svg:height="1.429cm" svg:x="13.335cm" svg:y="2.54cm">
          <text:p text:style-name="P2">A3</text:p>
          <text:p text:style-name="P2">9:10 am</text:p>
        </draw:rect>
        <draw:rect draw:style-name="gr4" draw:text-style-name="P2" draw:layer="layout" svg:width="2.898cm" svg:height="1.428cm" svg:x="16.716cm" svg:y="2.54cm">
          <text:p text:style-name="P2">B4</text:p>
          <text:p text:style-name="P2">9:05 am</text:p>
        </draw:rect>
        <draw:rect draw:style-name="gr4" draw:text-style-name="P2" draw:layer="layout" svg:width="2.898cm" svg:height="1.428cm" svg:x="20.097cm" svg:y="2.54cm">
          <text:p text:style-name="P2">C2</text:p>
          <text:p text:style-name="P2">9:00 am</text:p>
        </draw:rect>
        <draw:rect draw:style-name="gr14" draw:text-style-name="P2" draw:layer="layout" svg:width="2.898cm" svg:height="1.429cm" svg:x="12.977cm" svg:y="15.716cm">
          <text:p text:style-name="P2">B3</text:p>
          <text:p text:style-name="P2">9:20 am</text:p>
        </draw:rect>
        <draw:rect draw:style-name="gr14" draw:text-style-name="P2" draw:layer="layout" svg:width="2.898cm" svg:height="1.429cm" svg:x="16.152cm" svg:y="15.716cm">
          <text:p text:style-name="P2">A2</text:p>
          <text:p text:style-name="P2">9:15 am</text:p>
        </draw:rect>
        <draw:path draw:style-name="gr11" draw:text-style-name="P4" draw:layer="layout" svg:width="10.728cm" svg:height="4.491cm" draw:transform="skewX (7.72982369931422E-017) rotate (-0.898320966001312) translate (14.274cm 4.204cm)" svg:viewBox="0 0 10729 4492" svg:d="m0-17095c378 35 770 11 1135 133 448 150 940 145 1361 367 518 272 1078 313 1621 491 274 90 532 190 799 278 242 79 476 182 707 288 292 134 605 222 888 375 366 200 787 278 1109 581 240 226 504 429 802 583 265 137 531 276 785 433 297 182 614 326 904 526 197 137 369 301 584 410l34 27">
          <text:p/>
        </draw:path>
        <draw:path draw:style-name="gr11" draw:text-style-name="P4" draw:layer="layout" svg:width="12.064cm" svg:height="1.344cm" draw:transform="rotate (0.728325896857096) translate (3.18919200409061cm 10.131972887823cm)" svg:viewBox="0 0 12065 1345" svg:d="m0 19371c554-29 1080 182 1642 135 421-35 845 32 1269 34 419 3 837 109 1257 82 408-27 810 33 1222-9 431-44 867 4 1300 32 421 28 841 4 1256 82 328 61 665 55 997 79 388 29 776 84 1165 87 567 4 1102 134 1623 320l209 186 105 239 20 75">
          <text:p/>
        </draw:path>
        <draw:frame draw:style-name="gr5" draw:layer="layout" svg:width="0.853cm" svg:height="0.962cm" svg:x="16.51cm" svg:y="8.563cm">
          <draw:text-box>
            <text:p>1</text:p>
          </draw:text-box>
        </draw:frame>
        <draw:frame draw:style-name="gr5" draw:layer="layout" svg:width="0.853cm" svg:height="0.962cm" svg:x="10.16cm" svg:y="3.175cm">
          <draw:text-box>
            <text:p>2</text:p>
          </draw:text-box>
        </draw:frame>
        <presentation:notes draw:style-name="dp2">
          <draw:page-thumbnail draw:style-name="gr7" draw:layer="layout" svg:width="14.848cm" svg:height="11.136cm" svg:x="3.075cm" svg:y="2.257cm" draw:page-number="27" presentation:class="page"/>
          <draw:frame presentation:style-name="pr1" draw:text-style-name="P6" draw:layer="layout" svg:width="16.799cm" svg:height="13.365cm" svg:x="2.1cm" svg:y="14.107cm" presentation:class="notes" presentation:placeholder="true">
            <draw:text-box/>
          </draw:frame>
        </presentation:notes>
      </draw:page>
      <draw:page draw:name="page28" draw:style-name="dp1" draw:master-page-name="Default">
        <office:forms form:automatic-focus="false" form:apply-design-mode="false"/>
        <draw:rect draw:style-name="gr1" draw:text-style-name="P1" draw:layer="layout" svg:width="27cm" svg:height="4.03cm" svg:x="0cm" svg:y="13.97cm">
          <text:p/>
        </draw:rect>
        <draw:ellipse draw:style-name="gr2" draw:text-style-name="P2" draw:layer="layout" svg:width="2.898cm" svg:height="1.429cm" svg:x="3.881cm" svg:y="1.27cm">
          <text:p text:style-name="P2">Andreas</text:p>
          <text:p text:style-name="P2">Kollegger</text:p>
        </draw:ellipse>
        <draw:ellipse draw:style-name="gr2" draw:text-style-name="P2" draw:layer="layout" svg:width="2.898cm" svg:height="1.429cm" svg:x="0.5cm" svg:y="3.651cm">
          <text:p text:style-name="P2">Anna</text:p>
        </draw:ellipse>
        <draw:ellipse draw:style-name="gr2" draw:text-style-name="P2" draw:layer="layout" svg:width="2.898cm" svg:height="1.429cm" svg:x="3.881cm" svg:y="3.651cm">
          <text:p text:style-name="P2">Becky</text:p>
        </draw:ellipse>
        <draw:ellipse draw:style-name="gr2" draw:text-style-name="P2" draw:layer="layout" svg:width="2.898cm" svg:height="1.429cm" svg:x="7.262cm" svg:y="3.651cm">
          <text:p text:style-name="P2">Cecilia</text:p>
        </draw:ellipse>
        <draw:line draw:style-name="gr3" draw:text-style-name="P2" draw:layer="layout" svg:x1="5.33cm" svg:y1="2.699cm" svg:x2="1.949cm" svg:y2="3.652cm">
          <text:p/>
        </draw:line>
        <draw:line draw:style-name="gr3" draw:text-style-name="P2" draw:layer="layout" svg:x1="5.33cm" svg:y1="2.699cm" svg:x2="5.33cm" svg:y2="3.652cm">
          <text:p/>
        </draw:line>
        <draw:line draw:style-name="gr3" draw:text-style-name="P2" draw:layer="layout" svg:x1="5.33cm" svg:y1="2.699cm" svg:x2="8.711cm" svg:y2="3.652cm">
          <text:p/>
        </draw:line>
        <draw:rect draw:style-name="gr9" draw:text-style-name="P2" draw:layer="layout" svg:width="2.898cm" svg:height="1.429cm" svg:x="0.5cm" svg:y="5.557cm">
          <text:p text:style-name="P2">A1</text:p>
          <text:p text:style-name="P2">9:30 am</text:p>
        </draw:rect>
        <draw:rect draw:style-name="gr9" draw:text-style-name="P2" draw:layer="layout" svg:width="2.898cm" svg:height="1.428cm" svg:x="3.881cm" svg:y="5.557cm">
          <text:p text:style-name="P2">B1</text:p>
          <text:p text:style-name="P2">9:40 am</text:p>
        </draw:rect>
        <draw:rect draw:style-name="gr9" draw:text-style-name="P2" draw:layer="layout" svg:width="2.898cm" svg:height="1.428cm" svg:x="7.262cm" svg:y="5.557cm">
          <text:p text:style-name="P2">C1</text:p>
          <text:p text:style-name="P2">9:25 am</text:p>
        </draw:rect>
        <draw:rect draw:style-name="gr9" draw:text-style-name="P2" draw:layer="layout" svg:width="2.898cm" svg:height="1.429cm" svg:x="0.5cm" svg:y="7.462cm">
          <text:p text:style-name="P2">A2</text:p>
          <text:p text:style-name="P2">9:15 am</text:p>
        </draw:rect>
        <draw:rect draw:style-name="gr9" draw:text-style-name="P2" draw:layer="layout" svg:width="2.898cm" svg:height="1.429cm" svg:x="3.881cm" svg:y="7.461cm">
          <text:p text:style-name="P2">B2</text:p>
          <text:p text:style-name="P2">9:25 am</text:p>
        </draw:rect>
        <draw:rect draw:style-name="gr9" draw:text-style-name="P2" draw:layer="layout" svg:width="2.898cm" svg:height="1.429cm" svg:x="7.262cm" svg:y="7.461cm">
          <text:p text:style-name="P2">C2</text:p>
          <text:p text:style-name="P2">9:00 am</text:p>
        </draw:rect>
        <draw:rect draw:style-name="gr9" draw:text-style-name="P2" draw:layer="layout" svg:width="2.898cm" svg:height="1.429cm" svg:x="0.5cm" svg:y="9.367cm">
          <text:p text:style-name="P2">A3</text:p>
          <text:p text:style-name="P2">9:10 am</text:p>
        </draw:rect>
        <draw:rect draw:style-name="gr9" draw:text-style-name="P2" draw:layer="layout" svg:width="2.898cm" svg:height="1.429cm" svg:x="3.881cm" svg:y="9.366cm">
          <text:p text:style-name="P2">B3</text:p>
          <text:p text:style-name="P2">9:20 am</text:p>
        </draw:rect>
        <draw:rect draw:style-name="gr9" draw:text-style-name="P2" draw:layer="layout" svg:width="2.898cm" svg:height="1.429cm" svg:x="3.881cm" svg:y="11.271cm">
          <text:p text:style-name="P2">B4</text:p>
          <text:p text:style-name="P2">9:05 am</text:p>
        </draw:rect>
        <draw:line draw:style-name="gr3" draw:text-style-name="P2" draw:layer="layout" svg:x1="1.979cm" svg:y1="5.08cm" svg:x2="1.979cm" svg:y2="5.556cm">
          <text:p/>
        </draw:line>
        <draw:line draw:style-name="gr3" draw:text-style-name="P2" draw:layer="layout" svg:x1="1.979cm" svg:y1="6.985cm" svg:x2="1.979cm" svg:y2="7.461cm">
          <text:p/>
        </draw:line>
        <draw:line draw:style-name="gr3" draw:text-style-name="P2" draw:layer="layout" svg:x1="1.979cm" svg:y1="8.891cm" svg:x2="1.979cm" svg:y2="9.367cm">
          <text:p/>
        </draw:line>
        <draw:line draw:style-name="gr3" draw:text-style-name="P2" draw:layer="layout" svg:x1="5.36cm" svg:y1="5.08cm" svg:x2="5.36cm" svg:y2="5.556cm">
          <text:p/>
        </draw:line>
        <draw:line draw:style-name="gr3" draw:text-style-name="P2" draw:layer="layout" svg:x1="5.36cm" svg:y1="6.985cm" svg:x2="5.36cm" svg:y2="7.461cm">
          <text:p/>
        </draw:line>
        <draw:line draw:style-name="gr3" draw:text-style-name="P2" draw:layer="layout" svg:x1="5.36cm" svg:y1="8.891cm" svg:x2="5.36cm" svg:y2="9.367cm">
          <text:p/>
        </draw:line>
        <draw:line draw:style-name="gr3" draw:text-style-name="P2" draw:layer="layout" svg:x1="5.36cm" svg:y1="10.796cm" svg:x2="5.36cm" svg:y2="11.272cm">
          <text:p/>
        </draw:line>
        <draw:line draw:style-name="gr3" draw:text-style-name="P2" draw:layer="layout" svg:x1="8.741cm" svg:y1="5.08cm" svg:x2="8.741cm" svg:y2="5.556cm">
          <text:p/>
        </draw:line>
        <draw:line draw:style-name="gr3" draw:text-style-name="P2" draw:layer="layout" svg:x1="8.741cm" svg:y1="6.985cm" svg:x2="8.741cm" svg:y2="7.461cm">
          <text:p/>
        </draw:line>
        <draw:frame draw:style-name="gr5" draw:text-style-name="P3" draw:layer="layout" svg:width="3.135cm" svg:height="1.195cm" svg:x="0.04cm" svg:y="14.045cm">
          <draw:text-box>
            <text:p text:style-name="P3">Result:</text:p>
          </draw:text-box>
        </draw:frame>
        <draw:rect draw:style-name="gr6" draw:text-style-name="P4" draw:layer="layout" svg:width="13.97cm" svg:height="3.81cm" svg:x="11.43cm" svg:y="1.27cm">
          <text:p/>
        </draw:rect>
        <draw:frame draw:style-name="gr5" draw:text-style-name="P5" draw:layer="layout" svg:width="1.488cm" svg:height="0.962cm" svg:x="11.43cm" svg:y="1.27cm">
          <draw:text-box>
            <text:p text:style-name="P5">List</text:p>
          </draw:text-box>
        </draw:frame>
        <draw:rect draw:style-name="gr4" draw:text-style-name="P2" draw:layer="layout" svg:width="2.898cm" svg:height="1.429cm" svg:x="13.335cm" svg:y="2.54cm">
          <text:p text:style-name="P2">B3</text:p>
          <text:p text:style-name="P2">9:20 am</text:p>
        </draw:rect>
        <draw:rect draw:style-name="gr4" draw:text-style-name="P2" draw:layer="layout" svg:width="2.898cm" svg:height="1.428cm" svg:x="16.716cm" svg:y="2.54cm">
          <text:p text:style-name="P2">A2</text:p>
          <text:p text:style-name="P2">9:15 am</text:p>
        </draw:rect>
        <draw:rect draw:style-name="gr4" draw:text-style-name="P2" draw:layer="layout" svg:width="2.898cm" svg:height="1.428cm" svg:x="20.097cm" svg:y="2.54cm">
          <text:p text:style-name="P2">C2</text:p>
          <text:p text:style-name="P2">9:00 am</text:p>
        </draw:rect>
        <draw:rect draw:style-name="gr14" draw:text-style-name="P2" draw:layer="layout" svg:width="2.898cm" svg:height="1.429cm" svg:x="0.277cm" svg:y="15.716cm">
          <text:p text:style-name="P2">B1</text:p>
          <text:p text:style-name="P2">9:40 am</text:p>
        </draw:rect>
        <draw:rect draw:style-name="gr14" draw:text-style-name="P2" draw:layer="layout" svg:width="2.898cm" svg:height="1.429cm" svg:x="3.452cm" svg:y="15.716cm">
          <text:p text:style-name="P2">A1</text:p>
          <text:p text:style-name="P2">9:30 am</text:p>
        </draw:rect>
        <draw:rect draw:style-name="gr14" draw:text-style-name="P2" draw:layer="layout" svg:width="2.898cm" svg:height="1.429cm" svg:x="6.627cm" svg:y="15.716cm">
          <text:p text:style-name="P2">B2</text:p>
          <text:p text:style-name="P2">9:25 am</text:p>
        </draw:rect>
        <draw:rect draw:style-name="gr14" draw:text-style-name="P2" draw:layer="layout" svg:width="2.898cm" svg:height="1.429cm" svg:x="9.802cm" svg:y="15.716cm">
          <text:p text:style-name="P2">C1</text:p>
          <text:p text:style-name="P2">9:25 am</text:p>
        </draw:rect>
        <draw:rect draw:style-name="gr6" draw:text-style-name="P4" draw:layer="layout" svg:width="13.97cm" svg:height="3.81cm" svg:x="11.43cm" svg:y="1.27cm">
          <text:p/>
        </draw:rect>
        <draw:frame draw:style-name="gr5" draw:text-style-name="P5" draw:layer="layout" svg:width="1.488cm" svg:height="0.962cm" svg:x="11.43cm" svg:y="1.27cm">
          <draw:text-box>
            <text:p text:style-name="P5">List</text:p>
          </draw:text-box>
        </draw:frame>
        <draw:rect draw:style-name="gr4" draw:text-style-name="P2" draw:layer="layout" svg:width="2.898cm" svg:height="1.429cm" svg:x="13.335cm" svg:y="2.54cm">
          <text:p text:style-name="P2">A3</text:p>
          <text:p text:style-name="P2">9:10 am</text:p>
        </draw:rect>
        <draw:rect draw:style-name="gr4" draw:text-style-name="P2" draw:layer="layout" svg:width="2.898cm" svg:height="1.428cm" svg:x="16.716cm" svg:y="2.54cm">
          <text:p text:style-name="P2">B4</text:p>
          <text:p text:style-name="P2">9:05 am</text:p>
        </draw:rect>
        <draw:rect draw:style-name="gr4" draw:text-style-name="P2" draw:layer="layout" svg:width="2.898cm" svg:height="1.428cm" svg:x="20.097cm" svg:y="2.54cm">
          <text:p text:style-name="P2">C2</text:p>
          <text:p text:style-name="P2">9:00 am</text:p>
        </draw:rect>
        <draw:rect draw:style-name="gr14" draw:text-style-name="P2" draw:layer="layout" svg:width="2.898cm" svg:height="1.429cm" svg:x="12.977cm" svg:y="15.716cm">
          <text:p text:style-name="P2">B3</text:p>
          <text:p text:style-name="P2">9:20 am</text:p>
        </draw:rect>
        <draw:rect draw:style-name="gr14" draw:text-style-name="P2" draw:layer="layout" svg:width="2.898cm" svg:height="1.429cm" svg:x="16.152cm" svg:y="15.716cm">
          <text:p text:style-name="P2">A2</text:p>
          <text:p text:style-name="P2">9:15 am</text:p>
        </draw:rect>
        <draw:custom-shape draw:style-name="gr8" draw:text-style-name="P1" draw:layer="layout" svg:width="12.065cm" svg:height="5.715cm" svg:x="12.067cm" svg:y="6.352cm">
          <text:p text:style-name="P1">Sort</text:p>
          <draw:enhanced-geometry svg:viewBox="0 0 21600 21600" draw:text-areas="800 800 20800 20800" draw:type="round-rectangular-callout" draw:modifiers="2912.58080556937 24940.51784464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7" draw:layer="layout" svg:width="14.848cm" svg:height="11.136cm" svg:x="3.075cm" svg:y="2.257cm" draw:page-number="28" presentation:class="page"/>
          <draw:frame presentation:style-name="pr1" draw:text-style-name="P6" draw:layer="layout" svg:width="16.799cm" svg:height="13.365cm" svg:x="2.1cm" svg:y="14.107cm" presentation:class="notes" presentation:placeholder="true">
            <draw:text-box/>
          </draw:frame>
        </presentation:notes>
      </draw:page>
      <draw:page draw:name="page29" draw:style-name="dp1" draw:master-page-name="Default">
        <office:forms form:automatic-focus="false" form:apply-design-mode="false"/>
        <draw:rect draw:style-name="gr1" draw:text-style-name="P1" draw:layer="layout" svg:width="27cm" svg:height="4.03cm" svg:x="0cm" svg:y="13.97cm">
          <text:p/>
        </draw:rect>
        <draw:ellipse draw:style-name="gr2" draw:text-style-name="P2" draw:layer="layout" svg:width="2.898cm" svg:height="1.429cm" svg:x="3.881cm" svg:y="1.27cm">
          <text:p text:style-name="P2">Andreas</text:p>
          <text:p text:style-name="P2">Kollegger</text:p>
        </draw:ellipse>
        <draw:ellipse draw:style-name="gr2" draw:text-style-name="P2" draw:layer="layout" svg:width="2.898cm" svg:height="1.429cm" svg:x="0.5cm" svg:y="3.651cm">
          <text:p text:style-name="P2">Anna</text:p>
        </draw:ellipse>
        <draw:ellipse draw:style-name="gr2" draw:text-style-name="P2" draw:layer="layout" svg:width="2.898cm" svg:height="1.429cm" svg:x="3.881cm" svg:y="3.651cm">
          <text:p text:style-name="P2">Becky</text:p>
        </draw:ellipse>
        <draw:ellipse draw:style-name="gr2" draw:text-style-name="P2" draw:layer="layout" svg:width="2.898cm" svg:height="1.429cm" svg:x="7.262cm" svg:y="3.651cm">
          <text:p text:style-name="P2">Cecilia</text:p>
        </draw:ellipse>
        <draw:line draw:style-name="gr3" draw:text-style-name="P2" draw:layer="layout" svg:x1="5.33cm" svg:y1="2.699cm" svg:x2="1.949cm" svg:y2="3.652cm">
          <text:p/>
        </draw:line>
        <draw:line draw:style-name="gr3" draw:text-style-name="P2" draw:layer="layout" svg:x1="5.33cm" svg:y1="2.699cm" svg:x2="5.33cm" svg:y2="3.652cm">
          <text:p/>
        </draw:line>
        <draw:line draw:style-name="gr3" draw:text-style-name="P2" draw:layer="layout" svg:x1="5.33cm" svg:y1="2.699cm" svg:x2="8.711cm" svg:y2="3.652cm">
          <text:p/>
        </draw:line>
        <draw:rect draw:style-name="gr9" draw:text-style-name="P2" draw:layer="layout" svg:width="2.898cm" svg:height="1.429cm" svg:x="0.5cm" svg:y="5.557cm">
          <text:p text:style-name="P2">A1</text:p>
          <text:p text:style-name="P2">9:30 am</text:p>
        </draw:rect>
        <draw:rect draw:style-name="gr9" draw:text-style-name="P2" draw:layer="layout" svg:width="2.898cm" svg:height="1.428cm" svg:x="3.881cm" svg:y="5.557cm">
          <text:p text:style-name="P2">B1</text:p>
          <text:p text:style-name="P2">9:40 am</text:p>
        </draw:rect>
        <draw:rect draw:style-name="gr9" draw:text-style-name="P2" draw:layer="layout" svg:width="2.898cm" svg:height="1.428cm" svg:x="7.262cm" svg:y="5.557cm">
          <text:p text:style-name="P2">C1</text:p>
          <text:p text:style-name="P2">9:25 am</text:p>
        </draw:rect>
        <draw:rect draw:style-name="gr9" draw:text-style-name="P2" draw:layer="layout" svg:width="2.898cm" svg:height="1.429cm" svg:x="0.5cm" svg:y="7.462cm">
          <text:p text:style-name="P2">A2</text:p>
          <text:p text:style-name="P2">9:15 am</text:p>
        </draw:rect>
        <draw:rect draw:style-name="gr9" draw:text-style-name="P2" draw:layer="layout" svg:width="2.898cm" svg:height="1.429cm" svg:x="3.881cm" svg:y="7.461cm">
          <text:p text:style-name="P2">B2</text:p>
          <text:p text:style-name="P2">9:25 am</text:p>
        </draw:rect>
        <draw:rect draw:style-name="gr9" draw:text-style-name="P2" draw:layer="layout" svg:width="2.898cm" svg:height="1.429cm" svg:x="7.262cm" svg:y="7.461cm">
          <text:p text:style-name="P2">C2</text:p>
          <text:p text:style-name="P2">9:00 am</text:p>
        </draw:rect>
        <draw:rect draw:style-name="gr9" draw:text-style-name="P2" draw:layer="layout" svg:width="2.898cm" svg:height="1.429cm" svg:x="0.5cm" svg:y="9.367cm">
          <text:p text:style-name="P2">A3</text:p>
          <text:p text:style-name="P2">9:10 am</text:p>
        </draw:rect>
        <draw:rect draw:style-name="gr9" draw:text-style-name="P2" draw:layer="layout" svg:width="2.898cm" svg:height="1.429cm" svg:x="3.881cm" svg:y="9.366cm">
          <text:p text:style-name="P2">B3</text:p>
          <text:p text:style-name="P2">9:20 am</text:p>
        </draw:rect>
        <draw:rect draw:style-name="gr9" draw:text-style-name="P2" draw:layer="layout" svg:width="2.898cm" svg:height="1.429cm" svg:x="3.881cm" svg:y="11.271cm">
          <text:p text:style-name="P2">B4</text:p>
          <text:p text:style-name="P2">9:05 am</text:p>
        </draw:rect>
        <draw:line draw:style-name="gr3" draw:text-style-name="P2" draw:layer="layout" svg:x1="1.979cm" svg:y1="5.08cm" svg:x2="1.979cm" svg:y2="5.556cm">
          <text:p/>
        </draw:line>
        <draw:line draw:style-name="gr3" draw:text-style-name="P2" draw:layer="layout" svg:x1="1.979cm" svg:y1="6.985cm" svg:x2="1.979cm" svg:y2="7.461cm">
          <text:p/>
        </draw:line>
        <draw:line draw:style-name="gr3" draw:text-style-name="P2" draw:layer="layout" svg:x1="1.979cm" svg:y1="8.891cm" svg:x2="1.979cm" svg:y2="9.367cm">
          <text:p/>
        </draw:line>
        <draw:line draw:style-name="gr3" draw:text-style-name="P2" draw:layer="layout" svg:x1="5.36cm" svg:y1="5.08cm" svg:x2="5.36cm" svg:y2="5.556cm">
          <text:p/>
        </draw:line>
        <draw:line draw:style-name="gr3" draw:text-style-name="P2" draw:layer="layout" svg:x1="5.36cm" svg:y1="6.985cm" svg:x2="5.36cm" svg:y2="7.461cm">
          <text:p/>
        </draw:line>
        <draw:line draw:style-name="gr3" draw:text-style-name="P2" draw:layer="layout" svg:x1="5.36cm" svg:y1="8.891cm" svg:x2="5.36cm" svg:y2="9.367cm">
          <text:p/>
        </draw:line>
        <draw:line draw:style-name="gr3" draw:text-style-name="P2" draw:layer="layout" svg:x1="5.36cm" svg:y1="10.796cm" svg:x2="5.36cm" svg:y2="11.272cm">
          <text:p/>
        </draw:line>
        <draw:line draw:style-name="gr3" draw:text-style-name="P2" draw:layer="layout" svg:x1="8.741cm" svg:y1="5.08cm" svg:x2="8.741cm" svg:y2="5.556cm">
          <text:p/>
        </draw:line>
        <draw:line draw:style-name="gr3" draw:text-style-name="P2" draw:layer="layout" svg:x1="8.741cm" svg:y1="6.985cm" svg:x2="8.741cm" svg:y2="7.461cm">
          <text:p/>
        </draw:line>
        <draw:frame draw:style-name="gr5" draw:text-style-name="P3" draw:layer="layout" svg:width="3.135cm" svg:height="1.195cm" svg:x="0.04cm" svg:y="14.045cm">
          <draw:text-box>
            <text:p text:style-name="P3">Result:</text:p>
          </draw:text-box>
        </draw:frame>
        <draw:rect draw:style-name="gr6" draw:text-style-name="P4" draw:layer="layout" svg:width="13.97cm" svg:height="3.81cm" svg:x="11.43cm" svg:y="1.27cm">
          <text:p/>
        </draw:rect>
        <draw:frame draw:style-name="gr5" draw:text-style-name="P5" draw:layer="layout" svg:width="1.488cm" svg:height="0.962cm" svg:x="11.43cm" svg:y="1.27cm">
          <draw:text-box>
            <text:p text:style-name="P5">List</text:p>
          </draw:text-box>
        </draw:frame>
        <draw:rect draw:style-name="gr4" draw:text-style-name="P2" draw:layer="layout" svg:width="2.898cm" svg:height="1.429cm" svg:x="13.335cm" svg:y="2.54cm">
          <text:p text:style-name="P2">B3</text:p>
          <text:p text:style-name="P2">9:20 am</text:p>
        </draw:rect>
        <draw:rect draw:style-name="gr4" draw:text-style-name="P2" draw:layer="layout" svg:width="2.898cm" svg:height="1.428cm" svg:x="16.716cm" svg:y="2.54cm">
          <text:p text:style-name="P2">A2</text:p>
          <text:p text:style-name="P2">9:15 am</text:p>
        </draw:rect>
        <draw:rect draw:style-name="gr4" draw:text-style-name="P2" draw:layer="layout" svg:width="2.898cm" svg:height="1.428cm" svg:x="20.097cm" svg:y="2.54cm">
          <text:p text:style-name="P2">C2</text:p>
          <text:p text:style-name="P2">9:00 am</text:p>
        </draw:rect>
        <draw:rect draw:style-name="gr14" draw:text-style-name="P2" draw:layer="layout" svg:width="2.898cm" svg:height="1.429cm" svg:x="0.277cm" svg:y="15.716cm">
          <text:p text:style-name="P2">B1</text:p>
          <text:p text:style-name="P2">9:40 am</text:p>
        </draw:rect>
        <draw:rect draw:style-name="gr14" draw:text-style-name="P2" draw:layer="layout" svg:width="2.898cm" svg:height="1.429cm" svg:x="3.452cm" svg:y="15.716cm">
          <text:p text:style-name="P2">A1</text:p>
          <text:p text:style-name="P2">9:30 am</text:p>
        </draw:rect>
        <draw:rect draw:style-name="gr14" draw:text-style-name="P2" draw:layer="layout" svg:width="2.898cm" svg:height="1.429cm" svg:x="6.627cm" svg:y="15.716cm">
          <text:p text:style-name="P2">B2</text:p>
          <text:p text:style-name="P2">9:25 am</text:p>
        </draw:rect>
        <draw:rect draw:style-name="gr14" draw:text-style-name="P2" draw:layer="layout" svg:width="2.898cm" svg:height="1.429cm" svg:x="9.802cm" svg:y="15.716cm">
          <text:p text:style-name="P2">C1</text:p>
          <text:p text:style-name="P2">9:25 am</text:p>
        </draw:rect>
        <draw:rect draw:style-name="gr6" draw:text-style-name="P4" draw:layer="layout" svg:width="13.97cm" svg:height="3.81cm" svg:x="11.43cm" svg:y="1.27cm">
          <text:p/>
        </draw:rect>
        <draw:frame draw:style-name="gr5" draw:text-style-name="P5" draw:layer="layout" svg:width="1.488cm" svg:height="0.962cm" svg:x="11.43cm" svg:y="1.27cm">
          <draw:text-box>
            <text:p text:style-name="P5">List</text:p>
          </draw:text-box>
        </draw:frame>
        <draw:rect draw:style-name="gr4" draw:text-style-name="P2" draw:layer="layout" svg:width="2.898cm" svg:height="1.429cm" svg:x="13.335cm" svg:y="2.54cm">
          <text:p text:style-name="P2">A3</text:p>
          <text:p text:style-name="P2">9:10 am</text:p>
        </draw:rect>
        <draw:rect draw:style-name="gr4" draw:text-style-name="P2" draw:layer="layout" svg:width="2.898cm" svg:height="1.428cm" svg:x="16.716cm" svg:y="2.54cm">
          <text:p text:style-name="P2">B4</text:p>
          <text:p text:style-name="P2">9:05 am</text:p>
        </draw:rect>
        <draw:rect draw:style-name="gr4" draw:text-style-name="P2" draw:layer="layout" svg:width="2.898cm" svg:height="1.428cm" svg:x="20.097cm" svg:y="2.54cm">
          <text:p text:style-name="P2">C2</text:p>
          <text:p text:style-name="P2">9:00 am</text:p>
        </draw:rect>
        <draw:rect draw:style-name="gr14" draw:text-style-name="P2" draw:layer="layout" svg:width="2.898cm" svg:height="1.429cm" svg:x="12.977cm" svg:y="15.716cm">
          <text:p text:style-name="P2">B3</text:p>
          <text:p text:style-name="P2">9:20 am</text:p>
        </draw:rect>
        <draw:rect draw:style-name="gr14" draw:text-style-name="P2" draw:layer="layout" svg:width="2.898cm" svg:height="1.429cm" svg:x="16.152cm" svg:y="15.716cm">
          <text:p text:style-name="P2">A2</text:p>
          <text:p text:style-name="P2">9:15 am</text:p>
        </draw:rect>
        <draw:custom-shape draw:style-name="gr8" draw:text-style-name="P1" draw:layer="layout" svg:width="12.065cm" svg:height="5.715cm" svg:x="12.067cm" svg:y="6.352cm">
          <text:p text:style-name="P1">(already sorted)</text:p>
          <draw:enhanced-geometry svg:viewBox="0 0 21600 21600" draw:text-areas="800 800 20800 20800" draw:type="round-rectangular-callout" draw:modifiers="2912.58080556937 24940.51784464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7" draw:layer="layout" svg:width="14.848cm" svg:height="11.136cm" svg:x="3.075cm" svg:y="2.257cm" draw:page-number="29" presentation:class="page"/>
          <draw:frame presentation:style-name="pr1" draw:text-style-name="P6" draw:layer="layout" svg:width="16.799cm" svg:height="13.365cm" svg:x="2.1cm" svg:y="14.107cm" presentation:class="notes" presentation:placeholder="true">
            <draw:text-box/>
          </draw:frame>
        </presentation:notes>
      </draw:page>
      <draw:page draw:name="page30" draw:style-name="dp1" draw:master-page-name="Default">
        <office:forms form:automatic-focus="false" form:apply-design-mode="false"/>
        <draw:rect draw:style-name="gr12" draw:text-style-name="P1" draw:layer="layout" svg:width="27cm" svg:height="4.03cm" svg:x="0cm" svg:y="13.97cm">
          <text:p/>
        </draw:rect>
        <draw:ellipse draw:style-name="gr2" draw:text-style-name="P2" draw:layer="layout" svg:width="2.898cm" svg:height="1.429cm" svg:x="3.881cm" svg:y="1.27cm">
          <text:p text:style-name="P2">Andreas</text:p>
          <text:p text:style-name="P2">Kollegger</text:p>
        </draw:ellipse>
        <draw:ellipse draw:style-name="gr2" draw:text-style-name="P2" draw:layer="layout" svg:width="2.898cm" svg:height="1.429cm" svg:x="0.5cm" svg:y="3.651cm">
          <text:p text:style-name="P2">Anna</text:p>
        </draw:ellipse>
        <draw:ellipse draw:style-name="gr2" draw:text-style-name="P2" draw:layer="layout" svg:width="2.898cm" svg:height="1.429cm" svg:x="3.881cm" svg:y="3.651cm">
          <text:p text:style-name="P2">Becky</text:p>
        </draw:ellipse>
        <draw:ellipse draw:style-name="gr2" draw:text-style-name="P2" draw:layer="layout" svg:width="2.898cm" svg:height="1.429cm" svg:x="7.262cm" svg:y="3.651cm">
          <text:p text:style-name="P2">Cecilia</text:p>
        </draw:ellipse>
        <draw:line draw:style-name="gr3" draw:text-style-name="P2" draw:layer="layout" svg:x1="5.33cm" svg:y1="2.699cm" svg:x2="1.949cm" svg:y2="3.652cm">
          <text:p/>
        </draw:line>
        <draw:line draw:style-name="gr3" draw:text-style-name="P2" draw:layer="layout" svg:x1="5.33cm" svg:y1="2.699cm" svg:x2="5.33cm" svg:y2="3.652cm">
          <text:p/>
        </draw:line>
        <draw:line draw:style-name="gr3" draw:text-style-name="P2" draw:layer="layout" svg:x1="5.33cm" svg:y1="2.699cm" svg:x2="8.711cm" svg:y2="3.652cm">
          <text:p/>
        </draw:line>
        <draw:rect draw:style-name="gr9" draw:text-style-name="P2" draw:layer="layout" svg:width="2.898cm" svg:height="1.429cm" svg:x="0.5cm" svg:y="5.557cm">
          <text:p text:style-name="P2">A1</text:p>
          <text:p text:style-name="P2">9:30 am</text:p>
        </draw:rect>
        <draw:rect draw:style-name="gr9" draw:text-style-name="P2" draw:layer="layout" svg:width="2.898cm" svg:height="1.428cm" svg:x="3.881cm" svg:y="5.557cm">
          <text:p text:style-name="P2">B1</text:p>
          <text:p text:style-name="P2">9:40 am</text:p>
        </draw:rect>
        <draw:rect draw:style-name="gr9" draw:text-style-name="P2" draw:layer="layout" svg:width="2.898cm" svg:height="1.428cm" svg:x="7.262cm" svg:y="5.557cm">
          <text:p text:style-name="P2">C1</text:p>
          <text:p text:style-name="P2">9:25 am</text:p>
        </draw:rect>
        <draw:rect draw:style-name="gr9" draw:text-style-name="P2" draw:layer="layout" svg:width="2.898cm" svg:height="1.429cm" svg:x="0.5cm" svg:y="7.462cm">
          <text:p text:style-name="P2">A2</text:p>
          <text:p text:style-name="P2">9:15 am</text:p>
        </draw:rect>
        <draw:rect draw:style-name="gr9" draw:text-style-name="P2" draw:layer="layout" svg:width="2.898cm" svg:height="1.429cm" svg:x="3.881cm" svg:y="7.461cm">
          <text:p text:style-name="P2">B2</text:p>
          <text:p text:style-name="P2">9:25 am</text:p>
        </draw:rect>
        <draw:rect draw:style-name="gr9" draw:text-style-name="P2" draw:layer="layout" svg:width="2.898cm" svg:height="1.429cm" svg:x="7.262cm" svg:y="7.461cm">
          <text:p text:style-name="P2">C2</text:p>
          <text:p text:style-name="P2">9:00 am</text:p>
        </draw:rect>
        <draw:rect draw:style-name="gr9" draw:text-style-name="P2" draw:layer="layout" svg:width="2.898cm" svg:height="1.429cm" svg:x="0.5cm" svg:y="9.367cm">
          <text:p text:style-name="P2">A3</text:p>
          <text:p text:style-name="P2">9:10 am</text:p>
        </draw:rect>
        <draw:rect draw:style-name="gr9" draw:text-style-name="P2" draw:layer="layout" svg:width="2.898cm" svg:height="1.429cm" svg:x="3.881cm" svg:y="9.366cm">
          <text:p text:style-name="P2">B3</text:p>
          <text:p text:style-name="P2">9:20 am</text:p>
        </draw:rect>
        <draw:rect draw:style-name="gr9" draw:text-style-name="P2" draw:layer="layout" svg:width="2.898cm" svg:height="1.429cm" svg:x="3.881cm" svg:y="11.271cm">
          <text:p text:style-name="P2">B4</text:p>
          <text:p text:style-name="P2">9:05 am</text:p>
        </draw:rect>
        <draw:line draw:style-name="gr3" draw:text-style-name="P2" draw:layer="layout" svg:x1="1.979cm" svg:y1="5.08cm" svg:x2="1.979cm" svg:y2="5.556cm">
          <text:p/>
        </draw:line>
        <draw:line draw:style-name="gr3" draw:text-style-name="P2" draw:layer="layout" svg:x1="1.979cm" svg:y1="6.985cm" svg:x2="1.979cm" svg:y2="7.461cm">
          <text:p/>
        </draw:line>
        <draw:line draw:style-name="gr3" draw:text-style-name="P2" draw:layer="layout" svg:x1="1.979cm" svg:y1="8.891cm" svg:x2="1.979cm" svg:y2="9.367cm">
          <text:p/>
        </draw:line>
        <draw:line draw:style-name="gr3" draw:text-style-name="P2" draw:layer="layout" svg:x1="5.36cm" svg:y1="5.08cm" svg:x2="5.36cm" svg:y2="5.556cm">
          <text:p/>
        </draw:line>
        <draw:line draw:style-name="gr3" draw:text-style-name="P2" draw:layer="layout" svg:x1="5.36cm" svg:y1="6.985cm" svg:x2="5.36cm" svg:y2="7.461cm">
          <text:p/>
        </draw:line>
        <draw:line draw:style-name="gr3" draw:text-style-name="P2" draw:layer="layout" svg:x1="5.36cm" svg:y1="8.891cm" svg:x2="5.36cm" svg:y2="9.367cm">
          <text:p/>
        </draw:line>
        <draw:line draw:style-name="gr3" draw:text-style-name="P2" draw:layer="layout" svg:x1="5.36cm" svg:y1="10.796cm" svg:x2="5.36cm" svg:y2="11.272cm">
          <text:p/>
        </draw:line>
        <draw:line draw:style-name="gr3" draw:text-style-name="P2" draw:layer="layout" svg:x1="8.741cm" svg:y1="5.08cm" svg:x2="8.741cm" svg:y2="5.556cm">
          <text:p/>
        </draw:line>
        <draw:line draw:style-name="gr3" draw:text-style-name="P2" draw:layer="layout" svg:x1="8.741cm" svg:y1="6.985cm" svg:x2="8.741cm" svg:y2="7.461cm">
          <text:p/>
        </draw:line>
        <draw:frame draw:style-name="gr5" draw:text-style-name="P3" draw:layer="layout" svg:width="3.135cm" svg:height="1.195cm" svg:x="0.04cm" svg:y="14.045cm">
          <draw:text-box>
            <text:p text:style-name="P3">Result:</text:p>
          </draw:text-box>
        </draw:frame>
        <draw:rect draw:style-name="gr6" draw:text-style-name="P4" draw:layer="layout" svg:width="13.97cm" svg:height="3.81cm" svg:x="11.43cm" svg:y="1.27cm">
          <text:p/>
        </draw:rect>
        <draw:frame draw:style-name="gr5" draw:text-style-name="P5" draw:layer="layout" svg:width="1.488cm" svg:height="0.962cm" svg:x="11.43cm" svg:y="1.27cm">
          <draw:text-box>
            <text:p text:style-name="P5">List</text:p>
          </draw:text-box>
        </draw:frame>
        <draw:rect draw:style-name="gr4" draw:text-style-name="P2" draw:layer="layout" svg:width="2.898cm" svg:height="1.429cm" svg:x="13.335cm" svg:y="2.54cm">
          <text:p text:style-name="P2">B3</text:p>
          <text:p text:style-name="P2">9:20 am</text:p>
        </draw:rect>
        <draw:rect draw:style-name="gr4" draw:text-style-name="P2" draw:layer="layout" svg:width="2.898cm" svg:height="1.428cm" svg:x="16.716cm" svg:y="2.54cm">
          <text:p text:style-name="P2">A2</text:p>
          <text:p text:style-name="P2">9:15 am</text:p>
        </draw:rect>
        <draw:rect draw:style-name="gr4" draw:text-style-name="P2" draw:layer="layout" svg:width="2.898cm" svg:height="1.428cm" svg:x="20.097cm" svg:y="2.54cm">
          <text:p text:style-name="P2">C2</text:p>
          <text:p text:style-name="P2">9:00 am</text:p>
        </draw:rect>
        <draw:rect draw:style-name="gr14" draw:text-style-name="P2" draw:layer="layout" svg:width="2.898cm" svg:height="1.429cm" svg:x="0.277cm" svg:y="15.716cm">
          <text:p text:style-name="P2">B1</text:p>
          <text:p text:style-name="P2">9:40 am</text:p>
        </draw:rect>
        <draw:rect draw:style-name="gr14" draw:text-style-name="P2" draw:layer="layout" svg:width="2.898cm" svg:height="1.429cm" svg:x="3.452cm" svg:y="15.716cm">
          <text:p text:style-name="P2">A1</text:p>
          <text:p text:style-name="P2">9:30 am</text:p>
        </draw:rect>
        <draw:rect draw:style-name="gr14" draw:text-style-name="P2" draw:layer="layout" svg:width="2.898cm" svg:height="1.429cm" svg:x="6.627cm" svg:y="15.716cm">
          <text:p text:style-name="P2">B2</text:p>
          <text:p text:style-name="P2">9:25 am</text:p>
        </draw:rect>
        <draw:rect draw:style-name="gr14" draw:text-style-name="P2" draw:layer="layout" svg:width="2.898cm" svg:height="1.429cm" svg:x="9.802cm" svg:y="15.716cm">
          <text:p text:style-name="P2">C1</text:p>
          <text:p text:style-name="P2">9:25 am</text:p>
        </draw:rect>
        <draw:rect draw:style-name="gr6" draw:text-style-name="P4" draw:layer="layout" svg:width="13.97cm" svg:height="3.81cm" svg:x="11.43cm" svg:y="1.27cm">
          <text:p/>
        </draw:rect>
        <draw:frame draw:style-name="gr5" draw:text-style-name="P5" draw:layer="layout" svg:width="1.488cm" svg:height="0.962cm" svg:x="11.43cm" svg:y="1.27cm">
          <draw:text-box>
            <text:p text:style-name="P5">List</text:p>
          </draw:text-box>
        </draw:frame>
        <draw:rect draw:style-name="gr4" draw:text-style-name="P2" draw:layer="layout" svg:width="2.898cm" svg:height="1.429cm" svg:x="13.335cm" svg:y="2.54cm">
          <text:p text:style-name="P2">A3</text:p>
          <text:p text:style-name="P2">9:10 am</text:p>
        </draw:rect>
        <draw:rect draw:style-name="gr4" draw:text-style-name="P2" draw:layer="layout" svg:width="2.898cm" svg:height="1.428cm" svg:x="16.716cm" svg:y="2.54cm">
          <text:p text:style-name="P2">B4</text:p>
          <text:p text:style-name="P2">9:05 am</text:p>
        </draw:rect>
        <draw:rect draw:style-name="gr4" draw:text-style-name="P2" draw:layer="layout" svg:width="2.898cm" svg:height="1.428cm" svg:x="20.097cm" svg:y="2.54cm">
          <text:p text:style-name="P2">C2</text:p>
          <text:p text:style-name="P2">9:00 am</text:p>
        </draw:rect>
        <draw:rect draw:style-name="gr14" draw:text-style-name="P2" draw:layer="layout" svg:width="2.898cm" svg:height="1.429cm" svg:x="12.977cm" svg:y="15.716cm">
          <text:p text:style-name="P2">B3</text:p>
          <text:p text:style-name="P2">9:20 am</text:p>
        </draw:rect>
        <draw:rect draw:style-name="gr14" draw:text-style-name="P2" draw:layer="layout" svg:width="2.898cm" svg:height="1.429cm" svg:x="16.152cm" svg:y="15.716cm">
          <text:p text:style-name="P2">A2</text:p>
          <text:p text:style-name="P2">9:15 am</text:p>
        </draw:rect>
        <draw:custom-shape draw:style-name="gr8" draw:text-style-name="P1" draw:layer="layout" svg:width="12.065cm" svg:height="5.715cm" svg:x="12.068cm" svg:y="6.353cm">
          <text:p text:style-name="P1">Pop the first one in line</text:p>
          <text:p text:style-name="P1">Since it's the last for Anna,</text:p>
          <text:p text:style-name="P1">we remove that iterator </text:p>
          <text:p text:style-name="P1">from our list</text:p>
          <draw:enhanced-geometry svg:viewBox="0 0 21600 21600" draw:text-areas="800 800 20800 20800" draw:type="round-rectangular-callout" draw:modifiers="2912.58080556937 24940.51784464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7" draw:layer="layout" svg:width="14.848cm" svg:height="11.136cm" svg:x="3.075cm" svg:y="2.257cm" draw:page-number="30" presentation:class="page"/>
          <draw:frame presentation:style-name="pr1" draw:text-style-name="P6" draw:layer="layout" svg:width="16.799cm" svg:height="13.365cm" svg:x="2.1cm" svg:y="14.107cm" presentation:class="notes" presentation:placeholder="true">
            <draw:text-box/>
          </draw:frame>
        </presentation:notes>
      </draw:page>
      <draw:page draw:name="page31" draw:style-name="dp1" draw:master-page-name="Default">
        <office:forms form:automatic-focus="false" form:apply-design-mode="false"/>
        <draw:rect draw:style-name="gr1" draw:text-style-name="P1" draw:layer="layout" svg:width="27cm" svg:height="4.03cm" svg:x="0cm" svg:y="13.97cm">
          <text:p/>
        </draw:rect>
        <draw:ellipse draw:style-name="gr2" draw:text-style-name="P2" draw:layer="layout" svg:width="2.898cm" svg:height="1.429cm" svg:x="3.881cm" svg:y="1.27cm">
          <text:p text:style-name="P2">Andreas</text:p>
          <text:p text:style-name="P2">Kollegger</text:p>
        </draw:ellipse>
        <draw:ellipse draw:style-name="gr2" draw:text-style-name="P2" draw:layer="layout" svg:width="2.898cm" svg:height="1.429cm" svg:x="0.5cm" svg:y="3.651cm">
          <text:p text:style-name="P2">Anna</text:p>
        </draw:ellipse>
        <draw:ellipse draw:style-name="gr2" draw:text-style-name="P2" draw:layer="layout" svg:width="2.898cm" svg:height="1.429cm" svg:x="3.881cm" svg:y="3.651cm">
          <text:p text:style-name="P2">Becky</text:p>
        </draw:ellipse>
        <draw:ellipse draw:style-name="gr2" draw:text-style-name="P2" draw:layer="layout" svg:width="2.898cm" svg:height="1.429cm" svg:x="7.262cm" svg:y="3.651cm">
          <text:p text:style-name="P2">Cecilia</text:p>
        </draw:ellipse>
        <draw:line draw:style-name="gr3" draw:text-style-name="P2" draw:layer="layout" svg:x1="5.33cm" svg:y1="2.699cm" svg:x2="1.949cm" svg:y2="3.652cm">
          <text:p/>
        </draw:line>
        <draw:line draw:style-name="gr3" draw:text-style-name="P2" draw:layer="layout" svg:x1="5.33cm" svg:y1="2.699cm" svg:x2="5.33cm" svg:y2="3.652cm">
          <text:p/>
        </draw:line>
        <draw:line draw:style-name="gr3" draw:text-style-name="P2" draw:layer="layout" svg:x1="5.33cm" svg:y1="2.699cm" svg:x2="8.711cm" svg:y2="3.652cm">
          <text:p/>
        </draw:line>
        <draw:rect draw:style-name="gr9" draw:text-style-name="P2" draw:layer="layout" svg:width="2.898cm" svg:height="1.429cm" svg:x="0.5cm" svg:y="5.557cm">
          <text:p text:style-name="P2">A1</text:p>
          <text:p text:style-name="P2">9:30 am</text:p>
        </draw:rect>
        <draw:rect draw:style-name="gr9" draw:text-style-name="P2" draw:layer="layout" svg:width="2.898cm" svg:height="1.428cm" svg:x="3.881cm" svg:y="5.557cm">
          <text:p text:style-name="P2">B1</text:p>
          <text:p text:style-name="P2">9:40 am</text:p>
        </draw:rect>
        <draw:rect draw:style-name="gr9" draw:text-style-name="P2" draw:layer="layout" svg:width="2.898cm" svg:height="1.428cm" svg:x="7.262cm" svg:y="5.557cm">
          <text:p text:style-name="P2">C1</text:p>
          <text:p text:style-name="P2">9:25 am</text:p>
        </draw:rect>
        <draw:rect draw:style-name="gr9" draw:text-style-name="P2" draw:layer="layout" svg:width="2.898cm" svg:height="1.429cm" svg:x="0.5cm" svg:y="7.462cm">
          <text:p text:style-name="P2">A2</text:p>
          <text:p text:style-name="P2">9:15 am</text:p>
        </draw:rect>
        <draw:rect draw:style-name="gr9" draw:text-style-name="P2" draw:layer="layout" svg:width="2.898cm" svg:height="1.429cm" svg:x="3.881cm" svg:y="7.461cm">
          <text:p text:style-name="P2">B2</text:p>
          <text:p text:style-name="P2">9:25 am</text:p>
        </draw:rect>
        <draw:rect draw:style-name="gr9" draw:text-style-name="P2" draw:layer="layout" svg:width="2.898cm" svg:height="1.429cm" svg:x="7.262cm" svg:y="7.461cm">
          <text:p text:style-name="P2">C2</text:p>
          <text:p text:style-name="P2">9:00 am</text:p>
        </draw:rect>
        <draw:rect draw:style-name="gr9" draw:text-style-name="P2" draw:layer="layout" svg:width="2.898cm" svg:height="1.429cm" svg:x="0.5cm" svg:y="9.367cm">
          <text:p text:style-name="P2">A3</text:p>
          <text:p text:style-name="P2">9:10 am</text:p>
        </draw:rect>
        <draw:rect draw:style-name="gr9" draw:text-style-name="P2" draw:layer="layout" svg:width="2.898cm" svg:height="1.429cm" svg:x="3.881cm" svg:y="9.366cm">
          <text:p text:style-name="P2">B3</text:p>
          <text:p text:style-name="P2">9:20 am</text:p>
        </draw:rect>
        <draw:rect draw:style-name="gr9" draw:text-style-name="P2" draw:layer="layout" svg:width="2.898cm" svg:height="1.429cm" svg:x="3.881cm" svg:y="11.271cm">
          <text:p text:style-name="P2">B4</text:p>
          <text:p text:style-name="P2">9:05 am</text:p>
        </draw:rect>
        <draw:line draw:style-name="gr3" draw:text-style-name="P2" draw:layer="layout" svg:x1="1.979cm" svg:y1="5.08cm" svg:x2="1.979cm" svg:y2="5.556cm">
          <text:p/>
        </draw:line>
        <draw:line draw:style-name="gr3" draw:text-style-name="P2" draw:layer="layout" svg:x1="1.979cm" svg:y1="6.985cm" svg:x2="1.979cm" svg:y2="7.461cm">
          <text:p/>
        </draw:line>
        <draw:line draw:style-name="gr3" draw:text-style-name="P2" draw:layer="layout" svg:x1="1.979cm" svg:y1="8.891cm" svg:x2="1.979cm" svg:y2="9.367cm">
          <text:p/>
        </draw:line>
        <draw:line draw:style-name="gr3" draw:text-style-name="P2" draw:layer="layout" svg:x1="5.36cm" svg:y1="5.08cm" svg:x2="5.36cm" svg:y2="5.556cm">
          <text:p/>
        </draw:line>
        <draw:line draw:style-name="gr3" draw:text-style-name="P2" draw:layer="layout" svg:x1="5.36cm" svg:y1="6.985cm" svg:x2="5.36cm" svg:y2="7.461cm">
          <text:p/>
        </draw:line>
        <draw:line draw:style-name="gr3" draw:text-style-name="P2" draw:layer="layout" svg:x1="5.36cm" svg:y1="8.891cm" svg:x2="5.36cm" svg:y2="9.367cm">
          <text:p/>
        </draw:line>
        <draw:line draw:style-name="gr3" draw:text-style-name="P2" draw:layer="layout" svg:x1="5.36cm" svg:y1="10.796cm" svg:x2="5.36cm" svg:y2="11.272cm">
          <text:p/>
        </draw:line>
        <draw:line draw:style-name="gr3" draw:text-style-name="P2" draw:layer="layout" svg:x1="8.741cm" svg:y1="5.08cm" svg:x2="8.741cm" svg:y2="5.556cm">
          <text:p/>
        </draw:line>
        <draw:line draw:style-name="gr3" draw:text-style-name="P2" draw:layer="layout" svg:x1="8.741cm" svg:y1="6.985cm" svg:x2="8.741cm" svg:y2="7.461cm">
          <text:p/>
        </draw:line>
        <draw:frame draw:style-name="gr5" draw:text-style-name="P3" draw:layer="layout" svg:width="3.135cm" svg:height="1.195cm" svg:x="0.04cm" svg:y="14.045cm">
          <draw:text-box>
            <text:p text:style-name="P3">Result:</text:p>
          </draw:text-box>
        </draw:frame>
        <draw:rect draw:style-name="gr6" draw:text-style-name="P4" draw:layer="layout" svg:width="13.97cm" svg:height="3.81cm" svg:x="11.43cm" svg:y="1.27cm">
          <text:p/>
        </draw:rect>
        <draw:frame draw:style-name="gr5" draw:text-style-name="P5" draw:layer="layout" svg:width="1.488cm" svg:height="0.962cm" svg:x="11.43cm" svg:y="1.27cm">
          <draw:text-box>
            <text:p text:style-name="P5">List</text:p>
          </draw:text-box>
        </draw:frame>
        <draw:rect draw:style-name="gr4" draw:text-style-name="P2" draw:layer="layout" svg:width="2.898cm" svg:height="1.429cm" svg:x="13.335cm" svg:y="2.54cm">
          <text:p text:style-name="P2">B3</text:p>
          <text:p text:style-name="P2">9:20 am</text:p>
        </draw:rect>
        <draw:rect draw:style-name="gr4" draw:text-style-name="P2" draw:layer="layout" svg:width="2.898cm" svg:height="1.428cm" svg:x="16.716cm" svg:y="2.54cm">
          <text:p text:style-name="P2">A2</text:p>
          <text:p text:style-name="P2">9:15 am</text:p>
        </draw:rect>
        <draw:rect draw:style-name="gr4" draw:text-style-name="P2" draw:layer="layout" svg:width="2.898cm" svg:height="1.428cm" svg:x="20.097cm" svg:y="2.54cm">
          <text:p text:style-name="P2">C2</text:p>
          <text:p text:style-name="P2">9:00 am</text:p>
        </draw:rect>
        <draw:rect draw:style-name="gr14" draw:text-style-name="P2" draw:layer="layout" svg:width="2.898cm" svg:height="1.429cm" svg:x="0.277cm" svg:y="15.716cm">
          <text:p text:style-name="P2">B1</text:p>
          <text:p text:style-name="P2">9:40 am</text:p>
        </draw:rect>
        <draw:rect draw:style-name="gr14" draw:text-style-name="P2" draw:layer="layout" svg:width="2.898cm" svg:height="1.429cm" svg:x="3.452cm" svg:y="15.716cm">
          <text:p text:style-name="P2">A1</text:p>
          <text:p text:style-name="P2">9:30 am</text:p>
        </draw:rect>
        <draw:rect draw:style-name="gr14" draw:text-style-name="P2" draw:layer="layout" svg:width="2.898cm" svg:height="1.429cm" svg:x="6.627cm" svg:y="15.716cm">
          <text:p text:style-name="P2">B2</text:p>
          <text:p text:style-name="P2">9:25 am</text:p>
        </draw:rect>
        <draw:rect draw:style-name="gr14" draw:text-style-name="P2" draw:layer="layout" svg:width="2.898cm" svg:height="1.429cm" svg:x="9.802cm" svg:y="15.716cm">
          <text:p text:style-name="P2">C1</text:p>
          <text:p text:style-name="P2">9:25 am</text:p>
        </draw:rect>
        <draw:rect draw:style-name="gr6" draw:text-style-name="P4" draw:layer="layout" svg:width="13.97cm" svg:height="3.81cm" svg:x="11.43cm" svg:y="1.27cm">
          <text:p/>
        </draw:rect>
        <draw:frame draw:style-name="gr5" draw:text-style-name="P5" draw:layer="layout" svg:width="1.488cm" svg:height="0.962cm" svg:x="11.43cm" svg:y="1.27cm">
          <draw:text-box>
            <text:p text:style-name="P5">List</text:p>
          </draw:text-box>
        </draw:frame>
        <draw:rect draw:style-name="gr14" draw:text-style-name="P2" draw:layer="layout" svg:width="2.898cm" svg:height="1.429cm" svg:x="12.977cm" svg:y="15.716cm">
          <text:p text:style-name="P2">B3</text:p>
          <text:p text:style-name="P2">9:20 am</text:p>
        </draw:rect>
        <draw:rect draw:style-name="gr14" draw:text-style-name="P2" draw:layer="layout" svg:width="2.898cm" svg:height="1.429cm" svg:x="16.152cm" svg:y="15.716cm">
          <text:p text:style-name="P2">A2</text:p>
          <text:p text:style-name="P2">9:15 am</text:p>
        </draw:rect>
        <draw:rect draw:style-name="gr4" draw:text-style-name="P2" draw:layer="layout" svg:width="2.898cm" svg:height="1.428cm" svg:x="16.717cm" svg:y="2.54cm">
          <text:p text:style-name="P2">B4</text:p>
          <text:p text:style-name="P2">9:05 am</text:p>
        </draw:rect>
        <draw:rect draw:style-name="gr4" draw:text-style-name="P2" draw:layer="layout" svg:width="2.898cm" svg:height="1.428cm" svg:x="20.098cm" svg:y="2.54cm">
          <text:p text:style-name="P2">C2</text:p>
          <text:p text:style-name="P2">9:00 am</text:p>
        </draw:rect>
        <draw:rect draw:style-name="gr14" draw:text-style-name="P2" draw:layer="layout" svg:width="2.898cm" svg:height="1.429cm" svg:x="19.327cm" svg:y="15.717cm">
          <text:p text:style-name="P2">A3</text:p>
          <text:p text:style-name="P2">9:10 am</text:p>
        </draw:rect>
        <draw:path draw:style-name="gr11" draw:text-style-name="P4" draw:layer="layout" svg:width="6.1cm" svg:height="14.355cm" draw:transform="skewX (2.12653490917104E-017) rotate (-2.97386651247258) translate (21.5890543871365cm 15.4574380678487cm)" svg:viewBox="0 0 6101 14356" svg:d="m5047-25487c312 13 667 60 800 442 109 310 237 621 253 961 15 296-215 510-469 576-267 70-525 207-816 168-248-33-507-44-741-146-283-124-504-431-462-757 35-275 176-521 343-729 168-211 447-371 708-317 406 83 213-359 41-496-297-238-493-585-700-907-199-312-362-661-632-915-296-281-564-583-809-903-283-369-521-778-837-1126-252-276-386-635-583-951-137-222-213-479-292-728-92-290-193-580-267-876-119-482-283-954-390-1444-80-364-88-727-142-1096-44-296-79-593-23-900 50-276 58-560 140-829 74-242 101-504 233-727l82-226 43-255 3-21">
          <text:p/>
        </draw:path>
        <presentation:notes draw:style-name="dp2">
          <draw:page-thumbnail draw:style-name="gr7" draw:layer="layout" svg:width="14.848cm" svg:height="11.136cm" svg:x="3.075cm" svg:y="2.257cm" draw:page-number="31" presentation:class="page"/>
          <draw:frame presentation:style-name="pr1" draw:text-style-name="P6" draw:layer="layout" svg:width="16.799cm" svg:height="13.365cm" svg:x="2.1cm" svg:y="14.107cm" presentation:class="notes" presentation:placeholder="true">
            <draw:text-box/>
          </draw:frame>
        </presentation:notes>
      </draw:page>
      <draw:page draw:name="page32" draw:style-name="dp1" draw:master-page-name="Default">
        <office:forms form:automatic-focus="false" form:apply-design-mode="false"/>
        <draw:rect draw:style-name="gr1" draw:text-style-name="P1" draw:layer="layout" svg:width="27cm" svg:height="4.03cm" svg:x="0cm" svg:y="13.97cm">
          <text:p/>
        </draw:rect>
        <draw:ellipse draw:style-name="gr2" draw:text-style-name="P2" draw:layer="layout" svg:width="2.898cm" svg:height="1.429cm" svg:x="3.881cm" svg:y="1.27cm">
          <text:p text:style-name="P2">Andreas</text:p>
          <text:p text:style-name="P2">Kollegger</text:p>
        </draw:ellipse>
        <draw:ellipse draw:style-name="gr2" draw:text-style-name="P2" draw:layer="layout" svg:width="2.898cm" svg:height="1.429cm" svg:x="0.5cm" svg:y="3.651cm">
          <text:p text:style-name="P2">Anna</text:p>
        </draw:ellipse>
        <draw:ellipse draw:style-name="gr2" draw:text-style-name="P2" draw:layer="layout" svg:width="2.898cm" svg:height="1.429cm" svg:x="3.881cm" svg:y="3.651cm">
          <text:p text:style-name="P2">Becky</text:p>
        </draw:ellipse>
        <draw:ellipse draw:style-name="gr2" draw:text-style-name="P2" draw:layer="layout" svg:width="2.898cm" svg:height="1.429cm" svg:x="7.262cm" svg:y="3.651cm">
          <text:p text:style-name="P2">Cecilia</text:p>
        </draw:ellipse>
        <draw:line draw:style-name="gr3" draw:text-style-name="P2" draw:layer="layout" svg:x1="5.33cm" svg:y1="2.699cm" svg:x2="1.949cm" svg:y2="3.652cm">
          <text:p/>
        </draw:line>
        <draw:line draw:style-name="gr3" draw:text-style-name="P2" draw:layer="layout" svg:x1="5.33cm" svg:y1="2.699cm" svg:x2="5.33cm" svg:y2="3.652cm">
          <text:p/>
        </draw:line>
        <draw:line draw:style-name="gr3" draw:text-style-name="P2" draw:layer="layout" svg:x1="5.33cm" svg:y1="2.699cm" svg:x2="8.711cm" svg:y2="3.652cm">
          <text:p/>
        </draw:line>
        <draw:rect draw:style-name="gr9" draw:text-style-name="P2" draw:layer="layout" svg:width="2.898cm" svg:height="1.429cm" svg:x="0.5cm" svg:y="5.557cm">
          <text:p text:style-name="P2">A1</text:p>
          <text:p text:style-name="P2">9:30 am</text:p>
        </draw:rect>
        <draw:rect draw:style-name="gr9" draw:text-style-name="P2" draw:layer="layout" svg:width="2.898cm" svg:height="1.428cm" svg:x="3.881cm" svg:y="5.557cm">
          <text:p text:style-name="P2">B1</text:p>
          <text:p text:style-name="P2">9:40 am</text:p>
        </draw:rect>
        <draw:rect draw:style-name="gr9" draw:text-style-name="P2" draw:layer="layout" svg:width="2.898cm" svg:height="1.428cm" svg:x="7.262cm" svg:y="5.557cm">
          <text:p text:style-name="P2">C1</text:p>
          <text:p text:style-name="P2">9:25 am</text:p>
        </draw:rect>
        <draw:rect draw:style-name="gr9" draw:text-style-name="P2" draw:layer="layout" svg:width="2.898cm" svg:height="1.429cm" svg:x="0.5cm" svg:y="7.462cm">
          <text:p text:style-name="P2">A2</text:p>
          <text:p text:style-name="P2">9:15 am</text:p>
        </draw:rect>
        <draw:rect draw:style-name="gr9" draw:text-style-name="P2" draw:layer="layout" svg:width="2.898cm" svg:height="1.429cm" svg:x="3.881cm" svg:y="7.461cm">
          <text:p text:style-name="P2">B2</text:p>
          <text:p text:style-name="P2">9:25 am</text:p>
        </draw:rect>
        <draw:rect draw:style-name="gr9" draw:text-style-name="P2" draw:layer="layout" svg:width="2.898cm" svg:height="1.429cm" svg:x="7.262cm" svg:y="7.461cm">
          <text:p text:style-name="P2">C2</text:p>
          <text:p text:style-name="P2">9:00 am</text:p>
        </draw:rect>
        <draw:rect draw:style-name="gr9" draw:text-style-name="P2" draw:layer="layout" svg:width="2.898cm" svg:height="1.429cm" svg:x="0.5cm" svg:y="9.367cm">
          <text:p text:style-name="P2">A3</text:p>
          <text:p text:style-name="P2">9:10 am</text:p>
        </draw:rect>
        <draw:rect draw:style-name="gr9" draw:text-style-name="P2" draw:layer="layout" svg:width="2.898cm" svg:height="1.429cm" svg:x="3.881cm" svg:y="9.366cm">
          <text:p text:style-name="P2">B3</text:p>
          <text:p text:style-name="P2">9:20 am</text:p>
        </draw:rect>
        <draw:rect draw:style-name="gr9" draw:text-style-name="P2" draw:layer="layout" svg:width="2.898cm" svg:height="1.429cm" svg:x="3.881cm" svg:y="11.271cm">
          <text:p text:style-name="P2">B4</text:p>
          <text:p text:style-name="P2">9:05 am</text:p>
        </draw:rect>
        <draw:line draw:style-name="gr3" draw:text-style-name="P2" draw:layer="layout" svg:x1="1.979cm" svg:y1="5.08cm" svg:x2="1.979cm" svg:y2="5.556cm">
          <text:p/>
        </draw:line>
        <draw:line draw:style-name="gr3" draw:text-style-name="P2" draw:layer="layout" svg:x1="1.979cm" svg:y1="6.985cm" svg:x2="1.979cm" svg:y2="7.461cm">
          <text:p/>
        </draw:line>
        <draw:line draw:style-name="gr3" draw:text-style-name="P2" draw:layer="layout" svg:x1="1.979cm" svg:y1="8.891cm" svg:x2="1.979cm" svg:y2="9.367cm">
          <text:p/>
        </draw:line>
        <draw:line draw:style-name="gr3" draw:text-style-name="P2" draw:layer="layout" svg:x1="5.36cm" svg:y1="5.08cm" svg:x2="5.36cm" svg:y2="5.556cm">
          <text:p/>
        </draw:line>
        <draw:line draw:style-name="gr3" draw:text-style-name="P2" draw:layer="layout" svg:x1="5.36cm" svg:y1="6.985cm" svg:x2="5.36cm" svg:y2="7.461cm">
          <text:p/>
        </draw:line>
        <draw:line draw:style-name="gr3" draw:text-style-name="P2" draw:layer="layout" svg:x1="5.36cm" svg:y1="8.891cm" svg:x2="5.36cm" svg:y2="9.367cm">
          <text:p/>
        </draw:line>
        <draw:line draw:style-name="gr3" draw:text-style-name="P2" draw:layer="layout" svg:x1="5.36cm" svg:y1="10.796cm" svg:x2="5.36cm" svg:y2="11.272cm">
          <text:p/>
        </draw:line>
        <draw:line draw:style-name="gr3" draw:text-style-name="P2" draw:layer="layout" svg:x1="8.741cm" svg:y1="5.08cm" svg:x2="8.741cm" svg:y2="5.556cm">
          <text:p/>
        </draw:line>
        <draw:line draw:style-name="gr3" draw:text-style-name="P2" draw:layer="layout" svg:x1="8.741cm" svg:y1="6.985cm" svg:x2="8.741cm" svg:y2="7.461cm">
          <text:p/>
        </draw:line>
        <draw:frame draw:style-name="gr5" draw:text-style-name="P3" draw:layer="layout" svg:width="3.135cm" svg:height="1.195cm" svg:x="0.04cm" svg:y="14.045cm">
          <draw:text-box>
            <text:p text:style-name="P3">Result:</text:p>
          </draw:text-box>
        </draw:frame>
        <draw:rect draw:style-name="gr6" draw:text-style-name="P4" draw:layer="layout" svg:width="13.97cm" svg:height="3.81cm" svg:x="11.43cm" svg:y="1.27cm">
          <text:p/>
        </draw:rect>
        <draw:frame draw:style-name="gr5" draw:text-style-name="P5" draw:layer="layout" svg:width="1.488cm" svg:height="0.962cm" svg:x="11.43cm" svg:y="1.27cm">
          <draw:text-box>
            <text:p text:style-name="P5">List</text:p>
          </draw:text-box>
        </draw:frame>
        <draw:rect draw:style-name="gr4" draw:text-style-name="P2" draw:layer="layout" svg:width="2.898cm" svg:height="1.429cm" svg:x="13.335cm" svg:y="2.54cm">
          <text:p text:style-name="P2">B3</text:p>
          <text:p text:style-name="P2">9:20 am</text:p>
        </draw:rect>
        <draw:rect draw:style-name="gr4" draw:text-style-name="P2" draw:layer="layout" svg:width="2.898cm" svg:height="1.428cm" svg:x="16.716cm" svg:y="2.54cm">
          <text:p text:style-name="P2">A2</text:p>
          <text:p text:style-name="P2">9:15 am</text:p>
        </draw:rect>
        <draw:rect draw:style-name="gr4" draw:text-style-name="P2" draw:layer="layout" svg:width="2.898cm" svg:height="1.428cm" svg:x="20.097cm" svg:y="2.54cm">
          <text:p text:style-name="P2">C2</text:p>
          <text:p text:style-name="P2">9:00 am</text:p>
        </draw:rect>
        <draw:rect draw:style-name="gr14" draw:text-style-name="P2" draw:layer="layout" svg:width="2.898cm" svg:height="1.429cm" svg:x="0.277cm" svg:y="15.716cm">
          <text:p text:style-name="P2">B1</text:p>
          <text:p text:style-name="P2">9:40 am</text:p>
        </draw:rect>
        <draw:rect draw:style-name="gr14" draw:text-style-name="P2" draw:layer="layout" svg:width="2.898cm" svg:height="1.429cm" svg:x="3.452cm" svg:y="15.716cm">
          <text:p text:style-name="P2">A1</text:p>
          <text:p text:style-name="P2">9:30 am</text:p>
        </draw:rect>
        <draw:rect draw:style-name="gr14" draw:text-style-name="P2" draw:layer="layout" svg:width="2.898cm" svg:height="1.429cm" svg:x="6.627cm" svg:y="15.716cm">
          <text:p text:style-name="P2">B2</text:p>
          <text:p text:style-name="P2">9:25 am</text:p>
        </draw:rect>
        <draw:rect draw:style-name="gr14" draw:text-style-name="P2" draw:layer="layout" svg:width="2.898cm" svg:height="1.429cm" svg:x="9.802cm" svg:y="15.716cm">
          <text:p text:style-name="P2">C1</text:p>
          <text:p text:style-name="P2">9:25 am</text:p>
        </draw:rect>
        <draw:rect draw:style-name="gr6" draw:text-style-name="P4" draw:layer="layout" svg:width="13.97cm" svg:height="3.81cm" svg:x="11.43cm" svg:y="1.27cm">
          <text:p/>
        </draw:rect>
        <draw:frame draw:style-name="gr5" draw:text-style-name="P5" draw:layer="layout" svg:width="1.488cm" svg:height="0.962cm" svg:x="11.43cm" svg:y="1.27cm">
          <draw:text-box>
            <text:p text:style-name="P5">List</text:p>
          </draw:text-box>
        </draw:frame>
        <draw:rect draw:style-name="gr14" draw:text-style-name="P2" draw:layer="layout" svg:width="2.898cm" svg:height="1.429cm" svg:x="12.977cm" svg:y="15.716cm">
          <text:p text:style-name="P2">B3</text:p>
          <text:p text:style-name="P2">9:20 am</text:p>
        </draw:rect>
        <draw:rect draw:style-name="gr14" draw:text-style-name="P2" draw:layer="layout" svg:width="2.898cm" svg:height="1.429cm" svg:x="16.152cm" svg:y="15.716cm">
          <text:p text:style-name="P2">A2</text:p>
          <text:p text:style-name="P2">9:15 am</text:p>
        </draw:rect>
        <draw:custom-shape draw:style-name="gr8" draw:text-style-name="P1" draw:layer="layout" svg:width="12.065cm" svg:height="5.715cm" svg:x="12.069cm" svg:y="6.354cm">
          <text:p text:style-name="P1">Since nothing new was added, </text:p>
          <text:p text:style-name="P1">let's just pop the first one.</text:p>
          <text:p text:style-name="P1">It's also the last in that iterator,</text:p>
          <text:p text:style-name="P1">so let's remove it from the list.</text:p>
          <draw:enhanced-geometry svg:viewBox="0 0 21600 21600" draw:text-areas="800 800 20800 20800" draw:type="round-rectangular-callout" draw:modifiers="2912.58080556937 24940.51784464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14" draw:text-style-name="P2" draw:layer="layout" svg:width="2.898cm" svg:height="1.429cm" svg:x="19.327cm" svg:y="15.717cm">
          <text:p text:style-name="P2">A3</text:p>
          <text:p text:style-name="P2">9:10 am</text:p>
        </draw:rect>
        <draw:rect draw:style-name="gr4" draw:text-style-name="P2" draw:layer="layout" svg:width="2.898cm" svg:height="1.428cm" svg:x="16.718cm" svg:y="2.54cm">
          <text:p text:style-name="P2">B4</text:p>
          <text:p text:style-name="P2">9:05 am</text:p>
        </draw:rect>
        <draw:rect draw:style-name="gr4" draw:text-style-name="P2" draw:layer="layout" svg:width="2.898cm" svg:height="1.428cm" svg:x="20.099cm" svg:y="2.54cm">
          <text:p text:style-name="P2">C2</text:p>
          <text:p text:style-name="P2">9:00 am</text:p>
        </draw:rect>
        <presentation:notes draw:style-name="dp2">
          <draw:page-thumbnail draw:style-name="gr7" draw:layer="layout" svg:width="14.848cm" svg:height="11.136cm" svg:x="3.075cm" svg:y="2.257cm" draw:page-number="32" presentation:class="page"/>
          <draw:frame presentation:style-name="pr1" draw:text-style-name="P6" draw:layer="layout" svg:width="16.799cm" svg:height="13.365cm" svg:x="2.1cm" svg:y="14.107cm" presentation:class="notes" presentation:placeholder="true">
            <draw:text-box/>
          </draw:frame>
        </presentation:notes>
      </draw:page>
      <draw:page draw:name="page33" draw:style-name="dp1" draw:master-page-name="Default">
        <office:forms form:automatic-focus="false" form:apply-design-mode="false"/>
        <draw:rect draw:style-name="gr1" draw:text-style-name="P1" draw:layer="layout" svg:width="27cm" svg:height="4.03cm" svg:x="0cm" svg:y="13.97cm">
          <text:p/>
        </draw:rect>
        <draw:ellipse draw:style-name="gr2" draw:text-style-name="P2" draw:layer="layout" svg:width="2.898cm" svg:height="1.429cm" svg:x="3.881cm" svg:y="1.27cm">
          <text:p text:style-name="P2">Andreas</text:p>
          <text:p text:style-name="P2">Kollegger</text:p>
        </draw:ellipse>
        <draw:ellipse draw:style-name="gr2" draw:text-style-name="P2" draw:layer="layout" svg:width="2.898cm" svg:height="1.429cm" svg:x="0.5cm" svg:y="3.651cm">
          <text:p text:style-name="P2">Anna</text:p>
        </draw:ellipse>
        <draw:ellipse draw:style-name="gr2" draw:text-style-name="P2" draw:layer="layout" svg:width="2.898cm" svg:height="1.429cm" svg:x="3.881cm" svg:y="3.651cm">
          <text:p text:style-name="P2">Becky</text:p>
        </draw:ellipse>
        <draw:ellipse draw:style-name="gr2" draw:text-style-name="P2" draw:layer="layout" svg:width="2.898cm" svg:height="1.429cm" svg:x="7.262cm" svg:y="3.651cm">
          <text:p text:style-name="P2">Cecilia</text:p>
        </draw:ellipse>
        <draw:line draw:style-name="gr3" draw:text-style-name="P2" draw:layer="layout" svg:x1="5.33cm" svg:y1="2.699cm" svg:x2="1.949cm" svg:y2="3.652cm">
          <text:p/>
        </draw:line>
        <draw:line draw:style-name="gr3" draw:text-style-name="P2" draw:layer="layout" svg:x1="5.33cm" svg:y1="2.699cm" svg:x2="5.33cm" svg:y2="3.652cm">
          <text:p/>
        </draw:line>
        <draw:line draw:style-name="gr3" draw:text-style-name="P2" draw:layer="layout" svg:x1="5.33cm" svg:y1="2.699cm" svg:x2="8.711cm" svg:y2="3.652cm">
          <text:p/>
        </draw:line>
        <draw:rect draw:style-name="gr9" draw:text-style-name="P2" draw:layer="layout" svg:width="2.898cm" svg:height="1.429cm" svg:x="0.5cm" svg:y="5.557cm">
          <text:p text:style-name="P2">A1</text:p>
          <text:p text:style-name="P2">9:30 am</text:p>
        </draw:rect>
        <draw:rect draw:style-name="gr9" draw:text-style-name="P2" draw:layer="layout" svg:width="2.898cm" svg:height="1.428cm" svg:x="3.881cm" svg:y="5.557cm">
          <text:p text:style-name="P2">B1</text:p>
          <text:p text:style-name="P2">9:40 am</text:p>
        </draw:rect>
        <draw:rect draw:style-name="gr9" draw:text-style-name="P2" draw:layer="layout" svg:width="2.898cm" svg:height="1.428cm" svg:x="7.262cm" svg:y="5.557cm">
          <text:p text:style-name="P2">C1</text:p>
          <text:p text:style-name="P2">9:25 am</text:p>
        </draw:rect>
        <draw:rect draw:style-name="gr9" draw:text-style-name="P2" draw:layer="layout" svg:width="2.898cm" svg:height="1.429cm" svg:x="0.5cm" svg:y="7.462cm">
          <text:p text:style-name="P2">A2</text:p>
          <text:p text:style-name="P2">9:15 am</text:p>
        </draw:rect>
        <draw:rect draw:style-name="gr9" draw:text-style-name="P2" draw:layer="layout" svg:width="2.898cm" svg:height="1.429cm" svg:x="3.881cm" svg:y="7.461cm">
          <text:p text:style-name="P2">B2</text:p>
          <text:p text:style-name="P2">9:25 am</text:p>
        </draw:rect>
        <draw:rect draw:style-name="gr9" draw:text-style-name="P2" draw:layer="layout" svg:width="2.898cm" svg:height="1.429cm" svg:x="7.262cm" svg:y="7.461cm">
          <text:p text:style-name="P2">C2</text:p>
          <text:p text:style-name="P2">9:00 am</text:p>
        </draw:rect>
        <draw:rect draw:style-name="gr9" draw:text-style-name="P2" draw:layer="layout" svg:width="2.898cm" svg:height="1.429cm" svg:x="0.5cm" svg:y="9.367cm">
          <text:p text:style-name="P2">A3</text:p>
          <text:p text:style-name="P2">9:10 am</text:p>
        </draw:rect>
        <draw:rect draw:style-name="gr9" draw:text-style-name="P2" draw:layer="layout" svg:width="2.898cm" svg:height="1.429cm" svg:x="3.881cm" svg:y="9.366cm">
          <text:p text:style-name="P2">B3</text:p>
          <text:p text:style-name="P2">9:20 am</text:p>
        </draw:rect>
        <draw:rect draw:style-name="gr9" draw:text-style-name="P2" draw:layer="layout" svg:width="2.898cm" svg:height="1.429cm" svg:x="3.881cm" svg:y="11.271cm">
          <text:p text:style-name="P2">B4</text:p>
          <text:p text:style-name="P2">9:05 am</text:p>
        </draw:rect>
        <draw:line draw:style-name="gr3" draw:text-style-name="P2" draw:layer="layout" svg:x1="1.979cm" svg:y1="5.08cm" svg:x2="1.979cm" svg:y2="5.556cm">
          <text:p/>
        </draw:line>
        <draw:line draw:style-name="gr3" draw:text-style-name="P2" draw:layer="layout" svg:x1="1.979cm" svg:y1="6.985cm" svg:x2="1.979cm" svg:y2="7.461cm">
          <text:p/>
        </draw:line>
        <draw:line draw:style-name="gr3" draw:text-style-name="P2" draw:layer="layout" svg:x1="1.979cm" svg:y1="8.891cm" svg:x2="1.979cm" svg:y2="9.367cm">
          <text:p/>
        </draw:line>
        <draw:line draw:style-name="gr3" draw:text-style-name="P2" draw:layer="layout" svg:x1="5.36cm" svg:y1="5.08cm" svg:x2="5.36cm" svg:y2="5.556cm">
          <text:p/>
        </draw:line>
        <draw:line draw:style-name="gr3" draw:text-style-name="P2" draw:layer="layout" svg:x1="5.36cm" svg:y1="6.985cm" svg:x2="5.36cm" svg:y2="7.461cm">
          <text:p/>
        </draw:line>
        <draw:line draw:style-name="gr3" draw:text-style-name="P2" draw:layer="layout" svg:x1="5.36cm" svg:y1="8.891cm" svg:x2="5.36cm" svg:y2="9.367cm">
          <text:p/>
        </draw:line>
        <draw:line draw:style-name="gr3" draw:text-style-name="P2" draw:layer="layout" svg:x1="5.36cm" svg:y1="10.796cm" svg:x2="5.36cm" svg:y2="11.272cm">
          <text:p/>
        </draw:line>
        <draw:line draw:style-name="gr3" draw:text-style-name="P2" draw:layer="layout" svg:x1="8.741cm" svg:y1="5.08cm" svg:x2="8.741cm" svg:y2="5.556cm">
          <text:p/>
        </draw:line>
        <draw:line draw:style-name="gr3" draw:text-style-name="P2" draw:layer="layout" svg:x1="8.741cm" svg:y1="6.985cm" svg:x2="8.741cm" svg:y2="7.461cm">
          <text:p/>
        </draw:line>
        <draw:frame draw:style-name="gr5" draw:text-style-name="P3" draw:layer="layout" svg:width="3.135cm" svg:height="1.195cm" svg:x="0.04cm" svg:y="14.045cm">
          <draw:text-box>
            <text:p text:style-name="P3">Result:</text:p>
          </draw:text-box>
        </draw:frame>
        <draw:rect draw:style-name="gr6" draw:text-style-name="P4" draw:layer="layout" svg:width="13.97cm" svg:height="3.81cm" svg:x="11.43cm" svg:y="1.27cm">
          <text:p/>
        </draw:rect>
        <draw:frame draw:style-name="gr5" draw:text-style-name="P5" draw:layer="layout" svg:width="1.488cm" svg:height="0.962cm" svg:x="11.43cm" svg:y="1.27cm">
          <draw:text-box>
            <text:p text:style-name="P5">List</text:p>
          </draw:text-box>
        </draw:frame>
        <draw:rect draw:style-name="gr4" draw:text-style-name="P2" draw:layer="layout" svg:width="2.898cm" svg:height="1.429cm" svg:x="13.335cm" svg:y="2.54cm">
          <text:p text:style-name="P2">B3</text:p>
          <text:p text:style-name="P2">9:20 am</text:p>
        </draw:rect>
        <draw:rect draw:style-name="gr4" draw:text-style-name="P2" draw:layer="layout" svg:width="2.898cm" svg:height="1.428cm" svg:x="16.716cm" svg:y="2.54cm">
          <text:p text:style-name="P2">A2</text:p>
          <text:p text:style-name="P2">9:15 am</text:p>
        </draw:rect>
        <draw:rect draw:style-name="gr4" draw:text-style-name="P2" draw:layer="layout" svg:width="2.898cm" svg:height="1.428cm" svg:x="20.097cm" svg:y="2.54cm">
          <text:p text:style-name="P2">C2</text:p>
          <text:p text:style-name="P2">9:00 am</text:p>
        </draw:rect>
        <draw:rect draw:style-name="gr14" draw:text-style-name="P2" draw:layer="layout" svg:width="2.898cm" svg:height="1.429cm" svg:x="0.277cm" svg:y="15.716cm">
          <text:p text:style-name="P2">B1</text:p>
          <text:p text:style-name="P2">9:40 am</text:p>
        </draw:rect>
        <draw:rect draw:style-name="gr14" draw:text-style-name="P2" draw:layer="layout" svg:width="2.898cm" svg:height="1.429cm" svg:x="3.452cm" svg:y="15.716cm">
          <text:p text:style-name="P2">A1</text:p>
          <text:p text:style-name="P2">9:30 am</text:p>
        </draw:rect>
        <draw:rect draw:style-name="gr14" draw:text-style-name="P2" draw:layer="layout" svg:width="2.898cm" svg:height="1.429cm" svg:x="6.627cm" svg:y="15.716cm">
          <text:p text:style-name="P2">B2</text:p>
          <text:p text:style-name="P2">9:25 am</text:p>
        </draw:rect>
        <draw:rect draw:style-name="gr14" draw:text-style-name="P2" draw:layer="layout" svg:width="2.898cm" svg:height="1.429cm" svg:x="9.802cm" svg:y="15.716cm">
          <text:p text:style-name="P2">C1</text:p>
          <text:p text:style-name="P2">9:25 am</text:p>
        </draw:rect>
        <draw:rect draw:style-name="gr6" draw:text-style-name="P4" draw:layer="layout" svg:width="13.97cm" svg:height="3.81cm" svg:x="11.43cm" svg:y="1.27cm">
          <text:p/>
        </draw:rect>
        <draw:frame draw:style-name="gr5" draw:text-style-name="P5" draw:layer="layout" svg:width="1.488cm" svg:height="0.962cm" svg:x="11.43cm" svg:y="1.27cm">
          <draw:text-box>
            <text:p text:style-name="P5">List</text:p>
          </draw:text-box>
        </draw:frame>
        <draw:rect draw:style-name="gr14" draw:text-style-name="P2" draw:layer="layout" svg:width="2.898cm" svg:height="1.429cm" svg:x="12.977cm" svg:y="15.716cm">
          <text:p text:style-name="P2">B3</text:p>
          <text:p text:style-name="P2">9:20 am</text:p>
        </draw:rect>
        <draw:rect draw:style-name="gr14" draw:text-style-name="P2" draw:layer="layout" svg:width="2.898cm" svg:height="1.429cm" svg:x="16.152cm" svg:y="15.716cm">
          <text:p text:style-name="P2">A2</text:p>
          <text:p text:style-name="P2">9:15 am</text:p>
        </draw:rect>
        <draw:rect draw:style-name="gr14" draw:text-style-name="P2" draw:layer="layout" svg:width="2.898cm" svg:height="1.429cm" svg:x="22.502cm" svg:y="15.716cm">
          <text:p text:style-name="P2">B4</text:p>
          <text:p text:style-name="P2">9:05 am</text:p>
        </draw:rect>
        <draw:rect draw:style-name="gr14" draw:text-style-name="P2" draw:layer="layout" svg:width="2.898cm" svg:height="1.429cm" svg:x="19.327cm" svg:y="15.717cm">
          <text:p text:style-name="P2">A3</text:p>
          <text:p text:style-name="P2">9:10 am</text:p>
        </draw:rect>
        <draw:rect draw:style-name="gr4" draw:text-style-name="P2" draw:layer="layout" svg:width="2.898cm" svg:height="1.428cm" svg:x="20.099cm" svg:y="2.54cm">
          <text:p text:style-name="P2">C2</text:p>
          <text:p text:style-name="P2">9:00 am</text:p>
        </draw:rect>
        <draw:path draw:style-name="gr11" draw:text-style-name="P4" draw:layer="layout" svg:width="10.641cm" svg:height="10.607cm" draw:transform="rotate (-1.84830367786165) translate (26.5905162700023cm 4.85800061241462cm)" svg:viewBox="0 0 10642 10608" svg:d="m1161-45614c414-13 793 268 882 735 87 451 240 1014-202 1336-300 218-636 408-1052 321-279-59-474-274-550-516-93-294-222-586-234-897-11-315-36-722 342-926 263-142 528-186 785-314 357-179 768-303 1037-610 198-225 437-405 623-647 395-515 901-932 1286-1465 362-503 808-947 1124-1486 195-333 506-579 762-867 175-197 394-356 557-563 207-263 485-452 727-677 208-195 457-349 716-474 236-113 466-237 717-316 277-87 528-195 785-313 260-119 529-207 773-356l202-79 201-80">
          <text:p/>
        </draw:path>
        <presentation:notes draw:style-name="dp2">
          <draw:page-thumbnail draw:style-name="gr7" draw:layer="layout" svg:width="14.848cm" svg:height="11.136cm" svg:x="3.075cm" svg:y="2.257cm" draw:page-number="33" presentation:class="page"/>
          <draw:frame presentation:style-name="pr1" draw:text-style-name="P6" draw:layer="layout" svg:width="16.799cm" svg:height="13.365cm" svg:x="2.1cm" svg:y="14.107cm" presentation:class="notes" presentation:placeholder="true">
            <draw:text-box/>
          </draw:frame>
        </presentation:notes>
      </draw:page>
      <draw:page draw:name="page34" draw:style-name="dp1" draw:master-page-name="Default">
        <office:forms form:automatic-focus="false" form:apply-design-mode="false"/>
        <draw:rect draw:style-name="gr1" draw:text-style-name="P1" draw:layer="layout" svg:width="27cm" svg:height="4.03cm" svg:x="0cm" svg:y="13.97cm">
          <text:p/>
        </draw:rect>
        <draw:ellipse draw:style-name="gr2" draw:text-style-name="P2" draw:layer="layout" svg:width="2.898cm" svg:height="1.429cm" svg:x="3.881cm" svg:y="1.27cm">
          <text:p text:style-name="P2">Andreas</text:p>
          <text:p text:style-name="P2">Kollegger</text:p>
        </draw:ellipse>
        <draw:ellipse draw:style-name="gr2" draw:text-style-name="P2" draw:layer="layout" svg:width="2.898cm" svg:height="1.429cm" svg:x="0.5cm" svg:y="3.651cm">
          <text:p text:style-name="P2">Anna</text:p>
        </draw:ellipse>
        <draw:ellipse draw:style-name="gr2" draw:text-style-name="P2" draw:layer="layout" svg:width="2.898cm" svg:height="1.429cm" svg:x="3.881cm" svg:y="3.651cm">
          <text:p text:style-name="P2">Becky</text:p>
        </draw:ellipse>
        <draw:ellipse draw:style-name="gr2" draw:text-style-name="P2" draw:layer="layout" svg:width="2.898cm" svg:height="1.429cm" svg:x="7.262cm" svg:y="3.651cm">
          <text:p text:style-name="P2">Cecilia</text:p>
        </draw:ellipse>
        <draw:line draw:style-name="gr3" draw:text-style-name="P2" draw:layer="layout" svg:x1="5.33cm" svg:y1="2.699cm" svg:x2="1.949cm" svg:y2="3.652cm">
          <text:p/>
        </draw:line>
        <draw:line draw:style-name="gr3" draw:text-style-name="P2" draw:layer="layout" svg:x1="5.33cm" svg:y1="2.699cm" svg:x2="5.33cm" svg:y2="3.652cm">
          <text:p/>
        </draw:line>
        <draw:line draw:style-name="gr3" draw:text-style-name="P2" draw:layer="layout" svg:x1="5.33cm" svg:y1="2.699cm" svg:x2="8.711cm" svg:y2="3.652cm">
          <text:p/>
        </draw:line>
        <draw:rect draw:style-name="gr9" draw:text-style-name="P2" draw:layer="layout" svg:width="2.898cm" svg:height="1.429cm" svg:x="0.5cm" svg:y="5.557cm">
          <text:p text:style-name="P2">A1</text:p>
          <text:p text:style-name="P2">9:30 am</text:p>
        </draw:rect>
        <draw:rect draw:style-name="gr9" draw:text-style-name="P2" draw:layer="layout" svg:width="2.898cm" svg:height="1.428cm" svg:x="3.881cm" svg:y="5.557cm">
          <text:p text:style-name="P2">B1</text:p>
          <text:p text:style-name="P2">9:40 am</text:p>
        </draw:rect>
        <draw:rect draw:style-name="gr9" draw:text-style-name="P2" draw:layer="layout" svg:width="2.898cm" svg:height="1.428cm" svg:x="7.262cm" svg:y="5.557cm">
          <text:p text:style-name="P2">C1</text:p>
          <text:p text:style-name="P2">9:25 am</text:p>
        </draw:rect>
        <draw:rect draw:style-name="gr9" draw:text-style-name="P2" draw:layer="layout" svg:width="2.898cm" svg:height="1.429cm" svg:x="0.5cm" svg:y="7.462cm">
          <text:p text:style-name="P2">A2</text:p>
          <text:p text:style-name="P2">9:15 am</text:p>
        </draw:rect>
        <draw:rect draw:style-name="gr9" draw:text-style-name="P2" draw:layer="layout" svg:width="2.898cm" svg:height="1.429cm" svg:x="3.881cm" svg:y="7.461cm">
          <text:p text:style-name="P2">B2</text:p>
          <text:p text:style-name="P2">9:25 am</text:p>
        </draw:rect>
        <draw:rect draw:style-name="gr9" draw:text-style-name="P2" draw:layer="layout" svg:width="2.898cm" svg:height="1.429cm" svg:x="7.262cm" svg:y="7.461cm">
          <text:p text:style-name="P2">C2</text:p>
          <text:p text:style-name="P2">9:00 am</text:p>
        </draw:rect>
        <draw:rect draw:style-name="gr9" draw:text-style-name="P2" draw:layer="layout" svg:width="2.898cm" svg:height="1.429cm" svg:x="0.5cm" svg:y="9.367cm">
          <text:p text:style-name="P2">A3</text:p>
          <text:p text:style-name="P2">9:10 am</text:p>
        </draw:rect>
        <draw:rect draw:style-name="gr9" draw:text-style-name="P2" draw:layer="layout" svg:width="2.898cm" svg:height="1.429cm" svg:x="3.881cm" svg:y="9.366cm">
          <text:p text:style-name="P2">B3</text:p>
          <text:p text:style-name="P2">9:20 am</text:p>
        </draw:rect>
        <draw:rect draw:style-name="gr9" draw:text-style-name="P2" draw:layer="layout" svg:width="2.898cm" svg:height="1.429cm" svg:x="3.881cm" svg:y="11.271cm">
          <text:p text:style-name="P2">B4</text:p>
          <text:p text:style-name="P2">9:05 am</text:p>
        </draw:rect>
        <draw:line draw:style-name="gr3" draw:text-style-name="P2" draw:layer="layout" svg:x1="1.979cm" svg:y1="5.08cm" svg:x2="1.979cm" svg:y2="5.556cm">
          <text:p/>
        </draw:line>
        <draw:line draw:style-name="gr3" draw:text-style-name="P2" draw:layer="layout" svg:x1="1.979cm" svg:y1="6.985cm" svg:x2="1.979cm" svg:y2="7.461cm">
          <text:p/>
        </draw:line>
        <draw:line draw:style-name="gr3" draw:text-style-name="P2" draw:layer="layout" svg:x1="1.979cm" svg:y1="8.891cm" svg:x2="1.979cm" svg:y2="9.367cm">
          <text:p/>
        </draw:line>
        <draw:line draw:style-name="gr3" draw:text-style-name="P2" draw:layer="layout" svg:x1="5.36cm" svg:y1="5.08cm" svg:x2="5.36cm" svg:y2="5.556cm">
          <text:p/>
        </draw:line>
        <draw:line draw:style-name="gr3" draw:text-style-name="P2" draw:layer="layout" svg:x1="5.36cm" svg:y1="6.985cm" svg:x2="5.36cm" svg:y2="7.461cm">
          <text:p/>
        </draw:line>
        <draw:line draw:style-name="gr3" draw:text-style-name="P2" draw:layer="layout" svg:x1="5.36cm" svg:y1="8.891cm" svg:x2="5.36cm" svg:y2="9.367cm">
          <text:p/>
        </draw:line>
        <draw:line draw:style-name="gr3" draw:text-style-name="P2" draw:layer="layout" svg:x1="5.36cm" svg:y1="10.796cm" svg:x2="5.36cm" svg:y2="11.272cm">
          <text:p/>
        </draw:line>
        <draw:line draw:style-name="gr3" draw:text-style-name="P2" draw:layer="layout" svg:x1="8.741cm" svg:y1="5.08cm" svg:x2="8.741cm" svg:y2="5.556cm">
          <text:p/>
        </draw:line>
        <draw:line draw:style-name="gr3" draw:text-style-name="P2" draw:layer="layout" svg:x1="8.741cm" svg:y1="6.985cm" svg:x2="8.741cm" svg:y2="7.461cm">
          <text:p/>
        </draw:line>
        <draw:frame draw:style-name="gr5" draw:text-style-name="P3" draw:layer="layout" svg:width="3.135cm" svg:height="1.195cm" svg:x="0.04cm" svg:y="14.045cm">
          <draw:text-box>
            <text:p text:style-name="P3">Result:</text:p>
          </draw:text-box>
        </draw:frame>
        <draw:rect draw:style-name="gr6" draw:text-style-name="P4" draw:layer="layout" svg:width="13.97cm" svg:height="3.81cm" svg:x="11.43cm" svg:y="1.27cm">
          <text:p/>
        </draw:rect>
        <draw:frame draw:style-name="gr5" draw:text-style-name="P5" draw:layer="layout" svg:width="1.488cm" svg:height="0.962cm" svg:x="11.43cm" svg:y="1.27cm">
          <draw:text-box>
            <text:p text:style-name="P5">List</text:p>
          </draw:text-box>
        </draw:frame>
        <draw:rect draw:style-name="gr4" draw:text-style-name="P2" draw:layer="layout" svg:width="2.898cm" svg:height="1.429cm" svg:x="13.335cm" svg:y="2.54cm">
          <text:p text:style-name="P2">B3</text:p>
          <text:p text:style-name="P2">9:20 am</text:p>
        </draw:rect>
        <draw:rect draw:style-name="gr4" draw:text-style-name="P2" draw:layer="layout" svg:width="2.898cm" svg:height="1.428cm" svg:x="16.716cm" svg:y="2.54cm">
          <text:p text:style-name="P2">A2</text:p>
          <text:p text:style-name="P2">9:15 am</text:p>
        </draw:rect>
        <draw:rect draw:style-name="gr4" draw:text-style-name="P2" draw:layer="layout" svg:width="2.898cm" svg:height="1.428cm" svg:x="20.097cm" svg:y="2.54cm">
          <text:p text:style-name="P2">C2</text:p>
          <text:p text:style-name="P2">9:00 am</text:p>
        </draw:rect>
        <draw:rect draw:style-name="gr14" draw:text-style-name="P2" draw:layer="layout" svg:width="2.898cm" svg:height="1.429cm" svg:x="0.277cm" svg:y="15.716cm">
          <text:p text:style-name="P2">B1</text:p>
          <text:p text:style-name="P2">9:40 am</text:p>
        </draw:rect>
        <draw:rect draw:style-name="gr14" draw:text-style-name="P2" draw:layer="layout" svg:width="2.898cm" svg:height="1.429cm" svg:x="3.452cm" svg:y="15.716cm">
          <text:p text:style-name="P2">A1</text:p>
          <text:p text:style-name="P2">9:30 am</text:p>
        </draw:rect>
        <draw:rect draw:style-name="gr14" draw:text-style-name="P2" draw:layer="layout" svg:width="2.898cm" svg:height="1.429cm" svg:x="6.627cm" svg:y="15.716cm">
          <text:p text:style-name="P2">B2</text:p>
          <text:p text:style-name="P2">9:25 am</text:p>
        </draw:rect>
        <draw:rect draw:style-name="gr14" draw:text-style-name="P2" draw:layer="layout" svg:width="2.898cm" svg:height="1.429cm" svg:x="9.802cm" svg:y="15.716cm">
          <text:p text:style-name="P2">C1</text:p>
          <text:p text:style-name="P2">9:25 am</text:p>
        </draw:rect>
        <draw:rect draw:style-name="gr6" draw:text-style-name="P4" draw:layer="layout" svg:width="13.97cm" svg:height="3.81cm" svg:x="11.43cm" svg:y="1.27cm">
          <text:p/>
        </draw:rect>
        <draw:frame draw:style-name="gr5" draw:text-style-name="P5" draw:layer="layout" svg:width="1.488cm" svg:height="0.962cm" svg:x="11.43cm" svg:y="1.27cm">
          <draw:text-box>
            <text:p text:style-name="P5">List</text:p>
          </draw:text-box>
        </draw:frame>
        <draw:rect draw:style-name="gr14" draw:text-style-name="P2" draw:layer="layout" svg:width="2.898cm" svg:height="1.429cm" svg:x="12.977cm" svg:y="15.716cm">
          <text:p text:style-name="P2">B3</text:p>
          <text:p text:style-name="P2">9:20 am</text:p>
        </draw:rect>
        <draw:rect draw:style-name="gr14" draw:text-style-name="P2" draw:layer="layout" svg:width="2.898cm" svg:height="1.429cm" svg:x="16.152cm" svg:y="15.716cm">
          <text:p text:style-name="P2">A2</text:p>
          <text:p text:style-name="P2">9:15 am</text:p>
        </draw:rect>
        <draw:rect draw:style-name="gr14" draw:text-style-name="P2" draw:layer="layout" svg:width="2.898cm" svg:height="1.429cm" svg:x="22.502cm" svg:y="15.716cm">
          <text:p text:style-name="P2">B4</text:p>
          <text:p text:style-name="P2">9:05 am</text:p>
        </draw:rect>
        <draw:rect draw:style-name="gr14" draw:text-style-name="P2" draw:layer="layout" svg:width="2.898cm" svg:height="1.429cm" svg:x="19.327cm" svg:y="15.717cm">
          <text:p text:style-name="P2">A3</text:p>
          <text:p text:style-name="P2">9:10 am</text:p>
        </draw:rect>
        <draw:custom-shape draw:style-name="gr8" draw:text-style-name="P1" draw:layer="layout" svg:width="12.065cm" svg:height="5.715cm" svg:x="12.07cm" svg:y="6.355cm">
          <text:p text:style-name="P1">Last one. Nothing </text:p>
          <text:p text:style-name="P1">added, so no sort.</text:p>
          <text:p text:style-name="P1">Pop and get.</text:p>
          <draw:enhanced-geometry svg:viewBox="0 0 21600 21600" draw:text-areas="800 800 20800 20800" draw:type="round-rectangular-callout" draw:modifiers="2912.58080556937 24940.51784464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4" draw:text-style-name="P2" draw:layer="layout" svg:width="2.898cm" svg:height="1.428cm" svg:x="20.099cm" svg:y="2.54cm">
          <text:p text:style-name="P2">C2</text:p>
          <text:p text:style-name="P2">9:00 am</text:p>
        </draw:rect>
        <presentation:notes draw:style-name="dp2">
          <draw:page-thumbnail draw:style-name="gr7" draw:layer="layout" svg:width="14.848cm" svg:height="11.136cm" svg:x="3.075cm" svg:y="2.257cm" draw:page-number="34" presentation:class="page"/>
          <draw:frame presentation:style-name="pr1" draw:text-style-name="P6" draw:layer="layout" svg:width="16.799cm" svg:height="13.365cm" svg:x="2.1cm" svg:y="14.107cm" presentation:class="notes" presentation:placeholder="true">
            <draw:text-box/>
          </draw:frame>
        </presentation:notes>
      </draw:page>
      <draw:page draw:name="page35" draw:style-name="dp1" draw:master-page-name="Default">
        <office:forms form:automatic-focus="false" form:apply-design-mode="false"/>
        <draw:rect draw:style-name="gr1" draw:text-style-name="P1" draw:layer="layout" svg:width="27cm" svg:height="4.03cm" svg:x="0cm" svg:y="13.97cm">
          <text:p/>
        </draw:rect>
        <draw:ellipse draw:style-name="gr2" draw:text-style-name="P2" draw:layer="layout" svg:width="2.898cm" svg:height="1.429cm" svg:x="3.881cm" svg:y="1.27cm">
          <text:p text:style-name="P2">Andreas</text:p>
          <text:p text:style-name="P2">Kollegger</text:p>
        </draw:ellipse>
        <draw:ellipse draw:style-name="gr2" draw:text-style-name="P2" draw:layer="layout" svg:width="2.898cm" svg:height="1.429cm" svg:x="0.5cm" svg:y="3.651cm">
          <text:p text:style-name="P2">Anna</text:p>
        </draw:ellipse>
        <draw:ellipse draw:style-name="gr2" draw:text-style-name="P2" draw:layer="layout" svg:width="2.898cm" svg:height="1.429cm" svg:x="3.881cm" svg:y="3.651cm">
          <text:p text:style-name="P2">Becky</text:p>
        </draw:ellipse>
        <draw:ellipse draw:style-name="gr2" draw:text-style-name="P2" draw:layer="layout" svg:width="2.898cm" svg:height="1.429cm" svg:x="7.262cm" svg:y="3.651cm">
          <text:p text:style-name="P2">Cecilia</text:p>
        </draw:ellipse>
        <draw:line draw:style-name="gr3" draw:text-style-name="P2" draw:layer="layout" svg:x1="5.33cm" svg:y1="2.699cm" svg:x2="1.949cm" svg:y2="3.652cm">
          <text:p/>
        </draw:line>
        <draw:line draw:style-name="gr3" draw:text-style-name="P2" draw:layer="layout" svg:x1="5.33cm" svg:y1="2.699cm" svg:x2="5.33cm" svg:y2="3.652cm">
          <text:p/>
        </draw:line>
        <draw:line draw:style-name="gr3" draw:text-style-name="P2" draw:layer="layout" svg:x1="5.33cm" svg:y1="2.699cm" svg:x2="8.711cm" svg:y2="3.652cm">
          <text:p/>
        </draw:line>
        <draw:rect draw:style-name="gr9" draw:text-style-name="P2" draw:layer="layout" svg:width="2.898cm" svg:height="1.429cm" svg:x="0.5cm" svg:y="5.557cm">
          <text:p text:style-name="P2">A1</text:p>
          <text:p text:style-name="P2">9:30 am</text:p>
        </draw:rect>
        <draw:rect draw:style-name="gr9" draw:text-style-name="P2" draw:layer="layout" svg:width="2.898cm" svg:height="1.428cm" svg:x="3.881cm" svg:y="5.557cm">
          <text:p text:style-name="P2">B1</text:p>
          <text:p text:style-name="P2">9:40 am</text:p>
        </draw:rect>
        <draw:rect draw:style-name="gr9" draw:text-style-name="P2" draw:layer="layout" svg:width="2.898cm" svg:height="1.428cm" svg:x="7.262cm" svg:y="5.557cm">
          <text:p text:style-name="P2">C1</text:p>
          <text:p text:style-name="P2">9:25 am</text:p>
        </draw:rect>
        <draw:rect draw:style-name="gr9" draw:text-style-name="P2" draw:layer="layout" svg:width="2.898cm" svg:height="1.429cm" svg:x="0.5cm" svg:y="7.462cm">
          <text:p text:style-name="P2">A2</text:p>
          <text:p text:style-name="P2">9:15 am</text:p>
        </draw:rect>
        <draw:rect draw:style-name="gr9" draw:text-style-name="P2" draw:layer="layout" svg:width="2.898cm" svg:height="1.429cm" svg:x="3.881cm" svg:y="7.461cm">
          <text:p text:style-name="P2">B2</text:p>
          <text:p text:style-name="P2">9:25 am</text:p>
        </draw:rect>
        <draw:rect draw:style-name="gr9" draw:text-style-name="P2" draw:layer="layout" svg:width="2.898cm" svg:height="1.429cm" svg:x="7.262cm" svg:y="7.461cm">
          <text:p text:style-name="P2">C2</text:p>
          <text:p text:style-name="P2">9:00 am</text:p>
        </draw:rect>
        <draw:rect draw:style-name="gr9" draw:text-style-name="P2" draw:layer="layout" svg:width="2.898cm" svg:height="1.429cm" svg:x="0.5cm" svg:y="9.367cm">
          <text:p text:style-name="P2">A3</text:p>
          <text:p text:style-name="P2">9:10 am</text:p>
        </draw:rect>
        <draw:rect draw:style-name="gr9" draw:text-style-name="P2" draw:layer="layout" svg:width="2.898cm" svg:height="1.429cm" svg:x="3.881cm" svg:y="9.366cm">
          <text:p text:style-name="P2">B3</text:p>
          <text:p text:style-name="P2">9:20 am</text:p>
        </draw:rect>
        <draw:rect draw:style-name="gr9" draw:text-style-name="P2" draw:layer="layout" svg:width="2.898cm" svg:height="1.429cm" svg:x="3.881cm" svg:y="11.271cm">
          <text:p text:style-name="P2">B4</text:p>
          <text:p text:style-name="P2">9:05 am</text:p>
        </draw:rect>
        <draw:line draw:style-name="gr3" draw:text-style-name="P2" draw:layer="layout" svg:x1="1.979cm" svg:y1="5.08cm" svg:x2="1.979cm" svg:y2="5.556cm">
          <text:p/>
        </draw:line>
        <draw:line draw:style-name="gr3" draw:text-style-name="P2" draw:layer="layout" svg:x1="1.979cm" svg:y1="6.985cm" svg:x2="1.979cm" svg:y2="7.461cm">
          <text:p/>
        </draw:line>
        <draw:line draw:style-name="gr3" draw:text-style-name="P2" draw:layer="layout" svg:x1="1.979cm" svg:y1="8.891cm" svg:x2="1.979cm" svg:y2="9.367cm">
          <text:p/>
        </draw:line>
        <draw:line draw:style-name="gr3" draw:text-style-name="P2" draw:layer="layout" svg:x1="5.36cm" svg:y1="5.08cm" svg:x2="5.36cm" svg:y2="5.556cm">
          <text:p/>
        </draw:line>
        <draw:line draw:style-name="gr3" draw:text-style-name="P2" draw:layer="layout" svg:x1="5.36cm" svg:y1="6.985cm" svg:x2="5.36cm" svg:y2="7.461cm">
          <text:p/>
        </draw:line>
        <draw:line draw:style-name="gr3" draw:text-style-name="P2" draw:layer="layout" svg:x1="5.36cm" svg:y1="8.891cm" svg:x2="5.36cm" svg:y2="9.367cm">
          <text:p/>
        </draw:line>
        <draw:line draw:style-name="gr3" draw:text-style-name="P2" draw:layer="layout" svg:x1="5.36cm" svg:y1="10.796cm" svg:x2="5.36cm" svg:y2="11.272cm">
          <text:p/>
        </draw:line>
        <draw:line draw:style-name="gr3" draw:text-style-name="P2" draw:layer="layout" svg:x1="8.741cm" svg:y1="5.08cm" svg:x2="8.741cm" svg:y2="5.556cm">
          <text:p/>
        </draw:line>
        <draw:line draw:style-name="gr3" draw:text-style-name="P2" draw:layer="layout" svg:x1="8.741cm" svg:y1="6.985cm" svg:x2="8.741cm" svg:y2="7.461cm">
          <text:p/>
        </draw:line>
        <draw:frame draw:style-name="gr5" draw:text-style-name="P3" draw:layer="layout" svg:width="3.135cm" svg:height="1.195cm" svg:x="0.04cm" svg:y="14.045cm">
          <draw:text-box>
            <text:p text:style-name="P3">Result:</text:p>
          </draw:text-box>
        </draw:frame>
        <draw:rect draw:style-name="gr6" draw:text-style-name="P4" draw:layer="layout" svg:width="13.97cm" svg:height="3.81cm" svg:x="11.43cm" svg:y="1.27cm">
          <text:p/>
        </draw:rect>
        <draw:frame draw:style-name="gr5" draw:text-style-name="P5" draw:layer="layout" svg:width="1.488cm" svg:height="0.962cm" svg:x="11.43cm" svg:y="1.27cm">
          <draw:text-box>
            <text:p text:style-name="P5">List</text:p>
          </draw:text-box>
        </draw:frame>
        <draw:rect draw:style-name="gr4" draw:text-style-name="P2" draw:layer="layout" svg:width="2.898cm" svg:height="1.429cm" svg:x="13.335cm" svg:y="2.54cm">
          <text:p text:style-name="P2">B3</text:p>
          <text:p text:style-name="P2">9:20 am</text:p>
        </draw:rect>
        <draw:rect draw:style-name="gr4" draw:text-style-name="P2" draw:layer="layout" svg:width="2.898cm" svg:height="1.428cm" svg:x="16.716cm" svg:y="2.54cm">
          <text:p text:style-name="P2">A2</text:p>
          <text:p text:style-name="P2">9:15 am</text:p>
        </draw:rect>
        <draw:rect draw:style-name="gr4" draw:text-style-name="P2" draw:layer="layout" svg:width="2.898cm" svg:height="1.428cm" svg:x="20.097cm" svg:y="2.54cm">
          <text:p text:style-name="P2">C2</text:p>
          <text:p text:style-name="P2">9:00 am</text:p>
        </draw:rect>
        <draw:rect draw:style-name="gr14" draw:text-style-name="P2" draw:layer="layout" svg:width="2.898cm" svg:height="1.429cm" svg:x="0.277cm" svg:y="15.716cm">
          <text:p text:style-name="P2">B1</text:p>
          <text:p text:style-name="P2">9:40 am</text:p>
        </draw:rect>
        <draw:rect draw:style-name="gr14" draw:text-style-name="P2" draw:layer="layout" svg:width="2.898cm" svg:height="1.429cm" svg:x="3.452cm" svg:y="15.716cm">
          <text:p text:style-name="P2">A1</text:p>
          <text:p text:style-name="P2">9:30 am</text:p>
        </draw:rect>
        <draw:rect draw:style-name="gr14" draw:text-style-name="P2" draw:layer="layout" svg:width="2.898cm" svg:height="1.429cm" svg:x="6.627cm" svg:y="15.716cm">
          <text:p text:style-name="P2">B2</text:p>
          <text:p text:style-name="P2">9:25 am</text:p>
        </draw:rect>
        <draw:rect draw:style-name="gr14" draw:text-style-name="P2" draw:layer="layout" svg:width="2.898cm" svg:height="1.429cm" svg:x="9.802cm" svg:y="15.716cm">
          <text:p text:style-name="P2">C1</text:p>
          <text:p text:style-name="P2">9:25 am</text:p>
        </draw:rect>
        <draw:rect draw:style-name="gr6" draw:text-style-name="P4" draw:layer="layout" svg:width="13.97cm" svg:height="3.81cm" svg:x="11.43cm" svg:y="1.27cm">
          <text:p/>
        </draw:rect>
        <draw:frame draw:style-name="gr5" draw:text-style-name="P5" draw:layer="layout" svg:width="1.488cm" svg:height="0.962cm" svg:x="11.43cm" svg:y="1.27cm">
          <draw:text-box>
            <text:p text:style-name="P5">List</text:p>
          </draw:text-box>
        </draw:frame>
        <draw:rect draw:style-name="gr14" draw:text-style-name="P2" draw:layer="layout" svg:width="2.898cm" svg:height="1.429cm" svg:x="25.677cm" svg:y="15.716cm">
          <text:p text:style-name="P2">C2</text:p>
          <text:p text:style-name="P2">9:00 am</text:p>
        </draw:rect>
        <draw:rect draw:style-name="gr14" draw:text-style-name="P2" draw:layer="layout" svg:width="2.898cm" svg:height="1.429cm" svg:x="12.977cm" svg:y="15.716cm">
          <text:p text:style-name="P2">B3</text:p>
          <text:p text:style-name="P2">9:20 am</text:p>
        </draw:rect>
        <draw:rect draw:style-name="gr14" draw:text-style-name="P2" draw:layer="layout" svg:width="2.898cm" svg:height="1.429cm" svg:x="16.152cm" svg:y="15.716cm">
          <text:p text:style-name="P2">A2</text:p>
          <text:p text:style-name="P2">9:15 am</text:p>
        </draw:rect>
        <draw:rect draw:style-name="gr14" draw:text-style-name="P2" draw:layer="layout" svg:width="2.898cm" svg:height="1.429cm" svg:x="22.502cm" svg:y="15.716cm">
          <text:p text:style-name="P2">B4</text:p>
          <text:p text:style-name="P2">9:05 am</text:p>
        </draw:rect>
        <draw:rect draw:style-name="gr14" draw:text-style-name="P2" draw:layer="layout" svg:width="2.898cm" svg:height="1.429cm" svg:x="19.327cm" svg:y="15.717cm">
          <text:p text:style-name="P2">A3</text:p>
          <text:p text:style-name="P2">9:10 am</text:p>
        </draw:rect>
        <draw:path draw:style-name="gr11" draw:text-style-name="P4" draw:layer="layout" svg:width="4.501cm" svg:height="14.419cm" draw:transform="rotate (-3.01435815111884) translate (26.456cm 15.158cm)" svg:viewBox="0 0 4502 14420" svg:d="m2544-24895c586-27 1280-130 1729 243 353 293 258 1003-9 1434-303 488-878 623-1379 758-536 143-1171 152-1652-168-342-228-581-650-538-1069 42-411 164-830 410-1164 241-329 704-216 1081-298 490-106 96-794 148-1154 40-274-108-499-97-774 20-499-154-988-359-1437-195-427-177-886-310-1322-100-331-240-656-446-926-329-431-287-1017-552-1462-311-524-235-1001-395-1507-94-300-66-628-53-942 15-366-16-729-55-1093-26-243 12-468-41-701l-13-241-13-67">
          <text:p/>
        </draw:path>
        <presentation:notes draw:style-name="dp2">
          <draw:page-thumbnail draw:style-name="gr7" draw:layer="layout" svg:width="14.848cm" svg:height="11.136cm" svg:x="3.075cm" svg:y="2.257cm" draw:page-number="35" presentation:class="page"/>
          <draw:frame presentation:style-name="pr1" draw:text-style-name="P6"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square" draw:cx="0%" draw:cy="0%"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ffff00" draw:fill-gradient-name="Gradient_20_8"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cm" fo:page-height="1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draw:page-thumbnail draw:layer="backgroundobjects" svg:width="8.999cm" svg:height="5.999cm" svg:x="1cm" svg:y="3.273cm" draw:page-number="1"/>
      <draw:page-thumbnail draw:layer="backgroundobjects" svg:width="8.999cm" svg:height="5.999cm" svg:x="1cm" svg:y="11.849cm"/>
      <draw:page-thumbnail draw:layer="backgroundobjects" svg:width="8.999cm" svg:height="5.999cm" svg:x="1cm" svg:y="20.425cm"/>
      <draw:page-thumbnail draw:layer="backgroundobjects" svg:width="8.999cm" svg:height="5.999cm" svg:x="11cm" svg:y="3.273cm"/>
      <draw:page-thumbnail draw:layer="backgroundobjects" svg:width="8.999cm" svg:height="5.999cm" svg:x="11cm" svg:y="11.849cm"/>
      <draw:page-thumbnail draw:layer="backgroundobjects" svg:width="8.999cm" svg:height="5.999cm" svg:x="11cm" svg:y="20.425cm"/>
    </style:handout-master>
    <style:master-page style:name="Default" style:page-layout-name="PM1" draw:style-name="Mdp1">
      <draw:frame presentation:style-name="Default-title" draw:layer="backgroundobjects" svg:width="24.299cm" svg:height="3.005cm" svg:x="1.35cm" svg:y="0.717cm" presentation:class="title" presentation:placeholder="true">
        <draw:text-box/>
      </draw:frame>
      <draw:frame presentation:style-name="Default-outline1" draw:layer="backgroundobjects" svg:width="24.299cm" svg:height="11.879cm" svg:x="1.35cm" svg:y="4.212cm" presentation:class="outline" presentation:placeholder="true">
        <draw:text-box/>
      </draw:frame>
      <draw:frame presentation:style-name="Mpr1" draw:text-style-name="MP1" draw:layer="backgroundobjects" svg:width="6.29cm" svg:height="1.241cm" svg:x="1.35cm" svg:y="16.398cm" presentation:class="date-time">
        <draw:text-box>
          <text:p text:style-name="MP1"><presentation:date-time/></text:p>
        </draw:text-box>
      </draw:frame>
      <draw:frame presentation:style-name="Mpr1" draw:text-style-name="MP3" draw:layer="backgroundobjects" svg:width="8.558cm" svg:height="1.241cm" svg:x="9.234cm" svg:y="16.398cm" presentation:class="footer">
        <draw:text-box>
          <text:p text:style-name="MP3"><presentation:footer/></text:p>
        </draw:text-box>
      </draw:frame>
      <draw:frame presentation:style-name="Mpr1" draw:text-style-name="MP2" draw:layer="backgroundobjects" svg:width="6.29cm" svg:height="1.241cm" svg:x="19.359cm" svg:y="16.398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Andres Taylor</meta:initial-creator>
    <meta:creation-date>2010-09-29T15:34:19</meta:creation-date>
    <meta:editing-duration>PT20H30M01S</meta:editing-duration>
    <meta:editing-cycles>6</meta:editing-cycles>
    <dc:date>2010-09-30T12:21:01</dc:date>
    <dc:creator>Andres Taylor</dc:creator>
    <meta:generator>OpenOffice.org/3.2$Unix OpenOffice.org_project/320m18$Build-9502</meta:generator>
    <meta:document-statistic meta:object-count="1448"/>
  </office:meta>
</office:document-meta>
</file>